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9]*[.C24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9]/[.D30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8]/([.D29]^[.C23]/[.D31])/100" office:value-type="float" office:value="0.0509220046218569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9]*0.95;2)/(6-[.C36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9]^[.C20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1]^(LOG([.C26];10)/LOG([.C19];10))" office:value-type="float" office:value="1.56393648958794">
            <text:p>1.5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45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47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48]^(LOG([.C26];10)/LOG([.C19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56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57]^(1/[.$C$59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7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73]^[.C23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9]-5" office:value-type="float" office:value="-100">
            <text:p>-100</text:p>
          </table:table-cell>
          <table:table-cell table:formula="oooc:=(100-[.A78])/100" office:value-type="float" office:value="2">
            <text:p>2</text:p>
          </table:table-cell>
          <table:table-cell table:formula="oooc:=1/[.B78]" office:value-type="float" office:value="0.5">
            <text:p>0.5</text:p>
          </table:table-cell>
          <table:table-cell/>
          <table:table-cell table:formula="oooc:=LOG([.C78];10)/LOG([.B$74];10)" office:value-type="float" office:value="-1.07866684054024">
            <text:p>-1.08</text:p>
          </table:table-cell>
          <table:table-cell table:formula="oooc:=[.B$73]^[.E78]" office:value-type="float" office:value="0.78410719705694">
            <text:p>0.78</text:p>
          </table:table-cell>
          <table:table-cell table:formula="oooc:=([.F78]-1)*100" office:value-type="float" office:value="-21.589280294306">
            <text:p>-21.59</text:p>
          </table:table-cell>
        </table:table-row>
        <table:table-row table:style-name="ro1">
          <table:table-cell table:formula="oooc:=[.A80]-5" office:value-type="float" office:value="-95">
            <text:p>-95</text:p>
          </table:table-cell>
          <table:table-cell table:formula="oooc:=(100-[.A79])/100" office:value-type="float" office:value="1.95">
            <text:p>1.95</text:p>
          </table:table-cell>
          <table:table-cell table:formula="oooc:=1/[.B79]" office:value-type="float" office:value="0.512820512820513">
            <text:p>0.51</text:p>
          </table:table-cell>
          <table:table-cell/>
          <table:table-cell table:formula="oooc:=LOG([.C79];10)/LOG([.B$74];10)" office:value-type="float" office:value="-1.03926758925026">
            <text:p>-1.04</text:p>
          </table:table-cell>
          <table:table-cell table:formula="oooc:=[.B$73]^[.E79]" office:value-type="float" office:value="0.791103798328787">
            <text:p>0.79</text:p>
          </table:table-cell>
          <table:table-cell table:formula="oooc:=([.F79]-1)*100" office:value-type="float" office:value="-20.8896201671213">
            <text:p>-20.89</text:p>
          </table:table-cell>
        </table:table-row>
        <table:table-row table:style-name="ro1">
          <table:table-cell table:formula="oooc:=[.A81]-5" office:value-type="float" office:value="-90">
            <text:p>-90</text:p>
          </table:table-cell>
          <table:table-cell table:formula="oooc:=(100-[.A80])/100" office:value-type="float" office:value="1.9">
            <text:p>1.9</text:p>
          </table:table-cell>
          <table:table-cell table:formula="oooc:=1/[.B80]" office:value-type="float" office:value="0.526315789473684">
            <text:p>0.53</text:p>
          </table:table-cell>
          <table:table-cell/>
          <table:table-cell table:formula="oooc:=LOG([.C80];10)/LOG([.B$74];10)" office:value-type="float" office:value="-0.998844867156136">
            <text:p>-1</text:p>
          </table:table-cell>
          <table:table-cell table:formula="oooc:=[.B$73]^[.E80]" office:value-type="float" office:value="0.798347039173927">
            <text:p>0.8</text:p>
          </table:table-cell>
          <table:table-cell table:formula="oooc:=([.F80]-1)*100" office:value-type="float" office:value="-20.1652960826073">
            <text:p>-20.17</text:p>
          </table:table-cell>
        </table:table-row>
        <table:table-row table:style-name="ro1">
          <table:table-cell table:formula="oooc:=[.A82]-5" office:value-type="float" office:value="-85">
            <text:p>-85</text:p>
          </table:table-cell>
          <table:table-cell table:formula="oooc:=(100-[.A81])/100" office:value-type="float" office:value="1.85">
            <text:p>1.85</text:p>
          </table:table-cell>
          <table:table-cell table:formula="oooc:=1/[.B81]" office:value-type="float" office:value="0.54054054054054">
            <text:p>0.54</text:p>
          </table:table-cell>
          <table:table-cell/>
          <table:table-cell table:formula="oooc:=LOG([.C81];10)/LOG([.B$74];10)" office:value-type="float" office:value="-0.957344079690445">
            <text:p>-0.96</text:p>
          </table:table-cell>
          <table:table-cell table:formula="oooc:=[.B$73]^[.E81]" office:value-type="float" office:value="0.805852456078458">
            <text:p>0.81</text:p>
          </table:table-cell>
          <table:table-cell table:formula="oooc:=([.F81]-1)*100" office:value-type="float" office:value="-19.4147543921542">
            <text:p>-19.41</text:p>
          </table:table-cell>
        </table:table-row>
        <table:table-row table:style-name="ro1">
          <table:table-cell table:formula="oooc:=[.A83]-5" office:value-type="float" office:value="-80">
            <text:p>-80</text:p>
          </table:table-cell>
          <table:table-cell table:formula="oooc:=(100-[.A82])/100" office:value-type="float" office:value="1.8">
            <text:p>1.8</text:p>
          </table:table-cell>
          <table:table-cell table:formula="oooc:=1/[.B82]" office:value-type="float" office:value="0.555555555555556">
            <text:p>0.56</text:p>
          </table:table-cell>
          <table:table-cell/>
          <table:table-cell table:formula="oooc:=LOG([.C82];10)/LOG([.B$74];10)" office:value-type="float" office:value="-0.914706143981521">
            <text:p>-0.91</text:p>
          </table:table-cell>
          <table:table-cell table:formula="oooc:=[.B$73]^[.E82]" office:value-type="float" office:value="0.813637018986734">
            <text:p>0.81</text:p>
          </table:table-cell>
          <table:table-cell table:formula="oooc:=([.F82]-1)*100" office:value-type="float" office:value="-18.6362981013266">
            <text:p>-18.64</text:p>
          </table:table-cell>
        </table:table-row>
        <table:table-row table:style-name="ro1">
          <table:table-cell table:formula="oooc:=[.A84]-5" office:value-type="float" office:value="-75">
            <text:p>-75</text:p>
          </table:table-cell>
          <table:table-cell table:formula="oooc:=(100-[.A83])/100" office:value-type="float" office:value="1.75">
            <text:p>1.75</text:p>
          </table:table-cell>
          <table:table-cell table:formula="oooc:=1/[.B83]" office:value-type="float" office:value="0.571428571428571">
            <text:p>0.57</text:p>
          </table:table-cell>
          <table:table-cell/>
          <table:table-cell table:formula="oooc:=LOG([.C83];10)/LOG([.B$74];10)" office:value-type="float" office:value="-0.870866982970484">
            <text:p>-0.87</text:p>
          </table:table-cell>
          <table:table-cell table:formula="oooc:=[.B$73]^[.E83]" office:value-type="float" office:value="0.821719307897073">
            <text:p>0.82</text:p>
          </table:table-cell>
          <table:table-cell table:formula="oooc:=([.F83]-1)*100" office:value-type="float" office:value="-17.8280692102927">
            <text:p>-17.83</text:p>
          </table:table-cell>
        </table:table-row>
        <table:table-row table:style-name="ro1">
          <table:table-cell table:formula="oooc:=[.A85]-5" office:value-type="float" office:value="-70">
            <text:p>-70</text:p>
          </table:table-cell>
          <table:table-cell table:formula="oooc:=(100-[.A84])/100" office:value-type="float" office:value="1.7">
            <text:p>1.7</text:p>
          </table:table-cell>
          <table:table-cell table:formula="oooc:=1/[.B84]" office:value-type="float" office:value="0.588235294117647">
            <text:p>0.59</text:p>
          </table:table-cell>
          <table:table-cell/>
          <table:table-cell table:formula="oooc:=LOG([.C84];10)/LOG([.B$74];10)" office:value-type="float" office:value="-0.825756946183123">
            <text:p>-0.83</text:p>
          </table:table-cell>
          <table:table-cell table:formula="oooc:=[.B$73]^[.E84]" office:value-type="float" office:value="0.830119716994536">
            <text:p>0.83</text:p>
          </table:table-cell>
          <table:table-cell table:formula="oooc:=([.F84]-1)*100" office:value-type="float" office:value="-16.9880283005464">
            <text:p>-16.99</text:p>
          </table:table-cell>
        </table:table-row>
        <table:table-row table:style-name="ro1">
          <table:table-cell table:formula="oooc:=[.A86]-5" office:value-type="float" office:value="-65">
            <text:p>-65</text:p>
          </table:table-cell>
          <table:table-cell table:formula="oooc:=(100-[.A85])/100" office:value-type="float" office:value="1.65">
            <text:p>1.65</text:p>
          </table:table-cell>
          <table:table-cell table:formula="oooc:=1/[.B85]" office:value-type="float" office:value="0.606060606060606">
            <text:p>0.61</text:p>
          </table:table-cell>
          <table:table-cell/>
          <table:table-cell table:formula="oooc:=LOG([.C85];10)/LOG([.B$74];10)" office:value-type="float" office:value="-0.779300144013896">
            <text:p>-0.78</text:p>
          </table:table-cell>
          <table:table-cell table:formula="oooc:=[.B$73]^[.E85]" office:value-type="float" office:value="0.838860691570422">
            <text:p>0.84</text:p>
          </table:table-cell>
          <table:table-cell table:formula="oooc:=([.F85]-1)*100" office:value-type="float" office:value="-16.1139308429578">
            <text:p>-16.11</text:p>
          </table:table-cell>
        </table:table-row>
        <table:table-row table:style-name="ro1">
          <table:table-cell table:formula="oooc:=[.A87]-5" office:value-type="float" office:value="-60">
            <text:p>-60</text:p>
          </table:table-cell>
          <table:table-cell table:formula="oooc:=(100-[.A86])/100" office:value-type="float" office:value="1.6">
            <text:p>1.6</text:p>
          </table:table-cell>
          <table:table-cell table:formula="oooc:=1/[.B86]" office:value-type="float" office:value="0.625">
            <text:p>0.63</text:p>
          </table:table-cell>
          <table:table-cell/>
          <table:table-cell table:formula="oooc:=LOG([.C86];10)/LOG([.B$74];10)" office:value-type="float" office:value="-0.731413679546947">
            <text:p>-0.73</text:p>
          </table:table-cell>
          <table:table-cell table:formula="oooc:=[.B$73]^[.E86]" office:value-type="float" office:value="0.8479670041724">
            <text:p>0.85</text:p>
          </table:table-cell>
          <table:table-cell table:formula="oooc:=([.F86]-1)*100" office:value-type="float" office:value="-15.20329958276">
            <text:p>-15.2</text:p>
          </table:table-cell>
        </table:table-row>
        <table:table-row table:style-name="ro1">
          <table:table-cell table:formula="oooc:=[.A88]-5" office:value-type="float" office:value="-55">
            <text:p>-55</text:p>
          </table:table-cell>
          <table:table-cell table:formula="oooc:=(100-[.A87])/100" office:value-type="float" office:value="1.55">
            <text:p>1.55</text:p>
          </table:table-cell>
          <table:table-cell table:formula="oooc:=1/[.B87]" office:value-type="float" office:value="0.645161290322581">
            <text:p>0.65</text:p>
          </table:table-cell>
          <table:table-cell/>
          <table:table-cell table:formula="oooc:=LOG([.C87];10)/LOG([.B$74];10)" office:value-type="float" office:value="-0.682006758386872">
            <text:p>-0.68</text:p>
          </table:table-cell>
          <table:table-cell table:formula="oooc:=[.B$73]^[.E87]" office:value-type="float" office:value="0.857466077941998">
            <text:p>0.86</text:p>
          </table:table-cell>
          <table:table-cell table:formula="oooc:=([.F87]-1)*100" office:value-type="float" office:value="-14.2533922058002">
            <text:p>-14.25</text:p>
          </table:table-cell>
        </table:table-row>
        <table:table-row table:style-name="ro1">
          <table:table-cell table:formula="oooc:=[.A89]-5" office:value-type="float" office:value="-50">
            <text:p>-50</text:p>
          </table:table-cell>
          <table:table-cell table:formula="oooc:=(100-[.A88])/100" office:value-type="float" office:value="1.5">
            <text:p>1.5</text:p>
          </table:table-cell>
          <table:table-cell table:formula="oooc:=1/[.B88]" office:value-type="float" office:value="0.666666666666667">
            <text:p>0.67</text:p>
          </table:table-cell>
          <table:table-cell/>
          <table:table-cell table:formula="oooc:=LOG([.C88];10)/LOG([.B$74];10)" office:value-type="float" office:value="-0.630979652487405">
            <text:p>-0.63</text:p>
          </table:table-cell>
          <table:table-cell table:formula="oooc:=[.B$73]^[.E88]" office:value-type="float" office:value="0.867388367025788">
            <text:p>0.87</text:p>
          </table:table-cell>
          <table:table-cell table:formula="oooc:=([.F88]-1)*100" office:value-type="float" office:value="-13.2611632974212">
            <text:p>-13.26</text:p>
          </table:table-cell>
        </table:table-row>
        <table:table-row table:style-name="ro1">
          <table:table-cell table:formula="oooc:=[.A90]-5" office:value-type="float" office:value="-45">
            <text:p>-45</text:p>
          </table:table-cell>
          <table:table-cell table:formula="oooc:=(100-[.A89])/100" office:value-type="float" office:value="1.45">
            <text:p>1.45</text:p>
          </table:table-cell>
          <table:table-cell table:formula="oooc:=1/[.B89]" office:value-type="float" office:value="0.689655172413793">
            <text:p>0.69</text:p>
          </table:table-cell>
          <table:table-cell/>
          <table:table-cell table:formula="oooc:=LOG([.C89];10)/LOG([.B$74];10)" office:value-type="float" office:value="-0.578222488264537">
            <text:p>-0.58</text:p>
          </table:table-cell>
          <table:table-cell table:formula="oooc:=[.B$73]^[.E89]" office:value-type="float" office:value="0.877767806426006">
            <text:p>0.88</text:p>
          </table:table-cell>
          <table:table-cell table:formula="oooc:=([.F89]-1)*100" office:value-type="float" office:value="-12.2232193573995">
            <text:p>-12.22</text:p>
          </table:table-cell>
        </table:table-row>
        <table:table-row table:style-name="ro1">
          <table:table-cell table:formula="oooc:=[.A91]-5" office:value-type="float" office:value="-40">
            <text:p>-40</text:p>
          </table:table-cell>
          <table:table-cell table:formula="oooc:=(100-[.A90])/100" office:value-type="float" office:value="1.4">
            <text:p>1.4</text:p>
          </table:table-cell>
          <table:table-cell table:formula="oooc:=1/[.B90]" office:value-type="float" office:value="0.714285714285714">
            <text:p>0.71</text:p>
          </table:table-cell>
          <table:table-cell/>
          <table:table-cell table:formula="oooc:=LOG([.C90];10)/LOG([.B$74];10)" office:value-type="float" office:value="-0.523613821977195">
            <text:p>-0.52</text:p>
          </table:table-cell>
          <table:table-cell table:formula="oooc:=[.B$73]^[.E90]" office:value-type="float" office:value="0.888642346867146">
            <text:p>0.89</text:p>
          </table:table-cell>
          <table:table-cell table:formula="oooc:=([.F90]-1)*100" office:value-type="float" office:value="-11.1357653132854">
            <text:p>-11.14</text:p>
          </table:table-cell>
        </table:table-row>
        <table:table-row table:style-name="ro1">
          <table:table-cell table:formula="oooc:=[.A92]-5" office:value-type="float" office:value="-35">
            <text:p>-35</text:p>
          </table:table-cell>
          <table:table-cell table:formula="oooc:=(100-[.A91])/100" office:value-type="float" office:value="1.35">
            <text:p>1.35</text:p>
          </table:table-cell>
          <table:table-cell table:formula="oooc:=1/[.B91]" office:value-type="float" office:value="0.740740740740741">
            <text:p>0.74</text:p>
          </table:table-cell>
          <table:table-cell/>
          <table:table-cell table:formula="oooc:=LOG([.C91];10)/LOG([.B$74];10)" office:value-type="float" office:value="-0.46701895592869">
            <text:p>-0.47</text:p>
          </table:table-cell>
          <table:table-cell table:formula="oooc:=[.B$73]^[.E91]" office:value-type="float" office:value="0.900054594447733">
            <text:p>0.9</text:p>
          </table:table-cell>
          <table:table-cell table:formula="oooc:=([.F91]-1)*100" office:value-type="float" office:value="-9.99454055522668">
            <text:p>-9.99</text:p>
          </table:table-cell>
        </table:table-row>
        <table:table-row table:style-name="ro1">
          <table:table-cell table:formula="oooc:=[.A93]-5" office:value-type="float" office:value="-30">
            <text:p>-30</text:p>
          </table:table-cell>
          <table:table-cell table:formula="oooc:=(100-[.A92])/100" office:value-type="float" office:value="1.3">
            <text:p>1.3</text:p>
          </table:table-cell>
          <table:table-cell table:formula="oooc:=1/[.B92]" office:value-type="float" office:value="0.769230769230769">
            <text:p>0.77</text:p>
          </table:table-cell>
          <table:table-cell/>
          <table:table-cell table:formula="oooc:=LOG([.C92];10)/LOG([.B$74];10)" office:value-type="float" office:value="-0.408287936762857">
            <text:p>-0.41</text:p>
          </table:table-cell>
          <table:table-cell table:formula="oooc:=[.B$73]^[.E92]" office:value-type="float" office:value="0.912052580369995">
            <text:p>0.91</text:p>
          </table:table-cell>
          <table:table-cell table:formula="oooc:=([.F92]-1)*100" office:value-type="float" office:value="-8.79474196300045">
            <text:p>-8.79</text:p>
          </table:table-cell>
        </table:table-row>
        <table:table-row table:style-name="ro1">
          <table:table-cell table:formula="oooc:=[.A94]-5" office:value-type="float" office:value="-25">
            <text:p>-25</text:p>
          </table:table-cell>
          <table:table-cell table:formula="oooc:=(100-[.A93])/100" office:value-type="float" office:value="1.25">
            <text:p>1.25</text:p>
          </table:table-cell>
          <table:table-cell table:formula="oooc:=1/[.B93]" office:value-type="float" office:value="0.8">
            <text:p>0.8</text:p>
          </table:table-cell>
          <table:table-cell/>
          <table:table-cell table:formula="oooc:=LOG([.C93];10)/LOG([.B$74];10)" office:value-type="float" office:value="-0.347253160993288">
            <text:p>-0.35</text:p>
          </table:table-cell>
          <table:table-cell table:formula="oooc:=[.B$73]^[.E93]" office:value-type="float" office:value="0.924690693386371">
            <text:p>0.92</text:p>
          </table:table-cell>
          <table:table-cell table:formula="oooc:=([.F93]-1)*100" office:value-type="float" office:value="-7.53093066136292">
            <text:p>-7.53</text:p>
          </table:table-cell>
        </table:table-row>
        <table:table-row table:style-name="ro1">
          <table:table-cell table:formula="oooc:=[.A95]-5" office:value-type="float" office:value="-20">
            <text:p>-20</text:p>
          </table:table-cell>
          <table:table-cell table:formula="oooc:=(100-[.A94])/100" office:value-type="float" office:value="1.2">
            <text:p>1.2</text:p>
          </table:table-cell>
          <table:table-cell table:formula="oooc:=1/[.B94]" office:value-type="float" office:value="0.833333333333333">
            <text:p>0.83</text:p>
          </table:table-cell>
          <table:table-cell/>
          <table:table-cell table:formula="oooc:=LOG([.C94];10)/LOG([.B$74];10)" office:value-type="float" office:value="-0.283726491494116">
            <text:p>-0.28</text:p>
          </table:table-cell>
          <table:table-cell table:formula="oooc:=[.B$73]^[.E94]" office:value-type="float" office:value="0.938030817471805">
            <text:p>0.94</text:p>
          </table:table-cell>
          <table:table-cell table:formula="oooc:=([.F94]-1)*100" office:value-type="float" office:value="-6.19691825281946">
            <text:p>-6.2</text:p>
          </table:table-cell>
        </table:table-row>
        <table:table-row table:style-name="ro1">
          <table:table-cell table:formula="oooc:=[.A96]-5" office:value-type="float" office:value="-15">
            <text:p>-15</text:p>
          </table:table-cell>
          <table:table-cell table:formula="oooc:=(100-[.A95])/100" office:value-type="float" office:value="1.15">
            <text:p>1.15</text:p>
          </table:table-cell>
          <table:table-cell table:formula="oooc:=1/[.B95]" office:value-type="float" office:value="0.869565217391304">
            <text:p>0.87</text:p>
          </table:table-cell>
          <table:table-cell/>
          <table:table-cell table:formula="oooc:=LOG([.C95];10)/LOG([.B$74];10)" office:value-type="float" office:value="-0.217495759973795">
            <text:p>-0.22</text:p>
          </table:table-cell>
          <table:table-cell table:formula="oooc:=[.B$73]^[.E95]" office:value-type="float" office:value="0.952143730637468">
            <text:p>0.95</text:p>
          </table:table-cell>
          <table:table-cell table:formula="oooc:=([.F95]-1)*100" office:value-type="float" office:value="-4.78562693625324">
            <text:p>-4.79</text:p>
          </table:table-cell>
        </table:table-row>
        <table:table-row table:style-name="ro1">
          <table:table-cell table:formula="oooc:=[.A97]-5" office:value-type="float" office:value="-10">
            <text:p>-10</text:p>
          </table:table-cell>
          <table:table-cell table:formula="oooc:=(100-[.A96])/100" office:value-type="float" office:value="1.1">
            <text:p>1.1</text:p>
          </table:table-cell>
          <table:table-cell table:formula="oooc:=1/[.B96]" office:value-type="float" office:value="0.909090909090909">
            <text:p>0.91</text:p>
          </table:table-cell>
          <table:table-cell/>
          <table:table-cell table:formula="oooc:=LOG([.C96];10)/LOG([.B$74];10)" office:value-type="float" office:value="-0.148320491526492">
            <text:p>-0.15</text:p>
          </table:table-cell>
          <table:table-cell table:formula="oooc:=[.B$73]^[.E96]" office:value-type="float" office:value="0.967110839227433">
            <text:p>0.97</text:p>
          </table:table-cell>
          <table:table-cell table:formula="oooc:=([.F96]-1)*100" office:value-type="float" office:value="-3.28891607725673">
            <text:p>-3.29</text:p>
          </table:table-cell>
        </table:table-row>
        <table:table-row table:style-name="ro1">
          <table:table-cell table:formula="oooc:=[.A98]-5" office:value-type="float" office:value="-5">
            <text:p>-5</text:p>
          </table:table-cell>
          <table:table-cell table:formula="oooc:=(100-[.A97])/100" office:value-type="float" office:value="1.05">
            <text:p>1.05</text:p>
          </table:table-cell>
          <table:table-cell table:formula="oooc:=1/[.B97]" office:value-type="float" office:value="0.952380952380952">
            <text:p>0.95</text:p>
          </table:table-cell>
          <table:table-cell/>
          <table:table-cell table:formula="oooc:=LOG([.C97];10)/LOG([.B$74];10)" office:value-type="float" office:value="-0.075926633924365">
            <text:p>-0.08</text:p>
          </table:table-cell>
          <table:table-cell table:formula="oooc:=[.B$73]^[.E97]" office:value-type="float" office:value="0.983026347688381">
            <text:p>0.98</text:p>
          </table:table-cell>
          <table:table-cell table:formula="oooc:=([.F97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98])/100" office:value-type="float" office:value="1">
            <text:p>1</text:p>
          </table:table-cell>
          <table:table-cell table:formula="oooc:=1/[.B98]" office:value-type="float" office:value="1">
            <text:p>1</text:p>
          </table:table-cell>
          <table:table-cell/>
          <table:table-cell table:formula="oooc:=LOG([.C98];10)/LOG([.B$74];10)" office:value-type="float" office:value="0">
            <text:p>0</text:p>
          </table:table-cell>
          <table:table-cell table:formula="oooc:=[.B$73]^[.E98]" office:value-type="float" office:value="1">
            <text:p>1</text:p>
          </table:table-cell>
          <table:table-cell table:formula="oooc:=([.F98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9])/100" office:value-type="float" office:value="0.95">
            <text:p>0.95</text:p>
          </table:table-cell>
          <table:table-cell table:formula="oooc:=1/[.B99]" office:value-type="float" office:value="1.05263157894737">
            <text:p>1.05</text:p>
          </table:table-cell>
          <table:table-cell/>
          <table:table-cell table:formula="oooc:=LOG([.C99];10)/LOG([.B$74];10)" office:value-type="float" office:value="0.0798219733840991">
            <text:p>0.08</text:p>
          </table:table-cell>
          <table:table-cell table:formula="oooc:=[.B$73]^[.E99]" office:value-type="float" office:value="1.01816058081144">
            <text:p>1.02</text:p>
          </table:table-cell>
          <table:table-cell table:formula="oooc:=([.F99]-1)*100" office:value-type="float" office:value="1.81605808114436">
            <text:p>1.82</text:p>
          </table:table-cell>
        </table:table-row>
        <table:table-row table:style-name="ro1">
          <table:table-cell table:formula="oooc:=[.A99]+5" office:value-type="float" office:value="10">
            <text:p>10</text:p>
          </table:table-cell>
          <table:table-cell table:formula="oooc:=(100-[.A100])/100" office:value-type="float" office:value="0.9">
            <text:p>0.9</text:p>
          </table:table-cell>
          <table:table-cell table:formula="oooc:=1/[.B100]" office:value-type="float" office:value="1.11111111111111">
            <text:p>1.11</text:p>
          </table:table-cell>
          <table:table-cell/>
          <table:table-cell table:formula="oooc:=LOG([.C100];10)/LOG([.B$74];10)" office:value-type="float" office:value="0.163960696558714">
            <text:p>0.16</text:p>
          </table:table-cell>
          <table:table-cell table:formula="oooc:=[.B$73]^[.E100]" office:value-type="float" office:value="1.03766043984883">
            <text:p>1.04</text:p>
          </table:table-cell>
          <table:table-cell table:formula="oooc:=([.F100]-1)*100" office:value-type="float" office:value="3.76604398488252">
            <text:p>3.77</text:p>
          </table:table-cell>
        </table:table-row>
        <table:table-row table:style-name="ro1">
          <table:table-cell table:formula="oooc:=[.A100]+5" office:value-type="float" office:value="15">
            <text:p>15</text:p>
          </table:table-cell>
          <table:table-cell table:formula="oooc:=(100-[.A101])/100" office:value-type="float" office:value="0.85">
            <text:p>0.85</text:p>
          </table:table-cell>
          <table:table-cell table:formula="oooc:=1/[.B101]" office:value-type="float" office:value="1.17647058823529">
            <text:p>1.18</text:p>
          </table:table-cell>
          <table:table-cell/>
          <table:table-cell table:formula="oooc:=LOG([.C101];10)/LOG([.B$74];10)" office:value-type="float" office:value="0.252909894357112">
            <text:p>0.25</text:p>
          </table:table-cell>
          <table:table-cell table:formula="oooc:=[.B$73]^[.E101]" office:value-type="float" office:value="1.05868141513086">
            <text:p>1.06</text:p>
          </table:table-cell>
          <table:table-cell table:formula="oooc:=([.F101]-1)*100" office:value-type="float" office:value="5.8681415130863">
            <text:p>5.87</text:p>
          </table:table-cell>
        </table:table-row>
        <table:table-row table:style-name="ro1">
          <table:table-cell table:formula="oooc:=[.A101]+5" office:value-type="float" office:value="20">
            <text:p>20</text:p>
          </table:table-cell>
          <table:table-cell table:formula="oooc:=(100-[.A102])/100" office:value-type="float" office:value="0.8">
            <text:p>0.8</text:p>
          </table:table-cell>
          <table:table-cell table:formula="oooc:=1/[.B102]" office:value-type="float" office:value="1.25">
            <text:p>1.25</text:p>
          </table:table-cell>
          <table:table-cell/>
          <table:table-cell table:formula="oooc:=LOG([.C102];10)/LOG([.B$74];10)" office:value-type="float" office:value="0.347253160993288">
            <text:p>0.35</text:p>
          </table:table-cell>
          <table:table-cell table:formula="oooc:=[.B$73]^[.E102]" office:value-type="float" office:value="1.08144269986955">
            <text:p>1.08</text:p>
          </table:table-cell>
          <table:table-cell table:formula="oooc:=([.F102]-1)*100" office:value-type="float" office:value="8.14426998695468">
            <text:p>8.14</text:p>
          </table:table-cell>
        </table:table-row>
        <table:table-row table:style-name="ro1">
          <table:table-cell table:formula="oooc:=[.A102]+5" office:value-type="float" office:value="25">
            <text:p>25</text:p>
          </table:table-cell>
          <table:table-cell table:formula="oooc:=(100-[.A103])/100" office:value-type="float" office:value="0.75">
            <text:p>0.75</text:p>
          </table:table-cell>
          <table:table-cell table:formula="oooc:=1/[.B103]" office:value-type="float" office:value="1.33333333333333">
            <text:p>1.33</text:p>
          </table:table-cell>
          <table:table-cell/>
          <table:table-cell table:formula="oooc:=LOG([.C103];10)/LOG([.B$74];10)" office:value-type="float" office:value="0.447687188052831">
            <text:p>0.45</text:p>
          </table:table-cell>
          <table:table-cell table:formula="oooc:=[.B$73]^[.E103]" office:value-type="float" office:value="1.1062114597104">
            <text:p>1.11</text:p>
          </table:table-cell>
          <table:table-cell table:formula="oooc:=([.F103]-1)*100" office:value-type="float" office:value="10.62114597104">
            <text:p>10.62</text:p>
          </table:table-cell>
        </table:table-row>
        <table:table-row table:style-name="ro1">
          <table:table-cell table:formula="oooc:=[.A103]+5" office:value-type="float" office:value="30">
            <text:p>30</text:p>
          </table:table-cell>
          <table:table-cell table:formula="oooc:=(100-[.A104])/100" office:value-type="float" office:value="0.7">
            <text:p>0.7</text:p>
          </table:table-cell>
          <table:table-cell table:formula="oooc:=1/[.B104]" office:value-type="float" office:value="1.42857142857143">
            <text:p>1.43</text:p>
          </table:table-cell>
          <table:table-cell/>
          <table:table-cell table:formula="oooc:=LOG([.C104];10)/LOG([.B$74];10)" office:value-type="float" office:value="0.55505301856304">
            <text:p>0.56</text:p>
          </table:table-cell>
          <table:table-cell table:formula="oooc:=[.B$73]^[.E104]" office:value-type="float" office:value="1.13331742165174">
            <text:p>1.13</text:p>
          </table:table-cell>
          <table:table-cell table:formula="oooc:=([.F104]-1)*100" office:value-type="float" office:value="13.3317421651742">
            <text:p>13.33</text:p>
          </table:table-cell>
        </table:table-row>
        <table:table-row table:style-name="ro1">
          <table:table-cell table:formula="oooc:=[.A104]+5" office:value-type="float" office:value="35">
            <text:p>35</text:p>
          </table:table-cell>
          <table:table-cell table:formula="oooc:=(100-[.A105])/100" office:value-type="float" office:value="0.65">
            <text:p>0.65</text:p>
          </table:table-cell>
          <table:table-cell table:formula="oooc:=1/[.B105]" office:value-type="float" office:value="1.53846153846154">
            <text:p>1.54</text:p>
          </table:table-cell>
          <table:table-cell/>
          <table:table-cell table:formula="oooc:=LOG([.C105];10)/LOG([.B$74];10)" office:value-type="float" office:value="0.670378903777378">
            <text:p>0.67</text:p>
          </table:table-cell>
          <table:table-cell table:formula="oooc:=[.B$73]^[.E105]" office:value-type="float" office:value="1.16317333113799">
            <text:p>1.16</text:p>
          </table:table-cell>
          <table:table-cell table:formula="oooc:=([.F105]-1)*100" office:value-type="float" office:value="16.3173331137992">
            <text:p>16.32</text:p>
          </table:table-cell>
        </table:table-row>
        <table:table-row table:style-name="ro1">
          <table:table-cell table:formula="oooc:=[.A105]+5" office:value-type="float" office:value="40">
            <text:p>40</text:p>
          </table:table-cell>
          <table:table-cell table:formula="oooc:=(100-[.A106])/100" office:value-type="float" office:value="0.6">
            <text:p>0.6</text:p>
          </table:table-cell>
          <table:table-cell table:formula="oooc:=1/[.B106]" office:value-type="float" office:value="1.66666666666667">
            <text:p>1.67</text:p>
          </table:table-cell>
          <table:table-cell/>
          <table:table-cell table:formula="oooc:=LOG([.C106];10)/LOG([.B$74];10)" office:value-type="float" office:value="0.794940349046119">
            <text:p>0.79</text:p>
          </table:table-cell>
          <table:table-cell table:formula="oooc:=[.B$73]^[.E106]" office:value-type="float" office:value="1.19630430761585">
            <text:p>1.2</text:p>
          </table:table-cell>
          <table:table-cell table:formula="oooc:=([.F106]-1)*100" office:value-type="float" office:value="19.6304307615847">
            <text:p>19.63</text:p>
          </table:table-cell>
        </table:table-row>
        <table:table-row table:style-name="ro1">
          <table:table-cell table:formula="oooc:=[.A106]+5" office:value-type="float" office:value="45">
            <text:p>45</text:p>
          </table:table-cell>
          <table:table-cell table:formula="oooc:=(100-[.A107])/100" office:value-type="float" office:value="0.55">
            <text:p>0.55</text:p>
          </table:table-cell>
          <table:table-cell table:formula="oooc:=1/[.B107]" office:value-type="float" office:value="1.81818181818182">
            <text:p>1.82</text:p>
          </table:table-cell>
          <table:table-cell/>
          <table:table-cell table:formula="oooc:=LOG([.C107];10)/LOG([.B$74];10)" office:value-type="float" office:value="0.930346349013744">
            <text:p>0.93</text:p>
          </table:table-cell>
          <table:table-cell table:formula="oooc:=[.B$73]^[.E107]" office:value-type="float" office:value="1.23339110118792">
            <text:p>1.23</text:p>
          </table:table-cell>
          <table:table-cell table:formula="oooc:=([.F107]-1)*100" office:value-type="float" office:value="23.3391101187919">
            <text:p>23.34</text:p>
          </table:table-cell>
        </table:table-row>
        <table:table-row table:style-name="ro1">
          <table:table-cell table:formula="oooc:=[.A107]+5" office:value-type="float" office:value="50">
            <text:p>50</text:p>
          </table:table-cell>
          <table:table-cell table:formula="oooc:=(100-[.A108])/100" office:value-type="float" office:value="0.5">
            <text:p>0.5</text:p>
          </table:table-cell>
          <table:table-cell table:formula="oooc:=1/[.B108]" office:value-type="float" office:value="2">
            <text:p>2</text:p>
          </table:table-cell>
          <table:table-cell/>
          <table:table-cell table:formula="oooc:=LOG([.C108];10)/LOG([.B$74];10)" office:value-type="float" office:value="1.07866684054024">
            <text:p>1.08</text:p>
          </table:table-cell>
          <table:table-cell table:formula="oooc:=[.B$73]^[.E108]" office:value-type="float" office:value="1.27533582621533">
            <text:p>1.28</text:p>
          </table:table-cell>
          <table:table-cell table:formula="oooc:=([.F108]-1)*100" office:value-type="float" office:value="27.5335826215331">
            <text:p>27.53</text:p>
          </table:table-cell>
        </table:table-row>
        <table:table-row table:style-name="ro1">
          <table:table-cell table:formula="oooc:=[.A108]+5" office:value-type="float" office:value="55">
            <text:p>55</text:p>
          </table:table-cell>
          <table:table-cell table:formula="oooc:=(100-[.A109])/100" office:value-type="float" office:value="0.45">
            <text:p>0.45</text:p>
          </table:table-cell>
          <table:table-cell table:formula="oooc:=1/[.B109]" office:value-type="float" office:value="2.22222222222222">
            <text:p>2.22</text:p>
          </table:table-cell>
          <table:table-cell/>
          <table:table-cell table:formula="oooc:=LOG([.C109];10)/LOG([.B$74];10)" office:value-type="float" office:value="1.24262753709895">
            <text:p>1.24</text:p>
          </table:table-cell>
          <table:table-cell table:formula="oooc:=[.B$73]^[.E109]" office:value-type="float" office:value="1.32336553438556">
            <text:p>1.32</text:p>
          </table:table-cell>
          <table:table-cell table:formula="oooc:=([.F109]-1)*100" office:value-type="float" office:value="32.3365534385565">
            <text:p>32.34</text:p>
          </table:table-cell>
        </table:table-row>
        <table:table-row table:style-name="ro1">
          <table:table-cell table:formula="oooc:=[.A109]+5" office:value-type="float" office:value="60">
            <text:p>60</text:p>
          </table:table-cell>
          <table:table-cell table:formula="oooc:=(100-[.A110])/100" office:value-type="float" office:value="0.4">
            <text:p>0.4</text:p>
          </table:table-cell>
          <table:table-cell table:formula="oooc:=1/[.B110]" office:value-type="float" office:value="2.5">
            <text:p>2.5</text:p>
          </table:table-cell>
          <table:table-cell/>
          <table:table-cell table:formula="oooc:=LOG([.C110];10)/LOG([.B$74];10)" office:value-type="float" office:value="1.42592000153352">
            <text:p>1.43</text:p>
          </table:table-cell>
          <table:table-cell table:formula="oooc:=[.B$73]^[.E110]" office:value-type="float" office:value="1.37920261914267">
            <text:p>1.38</text:p>
          </table:table-cell>
          <table:table-cell table:formula="oooc:=([.F110]-1)*100" office:value-type="float" office:value="37.9202619142666">
            <text:p>37.92</text:p>
          </table:table-cell>
        </table:table-row>
        <table:table-row table:style-name="ro1">
          <table:table-cell table:formula="oooc:=[.A110]+5" office:value-type="float" office:value="65">
            <text:p>65</text:p>
          </table:table-cell>
          <table:table-cell table:formula="oooc:=(100-[.A111])/100" office:value-type="float" office:value="0.35">
            <text:p>0.35</text:p>
          </table:table-cell>
          <table:table-cell table:formula="oooc:=1/[.B111]" office:value-type="float" office:value="2.85714285714286">
            <text:p>2.86</text:p>
          </table:table-cell>
          <table:table-cell/>
          <table:table-cell table:formula="oooc:=LOG([.C111];10)/LOG([.B$74];10)" office:value-type="float" office:value="1.63371985910328">
            <text:p>1.63</text:p>
          </table:table-cell>
          <table:table-cell table:formula="oooc:=[.B$73]^[.E111]" office:value-type="float" office:value="1.44536031030645">
            <text:p>1.45</text:p>
          </table:table-cell>
          <table:table-cell table:formula="oooc:=([.F111]-1)*100" office:value-type="float" office:value="44.5360310306453">
            <text:p>44.54</text:p>
          </table:table-cell>
        </table:table-row>
        <table:table-row table:style-name="ro1">
          <table:table-cell table:formula="oooc:=[.A111]+5" office:value-type="float" office:value="70">
            <text:p>70</text:p>
          </table:table-cell>
          <table:table-cell table:formula="oooc:=(100-[.A112])/100" office:value-type="float" office:value="0.3">
            <text:p>0.3</text:p>
          </table:table-cell>
          <table:table-cell table:formula="oooc:=1/[.B112]" office:value-type="float" office:value="3.33333333333333">
            <text:p>3.33</text:p>
          </table:table-cell>
          <table:table-cell/>
          <table:table-cell table:formula="oooc:=LOG([.C112];10)/LOG([.B$74];10)" office:value-type="float" office:value="1.87360718958635">
            <text:p>1.87</text:p>
          </table:table-cell>
          <table:table-cell table:formula="oooc:=[.B$73]^[.E112]" office:value-type="float" office:value="1.52568974255822">
            <text:p>1.53</text:p>
          </table:table-cell>
          <table:table-cell table:formula="oooc:=([.F112]-1)*100" office:value-type="float" office:value="52.5689742558215">
            <text:p>52.57</text:p>
          </table:table-cell>
        </table:table-row>
        <table:table-row table:style-name="ro1">
          <table:table-cell table:formula="oooc:=[.A112]+5" office:value-type="float" office:value="75">
            <text:p>75</text:p>
          </table:table-cell>
          <table:table-cell table:formula="oooc:=(100-[.A113])/100" office:value-type="float" office:value="0.25">
            <text:p>0.25</text:p>
          </table:table-cell>
          <table:table-cell table:formula="oooc:=1/[.B113]" office:value-type="float" office:value="4">
            <text:p>4</text:p>
          </table:table-cell>
          <table:table-cell/>
          <table:table-cell table:formula="oooc:=LOG([.C113];10)/LOG([.B$74];10)" office:value-type="float" office:value="2.15733368108047">
            <text:p>2.16</text:p>
          </table:table-cell>
          <table:table-cell table:formula="oooc:=[.B$73]^[.E113]" office:value-type="float" office:value="1.62648146962834">
            <text:p>1.63</text:p>
          </table:table-cell>
          <table:table-cell table:formula="oooc:=([.F113]-1)*100" office:value-type="float" office:value="62.648146962834">
            <text:p>62.65</text:p>
          </table:table-cell>
        </table:table-row>
        <table:table-row table:style-name="ro1">
          <table:table-cell table:formula="oooc:=[.A113]+5" office:value-type="float" office:value="80">
            <text:p>80</text:p>
          </table:table-cell>
          <table:table-cell table:formula="oooc:=(100-[.A114])/100" office:value-type="float" office:value="0.2">
            <text:p>0.2</text:p>
          </table:table-cell>
          <table:table-cell table:formula="oooc:=1/[.B114]" office:value-type="float" office:value="5">
            <text:p>5</text:p>
          </table:table-cell>
          <table:table-cell/>
          <table:table-cell table:formula="oooc:=LOG([.C114];10)/LOG([.B$74];10)" office:value-type="float" office:value="2.50458684207376">
            <text:p>2.5</text:p>
          </table:table-cell>
          <table:table-cell table:formula="oooc:=[.B$73]^[.E114]" office:value-type="float" office:value="1.75894651180266">
            <text:p>1.76</text:p>
          </table:table-cell>
          <table:table-cell table:formula="oooc:=([.F114]-1)*100" office:value-type="float" office:value="75.894651180266">
            <text:p>75.89</text:p>
          </table:table-cell>
        </table:table-row>
        <table:table-row table:style-name="ro1">
          <table:table-cell table:formula="oooc:=[.A114]+5" office:value-type="float" office:value="85">
            <text:p>85</text:p>
          </table:table-cell>
          <table:table-cell table:formula="oooc:=(100-[.A115])/100" office:value-type="float" office:value="0.15">
            <text:p>0.15</text:p>
          </table:table-cell>
          <table:table-cell table:formula="oooc:=1/[.B115]" office:value-type="float" office:value="6.66666666666667">
            <text:p>6.67</text:p>
          </table:table-cell>
          <table:table-cell/>
          <table:table-cell table:formula="oooc:=LOG([.C115];10)/LOG([.B$74];10)" office:value-type="float" office:value="2.95227403012659">
            <text:p>2.95</text:p>
          </table:table-cell>
          <table:table-cell table:formula="oooc:=[.B$73]^[.E115]" office:value-type="float" office:value="1.94576678837374">
            <text:p>1.95</text:p>
          </table:table-cell>
          <table:table-cell table:formula="oooc:=([.F115]-1)*100" office:value-type="float" office:value="94.5766788373736">
            <text:p>94.58</text:p>
          </table:table-cell>
        </table:table-row>
        <table:table-row table:style-name="ro1">
          <table:table-cell table:formula="oooc:=[.A115]+5" office:value-type="float" office:value="90">
            <text:p>90</text:p>
          </table:table-cell>
          <table:table-cell table:formula="oooc:=(100-[.A116])/100" office:value-type="float" office:value="0.1">
            <text:p>0.1</text:p>
          </table:table-cell>
          <table:table-cell table:formula="oooc:=1/[.B116]" office:value-type="float" office:value="10">
            <text:p>10</text:p>
          </table:table-cell>
          <table:table-cell/>
          <table:table-cell table:formula="oooc:=LOG([.C116];10)/LOG([.B$74];10)" office:value-type="float" office:value="3.58325368261399">
            <text:p>3.58</text:p>
          </table:table-cell>
          <table:table-cell table:formula="oooc:=[.B$73]^[.E116]" office:value-type="float" office:value="2.24324750289842">
            <text:p>2.24</text:p>
          </table:table-cell>
          <table:table-cell table:formula="oooc:=([.F116]-1)*100" office:value-type="float" office:value="124.324750289842">
            <text:p>124.32</text:p>
          </table:table-cell>
        </table:table-row>
        <table:table-row table:style-name="ro1">
          <table:table-cell table:formula="oooc:=[.A116]+5" office:value-type="float" office:value="95">
            <text:p>95</text:p>
          </table:table-cell>
          <table:table-cell table:formula="oooc:=(100-[.A117])/100" office:value-type="float" office:value="0.05">
            <text:p>0.05</text:p>
          </table:table-cell>
          <table:table-cell table:formula="oooc:=1/[.B117]" office:value-type="float" office:value="20">
            <text:p>20</text:p>
          </table:table-cell>
          <table:table-cell/>
          <table:table-cell table:formula="oooc:=LOG([.C117];10)/LOG([.B$74];10)" office:value-type="float" office:value="4.66192052315423">
            <text:p>4.66</text:p>
          </table:table-cell>
          <table:table-cell table:formula="oooc:=[.B$73]^[.E117]" office:value-type="float" office:value="2.86089390751443">
            <text:p>2.86</text:p>
          </table:table-cell>
          <table:table-cell table:formula="oooc:=([.F117]-1)*100" office:value-type="float" office:value="186.089390751443">
            <text:p>186.09</text:p>
          </table:table-cell>
        </table:table-row>
      </table:table>
      <table:table table:name="faction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73]^(LOG([.AE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73]^(LOG([.AE10];10)/LOG([$globals.$B$74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30">
            <text:p>30</text:p>
          </table:table-cell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0.9">
            <text:p>0.9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73]^(LOG([.AE11];10)/LOG([$globals.$B$74];10))" office:value-type="float" office:value="1">
            <text:p>1</text:p>
          </table:table-cell>
        </table:table-row>
        <table:table-row table:style-name="ro2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73]^(LOG([.AE12];10)/LOG([$globals.$B$74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73]^(LOG([.AE1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73]^(LOG([.AE14];10)/LOG([$globals.$B$74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73]^(LOG([.AE15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73]^(LOG([.AE16];10)/LOG([$globals.$B$74];10))" office:value-type="float" office:value="0.888642346867146">
            <text:p>0.89</text:p>
          </table:table-cell>
        </table:table-row>
        <table:table-row table:style-name="ro2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73]^(LOG([.AE17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73]^(LOG([.AE18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73]^(LOG([.AE1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73]^(LOG([.AE20];10)/LOG([$globals.$B$74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50">
            <text:p>5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5">
            <text:p>1.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73]^(LOG([.AE2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73]^(LOG([.AE22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73]^(LOG([.AE2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73]^(LOG([.AE24];10)/LOG([$globals.$B$74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21875">
            <text:p>1.02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S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2"/>
          <table:table-cell table:formula="oooc:=[.S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table:formula="oooc:=[.S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T8]-[.U8]/2);[.U8])" office:value-type="float" office:value="20000">
            <text:p>20,000</text:p>
          </table:table-cell>
          <table:table-cell table:formula="oooc:=CEILING(([.S8]-[.C7]/2);[.C7])" office:value-type="float" office:value="50">
            <text:p>50</text:p>
          </table:table-cell>
          <table:table-cell table:formula="oooc:=[.D7]+[.X8]" office:value-type="float" office:value="30">
            <text:p>30</text:p>
          </table:table-cell>
          <table:table-cell table:formula="oooc:=[.E7]+[.Y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2"/>
          <table:table-cell table:formula="oooc:=[.S7]*[.W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T8];10);1)-1);5)" office:value-type="float" office:value="1000">
            <text:p>1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T9]-[.U9]/2);[.U9])" office:value-type="float" office:value="20000">
            <text:p>20,000</text:p>
          </table:table-cell>
          <table:table-cell table:formula="oooc:=CEILING(([.S9]-[.C7]/2);[.C7])" office:value-type="float" office:value="65">
            <text:p>65</text:p>
          </table:table-cell>
          <table:table-cell table:formula="oooc:=[.D7]+[.X9]" office:value-type="float" office:value="24">
            <text:p>24</text:p>
          </table:table-cell>
          <table:table-cell table:formula="oooc:=[.E7]+[.Y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7]*[.W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T9];10);1)-1);5)" office:value-type="float" office:value="1000">
            <text:p>1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T10]-[.U10]/2);[.U10])" office:value-type="float" office:value="20000">
            <text:p>20,000</text:p>
          </table:table-cell>
          <table:table-cell table:formula="oooc:=CEILING(([.S10]-[.C7]/2);[.C7])" office:value-type="float" office:value="80">
            <text:p>80</text:p>
          </table:table-cell>
          <table:table-cell table:formula="oooc:=[.D7]+[.X10]" office:value-type="float" office:value="20">
            <text:p>20</text:p>
          </table:table-cell>
          <table:table-cell table:formula="oooc:=[.E7]+[.Y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2"/>
          <table:table-cell table:formula="oooc:=[.S7]*[.W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T10];10);1)-1);5)" office:value-type="float" office:value="1000">
            <text:p>1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1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T13]-[.U13]/2);[.U13])" office:value-type="float" office:value="500000">
            <text:p>500,000</text:p>
          </table:table-cell>
          <table:table-cell table:formula="oooc:=CEILING(([.S13]-[.C12]/2);[.C12])" office:value-type="float" office:value="160">
            <text:p>160</text:p>
          </table:table-cell>
          <table:table-cell table:formula="oooc:=[.D12]+[.X13]" office:value-type="float" office:value="31">
            <text:p>31</text:p>
          </table:table-cell>
          <table:table-cell table:formula="oooc:=[.E12]+[.Y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2"/>
          <table:table-cell table:formula="oooc:=[.S12]*[.W13]" office:value-type="float" office:value="158.4375">
            <text:p>158.44</text:p>
          </table:table-cell>
          <table:table-cell table:formula="oooc:=[.T8]*[$globals.$C$7]" office:value-type="float" office:value="500000">
            <text:p>500000</text:p>
          </table:table-cell>
          <table:table-cell table:formula="oooc:=MAX(10^(FLOOR(LOG([.T13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T14]-[.U14]/2);[.U14])" office:value-type="float" office:value="500000">
            <text:p>500,000</text:p>
          </table:table-cell>
          <table:table-cell table:formula="oooc:=CEILING(([.S14]-[.C12]/2);[.C12])" office:value-type="float" office:value="210">
            <text:p>210</text:p>
          </table:table-cell>
          <table:table-cell table:formula="oooc:=[.D12]+[.X14]" office:value-type="float" office:value="25">
            <text:p>25</text:p>
          </table:table-cell>
          <table:table-cell table:formula="oooc:=[.E12]+[.Y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12]*[.W14]" office:value-type="float" office:value="211.25">
            <text:p>211.25</text:p>
          </table:table-cell>
          <table:table-cell table:formula="oooc:=[.T9]*[$globals.$C$7]" office:value-type="float" office:value="500000">
            <text:p>500000</text:p>
          </table:table-cell>
          <table:table-cell table:formula="oooc:=MAX(10^(FLOOR(LOG([.T14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T15]-[.U15]/2);[.U15])" office:value-type="float" office:value="500000">
            <text:p>500,000</text:p>
          </table:table-cell>
          <table:table-cell table:formula="oooc:=CEILING(([.S15]-[.C12]/2);[.C12])" office:value-type="float" office:value="260">
            <text:p>260</text:p>
          </table:table-cell>
          <table:table-cell table:formula="oooc:=[.D12]+[.X15]" office:value-type="float" office:value="21">
            <text:p>21</text:p>
          </table:table-cell>
          <table:table-cell table:formula="oooc:=[.E12]+[.Y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2"/>
          <table:table-cell table:formula="oooc:=[.S12]*[.W15]" office:value-type="float" office:value="264.0625">
            <text:p>264.06</text:p>
          </table:table-cell>
          <table:table-cell table:formula="oooc:=[.T10]*[$globals.$C$7]" office:value-type="float" office:value="500000">
            <text:p>500000</text:p>
          </table:table-cell>
          <table:table-cell table:formula="oooc:=MAX(10^(FLOOR(LOG([.T15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T18]-[.U18]/2);[.U18])" office:value-type="float" office:value="600000">
            <text:p>600,000</text:p>
          </table:table-cell>
          <table:table-cell table:formula="oooc:=CEILING(([.S18]-[.C17]/2);[.C17])" office:value-type="float" office:value="170">
            <text:p>170</text:p>
          </table:table-cell>
          <table:table-cell table:formula="oooc:=[.D17]+[.X18]" office:value-type="float" office:value="30.5">
            <text:p>30.5</text:p>
          </table:table-cell>
          <table:table-cell table:formula="oooc:=[.E17]+[.Y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17]*[.W18]" office:value-type="float" office:value="170.625">
            <text:p>170.63</text:p>
          </table:table-cell>
          <table:table-cell table:formula="oooc:=[.T8]*[$globals.$C$6]" office:value-type="float" office:value="600000">
            <text:p>600000</text:p>
          </table:table-cell>
          <table:table-cell table:formula="oooc:=MAX(10^(FLOOR(LOG([.T18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T19]-[.U19]/2);[.U19])" office:value-type="float" office:value="600000">
            <text:p>600,000</text:p>
          </table:table-cell>
          <table:table-cell table:formula="oooc:=CEILING(([.S19]-[.C17]/2);[.C17])" office:value-type="float" office:value="280">
            <text:p>280</text:p>
          </table:table-cell>
          <table:table-cell table:formula="oooc:=[.D17]+[.X19]" office:value-type="float" office:value="24.5">
            <text:p>24.5</text:p>
          </table:table-cell>
          <table:table-cell table:formula="oooc:=[.E17]+[.Y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17]*[.W19]" office:value-type="float" office:value="284.375">
            <text:p>284.38</text:p>
          </table:table-cell>
          <table:table-cell table:formula="oooc:=[.T9]*[$globals.$C$6]" office:value-type="float" office:value="600000">
            <text:p>600000</text:p>
          </table:table-cell>
          <table:table-cell table:formula="oooc:=MAX(10^(FLOOR(LOG([.T19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T20]-[.U20]/2);[.U20])" office:value-type="float" office:value="600000">
            <text:p>600,000</text:p>
          </table:table-cell>
          <table:table-cell table:formula="oooc:=CEILING(([.S20]-[.C17]/2);[.C17])" office:value-type="float" office:value="230">
            <text:p>230</text:p>
          </table:table-cell>
          <table:table-cell table:formula="oooc:=[.D17]+[.X20]" office:value-type="float" office:value="20.5">
            <text:p>20.5</text:p>
          </table:table-cell>
          <table:table-cell table:formula="oooc:=[.E17]+[.Y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17]*[.W20]" office:value-type="float" office:value="227.5">
            <text:p>227.5</text:p>
          </table:table-cell>
          <table:table-cell table:formula="oooc:=[.T10]*[$globals.$C$6]" office:value-type="float" office:value="600000">
            <text:p>600000</text:p>
          </table:table-cell>
          <table:table-cell table:formula="oooc:=MAX(10^(FLOOR(LOG([.T20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T23]-[.U23]/2);[.U23])" office:value-type="float" office:value="15000000">
            <text:p>15,000,000</text:p>
          </table:table-cell>
          <table:table-cell table:formula="oooc:=CEILING(([.S23]-[.C22]/2);[.C22])" office:value-type="float" office:value="560">
            <text:p>560</text:p>
          </table:table-cell>
          <table:table-cell table:formula="oooc:=[.D22]+[.X23]" office:value-type="float" office:value="31.5">
            <text:p>31.5</text:p>
          </table:table-cell>
          <table:table-cell table:formula="oooc:=[.E22]+[.Y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22]*[.W23]" office:value-type="float" office:value="554.53125">
            <text:p>554.53</text:p>
          </table:table-cell>
          <table:table-cell table:formula="oooc:=[.T18]*[$globals.$C$7]" office:value-type="float" office:value="15000000">
            <text:p>15000000</text:p>
          </table:table-cell>
          <table:table-cell table:formula="oooc:=MAX(10^(FLOOR(LOG([.T23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T24]-[.U24]/2);[.U24])" office:value-type="float" office:value="15000000">
            <text:p>15,000,000</text:p>
          </table:table-cell>
          <table:table-cell table:formula="oooc:=CEILING(([.S24]-[.C22]/2);[.C22])" office:value-type="float" office:value="920">
            <text:p>920</text:p>
          </table:table-cell>
          <table:table-cell table:formula="oooc:=[.D22]+[.X24]" office:value-type="float" office:value="25.5">
            <text:p>25.5</text:p>
          </table:table-cell>
          <table:table-cell table:formula="oooc:=[.E22]+[.Y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22]*[.W24]" office:value-type="float" office:value="924.21875">
            <text:p>924.22</text:p>
          </table:table-cell>
          <table:table-cell table:formula="oooc:=[.T19]*[$globals.$C$7]" office:value-type="float" office:value="15000000">
            <text:p>15000000</text:p>
          </table:table-cell>
          <table:table-cell table:formula="oooc:=MAX(10^(FLOOR(LOG([.T24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T25]-[.U25]/2);[.U25])" office:value-type="float" office:value="15000000">
            <text:p>15,000,000</text:p>
          </table:table-cell>
          <table:table-cell table:formula="oooc:=CEILING(([.S25]-[.C22]/2);[.C22])" office:value-type="float" office:value="740">
            <text:p>740</text:p>
          </table:table-cell>
          <table:table-cell table:formula="oooc:=[.D22]+[.X25]" office:value-type="float" office:value="22.5">
            <text:p>22.5</text:p>
          </table:table-cell>
          <table:table-cell table:formula="oooc:=[.E22]+[.Y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22]*[.W25]" office:value-type="float" office:value="739.375">
            <text:p>739.38</text:p>
          </table:table-cell>
          <table:table-cell table:formula="oooc:=[.T20]*[$globals.$C$7]" office:value-type="float" office:value="15000000">
            <text:p>15000000</text:p>
          </table:table-cell>
          <table:table-cell table:formula="oooc:=MAX(10^(FLOOR(LOG([.T25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T28]-[.U28]/2);[.U28])" office:value-type="float" office:value="18000000">
            <text:p>18,000,000</text:p>
          </table:table-cell>
          <table:table-cell table:formula="oooc:=CEILING(([.S28]-[.C27]/2);[.C27])" office:value-type="float" office:value="1000">
            <text:p>1000</text:p>
          </table:table-cell>
          <table:table-cell table:formula="oooc:=[.D27]+[.X28]" office:value-type="float" office:value="29">
            <text:p>29</text:p>
          </table:table-cell>
          <table:table-cell table:formula="oooc:=[.E27]+[.Y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27]*[.W28]" office:value-type="float" office:value="995.3125">
            <text:p>995.31</text:p>
          </table:table-cell>
          <table:table-cell table:formula="oooc:=[.T18]*[$globals.$C$6]" office:value-type="float" office:value="18000000">
            <text:p>18000000</text:p>
          </table:table-cell>
          <table:table-cell table:formula="oooc:=MAX(10^(FLOOR(LOG([.T28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T29]-[.U29]/2);[.U29])" office:value-type="float" office:value="18000000">
            <text:p>18,000,000</text:p>
          </table:table-cell>
          <table:table-cell table:formula="oooc:=CEILING(([.S29]-[.C27]/2);[.C27])" office:value-type="float" office:value="800">
            <text:p>800</text:p>
          </table:table-cell>
          <table:table-cell table:formula="oooc:=[.D27]+[.X29]" office:value-type="float" office:value="25">
            <text:p>25</text:p>
          </table:table-cell>
          <table:table-cell table:formula="oooc:=[.E27]+[.Y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27]*[.W29]" office:value-type="float" office:value="796.25">
            <text:p>796.25</text:p>
          </table:table-cell>
          <table:table-cell table:formula="oooc:=[.T19]*[$globals.$C$6]" office:value-type="float" office:value="18000000">
            <text:p>18000000</text:p>
          </table:table-cell>
          <table:table-cell table:formula="oooc:=MAX(10^(FLOOR(LOG([.T29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T30]-[.U30]/2);[.U30])" office:value-type="float" office:value="18000000">
            <text:p>18,000,000</text:p>
          </table:table-cell>
          <table:table-cell table:formula="oooc:=CEILING(([.S30]-[.C27]/2);[.C27])" office:value-type="float" office:value="600">
            <text:p>600</text:p>
          </table:table-cell>
          <table:table-cell table:formula="oooc:=[.D27]+[.X30]" office:value-type="float" office:value="22">
            <text:p>22</text:p>
          </table:table-cell>
          <table:table-cell table:formula="oooc:=[.E27]+[.Y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27]*[.W30]" office:value-type="float" office:value="597.1875">
            <text:p>597.19</text:p>
          </table:table-cell>
          <table:table-cell table:formula="oooc:=[.T20]*[$globals.$C$6]" office:value-type="float" office:value="18000000">
            <text:p>18000000</text:p>
          </table:table-cell>
          <table:table-cell table:formula="oooc:=MAX(10^(FLOOR(LOG([.T30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T33]-[.U33]/2);[.U33])" office:value-type="float" office:value="450000000">
            <text:p>450,000,000</text:p>
          </table:table-cell>
          <table:table-cell table:formula="oooc:=CEILING(([.S33]-[.C32]/2);[.C32])" office:value-type="float" office:value="3200">
            <text:p>3200</text:p>
          </table:table-cell>
          <table:table-cell table:formula="oooc:=[.D32]+[.X33]" office:value-type="float" office:value="31">
            <text:p>31</text:p>
          </table:table-cell>
          <table:table-cell table:formula="oooc:=[.E32]+[.Y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32]*[.W33]" office:value-type="float" office:value="3234.765625">
            <text:p>3234.77</text:p>
          </table:table-cell>
          <table:table-cell table:formula="oooc:=[.T28]*[$globals.$C$7]" office:value-type="float" office:value="450000000">
            <text:p>450000000</text:p>
          </table:table-cell>
          <table:table-cell table:formula="oooc:=MAX(10^(FLOOR(LOG([.T33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T34]-[.U34]/2);[.U34])" office:value-type="float" office:value="450000000">
            <text:p>450,000,000</text:p>
          </table:table-cell>
          <table:table-cell table:formula="oooc:=CEILING(([.S34]-[.C32]/2);[.C32])" office:value-type="float" office:value="2600">
            <text:p>2600</text:p>
          </table:table-cell>
          <table:table-cell table:formula="oooc:=[.D32]+[.X34]" office:value-type="float" office:value="26">
            <text:p>26</text:p>
          </table:table-cell>
          <table:table-cell table:formula="oooc:=[.E32]+[.Y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32]*[.W34]" office:value-type="float" office:value="2587.8125">
            <text:p>2587.81</text:p>
          </table:table-cell>
          <table:table-cell table:formula="oooc:=[.T29]*[$globals.$C$7]" office:value-type="float" office:value="450000000">
            <text:p>450000000</text:p>
          </table:table-cell>
          <table:table-cell table:formula="oooc:=MAX(10^(FLOOR(LOG([.T34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T35]-[.U35]/2);[.U35])" office:value-type="float" office:value="450000000">
            <text:p>450,000,000</text:p>
          </table:table-cell>
          <table:table-cell table:formula="oooc:=CEILING(([.S35]-[.C32]/2);[.C32])" office:value-type="float" office:value="1900">
            <text:p>1900</text:p>
          </table:table-cell>
          <table:table-cell table:formula="oooc:=[.D32]+[.X35]" office:value-type="float" office:value="22">
            <text:p>22</text:p>
          </table:table-cell>
          <table:table-cell table:formula="oooc:=[.E32]+[.Y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32]*[.W35]" office:value-type="float" office:value="1940.859375">
            <text:p>1940.86</text:p>
          </table:table-cell>
          <table:table-cell table:formula="oooc:=[.T30]*[$globals.$C$7]" office:value-type="float" office:value="450000000">
            <text:p>450000000</text:p>
          </table:table-cell>
          <table:table-cell table:formula="oooc:=MAX(10^(FLOOR(LOG([.T35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T38]-[.U38]/2);[.U38])" office:value-type="float" office:value="540000000">
            <text:p>540,000,000</text:p>
          </table:table-cell>
          <table:table-cell table:formula="oooc:=CEILING(([.S38]-[.C37]/2);[.C37])" office:value-type="float" office:value="2100">
            <text:p>2100</text:p>
          </table:table-cell>
          <table:table-cell table:formula="oooc:=[.D37]+[.X38]" office:value-type="float" office:value="29.5">
            <text:p>29.5</text:p>
          </table:table-cell>
          <table:table-cell table:formula="oooc:=[.E37]+[.Y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37]*[.W38]" office:value-type="float" office:value="2090.15625">
            <text:p>2090.16</text:p>
          </table:table-cell>
          <table:table-cell table:formula="oooc:=[.T28]*[$globals.$C$6]" office:value-type="float" office:value="540000000">
            <text:p>540000000</text:p>
          </table:table-cell>
          <table:table-cell table:formula="oooc:=MAX(10^(FLOOR(LOG([.T38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T39]-[.U39]/2);[.U39])" office:value-type="float" office:value="540000000">
            <text:p>540,000,000</text:p>
          </table:table-cell>
          <table:table-cell table:formula="oooc:=CEILING(([.S39]-[.C37]/2);[.C37])" office:value-type="float" office:value="2800">
            <text:p>2800</text:p>
          </table:table-cell>
          <table:table-cell table:formula="oooc:=[.D37]+[.X39]" office:value-type="float" office:value="25.5">
            <text:p>25.5</text:p>
          </table:table-cell>
          <table:table-cell table:formula="oooc:=[.E37]+[.Y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37]*[.W39]" office:value-type="float" office:value="2786.875">
            <text:p>2786.88</text:p>
          </table:table-cell>
          <table:table-cell table:formula="oooc:=[.T29]*[$globals.$C$6]" office:value-type="float" office:value="540000000">
            <text:p>540000000</text:p>
          </table:table-cell>
          <table:table-cell table:formula="oooc:=MAX(10^(FLOOR(LOG([.T39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T40]-[.U40]/2);[.U40])" office:value-type="float" office:value="540000000">
            <text:p>540,000,000</text:p>
          </table:table-cell>
          <table:table-cell table:formula="oooc:=CEILING(([.S40]-[.C37]/2);[.C37])" office:value-type="float" office:value="3500">
            <text:p>3500</text:p>
          </table:table-cell>
          <table:table-cell table:formula="oooc:=[.D37]+[.X40]" office:value-type="float" office:value="22.5">
            <text:p>22.5</text:p>
          </table:table-cell>
          <table:table-cell table:formula="oooc:=[.E37]+[.Y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37]*[.W40]" office:value-type="float" office:value="3483.59375">
            <text:p>3483.59</text:p>
          </table:table-cell>
          <table:table-cell table:formula="oooc:=[.T30]*[$globals.$C$6]" office:value-type="float" office:value="540000000">
            <text:p>540000000</text:p>
          </table:table-cell>
          <table:table-cell table:formula="oooc:=MAX(10^(FLOOR(LOG([.T40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T43]-[.U43]/2);[.U43])" office:value-type="float" office:value="13000000000">
            <text:p>13,000,000,000</text:p>
          </table:table-cell>
          <table:table-cell table:formula="oooc:=CEILING(([.S43]-[.C42]/2);[.C42])" office:value-type="float" office:value="6800">
            <text:p>6800</text:p>
          </table:table-cell>
          <table:table-cell table:formula="oooc:=[.D42]+[.X43]" office:value-type="float" office:value="31.5">
            <text:p>31.5</text:p>
          </table:table-cell>
          <table:table-cell table:formula="oooc:=[.E42]+[.Y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2]*[.W43]" office:value-type="float" office:value="6793.0078125">
            <text:p>6793.01</text:p>
          </table:table-cell>
          <table:table-cell table:formula="oooc:=[.T38]*[$globals.$C$7]" office:value-type="float" office:value="13500000000">
            <text:p>13500000000</text:p>
          </table:table-cell>
          <table:table-cell table:formula="oooc:=MAX(10^(FLOOR(LOG([.T43];10);1)-1);5)" office:value-type="float" office:value="1000000000">
            <text:p>1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T44]-[.U44]/2);[.U44])" office:value-type="float" office:value="13000000000">
            <text:p>13,000,000,000</text:p>
          </table:table-cell>
          <table:table-cell table:formula="oooc:=CEILING(([.S44]-[.C42]/2);[.C42])" office:value-type="float" office:value="9000">
            <text:p>9000</text:p>
          </table:table-cell>
          <table:table-cell table:formula="oooc:=[.D42]+[.X44]" office:value-type="float" office:value="26.5">
            <text:p>26.5</text:p>
          </table:table-cell>
          <table:table-cell table:formula="oooc:=[.E42]+[.Y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2]*[.W44]" office:value-type="float" office:value="9057.34375">
            <text:p>9057.34</text:p>
          </table:table-cell>
          <table:table-cell table:formula="oooc:=[.T39]*[$globals.$C$7]" office:value-type="float" office:value="13500000000">
            <text:p>13500000000</text:p>
          </table:table-cell>
          <table:table-cell table:formula="oooc:=MAX(10^(FLOOR(LOG([.T44];10);1)-1);5)" office:value-type="float" office:value="1000000000">
            <text:p>1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T45]-[.U45]/2);[.U45])" office:value-type="float" office:value="13000000000">
            <text:p>13,000,000,000</text:p>
          </table:table-cell>
          <table:table-cell table:formula="oooc:=CEILING(([.S45]-[.C42]/2);[.C42])" office:value-type="float" office:value="11400">
            <text:p>11400</text:p>
          </table:table-cell>
          <table:table-cell table:formula="oooc:=[.D42]+[.X45]" office:value-type="float" office:value="22.5">
            <text:p>22.5</text:p>
          </table:table-cell>
          <table:table-cell table:formula="oooc:=[.E42]+[.Y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2]*[.W45]" office:value-type="float" office:value="11321.6796875">
            <text:p>11321.68</text:p>
          </table:table-cell>
          <table:table-cell table:formula="oooc:=[.T40]*[$globals.$C$7]" office:value-type="float" office:value="13500000000">
            <text:p>13500000000</text:p>
          </table:table-cell>
          <table:table-cell table:formula="oooc:=MAX(10^(FLOOR(LOG([.T45];10);1)-1);5)" office:value-type="float" office:value="1000000000">
            <text:p>1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3"/>
          <table:table-cell table:formula="oooc:=[.S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T48]-[.U48]/2);[.U48])" office:value-type="float" office:value="340000000000">
            <text:p>340,000,000,000</text:p>
          </table:table-cell>
          <table:table-cell table:formula="oooc:=CEILING(([.S48]-[.C47]/2);[.C47])" office:value-type="float" office:value="22000">
            <text:p>22000</text:p>
          </table:table-cell>
          <table:table-cell table:formula="oooc:=[.D47]+[.X48]" office:value-type="float" office:value="33.5">
            <text:p>33.5</text:p>
          </table:table-cell>
          <table:table-cell table:formula="oooc:=[.E47]+[.Y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7]*[.W48]" office:value-type="float" office:value="22077.275390625">
            <text:p>22077.28</text:p>
          </table:table-cell>
          <table:table-cell table:formula="oooc:=[.T43]*[$globals.$C$7]" office:value-type="float" office:value="337500000000">
            <text:p>337500000000</text:p>
          </table:table-cell>
          <table:table-cell table:formula="oooc:=MAX(10^(FLOOR(LOG([.T48];10);1)-1);5)" office:value-type="float" office:value="10000000000">
            <text:p>10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T49]-[.U49]/2);[.U49])" office:value-type="float" office:value="340000000000">
            <text:p>340,000,000,000</text:p>
          </table:table-cell>
          <table:table-cell table:formula="oooc:=CEILING(([.S49]-[.C47]/2);[.C47])" office:value-type="float" office:value="29500">
            <text:p>29500</text:p>
          </table:table-cell>
          <table:table-cell table:formula="oooc:=[.D47]+[.X49]" office:value-type="float" office:value="27.5">
            <text:p>27.5</text:p>
          </table:table-cell>
          <table:table-cell table:formula="oooc:=[.E47]+[.Y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7]*[.W49]" office:value-type="float" office:value="29436.3671875">
            <text:p>29436.37</text:p>
          </table:table-cell>
          <table:table-cell table:formula="oooc:=[.T44]*[$globals.$C$7]" office:value-type="float" office:value="337500000000">
            <text:p>337500000000</text:p>
          </table:table-cell>
          <table:table-cell table:formula="oooc:=MAX(10^(FLOOR(LOG([.T49];10);1)-1);5)" office:value-type="float" office:value="10000000000">
            <text:p>10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T50]-[.U50]/2);[.U50])" office:value-type="float" office:value="340000000000">
            <text:p>340,000,000,000</text:p>
          </table:table-cell>
          <table:table-cell table:formula="oooc:=CEILING(([.S50]-[.C47]/2);[.C47])" office:value-type="float" office:value="37000">
            <text:p>37000</text:p>
          </table:table-cell>
          <table:table-cell table:formula="oooc:=[.D47]+[.X50]" office:value-type="float" office:value="22.5">
            <text:p>22.5</text:p>
          </table:table-cell>
          <table:table-cell table:formula="oooc:=[.E47]+[.Y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7]*[.W50]" office:value-type="float" office:value="36795.458984375">
            <text:p>36795.46</text:p>
          </table:table-cell>
          <table:table-cell table:formula="oooc:=[.T45]*[$globals.$C$7]" office:value-type="float" office:value="337500000000">
            <text:p>337500000000</text:p>
          </table:table-cell>
          <table:table-cell table:formula="oooc:=MAX(10^(FLOOR(LOG([.T50];10);1)-1);5)" office:value-type="float" office:value="10000000000">
            <text:p>10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ombardment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52]*[$globals.$C$53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52]*[$globals.$C$53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48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52]*[$globals.$C$53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48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52]*[$globals.$C$53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48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52]*[$globals.$C$53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48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52]*[$globals.$C$53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48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52]*[$globals.$C$53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52]*[$globals.$C$53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48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52]*[$globals.$C$53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48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52]*[$globals.$C$53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48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52]*[$globals.$C$53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48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52]*[$globals.$C$53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48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52]*[$globals.$C$53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52]*[$globals.$C$53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48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52]*[$globals.$C$53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48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52]*[$globals.$C$53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48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52]*[$globals.$C$53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48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52]*[$globals.$C$53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48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52]*[$globals.$C$53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50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52]*[$globals.$C$53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48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50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52]*[$globals.$C$53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48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50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52]*[$globals.$C$53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48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50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52]*[$globals.$C$53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48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50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52]*[$globals.$C$53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48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52]*[$globals.$C$53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52]*[$globals.$C$53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48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52]*[$globals.$C$53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48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52]*[$globals.$C$53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48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52]*[$globals.$C$53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48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52]*[$globals.$C$53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48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52]*[$globals.$C$63]" office:value-type="float" office:value="846.05403901271">
            <text:p>846.05</text:p>
          </table:table-cell>
          <table:table-cell/>
          <table:table-cell table:formula="oooc:=[$globals.$C$62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52]*[$globals.$C$63]" office:value-type="float" office:value="4904.30439930731">
            <text:p>4904.3</text:p>
          </table:table-cell>
          <table:table-cell/>
          <table:table-cell table:formula="oooc:=[.H3]*[$globals.$C$60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52]*[$globals.$C$63]" office:value-type="float" office:value="28428.6824859703">
            <text:p>28428.68</text:p>
          </table:table-cell>
          <table:table-cell/>
          <table:table-cell table:formula="oooc:=[.H4]*[$globals.$C$60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52]*[$globals.$C$63]" office:value-type="float" office:value="164791.970906672">
            <text:p>164791.97</text:p>
          </table:table-cell>
          <table:table-cell/>
          <table:table-cell table:formula="oooc:=[.H5]*[$globals.$C$60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52]*[$globals.$C$63]" office:value-type="float" office:value="955246.297070123">
            <text:p>955246.3</text:p>
          </table:table-cell>
          <table:table-cell/>
          <table:table-cell table:formula="oooc:=[.H6]*[$globals.$C$60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52]*[$globals.$C$63]" office:value-type="float" office:value="5537256.96128098">
            <text:p>5537256.96</text:p>
          </table:table-cell>
          <table:table-cell/>
          <table:table-cell table:formula="oooc:=[.H7]*[$globals.$C$60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52]*[$globals.$C$63]" office:value-type="float" office:value="32097705.8474836">
            <text:p>32097705.85</text:p>
          </table:table-cell>
          <table:table-cell/>
          <table:table-cell table:formula="oooc:=[.H8]*[$globals.$C$60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52]*[$globals.$C$63]" office:value-type="float" office:value="186060124.692722">
            <text:p>186060124.69</text:p>
          </table:table-cell>
          <table:table-cell/>
          <table:table-cell table:formula="oooc:=[.H9]*[$globals.$C$60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52]*[$globals.$C$63]" office:value-type="float" office:value="1078530975.55211">
            <text:p>1078530975.55</text:p>
          </table:table-cell>
          <table:table-cell/>
          <table:table-cell table:formula="oooc:=[.H10]*[$globals.$C$60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52]*[$globals.$C$63]" office:value-type="float" office:value="6251898772.75671">
            <text:p>6251898772.76</text:p>
          </table:table-cell>
          <table:table-cell/>
          <table:table-cell table:formula="oooc:=[.H11]*[$globals.$C$60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52]*[$globals.$C$63]" office:value-type="float" office:value="36240255635.4844">
            <text:p>36240255635.48</text:p>
          </table:table-cell>
          <table:table-cell/>
          <table:table-cell table:formula="oooc:=[.H12]*[$globals.$C$60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52]*[$globals.$C$63]" office:value-type="float" office:value="210073159573.271">
            <text:p>210073159573.27</text:p>
          </table:table-cell>
          <table:table-cell/>
          <table:table-cell table:formula="oooc:=[.H13]*[$globals.$C$60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pgrades" table:style-name="ta1" table:print="false">
        <office:forms form:automatic-focus="false" form:apply-design-mode="false"/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</table:table-row>
        <table:table-row table:style-name="ro2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</table:table-row>
      </table:table>
      <table:table table:name="weapon_autocannon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30]" office:value-type="float" office:value="1">
            <text:p>1</text:p>
          </table:table-cell>
          <table:table-cell table:formula="oooc:=[$globals.$D$29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34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26">
            <text:p>6.26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098858978049">
            <text:p>1.01</text:p>
          </table:table-cell>
          <table:table-cell/>
          <table:table-cell table:formula="oooc:=[.I6]^[$globals.$C$23]*[$globals.$C$32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34]/[.$K6]" office:value-type="float" office:value="375.6">
            <text:p>375.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5">
            <text:p>7.85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1.00147055529707">
            <text:p>1</text:p>
          </table:table-cell>
          <table:table-cell/>
          <table:table-cell table:formula="oooc:=[.I7]^[$globals.$C$23]*[$globals.$C$32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34]/[.$K7]" office:value-type="float" office:value="471">
            <text:p>471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3">
            <text:p>9.83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8194153732233">
            <text:p>1</text:p>
          </table:table-cell>
          <table:table-cell/>
          <table:table-cell table:formula="oooc:=[.I8]^[$globals.$C$23]*[$globals.$C$32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34]/[.$K8]" office:value-type="float" office:value="589.8">
            <text:p>589.8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.32">
            <text:p>12.32</text:p>
          </table:table-cell>
          <table:table-cell table:formula="oooc:=CEILING(([.T9]-[.W9]/2);[.W9])" office:value-type="float" office:value="740">
            <text:p>74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1.00068541723309">
            <text:p>1</text:p>
          </table:table-cell>
          <table:table-cell/>
          <table:table-cell table:formula="oooc:=[.I9]^[$globals.$C$23]*[$globals.$C$32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34]/[.$K9]" office:value-type="float" office:value="739.2">
            <text:p>739.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.44">
            <text:p>15.44</text:p>
          </table:table-cell>
          <table:table-cell table:formula="oooc:=CEILING(([.T10]-[.W10]/2);[.W10])" office:value-type="float" office:value="930">
            <text:p>93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23]*[$globals.$C$32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34]/[.$K10]" office:value-type="float" office:value="926.4">
            <text:p>926.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4.03953488372093">
            <text:p>4.04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4">
            <text:p>3.44</text:p>
          </table:table-cell>
          <table:table-cell table:formula="oooc:=CEILING(([.T13]-[.W13]/2);[.W13])" office:value-type="float" office:value="210">
            <text:p>210</text:p>
          </table:table-cell>
          <table:table-cell table:formula="oooc:=[.F12]" office:value-type="float" office:value="4.03953488372093">
            <text:p>4.0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23]*[$globals.$C$32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34]/[.$K13]" office:value-type="float" office:value="206.4">
            <text:p>206.4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1">
            <text:p>4.31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4.03953488372093">
            <text:p>4.0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763764253093">
            <text:p>1.01</text:p>
          </table:table-cell>
          <table:table-cell/>
          <table:table-cell table:formula="oooc:=[.I14]^[$globals.$C$23]*[$globals.$C$32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34]/[.$K14]" office:value-type="float" office:value="258.6">
            <text:p>258.6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4.03953488372093">
            <text:p>4.0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23]*[$globals.$C$32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34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76">
            <text:p>6.76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4.03953488372093">
            <text:p>4.0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3844168223028">
            <text:p>0.97</text:p>
          </table:table-cell>
          <table:table-cell/>
          <table:table-cell table:formula="oooc:=[.I16]^[$globals.$C$23]*[$globals.$C$32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34]/[.$K16]" office:value-type="float" office:value="405.6">
            <text:p>405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47">
            <text:p>8.47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4.03953488372093">
            <text:p>4.0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0769231095978">
            <text:p>1.01</text:p>
          </table:table-cell>
          <table:table-cell/>
          <table:table-cell table:formula="oooc:=[.I17]^[$globals.$C$23]*[$globals.$C$32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34]/[.$K17]" office:value-type="float" office:value="508.2">
            <text:p>508.2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0.62">
            <text:p>10.62</text:p>
          </table:table-cell>
          <table:table-cell table:formula="oooc:=CEILING(([.T18]-[.W18]/2);[.W18])" office:value-type="float" office:value="640">
            <text:p>640</text:p>
          </table:table-cell>
          <table:table-cell table:formula="oooc:=[.F17]" office:value-type="float" office:value="4.03953488372093">
            <text:p>4.0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0.990252617919849">
            <text:p>0.99</text:p>
          </table:table-cell>
          <table:table-cell/>
          <table:table-cell table:formula="oooc:=[.I18]^[$globals.$C$23]*[$globals.$C$32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34]/[.$K18]" office:value-type="float" office:value="637.2">
            <text:p>637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14.6249524312896">
            <text:p>14.6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9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4">
            <text:p>2.64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4.6249524312896">
            <text:p>14.6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34]/[.$K21]" office:value-type="float" office:value="158.4">
            <text:p>158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1">
            <text:p>3.31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4.6249524312896">
            <text:p>14.6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23]*[$globals.$C$32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34]/[.$K22]" office:value-type="float" office:value="198.6">
            <text:p>19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5">
            <text:p>4.15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4.6249524312896">
            <text:p>14.6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23]*[$globals.$C$32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34]/[.$K23]" office:value-type="float" office:value="249">
            <text:p>24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19">
            <text:p>5.19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4.6249524312896">
            <text:p>14.6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4937778856432">
            <text:p>0.99</text:p>
          </table:table-cell>
          <table:table-cell/>
          <table:table-cell table:formula="oooc:=[.I24]^[$globals.$C$23]*[$globals.$C$32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34]/[.$K24]" office:value-type="float" office:value="311.4">
            <text:p>311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1">
            <text:p>6.51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4.6249524312896">
            <text:p>14.6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167615139326">
            <text:p>1</text:p>
          </table:table-cell>
          <table:table-cell/>
          <table:table-cell table:formula="oooc:=[.I25]^[$globals.$C$23]*[$globals.$C$32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34]/[.$K25]" office:value-type="float" office:value="390.6">
            <text:p>39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15">
            <text:p>8.15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4.6249524312896">
            <text:p>14.6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69776996845344">
            <text:p>0.97</text:p>
          </table:table-cell>
          <table:table-cell/>
          <table:table-cell table:formula="oooc:=[.I26]^[$globals.$C$23]*[$globals.$C$32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34]/[.$K26]" office:value-type="float" office:value="489">
            <text:p>489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25.0056004856666">
            <text:p>25.01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9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29">
            <text:p>4.29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0056004856666">
            <text:p>25.01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23]*[$globals.$C$32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34]/[.$K29]" office:value-type="float" office:value="257.4">
            <text:p>257.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38">
            <text:p>5.38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0056004856666">
            <text:p>25.01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281014377779">
            <text:p>1</text:p>
          </table:table-cell>
          <table:table-cell/>
          <table:table-cell table:formula="oooc:=[.I30]^[$globals.$C$23]*[$globals.$C$32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34]/[.$K30]" office:value-type="float" office:value="322.8">
            <text:p>322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4">
            <text:p>6.74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0056004856666">
            <text:p>25.01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8616735305549">
            <text:p>1</text:p>
          </table:table-cell>
          <table:table-cell/>
          <table:table-cell table:formula="oooc:=[.I31]^[$globals.$C$23]*[$globals.$C$32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34]/[.$K31]" office:value-type="float" office:value="404.4">
            <text:p>404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4">
            <text:p>8.44</text:p>
          </table:table-cell>
          <table:table-cell table:formula="oooc:=CEILING(([.T32]-[.W32]/2);[.W32])" office:value-type="float" office:value="510">
            <text:p>510</text:p>
          </table:table-cell>
          <table:table-cell table:formula="oooc:=[.F31]" office:value-type="float" office:value="25.0056004856666">
            <text:p>25.01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9361959218547">
            <text:p>1</text:p>
          </table:table-cell>
          <table:table-cell/>
          <table:table-cell table:formula="oooc:=[.I32]^[$globals.$C$23]*[$globals.$C$32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34]/[.$K32]" office:value-type="float" office:value="506.4">
            <text:p>506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0.57">
            <text:p>10.57</text:p>
          </table:table-cell>
          <table:table-cell table:formula="oooc:=CEILING(([.T33]-[.W33]/2);[.W33])" office:value-type="float" office:value="630">
            <text:p>630</text:p>
          </table:table-cell>
          <table:table-cell table:formula="oooc:=[.F32]" office:value-type="float" office:value="25.0056004856666">
            <text:p>25.01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0.980322598441892">
            <text:p>0.98</text:p>
          </table:table-cell>
          <table:table-cell/>
          <table:table-cell table:formula="oooc:=[.I33]^[$globals.$C$23]*[$globals.$C$32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34]/[.$K33]" office:value-type="float" office:value="634.2">
            <text:p>634.2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.25">
            <text:p>13.25</text:p>
          </table:table-cell>
          <table:table-cell table:formula="oooc:=CEILING(([.T34]-[.W34]/2);[.W34])" office:value-type="float" office:value="790">
            <text:p>790</text:p>
          </table:table-cell>
          <table:table-cell table:formula="oooc:=[.F33]" office:value-type="float" office:value="25.0056004856666">
            <text:p>25.01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1.01487292765092">
            <text:p>1.01</text:p>
          </table:table-cell>
          <table:table-cell/>
          <table:table-cell table:formula="oooc:=[.I34]^[$globals.$C$23]*[$globals.$C$32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34]/[.$K34]" office:value-type="float" office:value="795">
            <text:p>795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40.079541101018">
            <text:p>40.08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9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4">
            <text:p>7.44</text:p>
          </table:table-cell>
          <table:table-cell table:formula="oooc:=CEILING(([.T37]-[.W37]/2);[.W37])" office:value-type="float" office:value="450">
            <text:p>450</text:p>
          </table:table-cell>
          <table:table-cell table:formula="oooc:=[.F36]" office:value-type="float" office:value="40.079541101018">
            <text:p>40.08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1.0008547476686">
            <text:p>1</text:p>
          </table:table-cell>
          <table:table-cell/>
          <table:table-cell table:formula="oooc:=[.I37]^[$globals.$C$23]*[$globals.$C$32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34]/[.$K37]" office:value-type="float" office:value="446.4">
            <text:p>446.4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2">
            <text:p>9.32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0.079541101018">
            <text:p>40.08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7945918722571">
            <text:p>1</text:p>
          </table:table-cell>
          <table:table-cell/>
          <table:table-cell table:formula="oooc:=[.I38]^[$globals.$C$23]*[$globals.$C$32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34]/[.$K38]" office:value-type="float" office:value="559.2">
            <text:p>559.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1.68">
            <text:p>11.68</text:p>
          </table:table-cell>
          <table:table-cell table:formula="oooc:=CEILING(([.T39]-[.W39]/2);[.W39])" office:value-type="float" office:value="700">
            <text:p>700</text:p>
          </table:table-cell>
          <table:table-cell table:formula="oooc:=[.F38]" office:value-type="float" office:value="40.079541101018">
            <text:p>40.08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63989882745442">
            <text:p>0.96</text:p>
          </table:table-cell>
          <table:table-cell/>
          <table:table-cell table:formula="oooc:=[.I39]^[$globals.$C$23]*[$globals.$C$32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34]/[.$K39]" office:value-type="float" office:value="700.8">
            <text:p>700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4.63">
            <text:p>14.63</text:p>
          </table:table-cell>
          <table:table-cell table:formula="oooc:=CEILING(([.T40]-[.W40]/2);[.W40])" office:value-type="float" office:value="880">
            <text:p>880</text:p>
          </table:table-cell>
          <table:table-cell table:formula="oooc:=[.F39]" office:value-type="float" office:value="40.079541101018">
            <text:p>40.08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0549483957424">
            <text:p>1.01</text:p>
          </table:table-cell>
          <table:table-cell/>
          <table:table-cell table:formula="oooc:=[.I40]^[$globals.$C$23]*[$globals.$C$32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34]/[.$K40]" office:value-type="float" office:value="877.8">
            <text:p>877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.33">
            <text:p>18.33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0.079541101018">
            <text:p>40.08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1.01727860360313">
            <text:p>1.02</text:p>
          </table:table-cell>
          <table:table-cell/>
          <table:table-cell table:formula="oooc:=[.I41]^[$globals.$C$23]*[$globals.$C$32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34]/[.$K41]" office:value-type="float" office:value="1099.8">
            <text:p>1099.8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2.96">
            <text:p>22.96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0.079541101018">
            <text:p>40.08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113358472003">
            <text:p>1</text:p>
          </table:table-cell>
          <table:table-cell/>
          <table:table-cell table:formula="oooc:=[.I42]^[$globals.$C$23]*[$globals.$C$32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34]/[.$K42]" office:value-type="float" office:value="1377.6">
            <text:p>137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9.884872067845">
            <text:p>159.88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9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18">
            <text:p>5.18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59.884872067845">
            <text:p>159.88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056781126931">
            <text:p>1</text:p>
          </table:table-cell>
          <table:table-cell/>
          <table:table-cell table:formula="oooc:=[.I45]^[$globals.$C$23]*[$globals.$C$32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34]/[.$K45]" office:value-type="float" office:value="310.8">
            <text:p>310.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49">
            <text:p>6.49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59.884872067845">
            <text:p>159.88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4833157371013">
            <text:p>0.99</text:p>
          </table:table-cell>
          <table:table-cell/>
          <table:table-cell table:formula="oooc:=[.I46]^[$globals.$C$23]*[$globals.$C$32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34]/[.$K46]" office:value-type="float" office:value="389.4">
            <text:p>389.4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3">
            <text:p>8.13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59.884872067845">
            <text:p>159.88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488894743197">
            <text:p>0.99</text:p>
          </table:table-cell>
          <table:table-cell/>
          <table:table-cell table:formula="oooc:=[.I47]^[$globals.$C$23]*[$globals.$C$32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34]/[.$K47]" office:value-type="float" office:value="487.8">
            <text:p>487.8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.19">
            <text:p>10.19</text:p>
          </table:table-cell>
          <table:table-cell table:formula="oooc:=CEILING(([.T48]-[.W48]/2);[.W48])" office:value-type="float" office:value="610">
            <text:p>610</text:p>
          </table:table-cell>
          <table:table-cell table:formula="oooc:=[.F47]" office:value-type="float" office:value="159.884872067845">
            <text:p>159.88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1.00693206250815">
            <text:p>1.01</text:p>
          </table:table-cell>
          <table:table-cell/>
          <table:table-cell table:formula="oooc:=[.I48]^[$globals.$C$23]*[$globals.$C$32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34]/[.$K48]" office:value-type="float" office:value="611.4">
            <text:p>611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76">
            <text:p>12.76</text:p>
          </table:table-cell>
          <table:table-cell table:formula="oooc:=CEILING(([.T49]-[.W49]/2);[.W49])" office:value-type="float" office:value="770">
            <text:p>770</text:p>
          </table:table-cell>
          <table:table-cell table:formula="oooc:=[.F48]" office:value-type="float" office:value="159.884872067845">
            <text:p>159.88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0798432837156">
            <text:p>1.01</text:p>
          </table:table-cell>
          <table:table-cell/>
          <table:table-cell table:formula="oooc:=[.I49]^[$globals.$C$23]*[$globals.$C$32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34]/[.$K49]" office:value-type="float" office:value="765.6">
            <text:p>765.6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5.99">
            <text:p>15.99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59.884872067845">
            <text:p>159.88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199843177582">
            <text:p>1.02</text:p>
          </table:table-cell>
          <table:table-cell/>
          <table:table-cell table:formula="oooc:=[.I50]^[$globals.$C$23]*[$globals.$C$32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34]/[.$K50]" office:value-type="float" office:value="959.4">
            <text:p>959.4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68.615721777668">
            <text:p>468.62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9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1">
            <text:p>4.91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68.615721777668">
            <text:p>468.62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3]*[$globals.$C$32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34]/[.$K53]" office:value-type="float" office:value="294.6">
            <text:p>294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15">
            <text:p>6.15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68.615721777668">
            <text:p>468.62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3]*[$globals.$C$32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34]/[.$K54]" office:value-type="float" office:value="369">
            <text:p>369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1">
            <text:p>7.71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68.615721777668">
            <text:p>468.62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3]*[$globals.$C$32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34]/[.$K55]" office:value-type="float" office:value="462.6">
            <text:p>462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66">
            <text:p>9.66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68.615721777668">
            <text:p>468.62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3]*[$globals.$C$32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34]/[.$K56]" office:value-type="float" office:value="579.6">
            <text:p>579.6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.1">
            <text:p>12.1</text:p>
          </table:table-cell>
          <table:table-cell table:formula="oooc:=CEILING(([.T57]-[.W57]/2);[.W57])" office:value-type="float" office:value="730">
            <text:p>730</text:p>
          </table:table-cell>
          <table:table-cell table:formula="oooc:=[.F56]" office:value-type="float" office:value="468.615721777668">
            <text:p>468.62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3]*[$globals.$C$32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34]/[.$K57]" office:value-type="float" office:value="726">
            <text:p>72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.16">
            <text:p>15.16</text:p>
          </table:table-cell>
          <table:table-cell table:formula="oooc:=CEILING(([.T58]-[.W58]/2);[.W58])" office:value-type="float" office:value="910">
            <text:p>910</text:p>
          </table:table-cell>
          <table:table-cell table:formula="oooc:=[.F57]" office:value-type="float" office:value="468.615721777668">
            <text:p>468.62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3]*[$globals.$C$32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34]/[.$K58]" office:value-type="float" office:value="909.6">
            <text:p>90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4">
            <text:p>0.4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1.8">
            <text:p>1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2.77777777777778">
            <text:p>2.78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70">
            <text:p>70</text:p>
          </table:table-cell>
          <table:table-cell table:formula="oooc:=CEILING(([.R5]-[.V5]/2);[.V5])" office:value-type="float" office:value="6.94">
            <text:p>6.94</text:p>
          </table:table-cell>
          <table:table-cell table:formula="oooc:=CEILING(([.T5]-[.W5]/2);[.W5])" office:value-type="float" office:value="420">
            <text:p>42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4">
            <text:p>0.4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.8">
            <text:p>1.8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36">
            <text:p>36</text:p>
          </table:table-cell>
          <table:table-cell table:formula="oooc:=[.AA4]/[.M5]" office:value-type="float" office:value="22.2222222222222">
            <text:p>22.22</text:p>
          </table:table-cell>
          <table:table-cell table:formula="oooc:=([.D5]/[.C5])/([.R5]/[.Q5])" office:value-type="float" office:value="1.02791314285714">
            <text:p>1.03</text:p>
          </table:table-cell>
          <table:table-cell/>
          <table:table-cell table:formula="oooc:=[.I5]^[$globals.$C$23]*[$globals.$C$32]/[.R5]*[.K5]*[.Y5]" office:value-type="float" office:value="72">
            <text:p>72</text:p>
          </table:table-cell>
          <table:table-cell table:formula="oooc:=[.S5]/[.H5]" office:value-type="float" office:value="6.94444444444444">
            <text:p>6.94</text:p>
          </table:table-cell>
          <table:table-cell table:formula="oooc:=[.I5]/[.J5]" office:value-type="float" office:value="2.77777777777778">
            <text:p>2.78</text:p>
          </table:table-cell>
          <table:table-cell table:formula="oooc:=[.$D5]*[$globals.$C$34]/[.$K5]" office:value-type="float" office:value="416.4">
            <text:p>416.4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10">
            <text:p>110</text:p>
          </table:table-cell>
          <table:table-cell table:formula="oooc:=CEILING(([.R6]-[.V6]/2);[.V6])" office:value-type="float" office:value="8.7">
            <text:p>8.7</text:p>
          </table:table-cell>
          <table:table-cell table:formula="oooc:=CEILING(([.T6]-[.W6]/2);[.W6])" office:value-type="float" office:value="520">
            <text:p>52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4">
            <text:p>0.4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.8">
            <text:p>1.8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54.6332552676799">
            <text:p>54.63</text:p>
          </table:table-cell>
          <table:table-cell table:formula="oooc:=[.AA4]/[.M6]" office:value-type="float" office:value="14.6430959693018">
            <text:p>14.64</text:p>
          </table:table-cell>
          <table:table-cell table:formula="oooc:=([.D6]/[.C6])/([.R6]/[.Q6])" office:value-type="float" office:value="0.993241232717951">
            <text:p>0.99</text:p>
          </table:table-cell>
          <table:table-cell/>
          <table:table-cell table:formula="oooc:=[.I6]^[$globals.$C$23]*[$globals.$C$32]/[.R6]*[.K6]*[.Y6]" office:value-type="float" office:value="109.26651053536">
            <text:p>109.27</text:p>
          </table:table-cell>
          <table:table-cell table:formula="oooc:=[.S6]/[.H6]" office:value-type="float" office:value="8.70079429524353">
            <text:p>8.7</text:p>
          </table:table-cell>
          <table:table-cell table:formula="oooc:=[.I6]/[.J6]" office:value-type="float" office:value="3.48031771809741">
            <text:p>3.48</text:p>
          </table:table-cell>
          <table:table-cell table:formula="oooc:=[.$D6]*[$globals.$C$34]/[.$K6]" office:value-type="float" office:value="522">
            <text:p>522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70">
            <text:p>170</text:p>
          </table:table-cell>
          <table:table-cell table:formula="oooc:=CEILING(([.R7]-[.V7]/2);[.V7])" office:value-type="float" office:value="10.9">
            <text:p>10.9</text:p>
          </table:table-cell>
          <table:table-cell table:formula="oooc:=CEILING(([.T7]-[.W7]/2);[.W7])" office:value-type="float" office:value="650">
            <text:p>65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4">
            <text:p>0.4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.8">
            <text:p>1.8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82.910905031763">
            <text:p>82.91</text:p>
          </table:table-cell>
          <table:table-cell table:formula="oooc:=[.AA4]/[.M7]" office:value-type="float" office:value="9.64891168047823">
            <text:p>9.65</text:p>
          </table:table-cell>
          <table:table-cell table:formula="oooc:=([.D7]/[.C7])/([.R7]/[.Q7])" office:value-type="float" office:value="0.975301593118073">
            <text:p>0.98</text:p>
          </table:table-cell>
          <table:table-cell/>
          <table:table-cell table:formula="oooc:=[.I7]^[$globals.$C$23]*[$globals.$C$32]/[.R7]*[.K7]*[.Y7]" office:value-type="float" office:value="165.821810063526">
            <text:p>165.82</text:p>
          </table:table-cell>
          <table:table-cell table:formula="oooc:=[.S7]/[.H7]" office:value-type="float" office:value="10.9013502770125">
            <text:p>10.9</text:p>
          </table:table-cell>
          <table:table-cell table:formula="oooc:=[.I7]/[.J7]" office:value-type="float" office:value="4.360540110805">
            <text:p>4.36</text:p>
          </table:table-cell>
          <table:table-cell table:formula="oooc:=[.$D7]*[$globals.$C$34]/[.$K7]" office:value-type="float" office:value="654">
            <text:p>654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250">
            <text:p>250</text:p>
          </table:table-cell>
          <table:table-cell table:formula="oooc:=CEILING(([.R8]-[.V8]/2);[.V8])" office:value-type="float" office:value="13.66">
            <text:p>13.66</text:p>
          </table:table-cell>
          <table:table-cell table:formula="oooc:=CEILING(([.T8]-[.W8]/2);[.W8])" office:value-type="float" office:value="820">
            <text:p>82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4">
            <text:p>0.4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.8">
            <text:p>1.8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25.824795529852">
            <text:p>125.82</text:p>
          </table:table-cell>
          <table:table-cell table:formula="oooc:=[.AA4]/[.M8]" office:value-type="float" office:value="6.3580472881452">
            <text:p>6.36</text:p>
          </table:table-cell>
          <table:table-cell table:formula="oooc:=([.D8]/[.C8])/([.R8]/[.Q8])" office:value-type="float" office:value="1.00671196886201">
            <text:p>1.01</text:p>
          </table:table-cell>
          <table:table-cell/>
          <table:table-cell table:formula="oooc:=[.I8]^[$globals.$C$23]*[$globals.$C$32]/[.R8]*[.K8]*[.Y8]" office:value-type="float" office:value="251.649591059704">
            <text:p>251.65</text:p>
          </table:table-cell>
          <table:table-cell table:formula="oooc:=[.S8]/[.H8]" office:value-type="float" office:value="13.6584585072982">
            <text:p>13.66</text:p>
          </table:table-cell>
          <table:table-cell table:formula="oooc:=[.I8]/[.J8]" office:value-type="float" office:value="5.46338340291927">
            <text:p>5.46</text:p>
          </table:table-cell>
          <table:table-cell table:formula="oooc:=[.$D8]*[$globals.$C$34]/[.$K8]" office:value-type="float" office:value="819.6">
            <text:p>819.6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380">
            <text:p>380</text:p>
          </table:table-cell>
          <table:table-cell table:formula="oooc:=CEILING(([.R9]-[.V9]/2);[.V9])" office:value-type="float" office:value="17.11">
            <text:p>17.11</text:p>
          </table:table-cell>
          <table:table-cell table:formula="oooc:=CEILING(([.T9]-[.W9]/2);[.W9])" office:value-type="float" office:value="1000">
            <text:p>100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4">
            <text:p>0.4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.8">
            <text:p>1.8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90.950504810723">
            <text:p>190.95</text:p>
          </table:table-cell>
          <table:table-cell table:formula="oooc:=[.AA4]/[.M9]" office:value-type="float" office:value="4.18956734779512">
            <text:p>4.19</text:p>
          </table:table-cell>
          <table:table-cell table:formula="oooc:=([.D9]/[.C9])/([.R9]/[.Q9])" office:value-type="float" office:value="1.00483357634543">
            <text:p>1</text:p>
          </table:table-cell>
          <table:table-cell/>
          <table:table-cell table:formula="oooc:=[.I9]^[$globals.$C$23]*[$globals.$C$32]/[.R9]*[.K9]*[.Y9]" office:value-type="float" office:value="381.901009621446">
            <text:p>381.9</text:p>
          </table:table-cell>
          <table:table-cell table:formula="oooc:=[.S9]/[.H9]" office:value-type="float" office:value="17.1128790521454">
            <text:p>17.11</text:p>
          </table:table-cell>
          <table:table-cell table:formula="oooc:=[.I9]/[.J9]" office:value-type="float" office:value="6.84515162085814">
            <text:p>6.85</text:p>
          </table:table-cell>
          <table:table-cell table:formula="oooc:=[.$D9]*[$globals.$C$34]/[.$K9]" office:value-type="float" office:value="1026.6">
            <text:p>1026.6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0">
            <text:p>10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580">
            <text:p>580</text:p>
          </table:table-cell>
          <table:table-cell table:formula="oooc:=CEILING(([.R10]-[.V10]/2);[.V10])" office:value-type="float" office:value="21.44">
            <text:p>21.44</text:p>
          </table:table-cell>
          <table:table-cell table:formula="oooc:=CEILING(([.T10]-[.W10]/2);[.W10])" office:value-type="float" office:value="1300">
            <text:p>13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4">
            <text:p>0.4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.8">
            <text:p>1.8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289.784657578238">
            <text:p>289.78</text:p>
          </table:table-cell>
          <table:table-cell table:formula="oooc:=[.AA4]/[.M10]" office:value-type="float" office:value="2.76067065346278">
            <text:p>2.76</text:p>
          </table:table-cell>
          <table:table-cell table:formula="oooc:=([.D10]/[.C10])/([.R10]/[.Q10])" office:value-type="float" office:value="0.999212129466143">
            <text:p>1</text:p>
          </table:table-cell>
          <table:table-cell/>
          <table:table-cell table:formula="oooc:=[.I10]^[$globals.$C$23]*[$globals.$C$32]/[.R10]*[.K10]*[.Y10]" office:value-type="float" office:value="579.569315156475">
            <text:p>579.57</text:p>
          </table:table-cell>
          <table:table-cell table:formula="oooc:=[.S10]/[.H10]" office:value-type="float" office:value="21.4409722222222">
            <text:p>21.44</text:p>
          </table:table-cell>
          <table:table-cell table:formula="oooc:=[.I10]/[.J10]" office:value-type="float" office:value="8.57638888888889">
            <text:p>8.58</text:p>
          </table:table-cell>
          <table:table-cell table:formula="oooc:=[.$D10]*[$globals.$C$34]/[.$K10]" office:value-type="float" office:value="1286.4">
            <text:p>1286.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0">
            <text:p>10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3.20531561461794">
            <text:p>3.21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8">
            <text:p>1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9.02777777777778">
            <text:p>9.03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400">
            <text:p>2,400</text:p>
          </table:table-cell>
          <table:table-cell table:formula="oooc:=CEILING(([.R13]-[.V13]/2);[.V13])" office:value-type="float" office:value="6.02">
            <text:p>6.02</text:p>
          </table:table-cell>
          <table:table-cell table:formula="oooc:=CEILING(([.T13]-[.W13]/2);[.W13])" office:value-type="float" office:value="360">
            <text:p>360</text:p>
          </table:table-cell>
          <table:table-cell table:formula="oooc:=[.F12]" office:value-type="float" office:value="3.20531561461794">
            <text:p>3.21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8">
            <text:p>1.8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115.20514128154">
            <text:p>1115.21</text:p>
          </table:table-cell>
          <table:table-cell table:formula="oooc:=[.AA12]/[.M13]" office:value-type="float" office:value="21.5207042288385">
            <text:p>21.52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23]*[$globals.$C$32]/[.R13]*[.K13]*[.Y13]" office:value-type="float" office:value="2389.72530274615">
            <text:p>2389.73</text:p>
          </table:table-cell>
          <table:table-cell table:formula="oooc:=[.S13]/[.H13]" office:value-type="float" office:value="6.01851851851852">
            <text:p>6.02</text:p>
          </table:table-cell>
          <table:table-cell table:formula="oooc:=[.I13]/[.J13]" office:value-type="float" office:value="9.02777777777778">
            <text:p>9.03</text:p>
          </table:table-cell>
          <table:table-cell table:formula="oooc:=[.$D13]*[$globals.$C$34]/[.$K13]" office:value-type="float" office:value="361.2">
            <text:p>361.2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3600">
            <text:p>3,600</text:p>
          </table:table-cell>
          <table:table-cell table:formula="oooc:=CEILING(([.R14]-[.V14]/2);[.V14])" office:value-type="float" office:value="7.54">
            <text:p>7.54</text:p>
          </table:table-cell>
          <table:table-cell table:formula="oooc:=CEILING(([.T14]-[.W14]/2);[.W14])" office:value-type="float" office:value="450">
            <text:p>450</text:p>
          </table:table-cell>
          <table:table-cell table:formula="oooc:=[.F13]" office:value-type="float" office:value="3.20531561461794">
            <text:p>3.21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8">
            <text:p>1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692.42464331842">
            <text:p>1692.42</text:p>
          </table:table-cell>
          <table:table-cell table:formula="oooc:=[.AA12]/[.M14]" office:value-type="float" office:value="14.1808381807429">
            <text:p>14.18</text:p>
          </table:table-cell>
          <table:table-cell table:formula="oooc:=([.D14]/[.C14])/([.R14]/[.Q14])" office:value-type="float" office:value="1.00730365590762">
            <text:p>1.01</text:p>
          </table:table-cell>
          <table:table-cell/>
          <table:table-cell table:formula="oooc:=[.I14]^[$globals.$C$23]*[$globals.$C$32]/[.R14]*[.K14]*[.Y14]" office:value-type="float" office:value="3626.62423568233">
            <text:p>3626.62</text:p>
          </table:table-cell>
          <table:table-cell table:formula="oooc:=[.S14]/[.H14]" office:value-type="float" office:value="7.54068838921106">
            <text:p>7.54</text:p>
          </table:table-cell>
          <table:table-cell table:formula="oooc:=[.I14]/[.J14]" office:value-type="float" office:value="11.3110325838166">
            <text:p>11.31</text:p>
          </table:table-cell>
          <table:table-cell table:formula="oooc:=[.$D14]*[$globals.$C$34]/[.$K14]" office:value-type="float" office:value="452.4">
            <text:p>452.4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5500">
            <text:p>5,500</text:p>
          </table:table-cell>
          <table:table-cell table:formula="oooc:=CEILING(([.R15]-[.V15]/2);[.V15])" office:value-type="float" office:value="9.45">
            <text:p>9.45</text:p>
          </table:table-cell>
          <table:table-cell table:formula="oooc:=CEILING(([.T15]-[.W15]/2);[.W15])" office:value-type="float" office:value="570">
            <text:p>570</text:p>
          </table:table-cell>
          <table:table-cell table:formula="oooc:=[.F14]" office:value-type="float" office:value="3.20531561461794">
            <text:p>3.21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8">
            <text:p>1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568.40743221465">
            <text:p>2568.41</text:p>
          </table:table-cell>
          <table:table-cell table:formula="oooc:=[.AA12]/[.M15]" office:value-type="float" office:value="9.34431184825908">
            <text:p>9.34</text:p>
          </table:table-cell>
          <table:table-cell table:formula="oooc:=([.D15]/[.C15])/([.R15]/[.Q15])" office:value-type="float" office:value="1.00090732678657">
            <text:p>1</text:p>
          </table:table-cell>
          <table:table-cell/>
          <table:table-cell table:formula="oooc:=[.I15]^[$globals.$C$23]*[$globals.$C$32]/[.R15]*[.K15]*[.Y15]" office:value-type="float" office:value="5503.73021188853">
            <text:p>5503.73</text:p>
          </table:table-cell>
          <table:table-cell table:formula="oooc:=[.S15]/[.H15]" office:value-type="float" office:value="9.44783690674417">
            <text:p>9.45</text:p>
          </table:table-cell>
          <table:table-cell table:formula="oooc:=[.I15]/[.J15]" office:value-type="float" office:value="14.1717553601163">
            <text:p>14.17</text:p>
          </table:table-cell>
          <table:table-cell table:formula="oooc:=[.$D15]*[$globals.$C$34]/[.$K15]" office:value-type="float" office:value="567">
            <text:p>567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8400">
            <text:p>8,400</text:p>
          </table:table-cell>
          <table:table-cell table:formula="oooc:=CEILING(([.R16]-[.V16]/2);[.V16])" office:value-type="float" office:value="11.84">
            <text:p>11.84</text:p>
          </table:table-cell>
          <table:table-cell table:formula="oooc:=CEILING(([.T16]-[.W16]/2);[.W16])" office:value-type="float" office:value="710">
            <text:p>710</text:p>
          </table:table-cell>
          <table:table-cell table:formula="oooc:=[.F15]" office:value-type="float" office:value="3.20531561461794">
            <text:p>3.21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8">
            <text:p>1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3897.79052432191">
            <text:p>3897.79</text:p>
          </table:table-cell>
          <table:table-cell table:formula="oooc:=[.AA12]/[.M16]" office:value-type="float" office:value="6.15733448225138">
            <text:p>6.16</text:p>
          </table:table-cell>
          <table:table-cell table:formula="oooc:=([.D16]/[.C16])/([.R16]/[.Q16])" office:value-type="float" office:value="0.994558537768096">
            <text:p>0.99</text:p>
          </table:table-cell>
          <table:table-cell/>
          <table:table-cell table:formula="oooc:=[.I16]^[$globals.$C$23]*[$globals.$C$32]/[.R16]*[.K16]*[.Y16]" office:value-type="float" office:value="8352.4082664041">
            <text:p>8352.41</text:p>
          </table:table-cell>
          <table:table-cell table:formula="oooc:=[.S16]/[.H16]" office:value-type="float" office:value="11.8373307063251">
            <text:p>11.84</text:p>
          </table:table-cell>
          <table:table-cell table:formula="oooc:=[.I16]/[.J16]" office:value-type="float" office:value="17.7559960594876">
            <text:p>17.76</text:p>
          </table:table-cell>
          <table:table-cell table:formula="oooc:=[.$D16]*[$globals.$C$34]/[.$K16]" office:value-type="float" office:value="710.4">
            <text:p>710.4</text:p>
          </table:table-cell>
          <table:table-cell table:formula="oooc:=MAX(10^(FLOOR(LOG([.Q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3000">
            <text:p>13,000</text:p>
          </table:table-cell>
          <table:table-cell table:formula="oooc:=CEILING(([.R17]-[.V17]/2);[.V17])" office:value-type="float" office:value="14.83">
            <text:p>14.83</text:p>
          </table:table-cell>
          <table:table-cell table:formula="oooc:=CEILING(([.T17]-[.W17]/2);[.W17])" office:value-type="float" office:value="890">
            <text:p>890</text:p>
          </table:table-cell>
          <table:table-cell table:formula="oooc:=[.F16]" office:value-type="float" office:value="3.20531561461794">
            <text:p>3.21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8">
            <text:p>1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5915.2495748673">
            <text:p>5915.25</text:p>
          </table:table-cell>
          <table:table-cell table:formula="oooc:=[.AA12]/[.M17]" office:value-type="float" office:value="4.05730978824142">
            <text:p>4.06</text:p>
          </table:table-cell>
          <table:table-cell table:formula="oooc:=([.D17]/[.C17])/([.R17]/[.Q17])" office:value-type="float" office:value="0.97496475583411">
            <text:p>0.97</text:p>
          </table:table-cell>
          <table:table-cell/>
          <table:table-cell table:formula="oooc:=[.I17]^[$globals.$C$23]*[$globals.$C$32]/[.R17]*[.K17]*[.Y17]" office:value-type="float" office:value="12675.5348032871">
            <text:p>12675.53</text:p>
          </table:table-cell>
          <table:table-cell table:formula="oooc:=[.S17]/[.H17]" office:value-type="float" office:value="14.8311618451926">
            <text:p>14.83</text:p>
          </table:table-cell>
          <table:table-cell table:formula="oooc:=[.I17]/[.J17]" office:value-type="float" office:value="22.246742767789">
            <text:p>22.25</text:p>
          </table:table-cell>
          <table:table-cell table:formula="oooc:=[.$D17]*[$globals.$C$34]/[.$K17]" office:value-type="float" office:value="889.8">
            <text:p>889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19000">
            <text:p>19,000</text:p>
          </table:table-cell>
          <table:table-cell table:formula="oooc:=CEILING(([.R18]-[.V18]/2);[.V18])" office:value-type="float" office:value="18.58">
            <text:p>18.58</text:p>
          </table:table-cell>
          <table:table-cell table:formula="oooc:=CEILING(([.T18]-[.W18]/2);[.W18])" office:value-type="float" office:value="1100">
            <text:p>1100</text:p>
          </table:table-cell>
          <table:table-cell table:formula="oooc:=[.F17]" office:value-type="float" office:value="3.20531561461794">
            <text:p>3.21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8">
            <text:p>1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8976.92611099333">
            <text:p>8976.93</text:p>
          </table:table-cell>
          <table:table-cell table:formula="oooc:=[.AA12]/[.M18]" office:value-type="float" office:value="2.6735209472883">
            <text:p>2.67</text:p>
          </table:table-cell>
          <table:table-cell table:formula="oooc:=([.D18]/[.C18])/([.R18]/[.Q18])" office:value-type="float" office:value="1.01231672205911">
            <text:p>1.01</text:p>
          </table:table-cell>
          <table:table-cell/>
          <table:table-cell table:formula="oooc:=[.I18]^[$globals.$C$23]*[$globals.$C$32]/[.R18]*[.K18]*[.Y18]" office:value-type="float" office:value="19236.2702378429">
            <text:p>19236.27</text:p>
          </table:table-cell>
          <table:table-cell table:formula="oooc:=[.S18]/[.H18]" office:value-type="float" office:value="18.5821759259259">
            <text:p>18.58</text:p>
          </table:table-cell>
          <table:table-cell table:formula="oooc:=[.I18]/[.J18]" office:value-type="float" office:value="27.8732638888889">
            <text:p>27.87</text:p>
          </table:table-cell>
          <table:table-cell table:formula="oooc:=[.$D18]*[$globals.$C$34]/[.$K18]" office:value-type="float" office:value="1114.8">
            <text:p>1114.8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9.13105412395932">
            <text:p>9.13</text:p>
          </table:table-cell>
          <table:table-cell/>
          <table:table-cell table:style-name="ce12" office:value-type="float" office:value="5">
            <text:p>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1.8">
            <text:p>1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29.3402777777778">
            <text:p>29.34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71000">
            <text:p>71,000</text:p>
          </table:table-cell>
          <table:table-cell table:formula="oooc:=CEILING(([.R21]-[.V21]/2);[.V21])" office:value-type="float" office:value="5.87">
            <text:p>5.87</text:p>
          </table:table-cell>
          <table:table-cell table:formula="oooc:=CEILING(([.T21]-[.W21]/2);[.W21])" office:value-type="float" office:value="350">
            <text:p>350</text:p>
          </table:table-cell>
          <table:table-cell table:formula="oooc:=[.F20]" office:value-type="float" office:value="9.13105412395932">
            <text:p>9.13</text:p>
          </table:table-cell>
          <table:table-cell/>
          <table:table-cell table:formula="oooc:=[.H20]" office:value-type="float" office:value="5">
            <text:p>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.8">
            <text:p>1.8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4546.7363094658">
            <text:p>34546.74</text:p>
          </table:table-cell>
          <table:table-cell table:formula="oooc:=[.AA20]/[.M21]" office:value-type="float" office:value="20.8413319727317">
            <text:p>20.84</text:p>
          </table:table-cell>
          <table:table-cell table:formula="oooc:=([.D21]/[.C21])/([.R21]/[.Q21])" office:value-type="float" office:value="0.993336698727115">
            <text:p>0.99</text:p>
          </table:table-cell>
          <table:table-cell/>
          <table:table-cell table:formula="oooc:=[.I21]^[$globals.$C$23]*[$globals.$C$32]/[.R21]*[.K21]*[.Y21]" office:value-type="float" office:value="70503.5434887058">
            <text:p>70503.54</text:p>
          </table:table-cell>
          <table:table-cell table:formula="oooc:=[.S21]/[.H21]" office:value-type="float" office:value="5.86805555555556">
            <text:p>5.87</text:p>
          </table:table-cell>
          <table:table-cell table:formula="oooc:=[.I21]/[.J21]" office:value-type="float" office:value="29.3402777777778">
            <text:p>29.34</text:p>
          </table:table-cell>
          <table:table-cell table:formula="oooc:=[.$D21]*[$globals.$C$34]/[.$K21]" office:value-type="float" office:value="352.2">
            <text:p>352.2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10000">
            <text:p>110,000</text:p>
          </table:table-cell>
          <table:table-cell table:formula="oooc:=CEILING(([.R22]-[.V22]/2);[.V22])" office:value-type="float" office:value="7.35">
            <text:p>7.35</text:p>
          </table:table-cell>
          <table:table-cell table:formula="oooc:=CEILING(([.T22]-[.W22]/2);[.W22])" office:value-type="float" office:value="440">
            <text:p>440</text:p>
          </table:table-cell>
          <table:table-cell table:formula="oooc:=[.F21]" office:value-type="float" office:value="9.13105412395932">
            <text:p>9.13</text:p>
          </table:table-cell>
          <table:table-cell/>
          <table:table-cell table:formula="oooc:=[.H21]" office:value-type="float" office:value="5">
            <text:p>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.8">
            <text:p>1.8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52427.7962072298">
            <text:p>52427.8</text:p>
          </table:table-cell>
          <table:table-cell table:formula="oooc:=[.AA20]/[.M22]" office:value-type="float" office:value="13.7331730892155">
            <text:p>13.73</text:p>
          </table:table-cell>
          <table:table-cell table:formula="oooc:=([.D22]/[.C22])/([.R22]/[.Q22])" office:value-type="float" office:value="0.972399140719463">
            <text:p>0.97</text:p>
          </table:table-cell>
          <table:table-cell/>
          <table:table-cell table:formula="oooc:=[.I22]^[$globals.$C$23]*[$globals.$C$32]/[.R22]*[.K22]*[.Y22]" office:value-type="float" office:value="106995.502463734">
            <text:p>106995.5</text:p>
          </table:table-cell>
          <table:table-cell table:formula="oooc:=[.S22]/[.H22]" office:value-type="float" office:value="7.35217117948078">
            <text:p>7.35</text:p>
          </table:table-cell>
          <table:table-cell table:formula="oooc:=[.I22]/[.J22]" office:value-type="float" office:value="36.7608558974039">
            <text:p>36.76</text:p>
          </table:table-cell>
          <table:table-cell table:formula="oooc:=[.$D22]*[$globals.$C$34]/[.$K22]" office:value-type="float" office:value="441">
            <text:p>441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60000">
            <text:p>160,000</text:p>
          </table:table-cell>
          <table:table-cell table:formula="oooc:=CEILING(([.R23]-[.V23]/2);[.V23])" office:value-type="float" office:value="9.21">
            <text:p>9.21</text:p>
          </table:table-cell>
          <table:table-cell table:formula="oooc:=CEILING(([.T23]-[.W23]/2);[.W23])" office:value-type="float" office:value="550">
            <text:p>550</text:p>
          </table:table-cell>
          <table:table-cell table:formula="oooc:=[.F22]" office:value-type="float" office:value="9.13105412395932">
            <text:p>9.13</text:p>
          </table:table-cell>
          <table:table-cell/>
          <table:table-cell table:formula="oooc:=[.H22]" office:value-type="float" office:value="5">
            <text:p>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.8">
            <text:p>1.8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79563.9214808745">
            <text:p>79563.92</text:p>
          </table:table-cell>
          <table:table-cell table:formula="oooc:=[.AA20]/[.M23]" office:value-type="float" office:value="9.04932771787868">
            <text:p>9.05</text:p>
          </table:table-cell>
          <table:table-cell table:formula="oooc:=([.D23]/[.C23])/([.R23]/[.Q23])" office:value-type="float" office:value="1.01466515013842">
            <text:p>1.01</text:p>
          </table:table-cell>
          <table:table-cell/>
          <table:table-cell table:formula="oooc:=[.I23]^[$globals.$C$23]*[$globals.$C$32]/[.R23]*[.K23]*[.Y23]" office:value-type="float" office:value="162375.349960968">
            <text:p>162375.35</text:p>
          </table:table-cell>
          <table:table-cell table:formula="oooc:=[.S23]/[.H23]" office:value-type="float" office:value="9.21164098407556">
            <text:p>9.21</text:p>
          </table:table-cell>
          <table:table-cell table:formula="oooc:=[.I23]/[.J23]" office:value-type="float" office:value="46.0582049203778">
            <text:p>46.06</text:p>
          </table:table-cell>
          <table:table-cell table:formula="oooc:=[.$D23]*[$globals.$C$34]/[.$K23]" office:value-type="float" office:value="552.6">
            <text:p>552.6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50000">
            <text:p>250,000</text:p>
          </table:table-cell>
          <table:table-cell table:formula="oooc:=CEILING(([.R24]-[.V24]/2);[.V24])" office:value-type="float" office:value="11.54">
            <text:p>11.54</text:p>
          </table:table-cell>
          <table:table-cell table:formula="oooc:=CEILING(([.T24]-[.W24]/2);[.W24])" office:value-type="float" office:value="690">
            <text:p>690</text:p>
          </table:table-cell>
          <table:table-cell table:formula="oooc:=[.F23]" office:value-type="float" office:value="9.13105412395932">
            <text:p>9.13</text:p>
          </table:table-cell>
          <table:table-cell/>
          <table:table-cell table:formula="oooc:=[.H23]" office:value-type="float" office:value="5">
            <text:p>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.8">
            <text:p>1.8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20745.445343396">
            <text:p>120745.45</text:p>
          </table:table-cell>
          <table:table-cell table:formula="oooc:=[.AA20]/[.M24]" office:value-type="float" office:value="5.96295784037522">
            <text:p>5.96</text:p>
          </table:table-cell>
          <table:table-cell table:formula="oooc:=([.D24]/[.C24])/([.R24]/[.Q24])" office:value-type="float" office:value="0.985557758525132">
            <text:p>0.99</text:p>
          </table:table-cell>
          <table:table-cell/>
          <table:table-cell table:formula="oooc:=[.I24]^[$globals.$C$23]*[$globals.$C$32]/[.R24]*[.K24]*[.Y24]" office:value-type="float" office:value="246419.276211012">
            <text:p>246419.28</text:p>
          </table:table-cell>
          <table:table-cell table:formula="oooc:=[.S24]/[.H24]" office:value-type="float" office:value="11.541397438667">
            <text:p>11.54</text:p>
          </table:table-cell>
          <table:table-cell table:formula="oooc:=[.I24]/[.J24]" office:value-type="float" office:value="57.7069871933348">
            <text:p>57.71</text:p>
          </table:table-cell>
          <table:table-cell table:formula="oooc:=[.$D24]*[$globals.$C$34]/[.$K24]" office:value-type="float" office:value="692.4">
            <text:p>692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370000">
            <text:p>370,000</text:p>
          </table:table-cell>
          <table:table-cell table:formula="oooc:=CEILING(([.R25]-[.V25]/2);[.V25])" office:value-type="float" office:value="14.46">
            <text:p>14.46</text:p>
          </table:table-cell>
          <table:table-cell table:formula="oooc:=CEILING(([.T25]-[.W25]/2);[.W25])" office:value-type="float" office:value="870">
            <text:p>870</text:p>
          </table:table-cell>
          <table:table-cell table:formula="oooc:=[.F24]" office:value-type="float" office:value="9.13105412395932">
            <text:p>9.13</text:p>
          </table:table-cell>
          <table:table-cell/>
          <table:table-cell table:formula="oooc:=[.H24]" office:value-type="float" office:value="5">
            <text:p>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.8">
            <text:p>1.8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83242.131607095">
            <text:p>183242.13</text:p>
          </table:table-cell>
          <table:table-cell table:formula="oooc:=[.AA20]/[.M25]" office:value-type="float" office:value="3.92922737628818">
            <text:p>3.93</text:p>
          </table:table-cell>
          <table:table-cell table:formula="oooc:=([.D25]/[.C25])/([.R25]/[.Q25])" office:value-type="float" office:value="1.01068549792121">
            <text:p>1.01</text:p>
          </table:table-cell>
          <table:table-cell/>
          <table:table-cell table:formula="oooc:=[.I25]^[$globals.$C$23]*[$globals.$C$32]/[.R25]*[.K25]*[.Y25]" office:value-type="float" office:value="373963.533892031">
            <text:p>373963.53</text:p>
          </table:table-cell>
          <table:table-cell table:formula="oooc:=[.S25]/[.H25]" office:value-type="float" office:value="14.4603827990628">
            <text:p>14.46</text:p>
          </table:table-cell>
          <table:table-cell table:formula="oooc:=[.I25]/[.J25]" office:value-type="float" office:value="72.3019139953141">
            <text:p>72.3</text:p>
          </table:table-cell>
          <table:table-cell table:formula="oooc:=[.$D25]*[$globals.$C$34]/[.$K25]" office:value-type="float" office:value="867.6">
            <text:p>867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570000">
            <text:p>570,000</text:p>
          </table:table-cell>
          <table:table-cell table:formula="oooc:=CEILING(([.R26]-[.V26]/2);[.V26])" office:value-type="float" office:value="18.12">
            <text:p>18.12</text:p>
          </table:table-cell>
          <table:table-cell table:formula="oooc:=CEILING(([.T26]-[.W26]/2);[.W26])" office:value-type="float" office:value="1100">
            <text:p>1100</text:p>
          </table:table-cell>
          <table:table-cell table:formula="oooc:=[.F25]" office:value-type="float" office:value="9.13105412395932">
            <text:p>9.13</text:p>
          </table:table-cell>
          <table:table-cell/>
          <table:table-cell table:formula="oooc:=[.H25]" office:value-type="float" office:value="5">
            <text:p>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.8">
            <text:p>1.8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278086.504219006">
            <text:p>278086.5</text:p>
          </table:table-cell>
          <table:table-cell table:formula="oooc:=[.AA20]/[.M26]" office:value-type="float" office:value="2.58912241002881">
            <text:p>2.59</text:p>
          </table:table-cell>
          <table:table-cell table:formula="oooc:=([.D26]/[.C26])/([.R26]/[.Q26])" office:value-type="float" office:value="0.995785933673879">
            <text:p>1</text:p>
          </table:table-cell>
          <table:table-cell/>
          <table:table-cell table:formula="oooc:=[.I26]^[$globals.$C$23]*[$globals.$C$32]/[.R26]*[.K26]*[.Y26]" office:value-type="float" office:value="567523.477997972">
            <text:p>567523.48</text:p>
          </table:table-cell>
          <table:table-cell table:formula="oooc:=[.S26]/[.H26]" office:value-type="float" office:value="18.1176215277778">
            <text:p>18.12</text:p>
          </table:table-cell>
          <table:table-cell table:formula="oooc:=[.I26]/[.J26]" office:value-type="float" office:value="90.5881076388889">
            <text:p>90.59</text:p>
          </table:table-cell>
          <table:table-cell table:formula="oooc:=[.$D26]*[$globals.$C$34]/[.$K26]" office:value-type="float" office:value="1087.2">
            <text:p>1087.2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0">
            <text:p>10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46.8268020923046">
            <text:p>46.83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1.8">
            <text:p>1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95.3559027777778">
            <text:p>95.36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3700000">
            <text:p>3,700,000</text:p>
          </table:table-cell>
          <table:table-cell table:formula="oooc:=CEILING(([.R29]-[.V29]/2);[.V29])" office:value-type="float" office:value="3.18">
            <text:p>3.18</text:p>
          </table:table-cell>
          <table:table-cell table:formula="oooc:=CEILING(([.T29]-[.W29]/2);[.W29])" office:value-type="float" office:value="190">
            <text:p>190</text:p>
          </table:table-cell>
          <table:table-cell table:formula="oooc:=[.F28]" office:value-type="float" office:value="46.8268020923046">
            <text:p>46.83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.8">
            <text:p>1.8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1070186.05407816">
            <text:p>1070186.05</text:p>
          </table:table-cell>
          <table:table-cell table:formula="oooc:=[.AA28]/[.M29]" office:value-type="float" office:value="20.1834063504087">
            <text:p>20.18</text:p>
          </table:table-cell>
          <table:table-cell table:formula="oooc:=([.D29]/[.C29])/([.R29]/[.Q29])" office:value-type="float" office:value="1.01238448695424">
            <text:p>1.01</text:p>
          </table:table-cell>
          <table:table-cell/>
          <table:table-cell table:formula="oooc:=[.I29]^[$globals.$C$23]*[$globals.$C$32]/[.R29]*[.K29]*[.Y29]" office:value-type="float" office:value="3744091.15129386">
            <text:p>3744091.15</text:p>
          </table:table-cell>
          <table:table-cell table:formula="oooc:=[.S29]/[.H29]" office:value-type="float" office:value="3.17853009259259">
            <text:p>3.18</text:p>
          </table:table-cell>
          <table:table-cell table:formula="oooc:=[.I29]/[.J29]" office:value-type="float" office:value="95.3559027777778">
            <text:p>95.36</text:p>
          </table:table-cell>
          <table:table-cell table:formula="oooc:=[.$D29]*[$globals.$C$34]/[.$K29]" office:value-type="float" office:value="190.8">
            <text:p>190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5700000">
            <text:p>5,700,000</text:p>
          </table:table-cell>
          <table:table-cell table:formula="oooc:=CEILING(([.R30]-[.V30]/2);[.V30])" office:value-type="float" office:value="3.98">
            <text:p>3.98</text:p>
          </table:table-cell>
          <table:table-cell table:formula="oooc:=CEILING(([.T30]-[.W30]/2);[.W30])" office:value-type="float" office:value="240">
            <text:p>240</text:p>
          </table:table-cell>
          <table:table-cell table:formula="oooc:=[.F29]" office:value-type="float" office:value="46.8268020923046">
            <text:p>46.83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.8">
            <text:p>1.8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624104.10767676">
            <text:p>1624104.11</text:p>
          </table:table-cell>
          <table:table-cell table:formula="oooc:=[.AA28]/[.M30]" office:value-type="float" office:value="13.2996400279403">
            <text:p>13.3</text:p>
          </table:table-cell>
          <table:table-cell table:formula="oooc:=([.D30]/[.C30])/([.R30]/[.Q30])" office:value-type="float" office:value="0.996234291308854">
            <text:p>1</text:p>
          </table:table-cell>
          <table:table-cell/>
          <table:table-cell table:formula="oooc:=[.I30]^[$globals.$C$23]*[$globals.$C$32]/[.R30]*[.K30]*[.Y30]" office:value-type="float" office:value="5681996.87816941">
            <text:p>5681996.88</text:p>
          </table:table-cell>
          <table:table-cell table:formula="oooc:=[.S30]/[.H30]" office:value-type="float" office:value="3.98242605555209">
            <text:p>3.98</text:p>
          </table:table-cell>
          <table:table-cell table:formula="oooc:=[.I30]/[.J30]" office:value-type="float" office:value="119.472781666563">
            <text:p>119.47</text:p>
          </table:table-cell>
          <table:table-cell table:formula="oooc:=[.$D30]*[$globals.$C$34]/[.$K30]" office:value-type="float" office:value="238.8">
            <text:p>238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8600000">
            <text:p>8,600,000</text:p>
          </table:table-cell>
          <table:table-cell table:formula="oooc:=CEILING(([.R31]-[.V31]/2);[.V31])" office:value-type="float" office:value="4.99">
            <text:p>4.99</text:p>
          </table:table-cell>
          <table:table-cell table:formula="oooc:=CEILING(([.T31]-[.W31]/2);[.W31])" office:value-type="float" office:value="300">
            <text:p>300</text:p>
          </table:table-cell>
          <table:table-cell table:formula="oooc:=[.F30]" office:value-type="float" office:value="46.8268020923046">
            <text:p>46.83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.8">
            <text:p>1.8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464724.84155532">
            <text:p>2464724.84</text:p>
          </table:table-cell>
          <table:table-cell table:formula="oooc:=[.AA28]/[.M31]" office:value-type="float" office:value="8.76365573788337">
            <text:p>8.76</text:p>
          </table:table-cell>
          <table:table-cell table:formula="oooc:=([.D31]/[.C31])/([.R31]/[.Q31])" office:value-type="float" office:value="1.00274048283441">
            <text:p>1</text:p>
          </table:table-cell>
          <table:table-cell/>
          <table:table-cell table:formula="oooc:=[.I31]^[$globals.$C$23]*[$globals.$C$32]/[.R31]*[.K31]*[.Y31]" office:value-type="float" office:value="8622944.0520886">
            <text:p>8622944.05</text:p>
          </table:table-cell>
          <table:table-cell table:formula="oooc:=[.S31]/[.H31]" office:value-type="float" office:value="4.98963886637426">
            <text:p>4.99</text:p>
          </table:table-cell>
          <table:table-cell table:formula="oooc:=[.I31]/[.J31]" office:value-type="float" office:value="149.689165991228">
            <text:p>149.69</text:p>
          </table:table-cell>
          <table:table-cell table:formula="oooc:=[.$D31]*[$globals.$C$34]/[.$K31]" office:value-type="float" office:value="299.4">
            <text:p>299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3000000">
            <text:p>13,000,000</text:p>
          </table:table-cell>
          <table:table-cell table:formula="oooc:=CEILING(([.R32]-[.V32]/2);[.V32])" office:value-type="float" office:value="6.25">
            <text:p>6.25</text:p>
          </table:table-cell>
          <table:table-cell table:formula="oooc:=CEILING(([.T32]-[.W32]/2);[.W32])" office:value-type="float" office:value="370">
            <text:p>370</text:p>
          </table:table-cell>
          <table:table-cell table:formula="oooc:=[.F31]" office:value-type="float" office:value="46.8268020923046">
            <text:p>46.83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.8">
            <text:p>1.8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3740442.81759122">
            <text:p>3740442.82</text:p>
          </table:table-cell>
          <table:table-cell table:formula="oooc:=[.AA28]/[.M32]" office:value-type="float" office:value="5.77471734052869">
            <text:p>5.77</text:p>
          </table:table-cell>
          <table:table-cell table:formula="oooc:=([.D32]/[.C32])/([.R32]/[.Q32])" office:value-type="float" office:value="1.00636680616315">
            <text:p>1.01</text:p>
          </table:table-cell>
          <table:table-cell/>
          <table:table-cell table:formula="oooc:=[.I32]^[$globals.$C$23]*[$globals.$C$32]/[.R32]*[.K32]*[.Y32]" office:value-type="float" office:value="13086097.3210188">
            <text:p>13086097.32</text:p>
          </table:table-cell>
          <table:table-cell table:formula="oooc:=[.S32]/[.H32]" office:value-type="float" office:value="6.25159027927794">
            <text:p>6.25</text:p>
          </table:table-cell>
          <table:table-cell table:formula="oooc:=[.I32]/[.J32]" office:value-type="float" office:value="187.547708378338">
            <text:p>187.55</text:p>
          </table:table-cell>
          <table:table-cell table:formula="oooc:=[.$D32]*[$globals.$C$34]/[.$K32]" office:value-type="float" office:value="375">
            <text:p>375</text:p>
          </table:table-cell>
          <table:table-cell table:formula="oooc:=MAX(10^(FLOOR(LOG([.Q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20000000">
            <text:p>20,000,000</text:p>
          </table:table-cell>
          <table:table-cell table:formula="oooc:=CEILING(([.R33]-[.V33]/2);[.V33])" office:value-type="float" office:value="7.83">
            <text:p>7.83</text:p>
          </table:table-cell>
          <table:table-cell table:formula="oooc:=CEILING(([.T33]-[.W33]/2);[.W33])" office:value-type="float" office:value="470">
            <text:p>470</text:p>
          </table:table-cell>
          <table:table-cell table:formula="oooc:=[.F32]" office:value-type="float" office:value="46.8268020923046">
            <text:p>46.83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.8">
            <text:p>1.8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5676460.20187835">
            <text:p>5676460.2</text:p>
          </table:table-cell>
          <table:table-cell table:formula="oooc:=[.AA28]/[.M33]" office:value-type="float" office:value="3.80518830958289">
            <text:p>3.81</text:p>
          </table:table-cell>
          <table:table-cell table:formula="oooc:=([.D33]/[.C33])/([.R33]/[.Q33])" office:value-type="float" office:value="0.992623583459355">
            <text:p>0.99</text:p>
          </table:table-cell>
          <table:table-cell/>
          <table:table-cell table:formula="oooc:=[.I33]^[$globals.$C$23]*[$globals.$C$32]/[.R33]*[.K33]*[.Y33]" office:value-type="float" office:value="19859335.9832479">
            <text:p>19859335.98</text:p>
          </table:table-cell>
          <table:table-cell table:formula="oooc:=[.S33]/[.H33]" office:value-type="float" office:value="7.83270734949236">
            <text:p>7.83</text:p>
          </table:table-cell>
          <table:table-cell table:formula="oooc:=[.I33]/[.J33]" office:value-type="float" office:value="234.981220484771">
            <text:p>234.98</text:p>
          </table:table-cell>
          <table:table-cell table:formula="oooc:=[.$D33]*[$globals.$C$34]/[.$K33]" office:value-type="float" office:value="469.8">
            <text:p>469.8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30000000">
            <text:p>30,000,000</text:p>
          </table:table-cell>
          <table:table-cell table:formula="oooc:=CEILING(([.R34]-[.V34]/2);[.V34])" office:value-type="float" office:value="9.81">
            <text:p>9.81</text:p>
          </table:table-cell>
          <table:table-cell table:formula="oooc:=CEILING(([.T34]-[.W34]/2);[.W34])" office:value-type="float" office:value="590">
            <text:p>590</text:p>
          </table:table-cell>
          <table:table-cell table:formula="oooc:=[.F33]" office:value-type="float" office:value="46.8268020923046">
            <text:p>46.83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.8">
            <text:p>1.8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8614541.64516793">
            <text:p>8614541.65</text:p>
          </table:table-cell>
          <table:table-cell table:formula="oooc:=[.AA28]/[.M34]" office:value-type="float" office:value="2.50738819193194">
            <text:p>2.51</text:p>
          </table:table-cell>
          <table:table-cell table:formula="oooc:=([.D34]/[.C34])/([.R34]/[.Q34])" office:value-type="float" office:value="1.0042313148054">
            <text:p>1</text:p>
          </table:table-cell>
          <table:table-cell/>
          <table:table-cell table:formula="oooc:=[.I34]^[$globals.$C$23]*[$globals.$C$32]/[.R34]*[.K34]*[.Y34]" office:value-type="float" office:value="30138338.1172056">
            <text:p>30138338.12</text:p>
          </table:table-cell>
          <table:table-cell table:formula="oooc:=[.S34]/[.H34]" office:value-type="float" office:value="9.81371166087963">
            <text:p>9.81</text:p>
          </table:table-cell>
          <table:table-cell table:formula="oooc:=[.I34]/[.J34]" office:value-type="float" office:value="294.411349826389">
            <text:p>294.41</text:p>
          </table:table-cell>
          <table:table-cell table:formula="oooc:=[.$D34]*[$globals.$C$34]/[.$K34]" office:value-type="float" office:value="588.6">
            <text:p>588.6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120.184254556092">
            <text:p>120.18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1.8">
            <text:p>1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309.906684027778">
            <text:p>309.91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99000000">
            <text:p>99,000,000</text:p>
          </table:table-cell>
          <table:table-cell table:formula="oooc:=CEILING(([.R37]-[.V37]/2);[.V37])" office:value-type="float" office:value="3.44">
            <text:p>3.44</text:p>
          </table:table-cell>
          <table:table-cell table:formula="oooc:=CEILING(([.T37]-[.W37]/2);[.W37])" office:value-type="float" office:value="210">
            <text:p>210</text:p>
          </table:table-cell>
          <table:table-cell table:formula="oooc:=[.F36]" office:value-type="float" office:value="120.184254556092">
            <text:p>120.18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.8">
            <text:p>1.8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33152138.6009935">
            <text:p>33152138.6</text:p>
          </table:table-cell>
          <table:table-cell table:formula="oooc:=[.AA36]/[.M37]" office:value-type="float" office:value="19.5462503278923">
            <text:p>19.55</text:p>
          </table:table-cell>
          <table:table-cell table:formula="oooc:=([.D37]/[.C37])/([.R37]/[.Q37])" office:value-type="float" office:value="1.00319809790479">
            <text:p>1</text:p>
          </table:table-cell>
          <table:table-cell/>
          <table:table-cell table:formula="oooc:=[.I37]^[$globals.$C$23]*[$globals.$C$32]/[.R37]*[.K37]*[.Y37]" office:value-type="float" office:value="99414992.8892766">
            <text:p>99414992.89</text:p>
          </table:table-cell>
          <table:table-cell table:formula="oooc:=[.S37]/[.H37]" office:value-type="float" office:value="3.44340760030864">
            <text:p>3.44</text:p>
          </table:table-cell>
          <table:table-cell table:formula="oooc:=[.I37]/[.J37]" office:value-type="float" office:value="309.906684027778">
            <text:p>309.91</text:p>
          </table:table-cell>
          <table:table-cell table:formula="oooc:=[.$D37]*[$globals.$C$34]/[.$K37]" office:value-type="float" office:value="206.4">
            <text:p>206.4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50000000">
            <text:p>150,000,000</text:p>
          </table:table-cell>
          <table:table-cell table:formula="oooc:=CEILING(([.R38]-[.V38]/2);[.V38])" office:value-type="float" office:value="4.31">
            <text:p>4.31</text:p>
          </table:table-cell>
          <table:table-cell table:formula="oooc:=CEILING(([.T38]-[.W38]/2);[.W38])" office:value-type="float" office:value="260">
            <text:p>260</text:p>
          </table:table-cell>
          <table:table-cell table:formula="oooc:=[.F37]" office:value-type="float" office:value="120.184254556092">
            <text:p>120.18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.8">
            <text:p>1.8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50311368.0793772">
            <text:p>50311368.08</text:p>
          </table:table-cell>
          <table:table-cell table:formula="oooc:=[.AA36]/[.M38]" office:value-type="float" office:value="12.8797928726096">
            <text:p>12.88</text:p>
          </table:table-cell>
          <table:table-cell table:formula="oooc:=([.D38]/[.C38])/([.R38]/[.Q38])" office:value-type="float" office:value="1.00480698965013">
            <text:p>1</text:p>
          </table:table-cell>
          <table:table-cell/>
          <table:table-cell table:formula="oooc:=[.I38]^[$globals.$C$23]*[$globals.$C$32]/[.R38]*[.K38]*[.Y38]" office:value-type="float" office:value="150871241.220956">
            <text:p>150871241.22</text:p>
          </table:table-cell>
          <table:table-cell table:formula="oooc:=[.S38]/[.H38]" office:value-type="float" office:value="4.31429489351477">
            <text:p>4.31</text:p>
          </table:table-cell>
          <table:table-cell table:formula="oooc:=[.I38]/[.J38]" office:value-type="float" office:value="388.286540416329">
            <text:p>388.29</text:p>
          </table:table-cell>
          <table:table-cell table:formula="oooc:=[.$D38]*[$globals.$C$34]/[.$K38]" office:value-type="float" office:value="258.6">
            <text:p>258.6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30000000">
            <text:p>230,000,000</text:p>
          </table:table-cell>
          <table:table-cell table:formula="oooc:=CEILING(([.R39]-[.V39]/2);[.V39])" office:value-type="float" office:value="5.41">
            <text:p>5.41</text:p>
          </table:table-cell>
          <table:table-cell table:formula="oooc:=CEILING(([.T39]-[.W39]/2);[.W39])" office:value-type="float" office:value="320">
            <text:p>320</text:p>
          </table:table-cell>
          <table:table-cell table:formula="oooc:=[.F38]" office:value-type="float" office:value="120.184254556092">
            <text:p>120.18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.8">
            <text:p>1.8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76352050.4207449">
            <text:p>76352050.42</text:p>
          </table:table-cell>
          <table:table-cell table:formula="oooc:=[.AA36]/[.M39]" office:value-type="float" office:value="8.48700193942582">
            <text:p>8.49</text:p>
          </table:table-cell>
          <table:table-cell table:formula="oooc:=([.D39]/[.C39])/([.R39]/[.Q39])" office:value-type="float" office:value="0.996320920673499">
            <text:p>1</text:p>
          </table:table-cell>
          <table:table-cell/>
          <table:table-cell table:formula="oooc:=[.I39]^[$globals.$C$23]*[$globals.$C$32]/[.R39]*[.K39]*[.Y39]" office:value-type="float" office:value="228960750.949339">
            <text:p>228960750.95</text:p>
          </table:table-cell>
          <table:table-cell table:formula="oooc:=[.S39]/[.H39]" office:value-type="float" office:value="5.40544210523878">
            <text:p>5.41</text:p>
          </table:table-cell>
          <table:table-cell table:formula="oooc:=[.I39]/[.J39]" office:value-type="float" office:value="486.489789471491">
            <text:p>486.49</text:p>
          </table:table-cell>
          <table:table-cell table:formula="oooc:=[.$D39]*[$globals.$C$34]/[.$K39]" office:value-type="float" office:value="324.6">
            <text:p>324.6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50000000">
            <text:p>350,000,000</text:p>
          </table:table-cell>
          <table:table-cell table:formula="oooc:=CEILING(([.R40]-[.V40]/2);[.V40])" office:value-type="float" office:value="6.77">
            <text:p>6.77</text:p>
          </table:table-cell>
          <table:table-cell table:formula="oooc:=CEILING(([.T40]-[.W40]/2);[.W40])" office:value-type="float" office:value="410">
            <text:p>410</text:p>
          </table:table-cell>
          <table:table-cell table:formula="oooc:=[.F39]" office:value-type="float" office:value="120.184254556092">
            <text:p>120.18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.8">
            <text:p>1.8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15871140.579092">
            <text:p>115871140.58</text:p>
          </table:table-cell>
          <table:table-cell table:formula="oooc:=[.AA36]/[.M40]" office:value-type="float" office:value="5.59241927507983">
            <text:p>5.59</text:p>
          </table:table-cell>
          <table:table-cell table:formula="oooc:=([.D40]/[.C40])/([.R40]/[.Q40])" office:value-type="float" office:value="0.992392855954345">
            <text:p>0.99</text:p>
          </table:table-cell>
          <table:table-cell/>
          <table:table-cell table:formula="oooc:=[.I40]^[$globals.$C$23]*[$globals.$C$32]/[.R40]*[.K40]*[.Y40]" office:value-type="float" office:value="347468643.13597">
            <text:p>347468643.14</text:p>
          </table:table-cell>
          <table:table-cell table:formula="oooc:=[.S40]/[.H40]" office:value-type="float" office:value="6.77255613588443">
            <text:p>6.77</text:p>
          </table:table-cell>
          <table:table-cell table:formula="oooc:=[.I40]/[.J40]" office:value-type="float" office:value="609.530052229599">
            <text:p>609.53</text:p>
          </table:table-cell>
          <table:table-cell table:formula="oooc:=[.$D40]*[$globals.$C$34]/[.$K40]" office:value-type="float" office:value="406.2">
            <text:p>406.2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530000000">
            <text:p>530,000,000</text:p>
          </table:table-cell>
          <table:table-cell table:formula="oooc:=CEILING(([.R41]-[.V41]/2);[.V41])" office:value-type="float" office:value="8.49">
            <text:p>8.49</text:p>
          </table:table-cell>
          <table:table-cell table:formula="oooc:=CEILING(([.T41]-[.W41]/2);[.W41])" office:value-type="float" office:value="510">
            <text:p>510</text:p>
          </table:table-cell>
          <table:table-cell table:formula="oooc:=[.F40]" office:value-type="float" office:value="120.184254556092">
            <text:p>120.18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.8">
            <text:p>1.8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75844933.372632">
            <text:p>175844933.37</text:p>
          </table:table-cell>
          <table:table-cell table:formula="oooc:=[.AA36]/[.M41]" office:value-type="float" office:value="3.68506494655053">
            <text:p>3.69</text:p>
          </table:table-cell>
          <table:table-cell table:formula="oooc:=([.D41]/[.C41])/([.R41]/[.Q41])" office:value-type="float" office:value="0.995469618002571">
            <text:p>1</text:p>
          </table:table-cell>
          <table:table-cell/>
          <table:table-cell table:formula="oooc:=[.I41]^[$globals.$C$23]*[$globals.$C$32]/[.R41]*[.K41]*[.Y41]" office:value-type="float" office:value="527315085.498939">
            <text:p>527315085.5</text:p>
          </table:table-cell>
          <table:table-cell table:formula="oooc:=[.S41]/[.H41]" office:value-type="float" office:value="8.48543296195006">
            <text:p>8.49</text:p>
          </table:table-cell>
          <table:table-cell table:formula="oooc:=[.I41]/[.J41]" office:value-type="float" office:value="763.688966575505">
            <text:p>763.69</text:p>
          </table:table-cell>
          <table:table-cell table:formula="oooc:=[.$D41]*[$globals.$C$34]/[.$K41]" office:value-type="float" office:value="509.4">
            <text:p>509.4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800000000">
            <text:p>800,000,000</text:p>
          </table:table-cell>
          <table:table-cell table:formula="oooc:=CEILING(([.R42]-[.V42]/2);[.V42])" office:value-type="float" office:value="10.63">
            <text:p>10.63</text:p>
          </table:table-cell>
          <table:table-cell table:formula="oooc:=CEILING(([.T42]-[.W42]/2);[.W42])" office:value-type="float" office:value="640">
            <text:p>640</text:p>
          </table:table-cell>
          <table:table-cell table:formula="oooc:=[.F41]" office:value-type="float" office:value="120.184254556092">
            <text:p>120.18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.8">
            <text:p>1.8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66860587.013199">
            <text:p>266860587.01</text:p>
          </table:table-cell>
          <table:table-cell table:formula="oooc:=[.AA36]/[.M42]" office:value-type="float" office:value="2.42823418494522">
            <text:p>2.43</text:p>
          </table:table-cell>
          <table:table-cell table:formula="oooc:=([.D42]/[.C42])/([.R42]/[.Q42])" office:value-type="float" office:value="1.0001672989559">
            <text:p>1</text:p>
          </table:table-cell>
          <table:table-cell/>
          <table:table-cell table:formula="oooc:=[.I42]^[$globals.$C$23]*[$globals.$C$32]/[.R42]*[.K42]*[.Y42]" office:value-type="float" office:value="800248324.237832">
            <text:p>800248324.24</text:p>
          </table:table-cell>
          <table:table-cell table:formula="oooc:=[.S42]/[.H42]" office:value-type="float" office:value="10.6315209659529">
            <text:p>10.63</text:p>
          </table:table-cell>
          <table:table-cell table:formula="oooc:=[.I42]/[.J42]" office:value-type="float" office:value="956.836886935764">
            <text:p>956.84</text:p>
          </table:table-cell>
          <table:table-cell table:formula="oooc:=[.$D42]*[$globals.$C$34]/[.$K42]" office:value-type="float" office:value="637.8">
            <text:p>637.8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94.223439753063">
            <text:p>194.22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1.8">
            <text:p>1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007.19672309028">
            <text:p>1007.2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700000000">
            <text:p>1,700,000,000</text:p>
          </table:table-cell>
          <table:table-cell table:formula="oooc:=CEILING(([.R45]-[.V45]/2);[.V45])" office:value-type="float" office:value="5.92">
            <text:p>5.92</text:p>
          </table:table-cell>
          <table:table-cell table:formula="oooc:=CEILING(([.T45]-[.W45]/2);[.W45])" office:value-type="float" office:value="360">
            <text:p>360</text:p>
          </table:table-cell>
          <table:table-cell table:formula="oooc:=[.F44]" office:value-type="float" office:value="194.223439753063">
            <text:p>194.22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.8">
            <text:p>1.8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1026984317.0085">
            <text:p>1026984317.01</text:p>
          </table:table-cell>
          <table:table-cell table:formula="oooc:=[.AA44]/[.M45]" office:value-type="float" office:value="18.9292082440234">
            <text:p>18.93</text:p>
          </table:table-cell>
          <table:table-cell table:formula="oooc:=([.D45]/[.C45])/([.R45]/[.Q45])" office:value-type="float" office:value="0.976899569305715">
            <text:p>0.98</text:p>
          </table:table-cell>
          <table:table-cell/>
          <table:table-cell table:formula="oooc:=[.I45]^[$globals.$C$23]*[$globals.$C$32]/[.R45]*[.K45]*[.Y45]" office:value-type="float" office:value="1662043994.92064">
            <text:p>1662043994.92</text:p>
          </table:table-cell>
          <table:table-cell table:formula="oooc:=[.S45]/[.H45]" office:value-type="float" office:value="5.9246866064134">
            <text:p>5.92</text:p>
          </table:table-cell>
          <table:table-cell table:formula="oooc:=[.I45]/[.J45]" office:value-type="float" office:value="1007.19672309028">
            <text:p>1007.2</text:p>
          </table:table-cell>
          <table:table-cell table:formula="oooc:=[.$D45]*[$globals.$C$34]/[.$K45]" office:value-type="float" office:value="355.2">
            <text:p>355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500000000">
            <text:p>2,500,000,000</text:p>
          </table:table-cell>
          <table:table-cell table:formula="oooc:=CEILING(([.R46]-[.V46]/2);[.V46])" office:value-type="float" office:value="7.42">
            <text:p>7.42</text:p>
          </table:table-cell>
          <table:table-cell table:formula="oooc:=CEILING(([.T46]-[.W46]/2);[.W46])" office:value-type="float" office:value="450">
            <text:p>450</text:p>
          </table:table-cell>
          <table:table-cell table:formula="oooc:=[.F45]" office:value-type="float" office:value="194.223439753063">
            <text:p>194.22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.8">
            <text:p>1.8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558541565.19526">
            <text:p>1558541565.2</text:p>
          </table:table-cell>
          <table:table-cell table:formula="oooc:=[.AA44]/[.M46]" office:value-type="float" office:value="12.473199582306">
            <text:p>12.47</text:p>
          </table:table-cell>
          <table:table-cell table:formula="oooc:=([.D46]/[.C46])/([.R46]/[.Q46])" office:value-type="float" office:value="1.00849607814228">
            <text:p>1.01</text:p>
          </table:table-cell>
          <table:table-cell/>
          <table:table-cell table:formula="oooc:=[.I46]^[$globals.$C$23]*[$globals.$C$32]/[.R46]*[.K46]*[.Y46]" office:value-type="float" office:value="2522302051.12816">
            <text:p>2522302051.13</text:p>
          </table:table-cell>
          <table:table-cell table:formula="oooc:=[.S46]/[.H46]" office:value-type="float" office:value="7.42312503737099">
            <text:p>7.42</text:p>
          </table:table-cell>
          <table:table-cell table:formula="oooc:=[.I46]/[.J46]" office:value-type="float" office:value="1261.93125635307">
            <text:p>1261.93</text:p>
          </table:table-cell>
          <table:table-cell table:formula="oooc:=[.$D46]*[$globals.$C$34]/[.$K46]" office:value-type="float" office:value="445.2">
            <text:p>445.2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3800000000">
            <text:p>3,800,000,000</text:p>
          </table:table-cell>
          <table:table-cell table:formula="oooc:=CEILING(([.R47]-[.V47]/2);[.V47])" office:value-type="float" office:value="9.3">
            <text:p>9.3</text:p>
          </table:table-cell>
          <table:table-cell table:formula="oooc:=CEILING(([.T47]-[.W47]/2);[.W47])" office:value-type="float" office:value="560">
            <text:p>560</text:p>
          </table:table-cell>
          <table:table-cell table:formula="oooc:=[.F46]" office:value-type="float" office:value="194.223439753063">
            <text:p>194.22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.8">
            <text:p>1.8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365227754.9056">
            <text:p>2365227754.91</text:p>
          </table:table-cell>
          <table:table-cell table:formula="oooc:=[.AA44]/[.M47]" office:value-type="float" office:value="8.21908163375829">
            <text:p>8.22</text:p>
          </table:table-cell>
          <table:table-cell table:formula="oooc:=([.D47]/[.C47])/([.R47]/[.Q47])" office:value-type="float" office:value="1.00726293515359">
            <text:p>1.01</text:p>
          </table:table-cell>
          <table:table-cell/>
          <table:table-cell table:formula="oooc:=[.I47]^[$globals.$C$23]*[$globals.$C$32]/[.R47]*[.K47]*[.Y47]" office:value-type="float" office:value="3827821439.48548">
            <text:p>3827821439.49</text:p>
          </table:table-cell>
          <table:table-cell table:formula="oooc:=[.S47]/[.H47]" office:value-type="float" office:value="9.30054009283732">
            <text:p>9.3</text:p>
          </table:table-cell>
          <table:table-cell table:formula="oooc:=[.I47]/[.J47]" office:value-type="float" office:value="1581.09181578234">
            <text:p>1581.09</text:p>
          </table:table-cell>
          <table:table-cell table:formula="oooc:=[.$D47]*[$globals.$C$34]/[.$K47]" office:value-type="float" office:value="558">
            <text:p>558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5800000000">
            <text:p>5,800,000,000</text:p>
          </table:table-cell>
          <table:table-cell table:formula="oooc:=CEILING(([.R48]-[.V48]/2);[.V48])" office:value-type="float" office:value="11.65">
            <text:p>11.65</text:p>
          </table:table-cell>
          <table:table-cell table:formula="oooc:=CEILING(([.T48]-[.W48]/2);[.W48])" office:value-type="float" office:value="700">
            <text:p>700</text:p>
          </table:table-cell>
          <table:table-cell table:formula="oooc:=[.F47]" office:value-type="float" office:value="194.223439753063">
            <text:p>194.22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.8">
            <text:p>1.8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589446991.66553">
            <text:p>3589446991.67</text:p>
          </table:table-cell>
          <table:table-cell table:formula="oooc:=[.AA44]/[.M48]" office:value-type="float" office:value="5.41587605141919">
            <text:p>5.42</text:p>
          </table:table-cell>
          <table:table-cell table:formula="oooc:=([.D48]/[.C48])/([.R48]/[.Q48])" office:value-type="float" office:value="1.00132398111041">
            <text:p>1</text:p>
          </table:table-cell>
          <table:table-cell/>
          <table:table-cell table:formula="oooc:=[.I48]^[$globals.$C$23]*[$globals.$C$32]/[.R48]*[.K48]*[.Y48]" office:value-type="float" office:value="5809065161.73633">
            <text:p>5809065161.74</text:p>
          </table:table-cell>
          <table:table-cell table:formula="oooc:=[.S48]/[.H48]" office:value-type="float" office:value="11.6527804102717">
            <text:p>11.65</text:p>
          </table:table-cell>
          <table:table-cell table:formula="oooc:=[.I48]/[.J48]" office:value-type="float" office:value="1980.9726697462">
            <text:p>1980.97</text:p>
          </table:table-cell>
          <table:table-cell table:formula="oooc:=[.$D48]*[$globals.$C$34]/[.$K48]" office:value-type="float" office:value="699">
            <text:p>699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8800000000">
            <text:p>8,800,000,000</text:p>
          </table:table-cell>
          <table:table-cell table:formula="oooc:=CEILING(([.R49]-[.V49]/2);[.V49])" office:value-type="float" office:value="14.6">
            <text:p>14.6</text:p>
          </table:table-cell>
          <table:table-cell table:formula="oooc:=CEILING(([.T49]-[.W49]/2);[.W49])" office:value-type="float" office:value="880">
            <text:p>880</text:p>
          </table:table-cell>
          <table:table-cell table:formula="oooc:=[.F48]" office:value-type="float" office:value="194.223439753063">
            <text:p>194.22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.8">
            <text:p>1.8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5447310382.37413">
            <text:p>5447310382.37</text:p>
          </table:table-cell>
          <table:table-cell table:formula="oooc:=[.AA44]/[.M49]" office:value-type="float" office:value="3.56873367504485">
            <text:p>3.57</text:p>
          </table:table-cell>
          <table:table-cell table:formula="oooc:=([.D49]/[.C49])/([.R49]/[.Q49])" office:value-type="float" office:value="1.00179775354804">
            <text:p>1</text:p>
          </table:table-cell>
          <table:table-cell/>
          <table:table-cell table:formula="oooc:=[.I49]^[$globals.$C$23]*[$globals.$C$32]/[.R49]*[.K49]*[.Y49]" office:value-type="float" office:value="8815781662.43686">
            <text:p>8815781662.44</text:p>
          </table:table-cell>
          <table:table-cell table:formula="oooc:=[.S49]/[.H49]" office:value-type="float" office:value="14.5999361257082">
            <text:p>14.6</text:p>
          </table:table-cell>
          <table:table-cell table:formula="oooc:=[.I49]/[.J49]" office:value-type="float" office:value="2481.98914137039">
            <text:p>2481.99</text:p>
          </table:table-cell>
          <table:table-cell table:formula="oooc:=[.$D49]*[$globals.$C$34]/[.$K49]" office:value-type="float" office:value="876">
            <text:p>876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3000000000">
            <text:p>13,000,000,000</text:p>
          </table:table-cell>
          <table:table-cell table:formula="oooc:=CEILING(([.R50]-[.V50]/2);[.V50])" office:value-type="float" office:value="18.29">
            <text:p>18.29</text:p>
          </table:table-cell>
          <table:table-cell table:formula="oooc:=CEILING(([.T50]-[.W50]/2);[.W50])" office:value-type="float" office:value="1100">
            <text:p>1100</text:p>
          </table:table-cell>
          <table:table-cell table:formula="oooc:=[.F49]" office:value-type="float" office:value="194.223439753063">
            <text:p>194.22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.8">
            <text:p>1.8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8266786073.40356">
            <text:p>8266786073.4</text:p>
          </table:table-cell>
          <table:table-cell table:formula="oooc:=[.AA44]/[.M50]" office:value-type="float" office:value="2.35157893616524">
            <text:p>2.35</text:p>
          </table:table-cell>
          <table:table-cell table:formula="oooc:=([.D50]/[.C50])/([.R50]/[.Q50])" office:value-type="float" office:value="1.02899533834693">
            <text:p>1.03</text:p>
          </table:table-cell>
          <table:table-cell/>
          <table:table-cell table:formula="oooc:=[.I50]^[$globals.$C$23]*[$globals.$C$32]/[.R50]*[.K50]*[.Y50]" office:value-type="float" office:value="13378745831.8901">
            <text:p>13378745831.89</text:p>
          </table:table-cell>
          <table:table-cell table:formula="oooc:=[.S50]/[.H50]" office:value-type="float" office:value="18.2924698973014">
            <text:p>18.29</text:p>
          </table:table-cell>
          <table:table-cell table:formula="oooc:=[.I50]/[.J50]" office:value-type="float" office:value="3109.71988254123">
            <text:p>3109.72</text:p>
          </table:table-cell>
          <table:table-cell table:formula="oooc:=[.$D50]*[$globals.$C$34]/[.$K50]" office:value-type="float" office:value="1097.4">
            <text:p>1097.4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0">
            <text:p>10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341.937116767398">
            <text:p>341.94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1.8">
            <text:p>1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3273.3893500434">
            <text:p>3273.39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30000000000">
            <text:p>30,000,000,000</text:p>
          </table:table-cell>
          <table:table-cell table:formula="oooc:=CEILING(([.R53]-[.V53]/2);[.V53])" office:value-type="float" office:value="9.35">
            <text:p>9.35</text:p>
          </table:table-cell>
          <table:table-cell table:formula="oooc:=CEILING(([.T53]-[.W53]/2);[.W53])" office:value-type="float" office:value="560">
            <text:p>560</text:p>
          </table:table-cell>
          <table:table-cell table:formula="oooc:=[.F52]" office:value-type="float" office:value="341.937116767398">
            <text:p>341.94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.8">
            <text:p>1.8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31813838620.6496">
            <text:p>31813838620.65</text:p>
          </table:table-cell>
          <table:table-cell table:formula="oooc:=[.AA52]/[.M53]" office:value-type="float" office:value="18.3316451357573">
            <text:p>18.33</text:p>
          </table:table-cell>
          <table:table-cell table:formula="oooc:=([.D53]/[.C53])/([.R53]/[.Q53])" office:value-type="float" office:value="1.00926820462072">
            <text:p>1.01</text:p>
          </table:table-cell>
          <table:table-cell/>
          <table:table-cell table:formula="oooc:=[.I53]^[$globals.$C$23]*[$globals.$C$32]/[.R53]*[.K53]*[.Y53]" office:value-type="float" office:value="30286274643.3268">
            <text:p>30286274643.33</text:p>
          </table:table-cell>
          <table:table-cell table:formula="oooc:=[.S53]/[.H53]" office:value-type="float" office:value="9.35254100012401">
            <text:p>9.35</text:p>
          </table:table-cell>
          <table:table-cell table:formula="oooc:=[.I53]/[.J53]" office:value-type="float" office:value="3273.3893500434">
            <text:p>3273.39</text:p>
          </table:table-cell>
          <table:table-cell table:formula="oooc:=[.$D53]*[$globals.$C$34]/[.$K53]" office:value-type="float" office:value="561">
            <text:p>561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46000000000">
            <text:p>46,000,000,000</text:p>
          </table:table-cell>
          <table:table-cell table:formula="oooc:=CEILING(([.R54]-[.V54]/2);[.V54])" office:value-type="float" office:value="11.72">
            <text:p>11.72</text:p>
          </table:table-cell>
          <table:table-cell table:formula="oooc:=CEILING(([.T54]-[.W54]/2);[.W54])" office:value-type="float" office:value="700">
            <text:p>700</text:p>
          </table:table-cell>
          <table:table-cell table:formula="oooc:=[.F53]" office:value-type="float" office:value="341.937116767398">
            <text:p>341.94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.8">
            <text:p>1.8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48280376844.6312">
            <text:p>48280376844.63</text:p>
          </table:table-cell>
          <table:table-cell table:formula="oooc:=[.AA52]/[.M54]" office:value-type="float" office:value="12.0794417549136">
            <text:p>12.08</text:p>
          </table:table-cell>
          <table:table-cell table:formula="oooc:=([.D54]/[.C54])/([.R54]/[.Q54])" office:value-type="float" office:value="0.99935364269204">
            <text:p>1</text:p>
          </table:table-cell>
          <table:table-cell/>
          <table:table-cell table:formula="oooc:=[.I54]^[$globals.$C$23]*[$globals.$C$32]/[.R54]*[.K54]*[.Y54]" office:value-type="float" office:value="45962160380.4426">
            <text:p>45962160380.44</text:p>
          </table:table-cell>
          <table:table-cell table:formula="oooc:=[.S54]/[.H54]" office:value-type="float" office:value="11.7179330947071">
            <text:p>11.72</text:p>
          </table:table-cell>
          <table:table-cell table:formula="oooc:=[.I54]/[.J54]" office:value-type="float" office:value="4101.27658314747">
            <text:p>4101.28</text:p>
          </table:table-cell>
          <table:table-cell table:formula="oooc:=[.$D54]*[$globals.$C$34]/[.$K54]" office:value-type="float" office:value="703.2">
            <text:p>703.2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70000000000">
            <text:p>70,000,000,000</text:p>
          </table:table-cell>
          <table:table-cell table:formula="oooc:=CEILING(([.R55]-[.V55]/2);[.V55])" office:value-type="float" office:value="14.68">
            <text:p>14.68</text:p>
          </table:table-cell>
          <table:table-cell table:formula="oooc:=CEILING(([.T55]-[.W55]/2);[.W55])" office:value-type="float" office:value="880">
            <text:p>880</text:p>
          </table:table-cell>
          <table:table-cell table:formula="oooc:=[.F54]" office:value-type="float" office:value="341.937116767398">
            <text:p>341.94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.8">
            <text:p>1.8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73269837571.4587">
            <text:p>73269837571.46</text:p>
          </table:table-cell>
          <table:table-cell table:formula="oooc:=[.AA52]/[.M55]" office:value-type="float" office:value="7.95961911927559">
            <text:p>7.96</text:p>
          </table:table-cell>
          <table:table-cell table:formula="oooc:=([.D55]/[.C55])/([.R55]/[.Q55])" office:value-type="float" office:value="0.996347005002386">
            <text:p>1</text:p>
          </table:table-cell>
          <table:table-cell/>
          <table:table-cell table:formula="oooc:=[.I55]^[$globals.$C$23]*[$globals.$C$32]/[.R55]*[.K55]*[.Y55]" office:value-type="float" office:value="69751734464.4101">
            <text:p>69751734464.41</text:p>
          </table:table-cell>
          <table:table-cell table:formula="oooc:=[.S55]/[.H55]" office:value-type="float" office:value="14.6815668608361">
            <text:p>14.68</text:p>
          </table:table-cell>
          <table:table-cell table:formula="oooc:=[.I55]/[.J55]" office:value-type="float" office:value="5138.54840129262">
            <text:p>5138.55</text:p>
          </table:table-cell>
          <table:table-cell table:formula="oooc:=[.$D55]*[$globals.$C$34]/[.$K55]" office:value-type="float" office:value="880.8">
            <text:p>880.8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110000000000">
            <text:p>110,000,000,000</text:p>
          </table:table-cell>
          <table:table-cell table:formula="oooc:=CEILING(([.R56]-[.V56]/2);[.V56])" office:value-type="float" office:value="18.39">
            <text:p>18.39</text:p>
          </table:table-cell>
          <table:table-cell table:formula="oooc:=CEILING(([.T56]-[.W56]/2);[.W56])" office:value-type="float" office:value="1100">
            <text:p>1100</text:p>
          </table:table-cell>
          <table:table-cell table:formula="oooc:=[.F55]" office:value-type="float" office:value="341.937116767398">
            <text:p>341.94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.8">
            <text:p>1.8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111193603873.971">
            <text:p>111193603873.97</text:p>
          </table:table-cell>
          <table:table-cell table:formula="oooc:=[.AA52]/[.M56]" office:value-type="float" office:value="5.24490599891889">
            <text:p>5.24</text:p>
          </table:table-cell>
          <table:table-cell table:formula="oooc:=([.D56]/[.C56])/([.R56]/[.Q56])" office:value-type="float" office:value="0.962065924134091">
            <text:p>0.96</text:p>
          </table:table-cell>
          <table:table-cell/>
          <table:table-cell table:formula="oooc:=[.I56]^[$globals.$C$23]*[$globals.$C$32]/[.R56]*[.K56]*[.Y56]" office:value-type="float" office:value="105854564287.709">
            <text:p>105854564287.71</text:p>
          </table:table-cell>
          <table:table-cell table:formula="oooc:=[.S56]/[.H56]" office:value-type="float" office:value="18.3947462190718">
            <text:p>18.39</text:p>
          </table:table-cell>
          <table:table-cell table:formula="oooc:=[.I56]/[.J56]" office:value-type="float" office:value="6438.16117667514">
            <text:p>6438.16</text:p>
          </table:table-cell>
          <table:table-cell table:formula="oooc:=[.$D56]*[$globals.$C$34]/[.$K56]" office:value-type="float" office:value="1103.4">
            <text:p>1103.4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0">
            <text:p>10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60000000000">
            <text:p>160,000,000,000</text:p>
          </table:table-cell>
          <table:table-cell table:formula="oooc:=CEILING(([.R57]-[.V57]/2);[.V57])" office:value-type="float" office:value="23.05">
            <text:p>23.05</text:p>
          </table:table-cell>
          <table:table-cell table:formula="oooc:=CEILING(([.T57]-[.W57]/2);[.W57])" office:value-type="float" office:value="1400">
            <text:p>1400</text:p>
          </table:table-cell>
          <table:table-cell table:formula="oooc:=[.F56]" office:value-type="float" office:value="341.937116767398">
            <text:p>341.94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.8">
            <text:p>1.8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68746348460.553">
            <text:p>168746348460.55</text:p>
          </table:table-cell>
          <table:table-cell table:formula="oooc:=[.AA52]/[.M57]" office:value-type="float" office:value="3.45607478514613">
            <text:p>3.46</text:p>
          </table:table-cell>
          <table:table-cell table:formula="oooc:=([.D57]/[.C57])/([.R57]/[.Q57])" office:value-type="float" office:value="1.00415306844428">
            <text:p>1</text:p>
          </table:table-cell>
          <table:table-cell/>
          <table:table-cell table:formula="oooc:=[.I57]^[$globals.$C$23]*[$globals.$C$32]/[.R57]*[.K57]*[.Y57]" office:value-type="float" office:value="160643873110.54">
            <text:p>160643873110.54</text:p>
          </table:table-cell>
          <table:table-cell table:formula="oooc:=[.S57]/[.H57]" office:value-type="float" office:value="23.0470420270108">
            <text:p>23.05</text:p>
          </table:table-cell>
          <table:table-cell table:formula="oooc:=[.I57]/[.J57]" office:value-type="float" office:value="8066.46470945377">
            <text:p>8066.46</text:p>
          </table:table-cell>
          <table:table-cell table:formula="oooc:=[.$D57]*[$globals.$C$34]/[.$K57]" office:value-type="float" office:value="1383">
            <text:p>1383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40000000000">
            <text:p>240,000,000,000</text:p>
          </table:table-cell>
          <table:table-cell table:formula="oooc:=CEILING(([.R58]-[.V58]/2);[.V58])" office:value-type="float" office:value="28.88">
            <text:p>28.88</text:p>
          </table:table-cell>
          <table:table-cell table:formula="oooc:=CEILING(([.T58]-[.W58]/2);[.W58])" office:value-type="float" office:value="1700">
            <text:p>1700</text:p>
          </table:table-cell>
          <table:table-cell table:formula="oooc:=[.F57]" office:value-type="float" office:value="341.937116767398">
            <text:p>341.94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.8">
            <text:p>1.8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56087842525.952">
            <text:p>256087842525.95</text:p>
          </table:table-cell>
          <table:table-cell table:formula="oooc:=[.AA52]/[.M58]" office:value-type="float" office:value="2.27734356401905">
            <text:p>2.28</text:p>
          </table:table-cell>
          <table:table-cell table:formula="oooc:=([.D58]/[.C58])/([.R58]/[.Q58])" office:value-type="float" office:value="1.01594010339262">
            <text:p>1.02</text:p>
          </table:table-cell>
          <table:table-cell/>
          <table:table-cell table:formula="oooc:=[.I58]^[$globals.$C$23]*[$globals.$C$32]/[.R58]*[.K58]*[.Y58]" office:value-type="float" office:value="243791603523.248">
            <text:p>243791603523.25</text:p>
          </table:table-cell>
          <table:table-cell table:formula="oooc:=[.S58]/[.H58]" office:value-type="float" office:value="28.8759703378829">
            <text:p>28.88</text:p>
          </table:table-cell>
          <table:table-cell table:formula="oooc:=[.I58]/[.J58]" office:value-type="float" office:value="10106.589618259">
            <text:p>10106.59</text:p>
          </table:table-cell>
          <table:table-cell table:formula="oooc:=[.$D58]*[$globals.$C$34]/[.$K58]" office:value-type="float" office:value="1732.8">
            <text:p>1732.8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7">
            <text:p>1.7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7.69230769230769">
            <text:p>7.69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10">
            <text:p>110</text:p>
          </table:table-cell>
          <table:table-cell table:formula="oooc:=CEILING(([.R5]-[.V5]/2);[.V5])" office:value-type="float" office:value="4.52">
            <text:p>4.52</text:p>
          </table:table-cell>
          <table:table-cell table:formula="oooc:=CEILING(([.T5]-[.W5]/2);[.W5])" office:value-type="float" office:value="270">
            <text:p>27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7">
            <text:p>1.7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65">
            <text:p>0.6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3">
            <text:p>13</text:p>
          </table:table-cell>
          <table:table-cell table:formula="oooc:=[.AA4]/[.M5]" office:value-type="float" office:value="61.5384615384615">
            <text:p>61.54</text:p>
          </table:table-cell>
          <table:table-cell table:formula="oooc:=([.D5]/[.C5])/([.R5]/[.Q5])" office:value-type="float" office:value="1.00346054545455">
            <text:p>1</text:p>
          </table:table-cell>
          <table:table-cell/>
          <table:table-cell table:formula="oooc:=[.I5]^[$globals.$C$23]*[$globals.$C$32]/[.R5]*[.K5]*[.Y5]" office:value-type="float" office:value="110.5">
            <text:p>110.5</text:p>
          </table:table-cell>
          <table:table-cell table:formula="oooc:=[.S5]/[.H5]" office:value-type="float" office:value="4.52488687782805">
            <text:p>4.52</text:p>
          </table:table-cell>
          <table:table-cell table:formula="oooc:=[.I5]/[.J5]" office:value-type="float" office:value="7.69230769230769">
            <text:p>7.69</text:p>
          </table:table-cell>
          <table:table-cell table:formula="oooc:=[.$D5]*[$globals.$C$34]/[.$K5]" office:value-type="float" office:value="271.2">
            <text:p>271.2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70">
            <text:p>170</text:p>
          </table:table-cell>
          <table:table-cell table:formula="oooc:=CEILING(([.R6]-[.V6]/2);[.V6])" office:value-type="float" office:value="5.67">
            <text:p>5.67</text:p>
          </table:table-cell>
          <table:table-cell table:formula="oooc:=CEILING(([.T6]-[.W6]/2);[.W6])" office:value-type="float" office:value="340">
            <text:p>34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7">
            <text:p>1.7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0.65">
            <text:p>0.6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9.7286755133288">
            <text:p>19.73</text:p>
          </table:table-cell>
          <table:table-cell table:formula="oooc:=[.AA4]/[.M6]" office:value-type="float" office:value="40.5501119149896">
            <text:p>40.55</text:p>
          </table:table-cell>
          <table:table-cell table:formula="oooc:=([.D6]/[.C6])/([.R6]/[.Q6])" office:value-type="float" office:value="0.986556298235891">
            <text:p>0.99</text:p>
          </table:table-cell>
          <table:table-cell/>
          <table:table-cell table:formula="oooc:=[.I6]^[$globals.$C$23]*[$globals.$C$32]/[.R6]*[.K6]*[.Y6]" office:value-type="float" office:value="167.693741863295">
            <text:p>167.69</text:p>
          </table:table-cell>
          <table:table-cell table:formula="oooc:=[.S6]/[.H6]" office:value-type="float" office:value="5.66929583038492">
            <text:p>5.67</text:p>
          </table:table-cell>
          <table:table-cell table:formula="oooc:=[.I6]/[.J6]" office:value-type="float" office:value="9.63780291165437">
            <text:p>9.64</text:p>
          </table:table-cell>
          <table:table-cell table:formula="oooc:=[.$D6]*[$globals.$C$34]/[.$K6]" office:value-type="float" office:value="340.2">
            <text:p>340.2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50">
            <text:p>250</text:p>
          </table:table-cell>
          <table:table-cell table:formula="oooc:=CEILING(([.R7]-[.V7]/2);[.V7])" office:value-type="float" office:value="7.1">
            <text:p>7.1</text:p>
          </table:table-cell>
          <table:table-cell table:formula="oooc:=CEILING(([.T7]-[.W7]/2);[.W7])" office:value-type="float" office:value="430">
            <text:p>43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7">
            <text:p>1.7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0.65">
            <text:p>0.6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9.9400490392478">
            <text:p>29.94</text:p>
          </table:table-cell>
          <table:table-cell table:formula="oooc:=[.AA4]/[.M7]" office:value-type="float" office:value="26.7200631151705">
            <text:p>26.72</text:p>
          </table:table-cell>
          <table:table-cell table:formula="oooc:=([.D7]/[.C7])/([.R7]/[.Q7])" office:value-type="float" office:value="1.01751134519662">
            <text:p>1.02</text:p>
          </table:table-cell>
          <table:table-cell/>
          <table:table-cell table:formula="oooc:=[.I7]^[$globals.$C$23]*[$globals.$C$32]/[.R7]*[.K7]*[.Y7]" office:value-type="float" office:value="254.490416833606">
            <text:p>254.49</text:p>
          </table:table-cell>
          <table:table-cell table:formula="oooc:=[.S7]/[.H7]" office:value-type="float" office:value="7.1031422619448">
            <text:p>7.1</text:p>
          </table:table-cell>
          <table:table-cell table:formula="oooc:=[.I7]/[.J7]" office:value-type="float" office:value="12.0753418453062">
            <text:p>12.08</text:p>
          </table:table-cell>
          <table:table-cell table:formula="oooc:=[.$D7]*[$globals.$C$34]/[.$K7]" office:value-type="float" office:value="426">
            <text:p>42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90">
            <text:p>390</text:p>
          </table:table-cell>
          <table:table-cell table:formula="oooc:=CEILING(([.R8]-[.V8]/2);[.V8])" office:value-type="float" office:value="8.9">
            <text:p>8.9</text:p>
          </table:table-cell>
          <table:table-cell table:formula="oooc:=CEILING(([.T8]-[.W8]/2);[.W8])" office:value-type="float" office:value="530">
            <text:p>53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7">
            <text:p>1.7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0.65">
            <text:p>0.6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45.4367317191132">
            <text:p>45.44</text:p>
          </table:table-cell>
          <table:table-cell table:formula="oooc:=[.AA4]/[.M8]" office:value-type="float" office:value="17.6069001825559">
            <text:p>17.61</text:p>
          </table:table-cell>
          <table:table-cell table:formula="oooc:=([.D8]/[.C8])/([.R8]/[.Q8])" office:value-type="float" office:value="0.990329016768971">
            <text:p>0.99</text:p>
          </table:table-cell>
          <table:table-cell/>
          <table:table-cell table:formula="oooc:=[.I8]^[$globals.$C$23]*[$globals.$C$32]/[.R8]*[.K8]*[.Y8]" office:value-type="float" office:value="386.212219612462">
            <text:p>386.21</text:p>
          </table:table-cell>
          <table:table-cell table:formula="oooc:=[.S8]/[.H8]" office:value-type="float" office:value="8.89962907262868">
            <text:p>8.9</text:p>
          </table:table-cell>
          <table:table-cell table:formula="oooc:=[.I8]/[.J8]" office:value-type="float" office:value="15.1293694234688">
            <text:p>15.13</text:p>
          </table:table-cell>
          <table:table-cell table:formula="oooc:=[.$D8]*[$globals.$C$34]/[.$K8]" office:value-type="float" office:value="534">
            <text:p>53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90">
            <text:p>590</text:p>
          </table:table-cell>
          <table:table-cell table:formula="oooc:=CEILING(([.R9]-[.V9]/2);[.V9])" office:value-type="float" office:value="11.15">
            <text:p>11.15</text:p>
          </table:table-cell>
          <table:table-cell table:formula="oooc:=CEILING(([.T9]-[.W9]/2);[.W9])" office:value-type="float" office:value="670">
            <text:p>67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7">
            <text:p>1.7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0.65">
            <text:p>0.6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68.9543489594277">
            <text:p>68.95</text:p>
          </table:table-cell>
          <table:table-cell table:formula="oooc:=[.AA4]/[.M9]" office:value-type="float" office:value="11.6018788092788">
            <text:p>11.6</text:p>
          </table:table-cell>
          <table:table-cell table:formula="oooc:=([.D9]/[.C9])/([.R9]/[.Q9])" office:value-type="float" office:value="0.993367951582725">
            <text:p>0.99</text:p>
          </table:table-cell>
          <table:table-cell/>
          <table:table-cell table:formula="oooc:=[.I9]^[$globals.$C$23]*[$globals.$C$32]/[.R9]*[.K9]*[.Y9]" office:value-type="float" office:value="586.111966155136">
            <text:p>586.11</text:p>
          </table:table-cell>
          <table:table-cell table:formula="oooc:=[.S9]/[.H9]" office:value-type="float" office:value="11.1504732285472">
            <text:p>11.15</text:p>
          </table:table-cell>
          <table:table-cell table:formula="oooc:=[.I9]/[.J9]" office:value-type="float" office:value="18.9558044885302">
            <text:p>18.96</text:p>
          </table:table-cell>
          <table:table-cell table:formula="oooc:=[.$D9]*[$globals.$C$34]/[.$K9]" office:value-type="float" office:value="669">
            <text:p>669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90">
            <text:p>890</text:p>
          </table:table-cell>
          <table:table-cell table:formula="oooc:=CEILING(([.R10]-[.V10]/2);[.V10])" office:value-type="float" office:value="13.97">
            <text:p>13.97</text:p>
          </table:table-cell>
          <table:table-cell table:formula="oooc:=CEILING(([.T10]-[.W10]/2);[.W10])" office:value-type="float" office:value="840">
            <text:p>84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7">
            <text:p>1.7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0.65">
            <text:p>0.6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04.64445968103">
            <text:p>104.64</text:p>
          </table:table-cell>
          <table:table-cell table:formula="oooc:=[.AA4]/[.M10]" office:value-type="float" office:value="7.64493411728153">
            <text:p>7.64</text:p>
          </table:table-cell>
          <table:table-cell table:formula="oooc:=([.D10]/[.C10])/([.R10]/[.Q10])" office:value-type="float" office:value="0.999371298412807">
            <text:p>1</text:p>
          </table:table-cell>
          <table:table-cell/>
          <table:table-cell table:formula="oooc:=[.I10]^[$globals.$C$23]*[$globals.$C$32]/[.R10]*[.K10]*[.Y10]" office:value-type="float" office:value="889.477907288757">
            <text:p>889.48</text:p>
          </table:table-cell>
          <table:table-cell table:formula="oooc:=[.S10]/[.H10]" office:value-type="float" office:value="13.9705882352941">
            <text:p>13.97</text:p>
          </table:table-cell>
          <table:table-cell table:formula="oooc:=[.I10]/[.J10]" office:value-type="float" office:value="23.75">
            <text:p>23.75</text:p>
          </table:table-cell>
          <table:table-cell table:formula="oooc:=[.$D10]*[$globals.$C$34]/[.$K10]" office:value-type="float" office:value="838.2">
            <text:p>838.2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3.32619047619048">
            <text:p>3.33</text:p>
          </table:table-cell>
          <table:table-cell/>
          <table:table-cell table:style-name="ce12" office:value-type="float" office:value="8.6">
            <text:p>8.6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2.5">
            <text:p>32.5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800">
            <text:p>3,800</text:p>
          </table:table-cell>
          <table:table-cell table:formula="oooc:=CEILING(([.R13]-[.V13]/2);[.V13])" office:value-type="float" office:value="3.78">
            <text:p>3.78</text:p>
          </table:table-cell>
          <table:table-cell table:formula="oooc:=CEILING(([.T13]-[.W13]/2);[.W13])" office:value-type="float" office:value="230">
            <text:p>230</text:p>
          </table:table-cell>
          <table:table-cell table:formula="oooc:=[.F12]" office:value-type="float" office:value="3.32619047619048">
            <text:p>3.33</text:p>
          </table:table-cell>
          <table:table-cell/>
          <table:table-cell table:formula="oooc:=[.H12]" office:value-type="float" office:value="8.6">
            <text:p>8.6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5">
            <text:p>0.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309.779205911538">
            <text:p>309.78</text:p>
          </table:table-cell>
          <table:table-cell table:formula="oooc:=[.AA12]/[.M13]" office:value-type="float" office:value="77.4745352238187">
            <text:p>77.47</text:p>
          </table:table-cell>
          <table:table-cell table:formula="oooc:=([.D13]/[.C13])/([.R13]/[.Q13])" office:value-type="float" office:value="1.00178832691315">
            <text:p>1</text:p>
          </table:table-cell>
          <table:table-cell/>
          <table:table-cell table:formula="oooc:=[.I13]^[$globals.$C$23]*[$globals.$C$32]/[.R13]*[.K13]*[.Y13]" office:value-type="float" office:value="3805.85881548461">
            <text:p>3805.86</text:p>
          </table:table-cell>
          <table:table-cell table:formula="oooc:=[.S13]/[.H13]" office:value-type="float" office:value="3.77906976744186">
            <text:p>3.78</text:p>
          </table:table-cell>
          <table:table-cell table:formula="oooc:=[.I13]/[.J13]" office:value-type="float" office:value="32.5">
            <text:p>32.5</text:p>
          </table:table-cell>
          <table:table-cell table:formula="oooc:=[.$D13]*[$globals.$C$34]/[.$K13]" office:value-type="float" office:value="226.8">
            <text:p>226.8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800">
            <text:p>5,800</text:p>
          </table:table-cell>
          <table:table-cell table:formula="oooc:=CEILING(([.R14]-[.V14]/2);[.V14])" office:value-type="float" office:value="4.73">
            <text:p>4.73</text:p>
          </table:table-cell>
          <table:table-cell table:formula="oooc:=CEILING(([.T14]-[.W14]/2);[.W14])" office:value-type="float" office:value="280">
            <text:p>280</text:p>
          </table:table-cell>
          <table:table-cell table:formula="oooc:=[.F13]" office:value-type="float" office:value="3.32619047619048">
            <text:p>3.33</text:p>
          </table:table-cell>
          <table:table-cell/>
          <table:table-cell table:formula="oooc:=[.H13]" office:value-type="float" office:value="8.6">
            <text:p>8.6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0.5">
            <text:p>0.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70.117956477339">
            <text:p>470.12</text:p>
          </table:table-cell>
          <table:table-cell table:formula="oooc:=[.AA12]/[.M14]" office:value-type="float" office:value="51.0510174506744">
            <text:p>51.05</text:p>
          </table:table-cell>
          <table:table-cell table:formula="oooc:=([.D14]/[.C14])/([.R14]/[.Q14])" office:value-type="float" office:value="0.994796148338666">
            <text:p>0.99</text:p>
          </table:table-cell>
          <table:table-cell/>
          <table:table-cell table:formula="oooc:=[.I14]^[$globals.$C$23]*[$globals.$C$32]/[.R14]*[.K14]*[.Y14]" office:value-type="float" office:value="5775.73489386445">
            <text:p>5775.73</text:p>
          </table:table-cell>
          <table:table-cell table:formula="oooc:=[.S14]/[.H14]" office:value-type="float" office:value="4.7348508490395">
            <text:p>4.73</text:p>
          </table:table-cell>
          <table:table-cell table:formula="oooc:=[.I14]/[.J14]" office:value-type="float" office:value="40.7197173017397">
            <text:p>40.72</text:p>
          </table:table-cell>
          <table:table-cell table:formula="oooc:=[.$D14]*[$globals.$C$34]/[.$K14]" office:value-type="float" office:value="283.8">
            <text:p>283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800">
            <text:p>8,800</text:p>
          </table:table-cell>
          <table:table-cell table:formula="oooc:=CEILING(([.R15]-[.V15]/2);[.V15])" office:value-type="float" office:value="5.93">
            <text:p>5.93</text:p>
          </table:table-cell>
          <table:table-cell table:formula="oooc:=CEILING(([.T15]-[.W15]/2);[.W15])" office:value-type="float" office:value="360">
            <text:p>360</text:p>
          </table:table-cell>
          <table:table-cell table:formula="oooc:=[.F14]" office:value-type="float" office:value="3.32619047619048">
            <text:p>3.33</text:p>
          </table:table-cell>
          <table:table-cell/>
          <table:table-cell table:formula="oooc:=[.H14]" office:value-type="float" office:value="8.6">
            <text:p>8.6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0.5">
            <text:p>0.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713.446508948513">
            <text:p>713.45</text:p>
          </table:table-cell>
          <table:table-cell table:formula="oooc:=[.AA12]/[.M15]" office:value-type="float" office:value="33.6395226537327">
            <text:p>33.64</text:p>
          </table:table-cell>
          <table:table-cell table:formula="oooc:=([.D15]/[.C15])/([.R15]/[.Q15])" office:value-type="float" office:value="0.995648751285034">
            <text:p>1</text:p>
          </table:table-cell>
          <table:table-cell/>
          <table:table-cell table:formula="oooc:=[.I15]^[$globals.$C$23]*[$globals.$C$32]/[.R15]*[.K15]*[.Y15]" office:value-type="float" office:value="8765.19996708173">
            <text:p>8765.2</text:p>
          </table:table-cell>
          <table:table-cell table:formula="oooc:=[.S15]/[.H15]" office:value-type="float" office:value="5.93236270888587">
            <text:p>5.93</text:p>
          </table:table-cell>
          <table:table-cell table:formula="oooc:=[.I15]/[.J15]" office:value-type="float" office:value="51.0183192964185">
            <text:p>51.02</text:p>
          </table:table-cell>
          <table:table-cell table:formula="oooc:=[.$D15]*[$globals.$C$34]/[.$K15]" office:value-type="float" office:value="355.8">
            <text:p>355.8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43">
            <text:p>7.43</text:p>
          </table:table-cell>
          <table:table-cell table:formula="oooc:=CEILING(([.T16]-[.W16]/2);[.W16])" office:value-type="float" office:value="450">
            <text:p>450</text:p>
          </table:table-cell>
          <table:table-cell table:formula="oooc:=[.F15]" office:value-type="float" office:value="3.32619047619048">
            <text:p>3.33</text:p>
          </table:table-cell>
          <table:table-cell/>
          <table:table-cell table:formula="oooc:=[.H15]" office:value-type="float" office:value="8.6">
            <text:p>8.6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0.5">
            <text:p>0.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1082.71959008942">
            <text:p>1082.72</text:p>
          </table:table-cell>
          <table:table-cell table:formula="oooc:=[.AA12]/[.M16]" office:value-type="float" office:value="22.166404136105">
            <text:p>22.17</text:p>
          </table:table-cell>
          <table:table-cell table:formula="oooc:=([.D16]/[.C16])/([.R16]/[.Q16])" office:value-type="float" office:value="1.022851951061">
            <text:p>1.02</text:p>
          </table:table-cell>
          <table:table-cell/>
          <table:table-cell table:formula="oooc:=[.I16]^[$globals.$C$23]*[$globals.$C$32]/[.R16]*[.K16]*[.Y16]" office:value-type="float" office:value="13301.9835353843">
            <text:p>13301.98</text:p>
          </table:table-cell>
          <table:table-cell table:formula="oooc:=[.S16]/[.H16]" office:value-type="float" office:value="7.43274253652971">
            <text:p>7.43</text:p>
          </table:table-cell>
          <table:table-cell table:formula="oooc:=[.I16]/[.J16]" office:value-type="float" office:value="63.9215858141555">
            <text:p>63.92</text:p>
          </table:table-cell>
          <table:table-cell table:formula="oooc:=[.$D16]*[$globals.$C$34]/[.$K16]" office:value-type="float" office:value="445.8">
            <text:p>445.8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0000">
            <text:p>20,000</text:p>
          </table:table-cell>
          <table:table-cell table:formula="oooc:=CEILING(([.R17]-[.V17]/2);[.V17])" office:value-type="float" office:value="9.31">
            <text:p>9.31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3.32619047619048">
            <text:p>3.33</text:p>
          </table:table-cell>
          <table:table-cell/>
          <table:table-cell table:formula="oooc:=[.H16]" office:value-type="float" office:value="8.6">
            <text:p>8.6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0.5">
            <text:p>0.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643.12488190758">
            <text:p>1643.12</text:p>
          </table:table-cell>
          <table:table-cell table:formula="oooc:=[.AA12]/[.M17]" office:value-type="float" office:value="14.6063152376691">
            <text:p>14.61</text:p>
          </table:table-cell>
          <table:table-cell table:formula="oooc:=([.D17]/[.C17])/([.R17]/[.Q17])" office:value-type="float" office:value="1.0090674241912">
            <text:p>1.01</text:p>
          </table:table-cell>
          <table:table-cell/>
          <table:table-cell table:formula="oooc:=[.I17]^[$globals.$C$23]*[$globals.$C$32]/[.R17]*[.K17]*[.Y17]" office:value-type="float" office:value="20186.9628348646">
            <text:p>20186.96</text:p>
          </table:table-cell>
          <table:table-cell table:formula="oooc:=[.S17]/[.H17]" office:value-type="float" office:value="9.31258999581863">
            <text:p>9.31</text:p>
          </table:table-cell>
          <table:table-cell table:formula="oooc:=[.I17]/[.J17]" office:value-type="float" office:value="80.0882739640402">
            <text:p>80.09</text:p>
          </table:table-cell>
          <table:table-cell table:formula="oooc:=[.$D17]*[$globals.$C$34]/[.$K17]" office:value-type="float" office:value="558.6">
            <text:p>558.6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1000">
            <text:p>31,000</text:p>
          </table:table-cell>
          <table:table-cell table:formula="oooc:=CEILING(([.R18]-[.V18]/2);[.V18])" office:value-type="float" office:value="11.67">
            <text:p>11.67</text:p>
          </table:table-cell>
          <table:table-cell table:formula="oooc:=CEILING(([.T18]-[.W18]/2);[.W18])" office:value-type="float" office:value="700">
            <text:p>700</text:p>
          </table:table-cell>
          <table:table-cell table:formula="oooc:=[.F17]" office:value-type="float" office:value="3.32619047619048">
            <text:p>3.33</text:p>
          </table:table-cell>
          <table:table-cell/>
          <table:table-cell table:formula="oooc:=[.H17]" office:value-type="float" office:value="8.6">
            <text:p>8.6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0.5">
            <text:p>0.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493.59058638704">
            <text:p>2493.59</text:p>
          </table:table-cell>
          <table:table-cell table:formula="oooc:=[.AA12]/[.M18]" office:value-type="float" office:value="9.62467541023789">
            <text:p>9.62</text:p>
          </table:table-cell>
          <table:table-cell table:formula="oooc:=([.D18]/[.C18])/([.R18]/[.Q18])" office:value-type="float" office:value="0.988423010420753">
            <text:p>0.99</text:p>
          </table:table-cell>
          <table:table-cell/>
          <table:table-cell table:formula="oooc:=[.I18]^[$globals.$C$23]*[$globals.$C$32]/[.R18]*[.K18]*[.Y18]" office:value-type="float" office:value="30635.5414898979">
            <text:p>30635.54</text:p>
          </table:table-cell>
          <table:table-cell table:formula="oooc:=[.S18]/[.H18]" office:value-type="float" office:value="11.6678779069767">
            <text:p>11.67</text:p>
          </table:table-cell>
          <table:table-cell table:formula="oooc:=[.I18]/[.J18]" office:value-type="float" office:value="100.34375">
            <text:p>100.34</text:p>
          </table:table-cell>
          <table:table-cell table:formula="oooc:=[.$D18]*[$globals.$C$34]/[.$K18]" office:value-type="float" office:value="700.2">
            <text:p>700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10.7492241758242">
            <text:p>10.75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81.25">
            <text:p>81.25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30000">
            <text:p>130,000</text:p>
          </table:table-cell>
          <table:table-cell table:formula="oooc:=CEILING(([.R21]-[.V21]/2);[.V21])" office:value-type="float" office:value="3.25">
            <text:p>3.25</text:p>
          </table:table-cell>
          <table:table-cell table:formula="oooc:=CEILING(([.T21]-[.W21]/2);[.W21])" office:value-type="float" office:value="190">
            <text:p>190</text:p>
          </table:table-cell>
          <table:table-cell table:formula="oooc:=[.F20]" office:value-type="float" office:value="10.7492241758242">
            <text:p>10.75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65">
            <text:p>0.6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2475.2103339738">
            <text:p>12475.21</text:p>
          </table:table-cell>
          <table:table-cell table:formula="oooc:=[.AA20]/[.M21]" office:value-type="float" office:value="57.7144577706415">
            <text:p>57.71</text:p>
          </table:table-cell>
          <table:table-cell table:formula="oooc:=([.D21]/[.C21])/([.R21]/[.Q21])" office:value-type="float" office:value="0.979215881787581">
            <text:p>0.98</text:p>
          </table:table-cell>
          <table:table-cell/>
          <table:table-cell table:formula="oooc:=[.I21]^[$globals.$C$23]*[$globals.$C$32]/[.R21]*[.K21]*[.Y21]" office:value-type="float" office:value="127298.064632385">
            <text:p>127298.06</text:p>
          </table:table-cell>
          <table:table-cell table:formula="oooc:=[.S21]/[.H21]" office:value-type="float" office:value="3.25">
            <text:p>3.25</text:p>
          </table:table-cell>
          <table:table-cell table:formula="oooc:=[.I21]/[.J21]" office:value-type="float" office:value="81.25">
            <text:p>81.25</text:p>
          </table:table-cell>
          <table:table-cell table:formula="oooc:=[.$D21]*[$globals.$C$34]/[.$K21]" office:value-type="float" office:value="195">
            <text:p>195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90000">
            <text:p>190,000</text:p>
          </table:table-cell>
          <table:table-cell table:formula="oooc:=CEILING(([.R22]-[.V22]/2);[.V22])" office:value-type="float" office:value="4.07">
            <text:p>4.07</text:p>
          </table:table-cell>
          <table:table-cell table:formula="oooc:=CEILING(([.T22]-[.W22]/2);[.W22])" office:value-type="float" office:value="240">
            <text:p>240</text:p>
          </table:table-cell>
          <table:table-cell table:formula="oooc:=[.F21]" office:value-type="float" office:value="10.7492241758242">
            <text:p>10.75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0.65">
            <text:p>0.6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8932.2597414996">
            <text:p>18932.26</text:p>
          </table:table-cell>
          <table:table-cell table:formula="oooc:=[.AA20]/[.M22]" office:value-type="float" office:value="38.0303254778274">
            <text:p>38.03</text:p>
          </table:table-cell>
          <table:table-cell table:formula="oooc:=([.D22]/[.C22])/([.R22]/[.Q22])" office:value-type="float" office:value="1.01627778531588">
            <text:p>1.02</text:p>
          </table:table-cell>
          <table:table-cell/>
          <table:table-cell table:formula="oooc:=[.I22]^[$globals.$C$23]*[$globals.$C$32]/[.R22]*[.K22]*[.Y22]" office:value-type="float" office:value="193186.323892853">
            <text:p>193186.32</text:p>
          </table:table-cell>
          <table:table-cell table:formula="oooc:=[.S22]/[.H22]" office:value-type="float" office:value="4.07197173017397">
            <text:p>4.07</text:p>
          </table:table-cell>
          <table:table-cell table:formula="oooc:=[.I22]/[.J22]" office:value-type="float" office:value="101.799293254349">
            <text:p>101.8</text:p>
          </table:table-cell>
          <table:table-cell table:formula="oooc:=[.$D22]*[$globals.$C$34]/[.$K22]" office:value-type="float" office:value="244.2">
            <text:p>244.2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90000">
            <text:p>290,000</text:p>
          </table:table-cell>
          <table:table-cell table:formula="oooc:=CEILING(([.R23]-[.V23]/2);[.V23])" office:value-type="float" office:value="5.1">
            <text:p>5.1</text:p>
          </table:table-cell>
          <table:table-cell table:formula="oooc:=CEILING(([.T23]-[.W23]/2);[.W23])" office:value-type="float" office:value="310">
            <text:p>310</text:p>
          </table:table-cell>
          <table:table-cell table:formula="oooc:=[.F22]" office:value-type="float" office:value="10.7492241758242">
            <text:p>10.75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0.65">
            <text:p>0.6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8731.4160903158">
            <text:p>28731.42</text:p>
          </table:table-cell>
          <table:table-cell table:formula="oooc:=[.AA20]/[.M23]" office:value-type="float" office:value="25.0596767572025">
            <text:p>25.06</text:p>
          </table:table-cell>
          <table:table-cell table:formula="oooc:=([.D23]/[.C23])/([.R23]/[.Q23])" office:value-type="float" office:value="1.01059463114378">
            <text:p>1.01</text:p>
          </table:table-cell>
          <table:table-cell/>
          <table:table-cell table:formula="oooc:=[.I23]^[$globals.$C$23]*[$globals.$C$32]/[.R23]*[.K23]*[.Y23]" office:value-type="float" office:value="293177.715207304">
            <text:p>293177.72</text:p>
          </table:table-cell>
          <table:table-cell table:formula="oooc:=[.S23]/[.H23]" office:value-type="float" office:value="5.10183192964185">
            <text:p>5.1</text:p>
          </table:table-cell>
          <table:table-cell table:formula="oooc:=[.I23]/[.J23]" office:value-type="float" office:value="127.545798241046">
            <text:p>127.55</text:p>
          </table:table-cell>
          <table:table-cell table:formula="oooc:=[.$D23]*[$globals.$C$34]/[.$K23]" office:value-type="float" office:value="306">
            <text:p>306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440000">
            <text:p>440,000</text:p>
          </table:table-cell>
          <table:table-cell table:formula="oooc:=CEILING(([.R24]-[.V24]/2);[.V24])" office:value-type="float" office:value="6.39">
            <text:p>6.39</text:p>
          </table:table-cell>
          <table:table-cell table:formula="oooc:=CEILING(([.T24]-[.W24]/2);[.W24])" office:value-type="float" office:value="380">
            <text:p>380</text:p>
          </table:table-cell>
          <table:table-cell table:formula="oooc:=[.F23]" office:value-type="float" office:value="10.7492241758242">
            <text:p>10.75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0.65">
            <text:p>0.6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43602.5219295596">
            <text:p>43602.52</text:p>
          </table:table-cell>
          <table:table-cell table:formula="oooc:=[.AA20]/[.M24]" office:value-type="float" office:value="16.5128063271929">
            <text:p>16.51</text:p>
          </table:table-cell>
          <table:table-cell table:formula="oooc:=([.D24]/[.C24])/([.R24]/[.Q24])" office:value-type="float" office:value="1.01084874078461">
            <text:p>1.01</text:p>
          </table:table-cell>
          <table:table-cell/>
          <table:table-cell table:formula="oooc:=[.I24]^[$globals.$C$23]*[$globals.$C$32]/[.R24]*[.K24]*[.Y24]" office:value-type="float" office:value="444923.693158772">
            <text:p>444923.69</text:p>
          </table:table-cell>
          <table:table-cell table:formula="oooc:=[.S24]/[.H24]" office:value-type="float" office:value="6.39215858141555">
            <text:p>6.39</text:p>
          </table:table-cell>
          <table:table-cell table:formula="oooc:=[.I24]/[.J24]" office:value-type="float" office:value="159.803964535389">
            <text:p>159.8</text:p>
          </table:table-cell>
          <table:table-cell table:formula="oooc:=[.$D24]*[$globals.$C$34]/[.$K24]" office:value-type="float" office:value="383.4">
            <text:p>383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680000">
            <text:p>680,000</text:p>
          </table:table-cell>
          <table:table-cell table:formula="oooc:=CEILING(([.R25]-[.V25]/2);[.V25])" office:value-type="float" office:value="8.01">
            <text:p>8.01</text:p>
          </table:table-cell>
          <table:table-cell table:formula="oooc:=CEILING(([.T25]-[.W25]/2);[.W25])" office:value-type="float" office:value="480">
            <text:p>480</text:p>
          </table:table-cell>
          <table:table-cell table:formula="oooc:=[.F24]" office:value-type="float" office:value="10.7492241758242">
            <text:p>10.75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0.65">
            <text:p>0.6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66170.7697470066">
            <text:p>66170.77</text:p>
          </table:table-cell>
          <table:table-cell table:formula="oooc:=[.AA20]/[.M25]" office:value-type="float" office:value="10.8809373497211">
            <text:p>10.88</text:p>
          </table:table-cell>
          <table:table-cell table:formula="oooc:=([.D25]/[.C25])/([.R25]/[.Q25])" office:value-type="float" office:value="0.993104112649996">
            <text:p>0.99</text:p>
          </table:table-cell>
          <table:table-cell/>
          <table:table-cell table:formula="oooc:=[.I25]^[$globals.$C$23]*[$globals.$C$32]/[.R25]*[.K25]*[.Y25]" office:value-type="float" office:value="675211.936193945">
            <text:p>675211.94</text:p>
          </table:table-cell>
          <table:table-cell table:formula="oooc:=[.S25]/[.H25]" office:value-type="float" office:value="8.00882739640402">
            <text:p>8.01</text:p>
          </table:table-cell>
          <table:table-cell table:formula="oooc:=[.I25]/[.J25]" office:value-type="float" office:value="200.220684910101">
            <text:p>200.22</text:p>
          </table:table-cell>
          <table:table-cell table:formula="oooc:=[.$D25]*[$globals.$C$34]/[.$K25]" office:value-type="float" office:value="480.6">
            <text:p>48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000000">
            <text:p>1,000,000</text:p>
          </table:table-cell>
          <table:table-cell table:formula="oooc:=CEILING(([.R26]-[.V26]/2);[.V26])" office:value-type="float" office:value="10.03">
            <text:p>10.03</text:p>
          </table:table-cell>
          <table:table-cell table:formula="oooc:=CEILING(([.T26]-[.W26]/2);[.W26])" office:value-type="float" office:value="600">
            <text:p>600</text:p>
          </table:table-cell>
          <table:table-cell table:formula="oooc:=[.F25]" office:value-type="float" office:value="10.7492241758242">
            <text:p>10.75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0.65">
            <text:p>0.6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00420.12652353">
            <text:p>100420.13</text:p>
          </table:table-cell>
          <table:table-cell table:formula="oooc:=[.AA20]/[.M26]" office:value-type="float" office:value="7.16987744315671">
            <text:p>7.17</text:p>
          </table:table-cell>
          <table:table-cell table:formula="oooc:=([.D26]/[.C26])/([.R26]/[.Q26])" office:value-type="float" office:value="1.02424840023746">
            <text:p>1.02</text:p>
          </table:table-cell>
          <table:table-cell/>
          <table:table-cell table:formula="oooc:=[.I26]^[$globals.$C$23]*[$globals.$C$32]/[.R26]*[.K26]*[.Y26]" office:value-type="float" office:value="1024695.16860745">
            <text:p>1024695.17</text:p>
          </table:table-cell>
          <table:table-cell table:formula="oooc:=[.S26]/[.H26]" office:value-type="float" office:value="10.034375">
            <text:p>10.03</text:p>
          </table:table-cell>
          <table:table-cell table:formula="oooc:=[.I26]/[.J26]" office:value-type="float" office:value="250.859375">
            <text:p>250.86</text:p>
          </table:table-cell>
          <table:table-cell table:formula="oooc:=[.$D26]*[$globals.$C$34]/[.$K26]" office:value-type="float" office:value="601.8">
            <text:p>601.8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16.5303656959395">
            <text:p>16.53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264.0625">
            <text:p>264.06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000000">
            <text:p>2,000,000</text:p>
          </table:table-cell>
          <table:table-cell table:formula="oooc:=CEILING(([.R29]-[.V29]/2);[.V29])" office:value-type="float" office:value="5.87">
            <text:p>5.87</text:p>
          </table:table-cell>
          <table:table-cell table:formula="oooc:=CEILING(([.T29]-[.W29]/2);[.W29])" office:value-type="float" office:value="350">
            <text:p>350</text:p>
          </table:table-cell>
          <table:table-cell table:formula="oooc:=[.F28]" office:value-type="float" office:value="16.5303656959395">
            <text:p>16.53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65">
            <text:p>0.6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386456.075083781">
            <text:p>386456.08</text:p>
          </table:table-cell>
          <table:table-cell table:formula="oooc:=[.AA28]/[.M29]" office:value-type="float" office:value="55.8925098934395">
            <text:p>55.89</text:p>
          </table:table-cell>
          <table:table-cell table:formula="oooc:=([.D29]/[.C29])/([.R29]/[.Q29])" office:value-type="float" office:value="1.014360694989">
            <text:p>1.01</text:p>
          </table:table-cell>
          <table:table-cell/>
          <table:table-cell table:formula="oooc:=[.I29]^[$globals.$C$23]*[$globals.$C$32]/[.R29]*[.K29]*[.Y29]" office:value-type="float" office:value="2028049.37361751">
            <text:p>2028049.37</text:p>
          </table:table-cell>
          <table:table-cell table:formula="oooc:=[.S29]/[.H29]" office:value-type="float" office:value="5.86805555555556">
            <text:p>5.87</text:p>
          </table:table-cell>
          <table:table-cell table:formula="oooc:=[.I29]/[.J29]" office:value-type="float" office:value="264.0625">
            <text:p>264.06</text:p>
          </table:table-cell>
          <table:table-cell table:formula="oooc:=[.$D29]*[$globals.$C$34]/[.$K29]" office:value-type="float" office:value="352.2">
            <text:p>352.2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3100000">
            <text:p>3,100,000</text:p>
          </table:table-cell>
          <table:table-cell table:formula="oooc:=CEILING(([.R30]-[.V30]/2);[.V30])" office:value-type="float" office:value="7.35">
            <text:p>7.35</text:p>
          </table:table-cell>
          <table:table-cell table:formula="oooc:=CEILING(([.T30]-[.W30]/2);[.W30])" office:value-type="float" office:value="440">
            <text:p>440</text:p>
          </table:table-cell>
          <table:table-cell table:formula="oooc:=[.F29]" office:value-type="float" office:value="16.5303656959395">
            <text:p>16.53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0.65">
            <text:p>0.6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586482.038883273">
            <text:p>586482.04</text:p>
          </table:table-cell>
          <table:table-cell table:formula="oooc:=[.AA28]/[.M30]" office:value-type="float" office:value="36.8297723850653">
            <text:p>36.83</text:p>
          </table:table-cell>
          <table:table-cell table:formula="oooc:=([.D30]/[.C30])/([.R30]/[.Q30])" office:value-type="float" office:value="0.992528843564115">
            <text:p>0.99</text:p>
          </table:table-cell>
          <table:table-cell/>
          <table:table-cell table:formula="oooc:=[.I30]^[$globals.$C$23]*[$globals.$C$32]/[.R30]*[.K30]*[.Y30]" office:value-type="float" office:value="3077748.30900843">
            <text:p>3077748.31</text:p>
          </table:table-cell>
          <table:table-cell table:formula="oooc:=[.S30]/[.H30]" office:value-type="float" office:value="7.35217117948078">
            <text:p>7.35</text:p>
          </table:table-cell>
          <table:table-cell table:formula="oooc:=[.I30]/[.J30]" office:value-type="float" office:value="330.847703076635">
            <text:p>330.85</text:p>
          </table:table-cell>
          <table:table-cell table:formula="oooc:=[.$D30]*[$globals.$C$34]/[.$K30]" office:value-type="float" office:value="441">
            <text:p>441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4700000">
            <text:p>4,700,000</text:p>
          </table:table-cell>
          <table:table-cell table:formula="oooc:=CEILING(([.R31]-[.V31]/2);[.V31])" office:value-type="float" office:value="9.21">
            <text:p>9.21</text:p>
          </table:table-cell>
          <table:table-cell table:formula="oooc:=CEILING(([.T31]-[.W31]/2);[.W31])" office:value-type="float" office:value="550">
            <text:p>550</text:p>
          </table:table-cell>
          <table:table-cell table:formula="oooc:=[.F30]" office:value-type="float" office:value="16.5303656959395">
            <text:p>16.53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0.65">
            <text:p>0.6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890039.5261172">
            <text:p>890039.53</text:p>
          </table:table-cell>
          <table:table-cell table:formula="oooc:=[.AA28]/[.M31]" office:value-type="float" office:value="24.2685851202924">
            <text:p>24.27</text:p>
          </table:table-cell>
          <table:table-cell table:formula="oooc:=([.D31]/[.C31])/([.R31]/[.Q31])" office:value-type="float" office:value="0.993601978890669">
            <text:p>0.99</text:p>
          </table:table-cell>
          <table:table-cell/>
          <table:table-cell table:formula="oooc:=[.I31]^[$globals.$C$23]*[$globals.$C$32]/[.R31]*[.K31]*[.Y31]" office:value-type="float" office:value="4670761.36154799">
            <text:p>4670761.36</text:p>
          </table:table-cell>
          <table:table-cell table:formula="oooc:=[.S31]/[.H31]" office:value-type="float" office:value="9.21164098407556">
            <text:p>9.21</text:p>
          </table:table-cell>
          <table:table-cell table:formula="oooc:=[.I31]/[.J31]" office:value-type="float" office:value="414.5238442834">
            <text:p>414.52</text:p>
          </table:table-cell>
          <table:table-cell table:formula="oooc:=[.$D31]*[$globals.$C$34]/[.$K31]" office:value-type="float" office:value="552.6">
            <text:p>552.6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7100000">
            <text:p>7,100,000</text:p>
          </table:table-cell>
          <table:table-cell table:formula="oooc:=CEILING(([.R32]-[.V32]/2);[.V32])" office:value-type="float" office:value="11.54">
            <text:p>11.54</text:p>
          </table:table-cell>
          <table:table-cell table:formula="oooc:=CEILING(([.T32]-[.W32]/2);[.W32])" office:value-type="float" office:value="690">
            <text:p>690</text:p>
          </table:table-cell>
          <table:table-cell table:formula="oooc:=[.F31]" office:value-type="float" office:value="16.5303656959395">
            <text:p>16.53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0.65">
            <text:p>0.6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350715.46190794">
            <text:p>1350715.46</text:p>
          </table:table-cell>
          <table:table-cell table:formula="oooc:=[.AA28]/[.M32]" office:value-type="float" office:value="15.9915249430025">
            <text:p>15.99</text:p>
          </table:table-cell>
          <table:table-cell table:formula="oooc:=([.D32]/[.C32])/([.R32]/[.Q32])" office:value-type="float" office:value="0.998231614086096">
            <text:p>1</text:p>
          </table:table-cell>
          <table:table-cell/>
          <table:table-cell table:formula="oooc:=[.I32]^[$globals.$C$23]*[$globals.$C$32]/[.R32]*[.K32]*[.Y32]" office:value-type="float" office:value="7088302.71555187">
            <text:p>7088302.72</text:p>
          </table:table-cell>
          <table:table-cell table:formula="oooc:=[.S32]/[.H32]" office:value-type="float" office:value="11.541397438667">
            <text:p>11.54</text:p>
          </table:table-cell>
          <table:table-cell table:formula="oooc:=[.I32]/[.J32]" office:value-type="float" office:value="519.362884740013">
            <text:p>519.36</text:p>
          </table:table-cell>
          <table:table-cell table:formula="oooc:=[.$D32]*[$globals.$C$34]/[.$K32]" office:value-type="float" office:value="692.4">
            <text:p>692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1000000">
            <text:p>11,000,000</text:p>
          </table:table-cell>
          <table:table-cell table:formula="oooc:=CEILING(([.R33]-[.V33]/2);[.V33])" office:value-type="float" office:value="14.46">
            <text:p>14.46</text:p>
          </table:table-cell>
          <table:table-cell table:formula="oooc:=CEILING(([.T33]-[.W33]/2);[.W33])" office:value-type="float" office:value="870">
            <text:p>870</text:p>
          </table:table-cell>
          <table:table-cell table:formula="oooc:=[.F32]" office:value-type="float" office:value="16.5303656959395">
            <text:p>16.53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0.65">
            <text:p>0.6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2049832.85067829">
            <text:p>2049832.85</text:p>
          </table:table-cell>
          <table:table-cell table:formula="oooc:=[.AA28]/[.M33]" office:value-type="float" office:value="10.5374445496141">
            <text:p>10.54</text:p>
          </table:table-cell>
          <table:table-cell table:formula="oooc:=([.D33]/[.C33])/([.R33]/[.Q33])" office:value-type="float" office:value="0.977895959855163">
            <text:p>0.98</text:p>
          </table:table-cell>
          <table:table-cell/>
          <table:table-cell table:formula="oooc:=[.I33]^[$globals.$C$23]*[$globals.$C$32]/[.R33]*[.K33]*[.Y33]" office:value-type="float" office:value="10757140.3242593">
            <text:p>10757140.32</text:p>
          </table:table-cell>
          <table:table-cell table:formula="oooc:=[.S33]/[.H33]" office:value-type="float" office:value="14.4603827990628">
            <text:p>14.46</text:p>
          </table:table-cell>
          <table:table-cell table:formula="oooc:=[.I33]/[.J33]" office:value-type="float" office:value="650.717225957827">
            <text:p>650.72</text:p>
          </table:table-cell>
          <table:table-cell table:formula="oooc:=[.$D33]*[$globals.$C$34]/[.$K33]" office:value-type="float" office:value="867.6">
            <text:p>867.6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6000000">
            <text:p>16,000,000</text:p>
          </table:table-cell>
          <table:table-cell table:formula="oooc:=CEILING(([.R34]-[.V34]/2);[.V34])" office:value-type="float" office:value="18.12">
            <text:p>18.12</text:p>
          </table:table-cell>
          <table:table-cell table:formula="oooc:=CEILING(([.T34]-[.W34]/2);[.W34])" office:value-type="float" office:value="1100">
            <text:p>1100</text:p>
          </table:table-cell>
          <table:table-cell table:formula="oooc:=[.F33]" office:value-type="float" office:value="16.5303656959395">
            <text:p>16.53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0.65">
            <text:p>0.6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3110806.70519953">
            <text:p>3110806.71</text:p>
          </table:table-cell>
          <table:table-cell table:formula="oooc:=[.AA28]/[.M34]" office:value-type="float" office:value="6.94353653150383">
            <text:p>6.94</text:p>
          </table:table-cell>
          <table:table-cell table:formula="oooc:=([.D34]/[.C34])/([.R34]/[.Q34])" office:value-type="float" office:value="1.02044226723843">
            <text:p>1.02</text:p>
          </table:table-cell>
          <table:table-cell/>
          <table:table-cell table:formula="oooc:=[.I34]^[$globals.$C$23]*[$globals.$C$32]/[.R34]*[.K34]*[.Y34]" office:value-type="float" office:value="16324933.1468197">
            <text:p>16324933.15</text:p>
          </table:table-cell>
          <table:table-cell table:formula="oooc:=[.S34]/[.H34]" office:value-type="float" office:value="18.1176215277778">
            <text:p>18.12</text:p>
          </table:table-cell>
          <table:table-cell table:formula="oooc:=[.I34]/[.J34]" office:value-type="float" office:value="815.29296875">
            <text:p>815.29</text:p>
          </table:table-cell>
          <table:table-cell table:formula="oooc:=[.$D34]*[$globals.$C$34]/[.$K34]" office:value-type="float" office:value="1087.2">
            <text:p>1087.2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56.5151370585705">
            <text:p>56.52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858.203125">
            <text:p>858.2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72000000">
            <text:p>72,000,000</text:p>
          </table:table-cell>
          <table:table-cell table:formula="oooc:=CEILING(([.R37]-[.V37]/2);[.V37])" office:value-type="float" office:value="4.77">
            <text:p>4.77</text:p>
          </table:table-cell>
          <table:table-cell table:formula="oooc:=CEILING(([.T37]-[.W37]/2);[.W37])" office:value-type="float" office:value="290">
            <text:p>290</text:p>
          </table:table-cell>
          <table:table-cell table:formula="oooc:=[.F36]" office:value-type="float" office:value="56.5151370585705">
            <text:p>56.52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65">
            <text:p>0.6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1971605.6059143">
            <text:p>11971605.61</text:p>
          </table:table-cell>
          <table:table-cell table:formula="oooc:=[.AA36]/[.M37]" office:value-type="float" office:value="54.1280778310864">
            <text:p>54.13</text:p>
          </table:table-cell>
          <table:table-cell table:formula="oooc:=([.D37]/[.C37])/([.R37]/[.Q37])" office:value-type="float" office:value="0.997679455267533">
            <text:p>1</text:p>
          </table:table-cell>
          <table:table-cell/>
          <table:table-cell table:formula="oooc:=[.I37]^[$globals.$C$23]*[$globals.$C$32]/[.R37]*[.K37]*[.Y37]" office:value-type="float" office:value="71799717.0866998">
            <text:p>71799717.09</text:p>
          </table:table-cell>
          <table:table-cell table:formula="oooc:=[.S37]/[.H37]" office:value-type="float" office:value="4.76779513888889">
            <text:p>4.77</text:p>
          </table:table-cell>
          <table:table-cell table:formula="oooc:=[.I37]/[.J37]" office:value-type="float" office:value="858.203125">
            <text:p>858.2</text:p>
          </table:table-cell>
          <table:table-cell table:formula="oooc:=[.$D37]*[$globals.$C$34]/[.$K37]" office:value-type="float" office:value="286.2">
            <text:p>286.2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10000000">
            <text:p>110,000,000</text:p>
          </table:table-cell>
          <table:table-cell table:formula="oooc:=CEILING(([.R38]-[.V38]/2);[.V38])" office:value-type="float" office:value="5.97">
            <text:p>5.97</text:p>
          </table:table-cell>
          <table:table-cell table:formula="oooc:=CEILING(([.T38]-[.W38]/2);[.W38])" office:value-type="float" office:value="360">
            <text:p>360</text:p>
          </table:table-cell>
          <table:table-cell table:formula="oooc:=[.F37]" office:value-type="float" office:value="56.5151370585705">
            <text:p>56.52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0.65">
            <text:p>0.6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8167994.028664">
            <text:p>18167994.03</text:p>
          </table:table-cell>
          <table:table-cell table:formula="oooc:=[.AA36]/[.M38]" office:value-type="float" office:value="35.6671187241496">
            <text:p>35.67</text:p>
          </table:table-cell>
          <table:table-cell table:formula="oooc:=([.D38]/[.C38])/([.R38]/[.Q38])" office:value-type="float" office:value="0.989965310556943">
            <text:p>0.99</text:p>
          </table:table-cell>
          <table:table-cell/>
          <table:table-cell table:formula="oooc:=[.I38]^[$globals.$C$23]*[$globals.$C$32]/[.R38]*[.K38]*[.Y38]" office:value-type="float" office:value="108962563.104024">
            <text:p>108962563.1</text:p>
          </table:table-cell>
          <table:table-cell table:formula="oooc:=[.S38]/[.H38]" office:value-type="float" office:value="5.97363908332814">
            <text:p>5.97</text:p>
          </table:table-cell>
          <table:table-cell table:formula="oooc:=[.I38]/[.J38]" office:value-type="float" office:value="1075.25503499906">
            <text:p>1075.26</text:p>
          </table:table-cell>
          <table:table-cell table:formula="oooc:=[.$D38]*[$globals.$C$34]/[.$K38]" office:value-type="float" office:value="358.2">
            <text:p>358.2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70000000">
            <text:p>170,000,000</text:p>
          </table:table-cell>
          <table:table-cell table:formula="oooc:=CEILING(([.R39]-[.V39]/2);[.V39])" office:value-type="float" office:value="7.48">
            <text:p>7.48</text:p>
          </table:table-cell>
          <table:table-cell table:formula="oooc:=CEILING(([.T39]-[.W39]/2);[.W39])" office:value-type="float" office:value="450">
            <text:p>450</text:p>
          </table:table-cell>
          <table:table-cell table:formula="oooc:=[.F38]" office:value-type="float" office:value="56.5151370585705">
            <text:p>56.52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0.65">
            <text:p>0.6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7571573.7630468">
            <text:p>27571573.76</text:p>
          </table:table-cell>
          <table:table-cell table:formula="oooc:=[.AA36]/[.M39]" office:value-type="float" office:value="23.5024669091792">
            <text:p>23.5</text:p>
          </table:table-cell>
          <table:table-cell table:formula="oooc:=([.D39]/[.C39])/([.R39]/[.Q39])" office:value-type="float" office:value="0.972129654851254">
            <text:p>0.97</text:p>
          </table:table-cell>
          <table:table-cell/>
          <table:table-cell table:formula="oooc:=[.I39]^[$globals.$C$23]*[$globals.$C$32]/[.R39]*[.K39]*[.Y39]" office:value-type="float" office:value="165360542.352301">
            <text:p>165360542.35</text:p>
          </table:table-cell>
          <table:table-cell table:formula="oooc:=[.S39]/[.H39]" office:value-type="float" office:value="7.48445829956139">
            <text:p>7.48</text:p>
          </table:table-cell>
          <table:table-cell table:formula="oooc:=[.I39]/[.J39]" office:value-type="float" office:value="1347.20249392105">
            <text:p>1347.2</text:p>
          </table:table-cell>
          <table:table-cell table:formula="oooc:=[.$D39]*[$globals.$C$34]/[.$K39]" office:value-type="float" office:value="448.8">
            <text:p>448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250000000">
            <text:p>250,000,000</text:p>
          </table:table-cell>
          <table:table-cell table:formula="oooc:=CEILING(([.R40]-[.V40]/2);[.V40])" office:value-type="float" office:value="9.38">
            <text:p>9.38</text:p>
          </table:table-cell>
          <table:table-cell table:formula="oooc:=CEILING(([.T40]-[.W40]/2);[.W40])" office:value-type="float" office:value="560">
            <text:p>560</text:p>
          </table:table-cell>
          <table:table-cell table:formula="oooc:=[.F39]" office:value-type="float" office:value="56.5151370585705">
            <text:p>56.52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0.65">
            <text:p>0.6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41842356.3202277">
            <text:p>41842356.32</text:p>
          </table:table-cell>
          <table:table-cell table:formula="oooc:=[.AA36]/[.M40]" office:value-type="float" office:value="15.4866995309903">
            <text:p>15.49</text:p>
          </table:table-cell>
          <table:table-cell table:formula="oooc:=([.D40]/[.C40])/([.R40]/[.Q40])" office:value-type="float" office:value="1.00407817913194">
            <text:p>1</text:p>
          </table:table-cell>
          <table:table-cell/>
          <table:table-cell table:formula="oooc:=[.I40]^[$globals.$C$23]*[$globals.$C$32]/[.R40]*[.K40]*[.Y40]" office:value-type="float" office:value="250949575.5982">
            <text:p>250949575.6</text:p>
          </table:table-cell>
          <table:table-cell table:formula="oooc:=[.S40]/[.H40]" office:value-type="float" office:value="9.37738541891691">
            <text:p>9.38</text:p>
          </table:table-cell>
          <table:table-cell table:formula="oooc:=[.I40]/[.J40]" office:value-type="float" office:value="1687.92937540504">
            <text:p>1687.93</text:p>
          </table:table-cell>
          <table:table-cell table:formula="oooc:=[.$D40]*[$globals.$C$34]/[.$K40]" office:value-type="float" office:value="562.8">
            <text:p>562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380000000">
            <text:p>380,000,000</text:p>
          </table:table-cell>
          <table:table-cell table:formula="oooc:=CEILING(([.R41]-[.V41]/2);[.V41])" office:value-type="float" office:value="11.75">
            <text:p>11.75</text:p>
          </table:table-cell>
          <table:table-cell table:formula="oooc:=CEILING(([.T41]-[.W41]/2);[.W41])" office:value-type="float" office:value="700">
            <text:p>700</text:p>
          </table:table-cell>
          <table:table-cell table:formula="oooc:=[.F40]" office:value-type="float" office:value="56.5151370585705">
            <text:p>56.52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0.65">
            <text:p>0.6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63499559.2734505">
            <text:p>63499559.27</text:p>
          </table:table-cell>
          <table:table-cell table:formula="oooc:=[.AA36]/[.M41]" office:value-type="float" office:value="10.2047952366015">
            <text:p>10.2</text:p>
          </table:table-cell>
          <table:table-cell table:formula="oooc:=([.D41]/[.C41])/([.R41]/[.Q41])" office:value-type="float" office:value="1.00228712944476">
            <text:p>1</text:p>
          </table:table-cell>
          <table:table-cell/>
          <table:table-cell table:formula="oooc:=[.I41]^[$globals.$C$23]*[$globals.$C$32]/[.R41]*[.K41]*[.Y41]" office:value-type="float" office:value="380838672.860345">
            <text:p>380838672.86</text:p>
          </table:table-cell>
          <table:table-cell table:formula="oooc:=[.S41]/[.H41]" office:value-type="float" office:value="11.7490610242385">
            <text:p>11.75</text:p>
          </table:table-cell>
          <table:table-cell table:formula="oooc:=[.I41]/[.J41]" office:value-type="float" office:value="2114.83098436294">
            <text:p>2114.83</text:p>
          </table:table-cell>
          <table:table-cell table:formula="oooc:=[.$D41]*[$globals.$C$34]/[.$K41]" office:value-type="float" office:value="705">
            <text:p>705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580000000">
            <text:p>580,000,000</text:p>
          </table:table-cell>
          <table:table-cell table:formula="oooc:=CEILING(([.R42]-[.V42]/2);[.V42])" office:value-type="float" office:value="14.72">
            <text:p>14.72</text:p>
          </table:table-cell>
          <table:table-cell table:formula="oooc:=CEILING(([.T42]-[.W42]/2);[.W42])" office:value-type="float" office:value="880">
            <text:p>880</text:p>
          </table:table-cell>
          <table:table-cell table:formula="oooc:=[.F41]" office:value-type="float" office:value="56.5151370585705">
            <text:p>56.52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0.65">
            <text:p>0.6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96366323.0880997">
            <text:p>96366323.09</text:p>
          </table:table-cell>
          <table:table-cell table:formula="oooc:=[.AA36]/[.M42]" office:value-type="float" office:value="6.72434081984832">
            <text:p>6.72</text:p>
          </table:table-cell>
          <table:table-cell table:formula="oooc:=([.D42]/[.C42])/([.R42]/[.Q42])" office:value-type="float" office:value="0.996439383251343">
            <text:p>1</text:p>
          </table:table-cell>
          <table:table-cell/>
          <table:table-cell table:formula="oooc:=[.I42]^[$globals.$C$23]*[$globals.$C$32]/[.R42]*[.K42]*[.Y42]" office:value-type="float" office:value="577957123.060656">
            <text:p>577957123.06</text:p>
          </table:table-cell>
          <table:table-cell table:formula="oooc:=[.S42]/[.H42]" office:value-type="float" office:value="14.7205674913194">
            <text:p>14.72</text:p>
          </table:table-cell>
          <table:table-cell table:formula="oooc:=[.I42]/[.J42]" office:value-type="float" office:value="2649.7021484375">
            <text:p>2649.7</text:p>
          </table:table-cell>
          <table:table-cell table:formula="oooc:=[.$D42]*[$globals.$C$34]/[.$K42]" office:value-type="float" office:value="883.2">
            <text:p>883.2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74.525066608844">
            <text:p>174.53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2789.16015625">
            <text:p>2789.16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2300000000">
            <text:p>2,300,000,000</text:p>
          </table:table-cell>
          <table:table-cell table:formula="oooc:=CEILING(([.R45]-[.V45]/2);[.V45])" office:value-type="float" office:value="4.29">
            <text:p>4.29</text:p>
          </table:table-cell>
          <table:table-cell table:formula="oooc:=CEILING(([.T45]-[.W45]/2);[.W45])" office:value-type="float" office:value="260">
            <text:p>260</text:p>
          </table:table-cell>
          <table:table-cell table:formula="oooc:=[.F44]" office:value-type="float" office:value="174.525066608844">
            <text:p>174.53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65">
            <text:p>0.6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370855447.808625">
            <text:p>370855447.81</text:p>
          </table:table-cell>
          <table:table-cell table:formula="oooc:=[.AA44]/[.M45]" office:value-type="float" office:value="52.4193459065262">
            <text:p>52.42</text:p>
          </table:table-cell>
          <table:table-cell table:formula="oooc:=([.D45]/[.C45])/([.R45]/[.Q45])" office:value-type="float" office:value="0.997509780412729">
            <text:p>1</text:p>
          </table:table-cell>
          <table:table-cell/>
          <table:table-cell table:formula="oooc:=[.I45]^[$globals.$C$23]*[$globals.$C$32]/[.R45]*[.K45]*[.Y45]" office:value-type="float" office:value="2294815646.5816">
            <text:p>2294815646.58</text:p>
          </table:table-cell>
          <table:table-cell table:formula="oooc:=[.S45]/[.H45]" office:value-type="float" office:value="4.291015625">
            <text:p>4.29</text:p>
          </table:table-cell>
          <table:table-cell table:formula="oooc:=[.I45]/[.J45]" office:value-type="float" office:value="2789.16015625">
            <text:p>2789.16</text:p>
          </table:table-cell>
          <table:table-cell table:formula="oooc:=[.$D45]*[$globals.$C$34]/[.$K45]" office:value-type="float" office:value="257.4">
            <text:p>257.4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3500000000">
            <text:p>3,500,000,000</text:p>
          </table:table-cell>
          <table:table-cell table:formula="oooc:=CEILING(([.R46]-[.V46]/2);[.V46])" office:value-type="float" office:value="5.38">
            <text:p>5.38</text:p>
          </table:table-cell>
          <table:table-cell table:formula="oooc:=CEILING(([.T46]-[.W46]/2);[.W46])" office:value-type="float" office:value="320">
            <text:p>320</text:p>
          </table:table-cell>
          <table:table-cell table:formula="oooc:=[.F45]" office:value-type="float" office:value="174.525066608844">
            <text:p>174.53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0.65">
            <text:p>0.6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562806676.32051">
            <text:p>562806676.32</text:p>
          </table:table-cell>
          <table:table-cell table:formula="oooc:=[.AA44]/[.M46]" office:value-type="float" office:value="34.5411680740781">
            <text:p>34.54</text:p>
          </table:table-cell>
          <table:table-cell table:formula="oooc:=([.D46]/[.C46])/([.R46]/[.Q46])" office:value-type="float" office:value="0.995715165873764">
            <text:p>1</text:p>
          </table:table-cell>
          <table:table-cell/>
          <table:table-cell table:formula="oooc:=[.I46]^[$globals.$C$23]*[$globals.$C$32]/[.R46]*[.K46]*[.Y46]" office:value-type="float" office:value="3482590250.33218">
            <text:p>3482590250.33</text:p>
          </table:table-cell>
          <table:table-cell table:formula="oooc:=[.S46]/[.H46]" office:value-type="float" office:value="5.37627517499532">
            <text:p>5.38</text:p>
          </table:table-cell>
          <table:table-cell table:formula="oooc:=[.I46]/[.J46]" office:value-type="float" office:value="3494.57886374696">
            <text:p>3494.58</text:p>
          </table:table-cell>
          <table:table-cell table:formula="oooc:=[.$D46]*[$globals.$C$34]/[.$K46]" office:value-type="float" office:value="322.8">
            <text:p>322.8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5300000000">
            <text:p>5,300,000,000</text:p>
          </table:table-cell>
          <table:table-cell table:formula="oooc:=CEILING(([.R47]-[.V47]/2);[.V47])" office:value-type="float" office:value="6.74">
            <text:p>6.74</text:p>
          </table:table-cell>
          <table:table-cell table:formula="oooc:=CEILING(([.T47]-[.W47]/2);[.W47])" office:value-type="float" office:value="400">
            <text:p>400</text:p>
          </table:table-cell>
          <table:table-cell table:formula="oooc:=[.F46]" office:value-type="float" office:value="174.525066608844">
            <text:p>174.53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0.65">
            <text:p>0.6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854110022.604802">
            <text:p>854110022.6</text:p>
          </table:table-cell>
          <table:table-cell table:formula="oooc:=[.AA44]/[.M47]" office:value-type="float" office:value="22.7605337550229">
            <text:p>22.76</text:p>
          </table:table-cell>
          <table:table-cell table:formula="oooc:=([.D47]/[.C47])/([.R47]/[.Q47])" office:value-type="float" office:value="0.997787598660105">
            <text:p>1</text:p>
          </table:table-cell>
          <table:table-cell/>
          <table:table-cell table:formula="oooc:=[.I47]^[$globals.$C$23]*[$globals.$C$32]/[.R47]*[.K47]*[.Y47]" office:value-type="float" office:value="5285145614.97587">
            <text:p>5285145614.98</text:p>
          </table:table-cell>
          <table:table-cell table:formula="oooc:=[.S47]/[.H47]" office:value-type="float" office:value="6.73601246960525">
            <text:p>6.74</text:p>
          </table:table-cell>
          <table:table-cell table:formula="oooc:=[.I47]/[.J47]" office:value-type="float" office:value="4378.40810524342">
            <text:p>4378.41</text:p>
          </table:table-cell>
          <table:table-cell table:formula="oooc:=[.$D47]*[$globals.$C$34]/[.$K47]" office:value-type="float" office:value="404.4">
            <text:p>404.4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8000000000">
            <text:p>8,000,000,000</text:p>
          </table:table-cell>
          <table:table-cell table:formula="oooc:=CEILING(([.R48]-[.V48]/2);[.V48])" office:value-type="float" office:value="8.44">
            <text:p>8.44</text:p>
          </table:table-cell>
          <table:table-cell table:formula="oooc:=CEILING(([.T48]-[.W48]/2);[.W48])" office:value-type="float" office:value="510">
            <text:p>510</text:p>
          </table:table-cell>
          <table:table-cell table:formula="oooc:=[.F47]" office:value-type="float" office:value="174.525066608844">
            <text:p>174.53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0.65">
            <text:p>0.6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296189191.43478">
            <text:p>1296189191.43</text:p>
          </table:table-cell>
          <table:table-cell table:formula="oooc:=[.AA44]/[.M48]" office:value-type="float" office:value="14.9978106039301">
            <text:p>15</text:p>
          </table:table-cell>
          <table:table-cell table:formula="oooc:=([.D48]/[.C48])/([.R48]/[.Q48])" office:value-type="float" office:value="1.002627746067">
            <text:p>1</text:p>
          </table:table-cell>
          <table:table-cell/>
          <table:table-cell table:formula="oooc:=[.I48]^[$globals.$C$23]*[$globals.$C$32]/[.R48]*[.K48]*[.Y48]" office:value-type="float" office:value="8020686375.2732">
            <text:p>8020686375.27</text:p>
          </table:table-cell>
          <table:table-cell table:formula="oooc:=[.S48]/[.H48]" office:value-type="float" office:value="8.43964687702522">
            <text:p>8.44</text:p>
          </table:table-cell>
          <table:table-cell table:formula="oooc:=[.I48]/[.J48]" office:value-type="float" office:value="5485.77047006639">
            <text:p>5485.77</text:p>
          </table:table-cell>
          <table:table-cell table:formula="oooc:=[.$D48]*[$globals.$C$34]/[.$K48]" office:value-type="float" office:value="506.4">
            <text:p>506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2000000000">
            <text:p>12,000,000,000</text:p>
          </table:table-cell>
          <table:table-cell table:formula="oooc:=CEILING(([.R49]-[.V49]/2);[.V49])" office:value-type="float" office:value="10.57">
            <text:p>10.57</text:p>
          </table:table-cell>
          <table:table-cell table:formula="oooc:=CEILING(([.T49]-[.W49]/2);[.W49])" office:value-type="float" office:value="630">
            <text:p>630</text:p>
          </table:table-cell>
          <table:table-cell table:formula="oooc:=[.F48]" office:value-type="float" office:value="174.525066608844">
            <text:p>174.53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0.65">
            <text:p>0.6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967084304.74621">
            <text:p>1967084304.75</text:p>
          </table:table-cell>
          <table:table-cell table:formula="oooc:=[.AA44]/[.M49]" office:value-type="float" office:value="9.88264710012421">
            <text:p>9.88</text:p>
          </table:table-cell>
          <table:table-cell table:formula="oooc:=([.D49]/[.C49])/([.R49]/[.Q49])" office:value-type="float" office:value="1.01394450216348">
            <text:p>1.01</text:p>
          </table:table-cell>
          <table:table-cell/>
          <table:table-cell table:formula="oooc:=[.I49]^[$globals.$C$23]*[$globals.$C$32]/[.R49]*[.K49]*[.Y49]" office:value-type="float" office:value="12172116837.8417">
            <text:p>12172116837.84</text:p>
          </table:table-cell>
          <table:table-cell table:formula="oooc:=[.S49]/[.H49]" office:value-type="float" office:value="10.5741549218147">
            <text:p>10.57</text:p>
          </table:table-cell>
          <table:table-cell table:formula="oooc:=[.I49]/[.J49]" office:value-type="float" office:value="6873.20069917955">
            <text:p>6873.2</text:p>
          </table:table-cell>
          <table:table-cell table:formula="oooc:=[.$D49]*[$globals.$C$34]/[.$K49]" office:value-type="float" office:value="634.2">
            <text:p>634.2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8000000000">
            <text:p>18,000,000,000</text:p>
          </table:table-cell>
          <table:table-cell table:formula="oooc:=CEILING(([.R50]-[.V50]/2);[.V50])" office:value-type="float" office:value="13.25">
            <text:p>13.25</text:p>
          </table:table-cell>
          <table:table-cell table:formula="oooc:=CEILING(([.T50]-[.W50]/2);[.W50])" office:value-type="float" office:value="790">
            <text:p>790</text:p>
          </table:table-cell>
          <table:table-cell table:formula="oooc:=[.F49]" office:value-type="float" office:value="174.525066608844">
            <text:p>174.53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0.65">
            <text:p>0.6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985228304.28462">
            <text:p>2985228304.28</text:p>
          </table:table-cell>
          <table:table-cell table:formula="oooc:=[.AA44]/[.M50]" office:value-type="float" office:value="6.51206474630375">
            <text:p>6.51</text:p>
          </table:table-cell>
          <table:table-cell table:formula="oooc:=([.D50]/[.C50])/([.R50]/[.Q50])" office:value-type="float" office:value="1.02635357855002">
            <text:p>1.03</text:p>
          </table:table-cell>
          <table:table-cell/>
          <table:table-cell table:formula="oooc:=[.I50]^[$globals.$C$23]*[$globals.$C$32]/[.R50]*[.K50]*[.Y50]" office:value-type="float" office:value="18472287954.162">
            <text:p>18472287954.16</text:p>
          </table:table-cell>
          <table:table-cell table:formula="oooc:=[.S50]/[.H50]" office:value-type="float" office:value="13.2485107421875">
            <text:p>13.25</text:p>
          </table:table-cell>
          <table:table-cell table:formula="oooc:=[.I50]/[.J50]" office:value-type="float" office:value="8611.53198242187">
            <text:p>8611.53</text:p>
          </table:table-cell>
          <table:table-cell table:formula="oooc:=[.$D50]*[$globals.$C$34]/[.$K50]" office:value-type="float" office:value="795">
            <text:p>795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550.585031563616">
            <text:p>550.59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9064.7705078125">
            <text:p>9064.77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75000000000">
            <text:p>75,000,000,000</text:p>
          </table:table-cell>
          <table:table-cell table:formula="oooc:=CEILING(([.R53]-[.V53]/2);[.V53])" office:value-type="float" office:value="3.78">
            <text:p>3.78</text:p>
          </table:table-cell>
          <table:table-cell table:formula="oooc:=CEILING(([.T53]-[.W53]/2);[.W53])" office:value-type="float" office:value="230">
            <text:p>230</text:p>
          </table:table-cell>
          <table:table-cell table:formula="oooc:=[.F52]" office:value-type="float" office:value="550.585031563616">
            <text:p>550.59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65">
            <text:p>0.6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1488330613.0124">
            <text:p>11488330613.01</text:p>
          </table:table-cell>
          <table:table-cell table:formula="oooc:=[.AA52]/[.M53]" office:value-type="float" office:value="50.7645557605587">
            <text:p>50.76</text:p>
          </table:table-cell>
          <table:table-cell table:formula="oooc:=([.D53]/[.C53])/([.R53]/[.Q53])" office:value-type="float" office:value="1.00072527741889">
            <text:p>1</text:p>
          </table:table-cell>
          <table:table-cell/>
          <table:table-cell table:formula="oooc:=[.I53]^[$globals.$C$23]*[$globals.$C$32]/[.R53]*[.K53]*[.Y53]" office:value-type="float" office:value="74994584831.095">
            <text:p>74994584831.1</text:p>
          </table:table-cell>
          <table:table-cell table:formula="oooc:=[.S53]/[.H53]" office:value-type="float" office:value="3.77698771158854">
            <text:p>3.78</text:p>
          </table:table-cell>
          <table:table-cell table:formula="oooc:=[.I53]/[.J53]" office:value-type="float" office:value="9064.7705078125">
            <text:p>9064.77</text:p>
          </table:table-cell>
          <table:table-cell table:formula="oooc:=[.$D53]*[$globals.$C$34]/[.$K53]" office:value-type="float" office:value="226.8">
            <text:p>226.8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110000000000">
            <text:p>110,000,000,000</text:p>
          </table:table-cell>
          <table:table-cell table:formula="oooc:=CEILING(([.R54]-[.V54]/2);[.V54])" office:value-type="float" office:value="4.73">
            <text:p>4.73</text:p>
          </table:table-cell>
          <table:table-cell table:formula="oooc:=CEILING(([.T54]-[.W54]/2);[.W54])" office:value-type="float" office:value="280">
            <text:p>280</text:p>
          </table:table-cell>
          <table:table-cell table:formula="oooc:=[.F53]" office:value-type="float" office:value="550.585031563616">
            <text:p>550.59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0.65">
            <text:p>0.6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7434580527.2279">
            <text:p>17434580527.23</text:p>
          </table:table-cell>
          <table:table-cell table:formula="oooc:=[.AA52]/[.M54]" office:value-type="float" office:value="33.4507617828376">
            <text:p>33.45</text:p>
          </table:table-cell>
          <table:table-cell table:formula="oooc:=([.D54]/[.C54])/([.R54]/[.Q54])" office:value-type="float" office:value="1.03415580285693">
            <text:p>1.03</text:p>
          </table:table-cell>
          <table:table-cell/>
          <table:table-cell table:formula="oooc:=[.I54]^[$globals.$C$23]*[$globals.$C$32]/[.R54]*[.K54]*[.Y54]" office:value-type="float" office:value="113811063799.191">
            <text:p>113811063799.19</text:p>
          </table:table-cell>
          <table:table-cell table:formula="oooc:=[.S54]/[.H54]" office:value-type="float" office:value="4.73224221132401">
            <text:p>4.73</text:p>
          </table:table-cell>
          <table:table-cell table:formula="oooc:=[.I54]/[.J54]" office:value-type="float" office:value="11357.3813071776">
            <text:p>11357.38</text:p>
          </table:table-cell>
          <table:table-cell table:formula="oooc:=[.$D54]*[$globals.$C$34]/[.$K54]" office:value-type="float" office:value="283.8">
            <text:p>283.8</text:p>
          </table:table-cell>
          <table:table-cell table:formula="oooc:=MAX(10^(FLOOR(LOG([.Q5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70000000000">
            <text:p>170,000,000,000</text:p>
          </table:table-cell>
          <table:table-cell table:formula="oooc:=CEILING(([.R55]-[.V55]/2);[.V55])" office:value-type="float" office:value="5.93">
            <text:p>5.93</text:p>
          </table:table-cell>
          <table:table-cell table:formula="oooc:=CEILING(([.T55]-[.W55]/2);[.W55])" office:value-type="float" office:value="360">
            <text:p>360</text:p>
          </table:table-cell>
          <table:table-cell table:formula="oooc:=[.F54]" office:value-type="float" office:value="550.585031563616">
            <text:p>550.59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0.65">
            <text:p>0.6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6458552456.3601">
            <text:p>26458552456.36</text:p>
          </table:table-cell>
          <table:table-cell table:formula="oooc:=[.AA52]/[.M55]" office:value-type="float" office:value="22.0420221764555">
            <text:p>22.04</text:p>
          </table:table-cell>
          <table:table-cell table:formula="oooc:=([.D55]/[.C55])/([.R55]/[.Q55])" office:value-type="float" office:value="1.01614684689828">
            <text:p>1.02</text:p>
          </table:table-cell>
          <table:table-cell/>
          <table:table-cell table:formula="oooc:=[.I55]^[$globals.$C$23]*[$globals.$C$32]/[.R55]*[.K55]*[.Y55]" office:value-type="float" office:value="172718580578.539">
            <text:p>172718580578.54</text:p>
          </table:table-cell>
          <table:table-cell table:formula="oooc:=[.S55]/[.H55]" office:value-type="float" office:value="5.92909430918379">
            <text:p>5.93</text:p>
          </table:table-cell>
          <table:table-cell table:formula="oooc:=[.I55]/[.J55]" office:value-type="float" office:value="14229.8263420411">
            <text:p>14229.83</text:p>
          </table:table-cell>
          <table:table-cell table:formula="oooc:=[.$D55]*[$globals.$C$34]/[.$K55]" office:value-type="float" office:value="355.8">
            <text:p>355.8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60000000000">
            <text:p>260,000,000,000</text:p>
          </table:table-cell>
          <table:table-cell table:formula="oooc:=CEILING(([.R56]-[.V56]/2);[.V56])" office:value-type="float" office:value="7.43">
            <text:p>7.43</text:p>
          </table:table-cell>
          <table:table-cell table:formula="oooc:=CEILING(([.T56]-[.W56]/2);[.W56])" office:value-type="float" office:value="450">
            <text:p>450</text:p>
          </table:table-cell>
          <table:table-cell table:formula="oooc:=[.F55]" office:value-type="float" office:value="550.585031563616">
            <text:p>550.59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0.65">
            <text:p>0.6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40153245843.3783">
            <text:p>40153245843.38</text:p>
          </table:table-cell>
          <table:table-cell table:formula="oooc:=[.AA52]/[.M56]" office:value-type="float" office:value="14.5243550739292">
            <text:p>14.52</text:p>
          </table:table-cell>
          <table:table-cell table:formula="oooc:=([.D56]/[.C56])/([.R56]/[.Q56])" office:value-type="float" office:value="1.00832225315516">
            <text:p>1.01</text:p>
          </table:table-cell>
          <table:table-cell/>
          <table:table-cell table:formula="oooc:=[.I56]^[$globals.$C$23]*[$globals.$C$32]/[.R56]*[.K56]*[.Y56]" office:value-type="float" office:value="262116063950.518">
            <text:p>262116063950.52</text:p>
          </table:table-cell>
          <table:table-cell table:formula="oooc:=[.S56]/[.H56]" office:value-type="float" office:value="7.42864751154824">
            <text:p>7.43</text:p>
          </table:table-cell>
          <table:table-cell table:formula="oooc:=[.I56]/[.J56]" office:value-type="float" office:value="17828.7540277158">
            <text:p>17828.75</text:p>
          </table:table-cell>
          <table:table-cell table:formula="oooc:=[.$D56]*[$globals.$C$34]/[.$K56]" office:value-type="float" office:value="445.8">
            <text:p>445.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400000000000">
            <text:p>400,000,000,000</text:p>
          </table:table-cell>
          <table:table-cell table:formula="oooc:=CEILING(([.R57]-[.V57]/2);[.V57])" office:value-type="float" office:value="9.31">
            <text:p>9.31</text:p>
          </table:table-cell>
          <table:table-cell table:formula="oooc:=CEILING(([.T57]-[.W57]/2);[.W57])" office:value-type="float" office:value="560">
            <text:p>560</text:p>
          </table:table-cell>
          <table:table-cell table:formula="oooc:=[.F56]" office:value-type="float" office:value="550.585031563616">
            <text:p>550.59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0.65">
            <text:p>0.6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60936181388.5331">
            <text:p>60936181388.53</text:p>
          </table:table-cell>
          <table:table-cell table:formula="oooc:=[.AA52]/[.M57]" office:value-type="float" office:value="9.57066863578928">
            <text:p>9.57</text:p>
          </table:table-cell>
          <table:table-cell table:formula="oooc:=([.D57]/[.C57])/([.R57]/[.Q57])" office:value-type="float" office:value="0.994733536647741">
            <text:p>0.99</text:p>
          </table:table-cell>
          <table:table-cell/>
          <table:table-cell table:formula="oooc:=[.I57]^[$globals.$C$23]*[$globals.$C$32]/[.R57]*[.K57]*[.Y57]" office:value-type="float" office:value="397784828654.671">
            <text:p>397784828654.67</text:p>
          </table:table-cell>
          <table:table-cell table:formula="oooc:=[.S57]/[.H57]" office:value-type="float" office:value="9.30745928013897">
            <text:p>9.31</text:p>
          </table:table-cell>
          <table:table-cell table:formula="oooc:=[.I57]/[.J57]" office:value-type="float" office:value="22337.9022723335">
            <text:p>22337.9</text:p>
          </table:table-cell>
          <table:table-cell table:formula="oooc:=[.$D57]*[$globals.$C$34]/[.$K57]" office:value-type="float" office:value="558.6">
            <text:p>558.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600000000000">
            <text:p>600,000,000,000</text:p>
          </table:table-cell>
          <table:table-cell table:formula="oooc:=CEILING(([.R58]-[.V58]/2);[.V58])" office:value-type="float" office:value="11.66">
            <text:p>11.66</text:p>
          </table:table-cell>
          <table:table-cell table:formula="oooc:=CEILING(([.T58]-[.W58]/2);[.W58])" office:value-type="float" office:value="700">
            <text:p>700</text:p>
          </table:table-cell>
          <table:table-cell table:formula="oooc:=[.F57]" office:value-type="float" office:value="550.585031563616">
            <text:p>550.59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0.65">
            <text:p>0.6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92476165356.5936">
            <text:p>92476165356.59</text:p>
          </table:table-cell>
          <table:table-cell table:formula="oooc:=[.AA52]/[.M58]" office:value-type="float" office:value="6.30648986959122">
            <text:p>6.31</text:p>
          </table:table-cell>
          <table:table-cell table:formula="oooc:=([.D58]/[.C58])/([.R58]/[.Q58])" office:value-type="float" office:value="1.00599901324202">
            <text:p>1.01</text:p>
          </table:table-cell>
          <table:table-cell/>
          <table:table-cell table:formula="oooc:=[.I58]^[$globals.$C$23]*[$globals.$C$32]/[.R58]*[.K58]*[.Y58]" office:value-type="float" office:value="603674446819.471">
            <text:p>603674446819.47</text:p>
          </table:table-cell>
          <table:table-cell table:formula="oooc:=[.S58]/[.H58]" office:value-type="float" office:value="11.6614495595296">
            <text:p>11.66</text:p>
          </table:table-cell>
          <table:table-cell table:formula="oooc:=[.I58]/[.J58]" office:value-type="float" office:value="27987.4789428711">
            <text:p>27987.48</text:p>
          </table:table-cell>
          <table:table-cell table:formula="oooc:=[.$D58]*[$globals.$C$34]/[.$K58]" office:value-type="float" office:value="699.6">
            <text:p>69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office:forms form:automatic-focus="false" form:apply-design-mode="false"/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3">
            <text:p>3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50">
            <text:p>150</text:p>
          </table:table-cell>
          <table:table-cell table:formula="oooc:=CEILING(([.R5]-[.V5]/2);[.V5])" office:value-type="float" office:value="2.5">
            <text:p>2.5</text:p>
          </table:table-cell>
          <table:table-cell table:formula="oooc:=CEILING(([.T5]-[.W5]/2);[.W5])" office:value-type="float" office:value="50">
            <text:p>50</text:p>
          </table:table-cell>
          <table:table-cell table:number-columns-repeated="2"/>
          <table:table-cell table:formula="oooc:=[.S5]/[.R5]" office:value-type="float" office:value="8">
            <text:p>8</text:p>
          </table:table-cell>
          <table:table-cell table:formula="oooc:=[$globals.$C$19] ^ [.$I4] * [$globals.$D$29]" office:value-type="float" office:value="5">
            <text:p>5</text:p>
          </table:table-cell>
          <table:table-cell office:value-type="float" office:value="0.25">
            <text:p>0.25</text:p>
          </table:table-cell>
          <table:table-cell table:formula="oooc:=[.K4]" office:value-type="float" office:value="3">
            <text:p>3</text:p>
          </table:table-cell>
          <table:table-cell/>
          <table:table-cell table:formula="oooc:=[.Z4]/[.H5]/[.Y4]*[.Q5]" office:value-type="float" office:value="15">
            <text:p>15</text:p>
          </table:table-cell>
          <table:table-cell table:formula="oooc:=[.AA4]/[.M5]" office:value-type="float" office:value="53.3333333333333">
            <text:p>53.33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50">
            <text:p>150</text:p>
          </table:table-cell>
          <table:table-cell office:value-type="float" office:value="2.5">
            <text:p>2.5</text:p>
          </table:table-cell>
          <table:table-cell table:formula="oooc:=[.I5]/[.J5]" office:value-type="float" office:value="20">
            <text:p>20</text:p>
          </table:table-cell>
          <table:table-cell table:formula="oooc:=[.$D5]*[$globals.$C$34]/[.$K5]" office:value-type="float" office:value="50">
            <text:p>5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80">
            <text:p>580</text:p>
          </table:table-cell>
          <table:table-cell table:formula="oooc:=CEILING(([.R6]-[.V6]/2);[.V6])" office:value-type="float" office:value="2.6">
            <text:p>2.6</text:p>
          </table:table-cell>
          <table:table-cell table:formula="oooc:=CEILING(([.T6]-[.W6]/2);[.W6])" office:value-type="float" office:value="52">
            <text:p>52</text:p>
          </table:table-cell>
          <table:table-cell table:number-columns-repeated="2"/>
          <table:table-cell table:formula="oooc:=[.S6]/[.R6]" office:value-type="float" office:value="11.6390524676394">
            <text:p>11.64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+0.02" office:value-type="float" office:value="0.27">
            <text:p>0.27</text:p>
          </table:table-cell>
          <table:table-cell table:formula="oooc:=[.K5]" office:value-type="float" office:value="3">
            <text:p>3</text:p>
          </table:table-cell>
          <table:table-cell/>
          <table:table-cell table:formula="oooc:=[.Z4]/[.H6]/[.Y4]*[.Q6]" office:value-type="float" office:value="40.187572334371">
            <text:p>40.19</text:p>
          </table:table-cell>
          <table:table-cell table:formula="oooc:=[.AA4]/[.M6]" office:value-type="float" office:value="19.9066515723765">
            <text:p>19.91</text:p>
          </table:table-cell>
          <table:table-cell table:formula="oooc:=([.D6]/[.C6])/([.R6]/[.Q6])" office:value-type="float" office:value="1.00807168738534">
            <text:p>1.01</text:p>
          </table:table-cell>
          <table:table-cell/>
          <table:table-cell table:formula="oooc:=[.I6]^[$globals.$C$23]*[$globals.$C$32]/[.R6]*[.K6]*[.Y6]" office:value-type="float" office:value="584.681578683495">
            <text:p>584.68</text:p>
          </table:table-cell>
          <table:table-cell table:formula="oooc:=[.R5]+0.1" office:value-type="float" office:value="2.6">
            <text:p>2.6</text:p>
          </table:table-cell>
          <table:table-cell table:formula="oooc:=[.I6]/[.J6]" office:value-type="float" office:value="30.2615364158624">
            <text:p>30.26</text:p>
          </table:table-cell>
          <table:table-cell table:formula="oooc:=[.$D6]*[$globals.$C$34]/[.$K6]" office:value-type="float" office:value="52">
            <text:p>52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0">
            <text:p>2,300</text:p>
          </table:table-cell>
          <table:table-cell table:formula="oooc:=CEILING(([.R7]-[.V7]/2);[.V7])" office:value-type="float" office:value="2.7">
            <text:p>2.7</text:p>
          </table:table-cell>
          <table:table-cell table:formula="oooc:=CEILING(([.T7]-[.W7]/2);[.W7])" office:value-type="float" office:value="54">
            <text:p>54</text:p>
          </table:table-cell>
          <table:table-cell table:number-columns-repeated="2"/>
          <table:table-cell table:formula="oooc:=[.S7]/[.R7]" office:value-type="float" office:value="17.0520936749733">
            <text:p>17.05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+0.02" office:value-type="float" office:value="0.29">
            <text:p>0.29</text:p>
          </table:table-cell>
          <table:table-cell table:formula="oooc:=[.K6]" office:value-type="float" office:value="3">
            <text:p>3</text:p>
          </table:table-cell>
          <table:table-cell/>
          <table:table-cell table:formula="oooc:=[.Z4]/[.H7]/[.Y4]*[.Q7]" office:value-type="float" office:value="107.07861941879">
            <text:p>107.08</text:p>
          </table:table-cell>
          <table:table-cell table:formula="oooc:=[.AA4]/[.M7]" office:value-type="float" office:value="7.47114600788007">
            <text:p>7.47</text:p>
          </table:table-cell>
          <table:table-cell table:formula="oooc:=([.D7]/[.C7])/([.R7]/[.Q7])" office:value-type="float" office:value="0.992344917889138">
            <text:p>0.99</text:p>
          </table:table-cell>
          <table:table-cell/>
          <table:table-cell table:formula="oooc:=[.I7]^[$globals.$C$23]*[$globals.$C$32]/[.R7]*[.K7]*[.Y7]" office:value-type="float" office:value="2282.39331114502">
            <text:p>2282.39</text:p>
          </table:table-cell>
          <table:table-cell table:formula="oooc:=[.R6]+0.1" office:value-type="float" office:value="2.7">
            <text:p>2.7</text:p>
          </table:table-cell>
          <table:table-cell table:formula="oooc:=[.I7]/[.J7]" office:value-type="float" office:value="46.0406529224278">
            <text:p>46.04</text:p>
          </table:table-cell>
          <table:table-cell table:formula="oooc:=[.$D7]*[$globals.$C$34]/[.$K7]" office:value-type="float" office:value="54">
            <text:p>5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8900">
            <text:p>8,900</text:p>
          </table:table-cell>
          <table:table-cell table:formula="oooc:=CEILING(([.R8]-[.V8]/2);[.V8])" office:value-type="float" office:value="2.8">
            <text:p>2.8</text:p>
          </table:table-cell>
          <table:table-cell table:formula="oooc:=CEILING(([.T8]-[.W8]/2);[.W8])" office:value-type="float" office:value="56">
            <text:p>56</text:p>
          </table:table-cell>
          <table:table-cell table:number-columns-repeated="2"/>
          <table:table-cell table:formula="oooc:=[.S8]/[.R8]" office:value-type="float" office:value="25.1364811244776">
            <text:p>25.14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+0.02" office:value-type="float" office:value="0.31">
            <text:p>0.31</text:p>
          </table:table-cell>
          <table:table-cell table:formula="oooc:=[.K7]" office:value-type="float" office:value="3">
            <text:p>3</text:p>
          </table:table-cell>
          <table:table-cell/>
          <table:table-cell table:formula="oooc:=[.Z4]/[.H8]/[.Y4]*[.Q8]" office:value-type="float" office:value="283.950878382446">
            <text:p>283.95</text:p>
          </table:table-cell>
          <table:table-cell table:formula="oooc:=[.AA4]/[.M8]" office:value-type="float" office:value="2.81738871370034">
            <text:p>2.82</text:p>
          </table:table-cell>
          <table:table-cell table:formula="oooc:=([.D8]/[.C8])/([.R8]/[.Q8])" office:value-type="float" office:value="1.00246150207011">
            <text:p>1</text:p>
          </table:table-cell>
          <table:table-cell/>
          <table:table-cell table:formula="oooc:=[.I8]^[$globals.$C$23]*[$globals.$C$32]/[.R8]*[.K8]*[.Y8]" office:value-type="float" office:value="8921.90736842396">
            <text:p>8921.91</text:p>
          </table:table-cell>
          <table:table-cell table:formula="oooc:=[.R7]+0.1" office:value-type="float" office:value="2.8">
            <text:p>2.8</text:p>
          </table:table-cell>
          <table:table-cell table:formula="oooc:=[.I8]/[.J8]" office:value-type="float" office:value="70.3821471485372">
            <text:p>70.38</text:p>
          </table:table-cell>
          <table:table-cell table:formula="oooc:=[.$D8]*[$globals.$C$34]/[.$K8]" office:value-type="float" office:value="56">
            <text:p>56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35000">
            <text:p>35,000</text:p>
          </table:table-cell>
          <table:table-cell table:formula="oooc:=CEILING(([.R9]-[.V9]/2);[.V9])" office:value-type="float" office:value="2.9">
            <text:p>2.9</text:p>
          </table:table-cell>
          <table:table-cell table:formula="oooc:=CEILING(([.T9]-[.W9]/2);[.W9])" office:value-type="float" office:value="58">
            <text:p>58</text:p>
          </table:table-cell>
          <table:table-cell table:number-columns-repeated="2"/>
          <table:table-cell table:formula="oooc:=[.S9]/[.R9]" office:value-type="float" office:value="37.2560666207153">
            <text:p>37.2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+0.02" office:value-type="float" office:value="0.33">
            <text:p>0.33</text:p>
          </table:table-cell>
          <table:table-cell table:formula="oooc:=[.K8]" office:value-type="float" office:value="3">
            <text:p>3</text:p>
          </table:table-cell>
          <table:table-cell/>
          <table:table-cell table:formula="oooc:=[.Z4]/[.H9]/[.Y4]*[.Q9]" office:value-type="float" office:value="749.846243180584">
            <text:p>749.85</text:p>
          </table:table-cell>
          <table:table-cell table:formula="oooc:=[.AA4]/[.M9]" office:value-type="float" office:value="1.06688538787189">
            <text:p>1.07</text:p>
          </table:table-cell>
          <table:table-cell table:formula="oooc:=([.D9]/[.C9])/([.R9]/[.Q9])" office:value-type="float" office:value="0.99772577111532">
            <text:p>1</text:p>
          </table:table-cell>
          <table:table-cell/>
          <table:table-cell table:formula="oooc:=[.I9]^[$globals.$C$23]*[$globals.$C$32]/[.R9]*[.K9]*[.Y9]" office:value-type="float" office:value="34920.4019890362">
            <text:p>34920.4</text:p>
          </table:table-cell>
          <table:table-cell table:formula="oooc:=[.R8]+0.1" office:value-type="float" office:value="2.9">
            <text:p>2.9</text:p>
          </table:table-cell>
          <table:table-cell table:formula="oooc:=[.I9]/[.J9]" office:value-type="float" office:value="108.042593200074">
            <text:p>108.04</text:p>
          </table:table-cell>
          <table:table-cell table:formula="oooc:=[.$D9]*[$globals.$C$34]/[.$K9]" office:value-type="float" office:value="58">
            <text:p>58</text:p>
          </table:table-cell>
          <table:table-cell table:formula="oooc:=MAX(10^(FLOOR(LOG([.Q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140000">
            <text:p>140,000</text:p>
          </table:table-cell>
          <table:table-cell table:formula="oooc:=CEILING(([.R10]-[.V10]/2);[.V10])" office:value-type="float" office:value="3">
            <text:p>3</text:p>
          </table:table-cell>
          <table:table-cell table:formula="oooc:=CEILING(([.T10]-[.W10]/2);[.W10])" office:value-type="float" office:value="60">
            <text:p>60</text:p>
          </table:table-cell>
          <table:table-cell table:number-columns-repeated="2"/>
          <table:table-cell table:formula="oooc:=[.S10]/[.R10]" office:value-type="float" office:value="55.4886774840407">
            <text:p>55.49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+0.02" office:value-type="float" office:value="0.35">
            <text:p>0.35</text:p>
          </table:table-cell>
          <table:table-cell table:formula="oooc:=[.K9]" office:value-type="float" office:value="3">
            <text:p>3</text:p>
          </table:table-cell>
          <table:table-cell/>
          <table:table-cell table:formula="oooc:=[.Z4]/[.H10]/[.Y4]*[.Q10]" office:value-type="float" office:value="1972.89095550255">
            <text:p>1972.89</text:p>
          </table:table-cell>
          <table:table-cell table:formula="oooc:=[.AA4]/[.M10]" office:value-type="float" office:value="0.405496308738573">
            <text:p>0.41</text:p>
          </table:table-cell>
          <table:table-cell table:formula="oooc:=([.D10]/[.C10])/([.R10]/[.Q10])" office:value-type="float" office:value="0.977438481616622">
            <text:p>0.98</text:p>
          </table:table-cell>
          <table:table-cell/>
          <table:table-cell table:formula="oooc:=[.I10]^[$globals.$C$23]*[$globals.$C$32]/[.R10]*[.K10]*[.Y10]" office:value-type="float" office:value="136841.387426327">
            <text:p>136841.39</text:p>
          </table:table-cell>
          <table:table-cell table:formula="oooc:=[.R9]+0.1" office:value-type="float" office:value="3">
            <text:p>3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60">
            <text:p>60</text:p>
          </table:table-cell>
          <table:table-cell table:formula="oooc:=MAX(10^(FLOOR(LOG([.Q10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[.C13]*[$globals.$C$19]^[$globals.$C$23]^([$globals.$C$20] + [$globals.$C$39])" office:value-type="float" office:value="4039213318.71481">
            <text:p>4.04E+09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21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0.85">
            <text:p>0.85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3500">
            <text:p>3,500</text:p>
          </table:table-cell>
          <table:table-cell table:formula="oooc:=CEILING(([.R14]-[.V14]/2);[.V14])" office:value-type="float" office:value="2.13">
            <text:p>2.13</text:p>
          </table:table-cell>
          <table:table-cell table:formula="oooc:=CEILING(([.T14]-[.W14]/2);[.W14])" office:value-type="float" office:value="150">
            <text:p>150</text:p>
          </table:table-cell>
          <table:table-cell table:formula="oooc:=[.F13]" office:value-type="float" office:value="6">
            <text:p>6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0.85">
            <text:p>0.85</text:p>
          </table:table-cell>
          <table:table-cell/>
          <table:table-cell table:formula="oooc:=[.Z13]/[.H14]/[.Y13]*[.Q14]" office:value-type="float" office:value="86.7911601151975">
            <text:p>86.79</text:p>
          </table:table-cell>
          <table:table-cell table:formula="oooc:=[.AA13]/[.M14]" office:value-type="float" office:value="9.21752859321345">
            <text:p>9.22</text:p>
          </table:table-cell>
          <table:table-cell table:formula="oooc:=([.D14]/[.C14])/([.R14]/[.Q14])" office:value-type="float" office:value="0.993015795602954">
            <text:p>0.99</text:p>
          </table:table-cell>
          <table:table-cell/>
          <table:table-cell table:formula="oooc:=[.I14]^[$globals.$C$23]*[$globals.$C$32]/[.R14]*[.K14]*[.Y14]" office:value-type="float" office:value="3471.6464046079">
            <text:p>3471.65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34]/[.$K14]" office:value-type="float" office:value="150.352941176471">
            <text:p>150.35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8600">
            <text:p>8,600</text:p>
          </table:table-cell>
          <table:table-cell table:formula="oooc:=CEILING(([.R15]-[.V15]/2);[.V15])" office:value-type="float" office:value="3.48">
            <text:p>3.48</text:p>
          </table:table-cell>
          <table:table-cell table:formula="oooc:=CEILING(([.T15]-[.W15]/2);[.W15])" office:value-type="float" office:value="250">
            <text:p>250</text:p>
          </table:table-cell>
          <table:table-cell table:formula="oooc:=[.F14]" office:value-type="float" office:value="6">
            <text:p>6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0.85">
            <text:p>0.85</text:p>
          </table:table-cell>
          <table:table-cell/>
          <table:table-cell table:formula="oooc:=[.Z13]/[.H15]/[.Y13]*[.Q15]" office:value-type="float" office:value="215.304075624288">
            <text:p>215.3</text:p>
          </table:table-cell>
          <table:table-cell table:formula="oooc:=[.AA13]/[.M15]" office:value-type="float" office:value="3.71567513378624">
            <text:p>3.72</text:p>
          </table:table-cell>
          <table:table-cell table:formula="oooc:=([.D15]/[.C15])/([.R15]/[.Q15])" office:value-type="float" office:value="1.00234542861791">
            <text:p>1</text:p>
          </table:table-cell>
          <table:table-cell/>
          <table:table-cell table:formula="oooc:=[.I15]^[$globals.$C$23]*[$globals.$C$32]/[.R15]*[.K15]*[.Y15]" office:value-type="float" office:value="8612.16302497154">
            <text:p>8612.1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34]/[.$K15]" office:value-type="float" office:value="245.647058823529">
            <text:p>245.65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1000">
            <text:p>21,000</text:p>
          </table:table-cell>
          <table:table-cell table:formula="oooc:=CEILING(([.R16]-[.V16]/2);[.V16])" office:value-type="float" office:value="5.68">
            <text:p>5.68</text:p>
          </table:table-cell>
          <table:table-cell table:formula="oooc:=CEILING(([.T16]-[.W16]/2);[.W16])" office:value-type="float" office:value="400">
            <text:p>400</text:p>
          </table:table-cell>
          <table:table-cell table:formula="oooc:=[.F15]" office:value-type="float" office:value="6">
            <text:p>6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0.85">
            <text:p>0.85</text:p>
          </table:table-cell>
          <table:table-cell/>
          <table:table-cell table:formula="oooc:=[.Z13]/[.H16]/[.Y13]*[.Q16]" office:value-type="float" office:value="534.107908212097">
            <text:p>534.11</text:p>
          </table:table-cell>
          <table:table-cell table:formula="oooc:=[.AA13]/[.M16]" office:value-type="float" office:value="1.49782466744963">
            <text:p>1.5</text:p>
          </table:table-cell>
          <table:table-cell table:formula="oooc:=([.D16]/[.C16])/([.R16]/[.Q16])" office:value-type="float" office:value="1.01708602252918">
            <text:p>1.02</text:p>
          </table:table-cell>
          <table:table-cell/>
          <table:table-cell table:formula="oooc:=[.I16]^[$globals.$C$23]*[$globals.$C$32]/[.R16]*[.K16]*[.Y16]" office:value-type="float" office:value="21364.3163284839">
            <text:p>21364.32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34]/[.$K16]" office:value-type="float" office:value="400.941176470588">
            <text:p>400.94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53000">
            <text:p>53,000</text:p>
          </table:table-cell>
          <table:table-cell table:formula="oooc:=CEILING(([.R17]-[.V17]/2);[.V17])" office:value-type="float" office:value="9.28">
            <text:p>9.28</text:p>
          </table:table-cell>
          <table:table-cell table:formula="oooc:=CEILING(([.T17]-[.W17]/2);[.W17])" office:value-type="float" office:value="660">
            <text:p>660</text:p>
          </table:table-cell>
          <table:table-cell table:formula="oooc:=[.F16]" office:value-type="float" office:value="6">
            <text:p>6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0.85">
            <text:p>0.85</text:p>
          </table:table-cell>
          <table:table-cell/>
          <table:table-cell table:formula="oooc:=[.Z13]/[.H17]/[.Y13]*[.Q17]" office:value-type="float" office:value="1324.96914787859">
            <text:p>1324.97</text:p>
          </table:table-cell>
          <table:table-cell table:formula="oooc:=[.AA13]/[.M17]" office:value-type="float" office:value="0.603787643871466">
            <text:p>0.6</text:p>
          </table:table-cell>
          <table:table-cell table:formula="oooc:=([.D17]/[.C17])/([.R17]/[.Q17])" office:value-type="float" office:value="0.999522961340298">
            <text:p>1</text:p>
          </table:table-cell>
          <table:table-cell/>
          <table:table-cell table:formula="oooc:=[.I17]^[$globals.$C$23]*[$globals.$C$32]/[.R17]*[.K17]*[.Y17]" office:value-type="float" office:value="52998.7659151437">
            <text:p>52998.77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34]/[.$K17]" office:value-type="float" office:value="655.058823529412">
            <text:p>655.06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30000">
            <text:p>130,000</text:p>
          </table:table-cell>
          <table:table-cell table:formula="oooc:=CEILING(([.R18]-[.V18]/2);[.V18])" office:value-type="float" office:value="15.17">
            <text:p>15.17</text:p>
          </table:table-cell>
          <table:table-cell table:formula="oooc:=CEILING(([.T18]-[.W18]/2);[.W18])" office:value-type="float" office:value="1100">
            <text:p>1100</text:p>
          </table:table-cell>
          <table:table-cell table:formula="oooc:=[.F17]" office:value-type="float" office:value="6">
            <text:p>6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0.85">
            <text:p>0.85</text:p>
          </table:table-cell>
          <table:table-cell/>
          <table:table-cell table:formula="oooc:=[.Z13]/[.H18]/[.Y13]*[.Q18]" office:value-type="float" office:value="3286.86996735684">
            <text:p>3286.87</text:p>
          </table:table-cell>
          <table:table-cell table:formula="oooc:=[.AA13]/[.M18]" office:value-type="float" office:value="0.243392652567672">
            <text:p>0.24</text:p>
          </table:table-cell>
          <table:table-cell table:formula="oooc:=([.D18]/[.C18])/([.R18]/[.Q18])" office:value-type="float" office:value="1.01124158541749">
            <text:p>1.01</text:p>
          </table:table-cell>
          <table:table-cell/>
          <table:table-cell table:formula="oooc:=[.I18]^[$globals.$C$23]*[$globals.$C$32]/[.R18]*[.K18]*[.Y18]" office:value-type="float" office:value="131474.798694274">
            <text:p>131474.8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34]/[.$K18]" office:value-type="float" office:value="1070.82352941177">
            <text:p>1070.82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30000">
            <text:p>330,000</text:p>
          </table:table-cell>
          <table:table-cell table:formula="oooc:=CEILING(([.R19]-[.V19]/2);[.V19])" office:value-type="float" office:value="24.79">
            <text:p>24.79</text:p>
          </table:table-cell>
          <table:table-cell table:formula="oooc:=CEILING(([.T19]-[.W19]/2);[.W19])" office:value-type="float" office:value="1700">
            <text:p>1700</text:p>
          </table:table-cell>
          <table:table-cell table:formula="oooc:=[.F18]" office:value-type="float" office:value="6">
            <text:p>6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0.85">
            <text:p>0.85</text:p>
          </table:table-cell>
          <table:table-cell/>
          <table:table-cell table:formula="oooc:=[.Z13]/[.H19]/[.Y13]*[.Q19]" office:value-type="float" office:value="8153.78546708793">
            <text:p>8153.79</text:p>
          </table:table-cell>
          <table:table-cell table:formula="oooc:=[.AA13]/[.M19]" office:value-type="float" office:value="0.0981139377813081">
            <text:p>0.1</text:p>
          </table:table-cell>
          <table:table-cell table:formula="oooc:=([.D19]/[.C19])/([.R19]/[.Q19])" office:value-type="float" office:value="0.988251092091715">
            <text:p>0.99</text:p>
          </table:table-cell>
          <table:table-cell/>
          <table:table-cell table:formula="oooc:=[.I19]^[$globals.$C$23]*[$globals.$C$32]/[.R19]*[.K19]*[.Y19]" office:value-type="float" office:value="326151.418683517">
            <text:p>326151.42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34]/[.$K19]" office:value-type="float" office:value="1749.88235294118">
            <text:p>1749.88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2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 table:number-columns-repeated="3"/>
          <table:table-cell table:style-name="ce12"/>
          <table:table-cell table:formula="oooc:=[.I13]+[$globals.$C$21]" office:value-type="float" office:value="1.7">
            <text:p>1.7</text:p>
          </table:table-cell>
          <table:table-cell/>
          <table:table-cell table:style-name="ce12" office:value-type="float" office:value="3">
            <text:p>3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45000">
            <text:p>45,000</text:p>
          </table:table-cell>
          <table:table-cell table:formula="oooc:=CEILING(([.R23]-[.V23]/2);[.V23])" office:value-type="float" office:value="2.5">
            <text:p>2.5</text:p>
          </table:table-cell>
          <table:table-cell table:formula="oooc:=CEILING(([.T23]-[.W23]/2);[.W23])" office:value-type="float" office:value="50">
            <text:p>50</text:p>
          </table:table-cell>
          <table:table-cell table:number-columns-repeated="2"/>
          <table:table-cell table:formula="oooc:=[.S23]/[.R23]" office:value-type="float" office:value="42.3802647062757">
            <text:p>42.38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3">
            <text:p>3</text:p>
          </table:table-cell>
          <table:table-cell/>
          <table:table-cell table:formula="oooc:=[.Z22]/[.H23]/[.Y22]*[.Q23]" office:value-type="float" office:value="855.248783288165">
            <text:p>855.25</text:p>
          </table:table-cell>
          <table:table-cell table:formula="oooc:=[.AA22]/[.M23]" office:value-type="float" office:value="0.93540033687537">
            <text:p>0.94</text:p>
          </table:table-cell>
          <table:table-cell table:formula="oooc:=([.D23]/[.C23])/([.R23]/[.Q23])" office:value-type="float" office:value="1.00682416181868">
            <text:p>1.01</text:p>
          </table:table-cell>
          <table:table-cell/>
          <table:table-cell table:formula="oooc:=[.I23]^[$globals.$C$23]*[$globals.$C$32]/[.R23]*[.K23]*[.Y23]" office:value-type="float" office:value="45307.0872818408">
            <text:p>45307.09</text:p>
          </table:table-cell>
          <table:table-cell office:value-type="float" office:value="2.5">
            <text:p>2.5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34]/[.$K23]" office:value-type="float" office:value="50">
            <text:p>50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80000">
            <text:p>180,000</text:p>
          </table:table-cell>
          <table:table-cell table:formula="oooc:=CEILING(([.R24]-[.V24]/2);[.V24])" office:value-type="float" office:value="2.6">
            <text:p>2.6</text:p>
          </table:table-cell>
          <table:table-cell table:formula="oooc:=CEILING(([.T24]-[.W24]/2);[.W24])" office:value-type="float" office:value="52">
            <text:p>52</text:p>
          </table:table-cell>
          <table:table-cell table:number-columns-repeated="2"/>
          <table:table-cell table:formula="oooc:=[.S24]/[.R24]" office:value-type="float" office:value="62.99141725146">
            <text:p>62.99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+0.02" office:value-type="float" office:value="0.37">
            <text:p>0.37</text:p>
          </table:table-cell>
          <table:table-cell table:formula="oooc:=[.K23]" office:value-type="float" office:value="3">
            <text:p>3</text:p>
          </table:table-cell>
          <table:table-cell/>
          <table:table-cell table:formula="oooc:=[.Z22]/[.H24]/[.Y22]*[.Q24]" office:value-type="float" office:value="2242.86380364058">
            <text:p>2242.86</text:p>
          </table:table-cell>
          <table:table-cell table:formula="oooc:=[.AA22]/[.M24]" office:value-type="float" office:value="0.356686838809139">
            <text:p>0.36</text:p>
          </table:table-cell>
          <table:table-cell table:formula="oooc:=([.D24]/[.C24])/([.R24]/[.Q24])" office:value-type="float" office:value="0.981119233981391">
            <text:p>0.98</text:p>
          </table:table-cell>
          <table:table-cell/>
          <table:table-cell table:formula="oooc:=[.I24]^[$globals.$C$23]*[$globals.$C$32]/[.R24]*[.K24]*[.Y24]" office:value-type="float" office:value="176601.46211665">
            <text:p>176601.46</text:p>
          </table:table-cell>
          <table:table-cell table:formula="oooc:=[.R23]+0.1" office:value-type="float" office:value="2.6">
            <text:p>2.6</text:p>
          </table:table-cell>
          <table:table-cell table:formula="oooc:=[.I24]/[.J24]" office:value-type="float" office:value="163.777684853796">
            <text:p>163.78</text:p>
          </table:table-cell>
          <table:table-cell table:formula="oooc:=[.$D24]*[$globals.$C$34]/[.$K24]" office:value-type="float" office:value="52">
            <text:p>52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690000">
            <text:p>690,000</text:p>
          </table:table-cell>
          <table:table-cell table:formula="oooc:=CEILING(([.R25]-[.V25]/2);[.V25])" office:value-type="float" office:value="2.7">
            <text:p>2.7</text:p>
          </table:table-cell>
          <table:table-cell table:formula="oooc:=CEILING(([.T25]-[.W25]/2);[.W25])" office:value-type="float" office:value="54">
            <text:p>54</text:p>
          </table:table-cell>
          <table:table-cell table:number-columns-repeated="2"/>
          <table:table-cell table:formula="oooc:=[.S25]/[.R25]" office:value-type="float" office:value="94.040041974064">
            <text:p>94.04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+0.02" office:value-type="float" office:value="0.39">
            <text:p>0.39</text:p>
          </table:table-cell>
          <table:table-cell table:formula="oooc:=[.K24]" office:value-type="float" office:value="3">
            <text:p>3</text:p>
          </table:table-cell>
          <table:table-cell/>
          <table:table-cell table:formula="oooc:=[.Z22]/[.H25]/[.Y22]*[.Q25]" office:value-type="float" office:value="5864.65599341504">
            <text:p>5864.66</text:p>
          </table:table-cell>
          <table:table-cell table:formula="oooc:=[.AA22]/[.M25]" office:value-type="float" office:value="0.136410388077026">
            <text:p>0.14</text:p>
          </table:table-cell>
          <table:table-cell table:formula="oooc:=([.D25]/[.C25])/([.R25]/[.Q25])" office:value-type="float" office:value="0.999116840188762">
            <text:p>1</text:p>
          </table:table-cell>
          <table:table-cell/>
          <table:table-cell table:formula="oooc:=[.I25]^[$globals.$C$23]*[$globals.$C$32]/[.R25]*[.K25]*[.Y25]" office:value-type="float" office:value="689390.619730246">
            <text:p>689390.62</text:p>
          </table:table-cell>
          <table:table-cell table:formula="oooc:=[.R24]+0.1" office:value-type="float" office:value="2.7">
            <text:p>2.7</text:p>
          </table:table-cell>
          <table:table-cell table:formula="oooc:=[.I25]/[.J25]" office:value-type="float" office:value="253.908113329973">
            <text:p>253.91</text:p>
          </table:table-cell>
          <table:table-cell table:formula="oooc:=[.$D25]*[$globals.$C$34]/[.$K25]" office:value-type="float" office:value="54">
            <text:p>54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2700000">
            <text:p>2,700,000</text:p>
          </table:table-cell>
          <table:table-cell table:formula="oooc:=CEILING(([.R26]-[.V26]/2);[.V26])" office:value-type="float" office:value="2.8">
            <text:p>2.8</text:p>
          </table:table-cell>
          <table:table-cell table:formula="oooc:=CEILING(([.T26]-[.W26]/2);[.W26])" office:value-type="float" office:value="56">
            <text:p>56</text:p>
          </table:table-cell>
          <table:table-cell table:number-columns-repeated="2"/>
          <table:table-cell table:formula="oooc:=[.S26]/[.R26]" office:value-type="float" office:value="140.956150654394">
            <text:p>140.96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+0.02" office:value-type="float" office:value="0.41">
            <text:p>0.41</text:p>
          </table:table-cell>
          <table:table-cell table:formula="oooc:=[.K25]" office:value-type="float" office:value="3">
            <text:p>3</text:p>
          </table:table-cell>
          <table:table-cell/>
          <table:table-cell table:formula="oooc:=[.Z22]/[.H26]/[.Y22]*[.Q26]" office:value-type="float" office:value="15294.6150126849">
            <text:p>15294.62</text:p>
          </table:table-cell>
          <table:table-cell table:formula="oooc:=[.AA22]/[.M26]" office:value-type="float" office:value="0.0523059913137076">
            <text:p>0.05</text:p>
          </table:table-cell>
          <table:table-cell table:formula="oooc:=([.D26]/[.C26])/([.R26]/[.Q26])" office:value-type="float" office:value="0.998087989781933">
            <text:p>1</text:p>
          </table:table-cell>
          <table:table-cell/>
          <table:table-cell table:formula="oooc:=[.I26]^[$globals.$C$23]*[$globals.$C$32]/[.R26]*[.K26]*[.Y26]" office:value-type="float" office:value="2694837.57241122">
            <text:p>2694837.57</text:p>
          </table:table-cell>
          <table:table-cell table:formula="oooc:=[.R25]+0.1" office:value-type="float" office:value="2.8">
            <text:p>2.8</text:p>
          </table:table-cell>
          <table:table-cell table:formula="oooc:=[.I26]/[.J26]" office:value-type="float" office:value="394.677221832304">
            <text:p>394.68</text:p>
          </table:table-cell>
          <table:table-cell table:formula="oooc:=[.$D26]*[$globals.$C$34]/[.$K26]" office:value-type="float" office:value="56">
            <text:p>56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11000000">
            <text:p>11,000,000</text:p>
          </table:table-cell>
          <table:table-cell table:formula="oooc:=CEILING(([.R27]-[.V27]/2);[.V27])" office:value-type="float" office:value="2.9">
            <text:p>2.9</text:p>
          </table:table-cell>
          <table:table-cell table:formula="oooc:=CEILING(([.T27]-[.W27]/2);[.W27])" office:value-type="float" office:value="58">
            <text:p>58</text:p>
          </table:table-cell>
          <table:table-cell table:number-columns-repeated="2"/>
          <table:table-cell table:formula="oooc:=[.S27]/[.R27]" office:value-type="float" office:value="212.052891851412">
            <text:p>212.0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+0.02" office:value-type="float" office:value="0.43">
            <text:p>0.43</text:p>
          </table:table-cell>
          <table:table-cell table:formula="oooc:=[.K26]" office:value-type="float" office:value="3">
            <text:p>3</text:p>
          </table:table-cell>
          <table:table-cell/>
          <table:table-cell table:formula="oooc:=[.Z22]/[.H27]/[.Y22]*[.Q27]" office:value-type="float" office:value="39792.3791439192">
            <text:p>39792.38</text:p>
          </table:table-cell>
          <table:table-cell table:formula="oooc:=[.AA22]/[.M27]" office:value-type="float" office:value="0.0201043520696915">
            <text:p>0.02</text:p>
          </table:table-cell>
          <table:table-cell table:formula="oooc:=([.D27]/[.C27])/([.R27]/[.Q27])" office:value-type="float" office:value="0.958873758081351">
            <text:p>0.96</text:p>
          </table:table-cell>
          <table:table-cell/>
          <table:table-cell table:formula="oooc:=[.I27]^[$globals.$C$23]*[$globals.$C$32]/[.R27]*[.K27]*[.Y27]" office:value-type="float" office:value="10547611.3388949">
            <text:p>10547611.34</text:p>
          </table:table-cell>
          <table:table-cell table:formula="oooc:=[.R26]+0.1" office:value-type="float" office:value="2.9">
            <text:p>2.9</text:p>
          </table:table-cell>
          <table:table-cell table:formula="oooc:=[.I27]/[.J27]" office:value-type="float" office:value="614.953386369095">
            <text:p>614.95</text:p>
          </table:table-cell>
          <table:table-cell table:formula="oooc:=[.$D27]*[$globals.$C$34]/[.$K27]" office:value-type="float" office:value="58">
            <text:p>58</text:p>
          </table:table-cell>
          <table:table-cell table:formula="oooc:=MAX(10^(FLOOR(LOG([.Q2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41000000">
            <text:p>41,000,000</text:p>
          </table:table-cell>
          <table:table-cell table:formula="oooc:=CEILING(([.R28]-[.V28]/2);[.V28])" office:value-type="float" office:value="3">
            <text:p>3</text:p>
          </table:table-cell>
          <table:table-cell table:formula="oooc:=CEILING(([.T28]-[.W28]/2);[.W28])" office:value-type="float" office:value="60">
            <text:p>60</text:p>
          </table:table-cell>
          <table:table-cell table:number-columns-repeated="2"/>
          <table:table-cell table:formula="oooc:=[.S28]/[.R28]" office:value-type="float" office:value="320.082269885459">
            <text:p>320.08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+0.02" office:value-type="float" office:value="0.45">
            <text:p>0.45</text:p>
          </table:table-cell>
          <table:table-cell table:formula="oooc:=[.K27]" office:value-type="float" office:value="3">
            <text:p>3</text:p>
          </table:table-cell>
          <table:table-cell/>
          <table:table-cell table:formula="oooc:=[.Z22]/[.H28]/[.Y22]*[.Q28]" office:value-type="float" office:value="103304.852403293">
            <text:p>103304.85</text:p>
          </table:table-cell>
          <table:table-cell table:formula="oooc:=[.AA22]/[.M28]" office:value-type="float" office:value="0.00774406991916386">
            <text:p>0.01</text:p>
          </table:table-cell>
          <table:table-cell table:formula="oooc:=([.D28]/[.C28])/([.R28]/[.Q28])" office:value-type="float" office:value="1.00811133071428">
            <text:p>1.01</text:p>
          </table:table-cell>
          <table:table-cell/>
          <table:table-cell table:formula="oooc:=[.I28]^[$globals.$C$23]*[$globals.$C$32]/[.R28]*[.K28]*[.Y28]" office:value-type="float" office:value="41332564.5592853">
            <text:p>41332564.56</text:p>
          </table:table-cell>
          <table:table-cell table:formula="oooc:=[.R27]+0.1" office:value-type="float" office:value="3">
            <text:p>3</text:p>
          </table:table-cell>
          <table:table-cell table:formula="oooc:=[.I28]/[.J28]" office:value-type="float" office:value="960.246809656378">
            <text:p>960.25</text:p>
          </table:table-cell>
          <table:table-cell table:formula="oooc:=[.$D28]*[$globals.$C$34]/[.$K28]" office:value-type="float" office:value="60">
            <text:p>60</text:p>
          </table:table-cell>
          <table:table-cell table:formula="oooc:=MAX(10^(FLOOR(LOG([.Q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/>
          <table:table-cell office:value-type="float" office:value="100">
            <text:p>100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2]+[$globals.$C$21]" office:value-type="float" office:value="2.55">
            <text:p>2.55</text:p>
          </table:table-cell>
          <table:table-cell office:value-type="float" office:value="2.5">
            <text:p>2.5</text:p>
          </table:table-cell>
          <table:table-cell table:style-name="ce12" office:value-type="float" office:value="1.5">
            <text:p>1.5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2900000">
            <text:p>2,900,000</text:p>
          </table:table-cell>
          <table:table-cell table:formula="oooc:=CEILING(([.R32]-[.V32]/2);[.V32])" office:value-type="float" office:value="1.35">
            <text:p>1.35</text:p>
          </table:table-cell>
          <table:table-cell table:formula="oooc:=CEILING(([.T32]-[.W32]/2);[.W32])" office:value-type="float" office:value="54">
            <text:p>54</text:p>
          </table:table-cell>
          <table:table-cell table:formula="oooc:=[.F31]" office:value-type="float" office:value="100">
            <text:p>100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2.5">
            <text:p>2.5</text:p>
          </table:table-cell>
          <table:table-cell table:formula="oooc:=[.K31]" office:value-type="float" office:value="1.5">
            <text:p>1.5</text:p>
          </table:table-cell>
          <table:table-cell/>
          <table:table-cell table:formula="oooc:=[.Z31]/[.H32]/[.Y31]*[.Q32]" office:value-type="float" office:value="19492.6560106856">
            <text:p>19492.66</text:p>
          </table:table-cell>
          <table:table-cell table:formula="oooc:=[.AA31]/[.M32]" office:value-type="float" office:value="0.0410410977119511">
            <text:p>0.04</text:p>
          </table:table-cell>
          <table:table-cell table:formula="oooc:=([.D32]/[.C32])/([.R32]/[.Q32])" office:value-type="float" office:value="1.0108500502602">
            <text:p>1.01</text:p>
          </table:table-cell>
          <table:table-cell/>
          <table:table-cell table:formula="oooc:=[.I32]^[$globals.$C$23]*[$globals.$C$32]/[.R32]*[.K32]*[.Y32]" office:value-type="float" office:value="2923898.40160285">
            <text:p>2923898.4</text:p>
          </table:table-cell>
          <table:table-cell table:formula="oooc:=[.S32]/[.H32]" office:value-type="float" office:value="1.34651535866983">
            <text:p>1.35</text:p>
          </table:table-cell>
          <table:table-cell table:formula="oooc:=[.I32]/[.J32]" office:value-type="float" office:value="40.3954607600949">
            <text:p>40.4</text:p>
          </table:table-cell>
          <table:table-cell table:formula="oooc:=[.$D32]*[$globals.$C$34]/[.$K32]" office:value-type="float" office:value="54">
            <text:p>5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7300000">
            <text:p>7,300,000</text:p>
          </table:table-cell>
          <table:table-cell table:formula="oooc:=CEILING(([.R33]-[.V33]/2);[.V33])" office:value-type="float" office:value="2.2">
            <text:p>2.2</text:p>
          </table:table-cell>
          <table:table-cell table:formula="oooc:=CEILING(([.T33]-[.W33]/2);[.W33])" office:value-type="float" office:value="88">
            <text:p>88</text:p>
          </table:table-cell>
          <table:table-cell table:formula="oooc:=[.F32]" office:value-type="float" office:value="100">
            <text:p>100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2.5">
            <text:p>2.5</text:p>
          </table:table-cell>
          <table:table-cell table:formula="oooc:=[.K32]" office:value-type="float" office:value="1.5">
            <text:p>1.5</text:p>
          </table:table-cell>
          <table:table-cell/>
          <table:table-cell table:formula="oooc:=[.Z31]/[.H33]/[.Y31]*[.Q33]" office:value-type="float" office:value="48355.7113221259">
            <text:p>48355.71</text:p>
          </table:table-cell>
          <table:table-cell table:formula="oooc:=[.AA31]/[.M33]" office:value-type="float" office:value="0.0165440643540683">
            <text:p>0.02</text:p>
          </table:table-cell>
          <table:table-cell table:formula="oooc:=([.D33]/[.C33])/([.R33]/[.Q33])" office:value-type="float" office:value="0.993442672477234">
            <text:p>0.99</text:p>
          </table:table-cell>
          <table:table-cell/>
          <table:table-cell table:formula="oooc:=[.I33]^[$globals.$C$23]*[$globals.$C$32]/[.R33]*[.K33]*[.Y33]" office:value-type="float" office:value="7253356.69831889">
            <text:p>7253356.7</text:p>
          </table:table-cell>
          <table:table-cell table:formula="oooc:=[.S33]/[.H33]" office:value-type="float" office:value="2.20037167228887">
            <text:p>2.2</text:p>
          </table:table-cell>
          <table:table-cell table:formula="oooc:=[.I33]/[.J33]" office:value-type="float" office:value="66.0111501686662">
            <text:p>66.01</text:p>
          </table:table-cell>
          <table:table-cell table:formula="oooc:=[.$D33]*[$globals.$C$34]/[.$K33]" office:value-type="float" office:value="88">
            <text:p>88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">
            <text:p>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18000000">
            <text:p>18,000,000</text:p>
          </table:table-cell>
          <table:table-cell table:formula="oooc:=CEILING(([.R34]-[.V34]/2);[.V34])" office:value-type="float" office:value="3.6">
            <text:p>3.6</text:p>
          </table:table-cell>
          <table:table-cell table:formula="oooc:=CEILING(([.T34]-[.W34]/2);[.W34])" office:value-type="float" office:value="140">
            <text:p>140</text:p>
          </table:table-cell>
          <table:table-cell table:formula="oooc:=[.F33]" office:value-type="float" office:value="100">
            <text:p>100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2.5">
            <text:p>2.5</text:p>
          </table:table-cell>
          <table:table-cell table:formula="oooc:=[.K33]" office:value-type="float" office:value="1.5">
            <text:p>1.5</text:p>
          </table:table-cell>
          <table:table-cell/>
          <table:table-cell table:formula="oooc:=[.Z31]/[.H34]/[.Y31]*[.Q34]" office:value-type="float" office:value="119956.706576413">
            <text:p>119956.71</text:p>
          </table:table-cell>
          <table:table-cell table:formula="oooc:=[.AA31]/[.M34]" office:value-type="float" office:value="0.00666907272492008">
            <text:p>0.01</text:p>
          </table:table-cell>
          <table:table-cell table:formula="oooc:=([.D34]/[.C34])/([.R34]/[.Q34])" office:value-type="float" office:value="1.00084081860553">
            <text:p>1</text:p>
          </table:table-cell>
          <table:table-cell/>
          <table:table-cell table:formula="oooc:=[.I34]^[$globals.$C$23]*[$globals.$C$32]/[.R34]*[.K34]*[.Y34]" office:value-type="float" office:value="17993505.986462">
            <text:p>17993505.99</text:p>
          </table:table-cell>
          <table:table-cell table:formula="oooc:=[.S34]/[.H34]" office:value-type="float" office:value="3.59567788442769">
            <text:p>3.6</text:p>
          </table:table-cell>
          <table:table-cell table:formula="oooc:=[.I34]/[.J34]" office:value-type="float" office:value="107.870336532831">
            <text:p>107.87</text:p>
          </table:table-cell>
          <table:table-cell table:formula="oooc:=[.$D34]*[$globals.$C$34]/[.$K34]" office:value-type="float" office:value="144">
            <text:p>14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45000000">
            <text:p>45,000,000</text:p>
          </table:table-cell>
          <table:table-cell table:formula="oooc:=CEILING(([.R35]-[.V35]/2);[.V35])" office:value-type="float" office:value="5.88">
            <text:p>5.88</text:p>
          </table:table-cell>
          <table:table-cell table:formula="oooc:=CEILING(([.T35]-[.W35]/2);[.W35])" office:value-type="float" office:value="240">
            <text:p>240</text:p>
          </table:table-cell>
          <table:table-cell table:formula="oooc:=[.F34]" office:value-type="float" office:value="100">
            <text:p>100</text:p>
          </table:table-cell>
          <table:table-cell/>
          <table:table-cell table:formula="oooc:=[.H34]" office:value-type="float" office:value="30">
            <text:p>3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2.5">
            <text:p>2.5</text:p>
          </table:table-cell>
          <table:table-cell table:formula="oooc:=[.K34]" office:value-type="float" office:value="1.5">
            <text:p>1.5</text:p>
          </table:table-cell>
          <table:table-cell/>
          <table:table-cell table:formula="oooc:=[.Z31]/[.H35]/[.Y31]*[.Q35]" office:value-type="float" office:value="297578.322378551">
            <text:p>297578.32</text:p>
          </table:table-cell>
          <table:table-cell table:formula="oooc:=[.AA31]/[.M35]" office:value-type="float" office:value="0.00268836786767793">
            <text:p>0</text:p>
          </table:table-cell>
          <table:table-cell table:formula="oooc:=([.D35]/[.C35])/([.R35]/[.Q35])" office:value-type="float" office:value="0.992640178206941">
            <text:p>0.99</text:p>
          </table:table-cell>
          <table:table-cell/>
          <table:table-cell table:formula="oooc:=[.I35]^[$globals.$C$23]*[$globals.$C$32]/[.R35]*[.K35]*[.Y35]" office:value-type="float" office:value="44636748.3567827">
            <text:p>44636748.36</text:p>
          </table:table-cell>
          <table:table-cell table:formula="oooc:=[.S35]/[.H35]" office:value-type="float" office:value="5.87577981092325">
            <text:p>5.88</text:p>
          </table:table-cell>
          <table:table-cell table:formula="oooc:=[.I35]/[.J35]" office:value-type="float" office:value="176.273394327698">
            <text:p>176.27</text:p>
          </table:table-cell>
          <table:table-cell table:formula="oooc:=[.$D35]*[$globals.$C$34]/[.$K35]" office:value-type="float" office:value="235.2">
            <text:p>235.2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110000000">
            <text:p>110,000,000</text:p>
          </table:table-cell>
          <table:table-cell table:formula="oooc:=CEILING(([.R36]-[.V36]/2);[.V36])" office:value-type="float" office:value="9.6">
            <text:p>9.6</text:p>
          </table:table-cell>
          <table:table-cell table:formula="oooc:=CEILING(([.T36]-[.W36]/2);[.W36])" office:value-type="float" office:value="380">
            <text:p>380</text:p>
          </table:table-cell>
          <table:table-cell table:formula="oooc:=[.F35]" office:value-type="float" office:value="100">
            <text:p>100</text:p>
          </table:table-cell>
          <table:table-cell/>
          <table:table-cell table:formula="oooc:=[.H35]" office:value-type="float" office:value="30">
            <text:p>3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2.5">
            <text:p>2.5</text:p>
          </table:table-cell>
          <table:table-cell table:formula="oooc:=[.K35]" office:value-type="float" office:value="1.5">
            <text:p>1.5</text:p>
          </table:table-cell>
          <table:table-cell/>
          <table:table-cell table:formula="oooc:=[.Z31]/[.H36]/[.Y31]*[.Q36]" office:value-type="float" office:value="738206.812082024">
            <text:p>738206.81</text:p>
          </table:table-cell>
          <table:table-cell table:formula="oooc:=[.AA31]/[.M36]" office:value-type="float" office:value="0.0010837071494148">
            <text:p>0</text:p>
          </table:table-cell>
          <table:table-cell table:formula="oooc:=([.D36]/[.C36])/([.R36]/[.Q36])" office:value-type="float" office:value="1.0064625254235">
            <text:p>1.01</text:p>
          </table:table-cell>
          <table:table-cell/>
          <table:table-cell table:formula="oooc:=[.I36]^[$globals.$C$23]*[$globals.$C$32]/[.R36]*[.K36]*[.Y36]" office:value-type="float" office:value="110731021.812304">
            <text:p>110731021.81</text:p>
          </table:table-cell>
          <table:table-cell table:formula="oooc:=[.S36]/[.H36]" office:value-type="float" office:value="9.60174673487151">
            <text:p>9.6</text:p>
          </table:table-cell>
          <table:table-cell table:formula="oooc:=[.I36]/[.J36]" office:value-type="float" office:value="288.052402046145">
            <text:p>288.05</text:p>
          </table:table-cell>
          <table:table-cell table:formula="oooc:=[.$D36]*[$globals.$C$34]/[.$K36]" office:value-type="float" office:value="384">
            <text:p>384</text:p>
          </table:table-cell>
          <table:table-cell table:formula="oooc:=MAX(10^(FLOOR(LOG([.Q36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270000000">
            <text:p>270,000,000</text:p>
          </table:table-cell>
          <table:table-cell table:formula="oooc:=CEILING(([.R37]-[.V37]/2);[.V37])" office:value-type="float" office:value="15.69">
            <text:p>15.69</text:p>
          </table:table-cell>
          <table:table-cell table:formula="oooc:=CEILING(([.T37]-[.W37]/2);[.W37])" office:value-type="float" office:value="630">
            <text:p>630</text:p>
          </table:table-cell>
          <table:table-cell table:formula="oooc:=[.F36]" office:value-type="float" office:value="100">
            <text:p>100</text:p>
          </table:table-cell>
          <table:table-cell/>
          <table:table-cell table:formula="oooc:=[.H36]" office:value-type="float" office:value="30">
            <text:p>3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2.5">
            <text:p>2.5</text:p>
          </table:table-cell>
          <table:table-cell table:formula="oooc:=[.K36]" office:value-type="float" office:value="1.5">
            <text:p>1.5</text:p>
          </table:table-cell>
          <table:table-cell/>
          <table:table-cell table:formula="oooc:=[.Z31]/[.H37]/[.Y31]*[.Q37]" office:value-type="float" office:value="1831280.22581924">
            <text:p>1831280.23</text:p>
          </table:table-cell>
          <table:table-cell table:formula="oooc:=[.AA31]/[.M37]" office:value-type="float" office:value="0.000436852857755351">
            <text:p>0</text:p>
          </table:table-cell>
          <table:table-cell table:formula="oooc:=([.D37]/[.C37])/([.R37]/[.Q37])" office:value-type="float" office:value="1.01734970678907">
            <text:p>1.02</text:p>
          </table:table-cell>
          <table:table-cell/>
          <table:table-cell table:formula="oooc:=[.I37]^[$globals.$C$23]*[$globals.$C$32]/[.R37]*[.K37]*[.Y37]" office:value-type="float" office:value="274692033.872886">
            <text:p>274692033.87</text:p>
          </table:table-cell>
          <table:table-cell table:formula="oooc:=[.S37]/[.H37]" office:value-type="float" office:value="15.6904348575529">
            <text:p>15.69</text:p>
          </table:table-cell>
          <table:table-cell table:formula="oooc:=[.I37]/[.J37]" office:value-type="float" office:value="470.713045726587">
            <text:p>470.71</text:p>
          </table:table-cell>
          <table:table-cell table:formula="oooc:=[.$D37]*[$globals.$C$34]/[.$K37]" office:value-type="float" office:value="627.6">
            <text:p>627.6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 table:number-columns-repeated="3"/>
          <table:table-cell table:style-name="ce12"/>
          <table:table-cell table:formula="oooc:=[.I31]+[$globals.$C$21]" office:value-type="float" office:value="3.4">
            <text:p>3.4</text:p>
          </table:table-cell>
          <table:table-cell/>
          <table:table-cell table:style-name="ce12" office:value-type="float" office:value="3">
            <text:p>3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14000000">
            <text:p>14,000,000</text:p>
          </table:table-cell>
          <table:table-cell table:formula="oooc:=CEILING(([.R41]-[.V41]/2);[.V41])" office:value-type="float" office:value="2.5">
            <text:p>2.5</text:p>
          </table:table-cell>
          <table:table-cell table:formula="oooc:=CEILING(([.T41]-[.W41]/2);[.W41])" office:value-type="float" office:value="50">
            <text:p>50</text:p>
          </table:table-cell>
          <table:table-cell office:value-type="float" office:value="80">
            <text:p>80</text:p>
          </table:table-cell>
          <table:table-cell/>
          <table:table-cell table:formula="oooc:=[.S41]/[.R41]" office:value-type="float" office:value="183.350531233595">
            <text:p>183.35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office:value-type="float" office:value="0.6">
            <text:p>0.6</text:p>
          </table:table-cell>
          <table:table-cell table:formula="oooc:=[.K40]" office:value-type="float" office:value="3">
            <text:p>3</text:p>
          </table:table-cell>
          <table:table-cell/>
          <table:table-cell table:formula="oooc:=[.Z40]/[.H41]/[.Y40]*[.Q41]" office:value-type="float" office:value="59710.2433727254">
            <text:p>59710.24</text:p>
          </table:table-cell>
          <table:table-cell table:formula="oooc:=[.AA40]/[.M41]" office:value-type="float" office:value="0.0133980361628441">
            <text:p>0.01</text:p>
          </table:table-cell>
          <table:table-cell table:formula="oooc:=([.D41]/[.C41])/([.R41]/[.Q41])" office:value-type="float" office:value="0.977491503792542">
            <text:p>0.98</text:p>
          </table:table-cell>
          <table:table-cell/>
          <table:table-cell table:formula="oooc:=[.I41]^[$globals.$C$23]*[$globals.$C$32]/[.R41]*[.K41]*[.Y41]" office:value-type="float" office:value="13684881.0530956">
            <text:p>13684881.05</text:p>
          </table:table-cell>
          <table:table-cell office:value-type="float" office:value="2.5">
            <text:p>2.5</text:p>
          </table:table-cell>
          <table:table-cell table:formula="oooc:=[.I41]/[.J41]" office:value-type="float" office:value="458.376328083988">
            <text:p>458.38</text:p>
          </table:table-cell>
          <table:table-cell table:formula="oooc:=[.$D41]*[$globals.$C$34]/[.$K41]" office:value-type="float" office:value="50">
            <text:p>50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53000000">
            <text:p>53,000,000</text:p>
          </table:table-cell>
          <table:table-cell table:formula="oooc:=CEILING(([.R42]-[.V42]/2);[.V42])" office:value-type="float" office:value="2.6">
            <text:p>2.6</text:p>
          </table:table-cell>
          <table:table-cell table:formula="oooc:=CEILING(([.T42]-[.W42]/2);[.W42])" office:value-type="float" office:value="52">
            <text:p>52</text:p>
          </table:table-cell>
          <table:table-cell table:formula="oooc:=[.F41]*[$globals.$C$42]" office:value-type="float" office:value="125.114919167035">
            <text:p>125.11</text:p>
          </table:table-cell>
          <table:table-cell/>
          <table:table-cell table:formula="oooc:=[.S42]/[.R42]" office:value-type="float" office:value="278.800230149656">
            <text:p>278.8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+0.02" office:value-type="float" office:value="0.62">
            <text:p>0.62</text:p>
          </table:table-cell>
          <table:table-cell table:formula="oooc:=[.K41]" office:value-type="float" office:value="3">
            <text:p>3</text:p>
          </table:table-cell>
          <table:table-cell/>
          <table:table-cell table:formula="oooc:=[.Z40]/[.H42]/[.Y40]*[.Q42]" office:value-type="float" office:value="153061.525646035">
            <text:p>153061.53</text:p>
          </table:table-cell>
          <table:table-cell table:formula="oooc:=[.AA40]/[.M42]" office:value-type="float" office:value="0.00522665638293748">
            <text:p>0.01</text:p>
          </table:table-cell>
          <table:table-cell table:formula="oooc:=([.D42]/[.C42])/([.R42]/[.Q42])" office:value-type="float" office:value="1.00645256078236">
            <text:p>1.01</text:p>
          </table:table-cell>
          <table:table-cell/>
          <table:table-cell table:formula="oooc:=[.I42]^[$globals.$C$23]*[$globals.$C$32]/[.R42]*[.K42]*[.Y42]" office:value-type="float" office:value="53341985.7214652">
            <text:p>53341985.72</text:p>
          </table:table-cell>
          <table:table-cell table:formula="oooc:=[.R41]+0.1" office:value-type="float" office:value="2.6">
            <text:p>2.6</text:p>
          </table:table-cell>
          <table:table-cell table:formula="oooc:=[.I42]/[.J42]" office:value-type="float" office:value="724.880598389106">
            <text:p>724.88</text:p>
          </table:table-cell>
          <table:table-cell table:formula="oooc:=[.$D42]*[$globals.$C$34]/[.$K42]" office:value-type="float" office:value="52">
            <text:p>52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10000000">
            <text:p>210,000,000</text:p>
          </table:table-cell>
          <table:table-cell table:formula="oooc:=CEILING(([.R43]-[.V43]/2);[.V43])" office:value-type="float" office:value="2.7">
            <text:p>2.7</text:p>
          </table:table-cell>
          <table:table-cell table:formula="oooc:=CEILING(([.T43]-[.W43]/2);[.W43])" office:value-type="float" office:value="54">
            <text:p>54</text:p>
          </table:table-cell>
          <table:table-cell table:formula="oooc:=[.F42]*[$globals.$C$42]" office:value-type="float" office:value="195.671787477171">
            <text:p>195.67</text:p>
          </table:table-cell>
          <table:table-cell/>
          <table:table-cell table:formula="oooc:=[.S43]/[.R43]" office:value-type="float" office:value="425.010012115265">
            <text:p>425.01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+0.02" office:value-type="float" office:value="0.64">
            <text:p>0.64</text:p>
          </table:table-cell>
          <table:table-cell table:formula="oooc:=[.K42]" office:value-type="float" office:value="3">
            <text:p>3</text:p>
          </table:table-cell>
          <table:table-cell/>
          <table:table-cell table:formula="oooc:=[.Z40]/[.H43]/[.Y40]*[.Q43]" office:value-type="float" office:value="391950.370912575">
            <text:p>391950.37</text:p>
          </table:table-cell>
          <table:table-cell table:formula="oooc:=[.AA40]/[.M43]" office:value-type="float" office:value="0.00204107473641973">
            <text:p>0</text:p>
          </table:table-cell>
          <table:table-cell table:formula="oooc:=([.D43]/[.C43])/([.R43]/[.Q43])" office:value-type="float" office:value="0.991564475536525">
            <text:p>0.99</text:p>
          </table:table-cell>
          <table:table-cell/>
          <table:table-cell table:formula="oooc:=[.I43]^[$globals.$C$23]*[$globals.$C$32]/[.R43]*[.K43]*[.Y43]" office:value-type="float" office:value="208228539.86267">
            <text:p>208228539.86</text:p>
          </table:table-cell>
          <table:table-cell table:formula="oooc:=[.R42]+0.1" office:value-type="float" office:value="2.7">
            <text:p>2.7</text:p>
          </table:table-cell>
          <table:table-cell table:formula="oooc:=[.I43]/[.J43]" office:value-type="float" office:value="1147.52703271122">
            <text:p>1147.53</text:p>
          </table:table-cell>
          <table:table-cell table:formula="oooc:=[.$D43]*[$globals.$C$34]/[.$K43]" office:value-type="float" office:value="54">
            <text:p>54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810000000">
            <text:p>810,000,000</text:p>
          </table:table-cell>
          <table:table-cell table:formula="oooc:=CEILING(([.R44]-[.V44]/2);[.V44])" office:value-type="float" office:value="2.8">
            <text:p>2.8</text:p>
          </table:table-cell>
          <table:table-cell table:formula="oooc:=CEILING(([.T44]-[.W44]/2);[.W44])" office:value-type="float" office:value="56">
            <text:p>56</text:p>
          </table:table-cell>
          <table:table-cell table:formula="oooc:=[.F43]*[$globals.$C$42]" office:value-type="float" office:value="306.018248418444">
            <text:p>306.02</text:p>
          </table:table-cell>
          <table:table-cell/>
          <table:table-cell table:formula="oooc:=[.S44]/[.R44]" office:value-type="float" office:value="649.420009968192">
            <text:p>649.42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+0.02" office:value-type="float" office:value="0.66">
            <text:p>0.66</text:p>
          </table:table-cell>
          <table:table-cell table:formula="oooc:=[.K43]" office:value-type="float" office:value="3">
            <text:p>3</text:p>
          </table:table-cell>
          <table:table-cell/>
          <table:table-cell table:formula="oooc:=[.Z40]/[.H44]/[.Y40]*[.Q44]" office:value-type="float" office:value="1002701.80965196">
            <text:p>1002701.81</text:p>
          </table:table-cell>
          <table:table-cell table:formula="oooc:=[.AA40]/[.M44]" office:value-type="float" office:value="0.000797844376363179">
            <text:p>0</text:p>
          </table:table-cell>
          <table:table-cell table:formula="oooc:=([.D44]/[.C44])/([.R44]/[.Q44])" office:value-type="float" office:value="1.00489910373349">
            <text:p>1</text:p>
          </table:table-cell>
          <table:table-cell/>
          <table:table-cell table:formula="oooc:=[.I44]^[$globals.$C$23]*[$globals.$C$32]/[.R44]*[.K44]*[.Y44]" office:value-type="float" office:value="813968274.024127">
            <text:p>813968274.02</text:p>
          </table:table-cell>
          <table:table-cell table:formula="oooc:=[.R43]+0.1" office:value-type="float" office:value="2.8">
            <text:p>2.8</text:p>
          </table:table-cell>
          <table:table-cell table:formula="oooc:=[.I44]/[.J44]" office:value-type="float" office:value="1818.37602791094">
            <text:p>1818.38</text:p>
          </table:table-cell>
          <table:table-cell table:formula="oooc:=[.$D44]*[$globals.$C$34]/[.$K44]" office:value-type="float" office:value="56">
            <text:p>56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3200000000">
            <text:p>3,200,000,000</text:p>
          </table:table-cell>
          <table:table-cell table:formula="oooc:=CEILING(([.R45]-[.V45]/2);[.V45])" office:value-type="float" office:value="2.9">
            <text:p>2.9</text:p>
          </table:table-cell>
          <table:table-cell table:formula="oooc:=CEILING(([.T45]-[.W45]/2);[.W45])" office:value-type="float" office:value="58">
            <text:p>58</text:p>
          </table:table-cell>
          <table:table-cell table:formula="oooc:=[.F44]*[$globals.$C$42]" office:value-type="float" office:value="478.593105181391">
            <text:p>478.59</text:p>
          </table:table-cell>
          <table:table-cell/>
          <table:table-cell table:formula="oooc:=[.S45]/[.R45]" office:value-type="float" office:value="994.501530958316">
            <text:p>994.5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+0.02" office:value-type="float" office:value="0.68">
            <text:p>0.68</text:p>
          </table:table-cell>
          <table:table-cell table:formula="oooc:=[.K44]" office:value-type="float" office:value="3">
            <text:p>3</text:p>
          </table:table-cell>
          <table:table-cell/>
          <table:table-cell table:formula="oooc:=[.Z40]/[.H45]/[.Y40]*[.Q45]" office:value-type="float" office:value="2562793.02502162">
            <text:p>2562793.03</text:p>
          </table:table-cell>
          <table:table-cell table:formula="oooc:=[.AA40]/[.M45]" office:value-type="float" office:value="0.000312159426137525">
            <text:p>0</text:p>
          </table:table-cell>
          <table:table-cell table:formula="oooc:=([.D45]/[.C45])/([.R45]/[.Q45])" office:value-type="float" office:value="0.995586557388006">
            <text:p>1</text:p>
          </table:table-cell>
          <table:table-cell/>
          <table:table-cell table:formula="oooc:=[.I45]^[$globals.$C$23]*[$globals.$C$32]/[.R45]*[.K45]*[.Y45]" office:value-type="float" office:value="3185876983.64162">
            <text:p>3185876983.64</text:p>
          </table:table-cell>
          <table:table-cell table:formula="oooc:=[.R44]+0.1" office:value-type="float" office:value="2.9">
            <text:p>2.9</text:p>
          </table:table-cell>
          <table:table-cell table:formula="oooc:=[.I45]/[.J45]" office:value-type="float" office:value="2884.05443977912">
            <text:p>2884.05</text:p>
          </table:table-cell>
          <table:table-cell table:formula="oooc:=[.$D45]*[$globals.$C$34]/[.$K45]" office:value-type="float" office:value="58">
            <text:p>5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12000000000">
            <text:p>12,000,000,000</text:p>
          </table:table-cell>
          <table:table-cell table:formula="oooc:=CEILING(([.R46]-[.V46]/2);[.V46])" office:value-type="float" office:value="3">
            <text:p>3</text:p>
          </table:table-cell>
          <table:table-cell table:formula="oooc:=CEILING(([.T46]-[.W46]/2);[.W46])" office:value-type="float" office:value="60">
            <text:p>60</text:p>
          </table:table-cell>
          <table:table-cell table:formula="oooc:=[.F45]*[$globals.$C$42]" office:value-type="float" office:value="748.489220858375">
            <text:p>748.49</text:p>
          </table:table-cell>
          <table:table-cell/>
          <table:table-cell table:formula="oooc:=[.S46]/[.R46]" office:value-type="float" office:value="1526.08177412228">
            <text:p>1526.08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+0.02" office:value-type="float" office:value="0.7">
            <text:p>0.7</text:p>
          </table:table-cell>
          <table:table-cell table:formula="oooc:=[.K45]" office:value-type="float" office:value="3">
            <text:p>3</text:p>
          </table:table-cell>
          <table:table-cell/>
          <table:table-cell table:formula="oooc:=[.Z40]/[.H46]/[.Y40]*[.Q46]" office:value-type="float" office:value="6544544.39449477">
            <text:p>6544544.39</text:p>
          </table:table-cell>
          <table:table-cell table:formula="oooc:=[.AA40]/[.M46]" office:value-type="float" office:value="0.000122239219688533">
            <text:p>0</text:p>
          </table:table-cell>
          <table:table-cell table:formula="oooc:=([.D46]/[.C46])/([.R46]/[.Q46])" office:value-type="float" office:value="1.04036561670548">
            <text:p>1.04</text:p>
          </table:table-cell>
          <table:table-cell/>
          <table:table-cell table:formula="oooc:=[.I46]^[$globals.$C$23]*[$globals.$C$32]/[.R46]*[.K46]*[.Y46]" office:value-type="float" office:value="12484387400.4657">
            <text:p>12484387400.47</text:p>
          </table:table-cell>
          <table:table-cell table:formula="oooc:=[.R45]+0.1" office:value-type="float" office:value="3">
            <text:p>3</text:p>
          </table:table-cell>
          <table:table-cell table:formula="oooc:=[.I46]/[.J46]" office:value-type="float" office:value="4578.24532236683">
            <text:p>4578.25</text:p>
          </table:table-cell>
          <table:table-cell table:formula="oooc:=[.$D46]*[$globals.$C$34]/[.$K46]" office:value-type="float" office:value="60">
            <text:p>60</text:p>
          </table:table-cell>
          <table:table-cell table:formula="oooc:=MAX(10^(FLOOR(LOG([.Q4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320">
            <text:p>320</text:p>
          </table:table-cell>
          <table:table-cell table:formula="oooc:=[.I40]+[$globals.$C$21]" office:value-type="float" office:value="4.25">
            <text:p>4.25</text:p>
          </table:table-cell>
          <table:table-cell office:value-type="float" office:value="0.6">
            <text:p>0.6</text:p>
          </table:table-cell>
          <table:table-cell table:style-name="ce12" office:value-type="float" office:value="1.8">
            <text:p>1.8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370000000">
            <text:p>370,000,000</text:p>
          </table:table-cell>
          <table:table-cell table:formula="oooc:=CEILING(([.R50]-[.V50]/2);[.V50])" office:value-type="float" office:value="3.9">
            <text:p>3.9</text:p>
          </table:table-cell>
          <table:table-cell table:formula="oooc:=CEILING(([.T50]-[.W50]/2);[.W50])" office:value-type="float" office:value="130">
            <text:p>13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320">
            <text:p>32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0.6">
            <text:p>0.6</text:p>
          </table:table-cell>
          <table:table-cell table:formula="oooc:=[.K49]" office:value-type="float" office:value="1.8">
            <text:p>1.8</text:p>
          </table:table-cell>
          <table:table-cell/>
          <table:table-cell table:formula="oooc:=[.Z49]/[.H50]/[.Y49]*[.Q50]" office:value-type="float" office:value="228631.821753513">
            <text:p>228631.82</text:p>
          </table:table-cell>
          <table:table-cell table:formula="oooc:=[.AA49]/[.M50]" office:value-type="float" office:value="0.00349907547367784">
            <text:p>0</text:p>
          </table:table-cell>
          <table:table-cell table:formula="oooc:=([.D50]/[.C50])/([.R50]/[.Q50])" office:value-type="float" office:value="0.988431284537822">
            <text:p>0.99</text:p>
          </table:table-cell>
          <table:table-cell/>
          <table:table-cell table:formula="oooc:=[.I50]^[$globals.$C$23]*[$globals.$C$32]/[.R50]*[.K50]*[.Y50]" office:value-type="float" office:value="365810914.80562">
            <text:p>365810914.81</text:p>
          </table:table-cell>
          <table:table-cell table:formula="oooc:=[.S50]/[.H50]" office:value-type="float" office:value="3.90097403633254">
            <text:p>3.9</text:p>
          </table:table-cell>
          <table:table-cell table:formula="oooc:=[.I50]/[.J50]" office:value-type="float" office:value="1248.31169162641">
            <text:p>1248.31</text:p>
          </table:table-cell>
          <table:table-cell table:formula="oooc:=[.$D50]*[$globals.$C$34]/[.$K50]" office:value-type="float" office:value="130">
            <text:p>130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910000000">
            <text:p>910,000,000</text:p>
          </table:table-cell>
          <table:table-cell table:formula="oooc:=CEILING(([.R51]-[.V51]/2);[.V51])" office:value-type="float" office:value="6.37">
            <text:p>6.37</text:p>
          </table:table-cell>
          <table:table-cell table:formula="oooc:=CEILING(([.T51]-[.W51]/2);[.W51])" office:value-type="float" office:value="210">
            <text:p>21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320">
            <text:p>32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0.6">
            <text:p>0.6</text:p>
          </table:table-cell>
          <table:table-cell table:formula="oooc:=[.K50]" office:value-type="float" office:value="1.8">
            <text:p>1.8</text:p>
          </table:table-cell>
          <table:table-cell/>
          <table:table-cell table:formula="oooc:=[.Z49]/[.H51]/[.Y49]*[.Q51]" office:value-type="float" office:value="567170.239176438">
            <text:p>567170.24</text:p>
          </table:table-cell>
          <table:table-cell table:formula="oooc:=[.AA49]/[.M51]" office:value-type="float" office:value="0.00141051124466905">
            <text:p>0</text:p>
          </table:table-cell>
          <table:table-cell table:formula="oooc:=([.D51]/[.C51])/([.R51]/[.Q51])" office:value-type="float" office:value="0.996491648805353">
            <text:p>1</text:p>
          </table:table-cell>
          <table:table-cell/>
          <table:table-cell table:formula="oooc:=[.I51]^[$globals.$C$23]*[$globals.$C$32]/[.R51]*[.K51]*[.Y51]" office:value-type="float" office:value="907472382.682301">
            <text:p>907472382.68</text:p>
          </table:table-cell>
          <table:table-cell table:formula="oooc:=[.S51]/[.H51]" office:value-type="float" office:value="6.37467126432178">
            <text:p>6.37</text:p>
          </table:table-cell>
          <table:table-cell table:formula="oooc:=[.I51]/[.J51]" office:value-type="float" office:value="2039.89480458297">
            <text:p>2039.89</text:p>
          </table:table-cell>
          <table:table-cell table:formula="oooc:=[.$D51]*[$globals.$C$34]/[.$K51]" office:value-type="float" office:value="212.333333333333">
            <text:p>212.33</text:p>
          </table:table-cell>
          <table:table-cell table:formula="oooc:=MAX(10^(FLOOR(LOG([.Q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2300000000">
            <text:p>2,300,000,000</text:p>
          </table:table-cell>
          <table:table-cell table:formula="oooc:=CEILING(([.R52]-[.V52]/2);[.V52])" office:value-type="float" office:value="10.42">
            <text:p>10.42</text:p>
          </table:table-cell>
          <table:table-cell table:formula="oooc:=CEILING(([.T52]-[.W52]/2);[.W52])" office:value-type="float" office:value="350">
            <text:p>35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320">
            <text:p>32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0.6">
            <text:p>0.6</text:p>
          </table:table-cell>
          <table:table-cell table:formula="oooc:=[.K51]" office:value-type="float" office:value="1.8">
            <text:p>1.8</text:p>
          </table:table-cell>
          <table:table-cell/>
          <table:table-cell table:formula="oooc:=[.Z49]/[.H52]/[.Y49]*[.Q52]" office:value-type="float" office:value="1406987.34646948">
            <text:p>1406987.35</text:p>
          </table:table-cell>
          <table:table-cell table:formula="oooc:=[.AA49]/[.M52]" office:value-type="float" office:value="0.000568590756702553">
            <text:p>0</text:p>
          </table:table-cell>
          <table:table-cell table:formula="oooc:=([.D52]/[.C52])/([.R52]/[.Q52])" office:value-type="float" office:value="0.979055992666926">
            <text:p>0.98</text:p>
          </table:table-cell>
          <table:table-cell/>
          <table:table-cell table:formula="oooc:=[.I52]^[$globals.$C$23]*[$globals.$C$32]/[.R52]*[.K52]*[.Y52]" office:value-type="float" office:value="2251179754.35117">
            <text:p>2251179754.35</text:p>
          </table:table-cell>
          <table:table-cell table:formula="oooc:=[.S52]/[.H52]" office:value-type="float" office:value="10.4169967166389">
            <text:p>10.42</text:p>
          </table:table-cell>
          <table:table-cell table:formula="oooc:=[.I52]/[.J52]" office:value-type="float" office:value="3333.43894932446">
            <text:p>3333.44</text:p>
          </table:table-cell>
          <table:table-cell table:formula="oooc:=[.$D52]*[$globals.$C$34]/[.$K52]" office:value-type="float" office:value="347.333333333333">
            <text:p>347.33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5600000000">
            <text:p>5,600,000,000</text:p>
          </table:table-cell>
          <table:table-cell table:formula="oooc:=CEILING(([.R53]-[.V53]/2);[.V53])" office:value-type="float" office:value="17.02">
            <text:p>17.02</text:p>
          </table:table-cell>
          <table:table-cell table:formula="oooc:=CEILING(([.T53]-[.W53]/2);[.W53])" office:value-type="float" office:value="570">
            <text:p>57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320">
            <text:p>32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0.6">
            <text:p>0.6</text:p>
          </table:table-cell>
          <table:table-cell table:formula="oooc:=[.K52]" office:value-type="float" office:value="1.8">
            <text:p>1.8</text:p>
          </table:table-cell>
          <table:table-cell/>
          <table:table-cell table:formula="oooc:=[.Z49]/[.H53]/[.Y49]*[.Q53]" office:value-type="float" office:value="3490333.68887574">
            <text:p>3490333.69</text:p>
          </table:table-cell>
          <table:table-cell table:formula="oooc:=[.AA49]/[.M53]" office:value-type="float" office:value="0.00022920444613927">
            <text:p>0</text:p>
          </table:table-cell>
          <table:table-cell table:formula="oooc:=([.D53]/[.C53])/([.R53]/[.Q53])" office:value-type="float" office:value="0.99708274235648">
            <text:p>1</text:p>
          </table:table-cell>
          <table:table-cell/>
          <table:table-cell table:formula="oooc:=[.I53]^[$globals.$C$23]*[$globals.$C$32]/[.R53]*[.K53]*[.Y53]" office:value-type="float" office:value="5584533902.20118">
            <text:p>5584533902.2</text:p>
          </table:table-cell>
          <table:table-cell table:formula="oooc:=[.S53]/[.H53]" office:value-type="float" office:value="17.0226535761623">
            <text:p>17.02</text:p>
          </table:table-cell>
          <table:table-cell table:formula="oooc:=[.I53]/[.J53]" office:value-type="float" office:value="5447.24914437195">
            <text:p>5447.25</text:p>
          </table:table-cell>
          <table:table-cell table:formula="oooc:=[.$D53]*[$globals.$C$34]/[.$K53]" office:value-type="float" office:value="567.333333333333">
            <text:p>567.33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14000000000">
            <text:p>14,000,000,000</text:p>
          </table:table-cell>
          <table:table-cell table:formula="oooc:=CEILING(([.R54]-[.V54]/2);[.V54])" office:value-type="float" office:value="27.82">
            <text:p>27.82</text:p>
          </table:table-cell>
          <table:table-cell table:formula="oooc:=CEILING(([.T54]-[.W54]/2);[.W54])" office:value-type="float" office:value="930">
            <text:p>93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320">
            <text:p>32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0.6">
            <text:p>0.6</text:p>
          </table:table-cell>
          <table:table-cell table:formula="oooc:=[.K53]" office:value-type="float" office:value="1.8">
            <text:p>1.8</text:p>
          </table:table-cell>
          <table:table-cell/>
          <table:table-cell table:formula="oooc:=[.Z49]/[.H54]/[.Y49]*[.Q54]" office:value-type="float" office:value="8658520.83906083">
            <text:p>8658520.84</text:p>
          </table:table-cell>
          <table:table-cell table:formula="oooc:=[.AA49]/[.M54]" office:value-type="float" office:value="0.0000923945342247134">
            <text:p>0</text:p>
          </table:table-cell>
          <table:table-cell table:formula="oooc:=([.D54]/[.C54])/([.R54]/[.Q54])" office:value-type="float" office:value="0.98964807539213">
            <text:p>0.99</text:p>
          </table:table-cell>
          <table:table-cell/>
          <table:table-cell table:formula="oooc:=[.I54]^[$globals.$C$23]*[$globals.$C$32]/[.R54]*[.K54]*[.Y54]" office:value-type="float" office:value="13853633342.4973">
            <text:p>13853633342.5</text:p>
          </table:table-cell>
          <table:table-cell table:formula="oooc:=[.S54]/[.H54]" office:value-type="float" office:value="27.8171091588409">
            <text:p>27.82</text:p>
          </table:table-cell>
          <table:table-cell table:formula="oooc:=[.I54]/[.J54]" office:value-type="float" office:value="8901.47493082909">
            <text:p>8901.47</text:p>
          </table:table-cell>
          <table:table-cell table:formula="oooc:=[.$D54]*[$globals.$C$34]/[.$K54]" office:value-type="float" office:value="927.333333333333">
            <text:p>927.33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34000000000">
            <text:p>34,000,000,000</text:p>
          </table:table-cell>
          <table:table-cell table:formula="oooc:=CEILING(([.R55]-[.V55]/2);[.V55])" office:value-type="float" office:value="45.46">
            <text:p>45.46</text:p>
          </table:table-cell>
          <table:table-cell table:formula="oooc:=CEILING(([.T55]-[.W55]/2);[.W55])" office:value-type="float" office:value="1500">
            <text:p>15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320">
            <text:p>32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0.6">
            <text:p>0.6</text:p>
          </table:table-cell>
          <table:table-cell table:formula="oooc:=[.K54]" office:value-type="float" office:value="1.8">
            <text:p>1.8</text:p>
          </table:table-cell>
          <table:table-cell/>
          <table:table-cell table:formula="oooc:=[.Z49]/[.H55]/[.Y49]*[.Q55]" office:value-type="float" office:value="21479316.8227417">
            <text:p>21479316.82</text:p>
          </table:table-cell>
          <table:table-cell table:formula="oooc:=[.AA49]/[.M55]" office:value-type="float" office:value="0.0000372451324500685">
            <text:p>0</text:p>
          </table:table-cell>
          <table:table-cell table:formula="oooc:=([.D55]/[.C55])/([.R55]/[.Q55])" office:value-type="float" office:value="1.0108674965509">
            <text:p>1.01</text:p>
          </table:table-cell>
          <table:table-cell/>
          <table:table-cell table:formula="oooc:=[.I55]^[$globals.$C$23]*[$globals.$C$32]/[.R55]*[.K55]*[.Y55]" office:value-type="float" office:value="34366906916.3867">
            <text:p>34366906916.39</text:p>
          </table:table-cell>
          <table:table-cell table:formula="oooc:=[.S55]/[.H55]" office:value-type="float" office:value="45.4565769368913">
            <text:p>45.46</text:p>
          </table:table-cell>
          <table:table-cell table:formula="oooc:=[.I55]/[.J55]" office:value-type="float" office:value="14546.1046198052">
            <text:p>14546.1</text:p>
          </table:table-cell>
          <table:table-cell table:formula="oooc:=[.$D55]*[$globals.$C$34]/[.$K55]" office:value-type="float" office:value="1515.33333333333">
            <text:p>1515.33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/>
          <table:table-cell table:formula="oooc:=[.I49]+[$globals.$C$21]" office:value-type="float" office:value="5.1">
            <text:p>5.1</text:p>
          </table:table-cell>
          <table:table-cell/>
          <table:table-cell table:style-name="ce12" office:value-type="float" office:value="3">
            <text:p>3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4100000000">
            <text:p>4,100,000,000</text:p>
          </table:table-cell>
          <table:table-cell table:formula="oooc:=CEILING(([.R59]-[.V59]/2);[.V59])" office:value-type="float" office:value="2.5">
            <text:p>2.5</text:p>
          </table:table-cell>
          <table:table-cell table:formula="oooc:=CEILING(([.T59]-[.W59]/2);[.W59])" office:value-type="float" office:value="50">
            <text:p>50</text:p>
          </table:table-cell>
          <table:table-cell table:number-columns-repeated="2"/>
          <table:table-cell table:formula="oooc:=[.S59]/[.R59]" office:value-type="float" office:value="1631.79325002037">
            <text:p>1631.79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office:value-type="float" office:value="0.5">
            <text:p>0.5</text:p>
          </table:table-cell>
          <table:table-cell table:formula="oooc:=[.K58]" office:value-type="float" office:value="3">
            <text:p>3</text:p>
          </table:table-cell>
          <table:table-cell/>
          <table:table-cell table:formula="oooc:=[.Z58]/[.H59]/[.Y58]*[.Q59]" office:value-type="float" office:value="2026472.73787157">
            <text:p>2026472.74</text:p>
          </table:table-cell>
          <table:table-cell table:formula="oooc:=[.AA58]/[.M59]" office:value-type="float" office:value="0.000394774617516074">
            <text:p>0</text:p>
          </table:table-cell>
          <table:table-cell table:formula="oooc:=([.D59]/[.C59])/([.R59]/[.Q59])" office:value-type="float" office:value="1.00816601677107">
            <text:p>1.01</text:p>
          </table:table-cell>
          <table:table-cell/>
          <table:table-cell table:formula="oooc:=[.I59]^[$globals.$C$23]*[$globals.$C$32]/[.R59]*[.K59]*[.Y59]" office:value-type="float" office:value="4133480668.7614">
            <text:p>4133480668.76</text:p>
          </table:table-cell>
          <table:table-cell office:value-type="float" office:value="2.5">
            <text:p>2.5</text:p>
          </table:table-cell>
          <table:table-cell table:formula="oooc:=[.I59]/[.J59]" office:value-type="float" office:value="4079.48312505092">
            <text:p>4079.48</text:p>
          </table:table-cell>
          <table:table-cell table:formula="oooc:=[.$D59]*[$globals.$C$34]/[.$K59]" office:value-type="float" office:value="50">
            <text:p>50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16000000000">
            <text:p>16,000,000,000</text:p>
          </table:table-cell>
          <table:table-cell table:formula="oooc:=CEILING(([.R60]-[.V60]/2);[.V60])" office:value-type="float" office:value="2.6">
            <text:p>2.6</text:p>
          </table:table-cell>
          <table:table-cell table:formula="oooc:=CEILING(([.T60]-[.W60]/2);[.W60])" office:value-type="float" office:value="52">
            <text:p>52</text:p>
          </table:table-cell>
          <table:table-cell table:number-columns-repeated="2"/>
          <table:table-cell table:formula="oooc:=[.S60]/[.R60]" office:value-type="float" office:value="2465.37613384531">
            <text:p>2465.38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+0.02" office:value-type="float" office:value="0.52">
            <text:p>0.52</text:p>
          </table:table-cell>
          <table:table-cell table:formula="oooc:=[.K59]" office:value-type="float" office:value="3">
            <text:p>3</text:p>
          </table:table-cell>
          <table:table-cell/>
          <table:table-cell table:formula="oooc:=[.Z58]/[.H60]/[.Y58]*[.Q60]" office:value-type="float" office:value="5228183.98310606">
            <text:p>5228183.98</text:p>
          </table:table-cell>
          <table:table-cell table:formula="oooc:=[.AA58]/[.M60]" office:value-type="float" office:value="0.000153016803269559">
            <text:p>0</text:p>
          </table:table-cell>
          <table:table-cell table:formula="oooc:=([.D60]/[.C60])/([.R60]/[.Q60])" office:value-type="float" office:value="1.00698750119547">
            <text:p>1.01</text:p>
          </table:table-cell>
          <table:table-cell/>
          <table:table-cell table:formula="oooc:=[.I60]^[$globals.$C$23]*[$globals.$C$32]/[.R60]*[.K60]*[.Y60]" office:value-type="float" office:value="16111800019.1275">
            <text:p>16111800019.13</text:p>
          </table:table-cell>
          <table:table-cell table:formula="oooc:=[.R59]+0.1" office:value-type="float" office:value="2.6">
            <text:p>2.6</text:p>
          </table:table-cell>
          <table:table-cell table:formula="oooc:=[.I60]/[.J60]" office:value-type="float" office:value="6409.9779479978">
            <text:p>6409.98</text:p>
          </table:table-cell>
          <table:table-cell table:formula="oooc:=[.$D60]*[$globals.$C$34]/[.$K60]" office:value-type="float" office:value="52">
            <text:p>52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63000000000">
            <text:p>63,000,000,000</text:p>
          </table:table-cell>
          <table:table-cell table:formula="oooc:=CEILING(([.R61]-[.V61]/2);[.V61])" office:value-type="float" office:value="2.7">
            <text:p>2.7</text:p>
          </table:table-cell>
          <table:table-cell table:formula="oooc:=CEILING(([.T61]-[.W61]/2);[.W61])" office:value-type="float" office:value="54">
            <text:p>54</text:p>
          </table:table-cell>
          <table:table-cell table:number-columns-repeated="2"/>
          <table:table-cell table:formula="oooc:=[.S61]/[.R61]" office:value-type="float" office:value="3735.82985818775">
            <text:p>3735.83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+0.02" office:value-type="float" office:value="0.54">
            <text:p>0.54</text:p>
          </table:table-cell>
          <table:table-cell table:formula="oooc:=[.K60]" office:value-type="float" office:value="3">
            <text:p>3</text:p>
          </table:table-cell>
          <table:table-cell/>
          <table:table-cell table:formula="oooc:=[.Z58]/[.H61]/[.Y58]*[.Q61]" office:value-type="float" office:value="13468462.9486202">
            <text:p>13468462.95</text:p>
          </table:table-cell>
          <table:table-cell table:formula="oooc:=[.AA58]/[.M61]" office:value-type="float" office:value="0.0000593980176544168">
            <text:p>0</text:p>
          </table:table-cell>
          <table:table-cell table:formula="oooc:=([.D61]/[.C61])/([.R61]/[.Q61])" office:value-type="float" office:value="0.998331071971243">
            <text:p>1</text:p>
          </table:table-cell>
          <table:table-cell/>
          <table:table-cell table:formula="oooc:=[.I61]^[$globals.$C$23]*[$globals.$C$32]/[.R61]*[.K61]*[.Y61]" office:value-type="float" office:value="62894857534.1883">
            <text:p>62894857534.19</text:p>
          </table:table-cell>
          <table:table-cell table:formula="oooc:=[.R60]+0.1" office:value-type="float" office:value="2.7">
            <text:p>2.7</text:p>
          </table:table-cell>
          <table:table-cell table:formula="oooc:=[.I61]/[.J61]" office:value-type="float" office:value="10086.7406171069">
            <text:p>10086.74</text:p>
          </table:table-cell>
          <table:table-cell table:formula="oooc:=[.$D61]*[$globals.$C$34]/[.$K61]" office:value-type="float" office:value="54">
            <text:p>54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250000000000">
            <text:p>250,000,000,000</text:p>
          </table:table-cell>
          <table:table-cell table:formula="oooc:=CEILING(([.R62]-[.V62]/2);[.V62])" office:value-type="float" office:value="2.8">
            <text:p>2.8</text:p>
          </table:table-cell>
          <table:table-cell table:formula="oooc:=CEILING(([.T62]-[.W62]/2);[.W62])" office:value-type="float" office:value="56">
            <text:p>56</text:p>
          </table:table-cell>
          <table:table-cell table:number-columns-repeated="2"/>
          <table:table-cell table:formula="oooc:=[.S62]/[.R62]" office:value-type="float" office:value="5676.53458515086">
            <text:p>5676.53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+0.02" office:value-type="float" office:value="0.56">
            <text:p>0.56</text:p>
          </table:table-cell>
          <table:table-cell table:formula="oooc:=[.K61]" office:value-type="float" office:value="3">
            <text:p>3</text:p>
          </table:table-cell>
          <table:table-cell/>
          <table:table-cell table:formula="oooc:=[.Z58]/[.H62]/[.Y58]*[.Q62]" office:value-type="float" office:value="34648868.7961891">
            <text:p>34648868.8</text:p>
          </table:table-cell>
          <table:table-cell table:formula="oooc:=[.AA58]/[.M62]" office:value-type="float" office:value="0.0000230887768574999">
            <text:p>0</text:p>
          </table:table-cell>
          <table:table-cell table:formula="oooc:=([.D62]/[.C62])/([.R62]/[.Q62])" office:value-type="float" office:value="0.983427510289609">
            <text:p>0.98</text:p>
          </table:table-cell>
          <table:table-cell/>
          <table:table-cell table:formula="oooc:=[.I62]^[$globals.$C$23]*[$globals.$C$32]/[.R62]*[.K62]*[.Y62]" office:value-type="float" office:value="245856877572.402">
            <text:p>245856877572.4</text:p>
          </table:table-cell>
          <table:table-cell table:formula="oooc:=[.R61]+0.1" office:value-type="float" office:value="2.8">
            <text:p>2.8</text:p>
          </table:table-cell>
          <table:table-cell table:formula="oooc:=[.I62]/[.J62]" office:value-type="float" office:value="15894.2968384224">
            <text:p>15894.3</text:p>
          </table:table-cell>
          <table:table-cell table:formula="oooc:=[.$D62]*[$globals.$C$34]/[.$K62]" office:value-type="float" office:value="56">
            <text:p>56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960000000000">
            <text:p>960,000,000,000</text:p>
          </table:table-cell>
          <table:table-cell table:formula="oooc:=CEILING(([.R63]-[.V63]/2);[.V63])" office:value-type="float" office:value="2.9">
            <text:p>2.9</text:p>
          </table:table-cell>
          <table:table-cell table:formula="oooc:=CEILING(([.T63]-[.W63]/2);[.W63])" office:value-type="float" office:value="58">
            <text:p>58</text:p>
          </table:table-cell>
          <table:table-cell table:number-columns-repeated="2"/>
          <table:table-cell table:formula="oooc:=[.S63]/[.R63]" office:value-type="float" office:value="8647.45058242133">
            <text:p>8647.45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+0.02" office:value-type="float" office:value="0.58">
            <text:p>0.58</text:p>
          </table:table-cell>
          <table:table-cell table:formula="oooc:=[.K62]" office:value-type="float" office:value="3">
            <text:p>3</text:p>
          </table:table-cell>
          <table:table-cell/>
          <table:table-cell table:formula="oooc:=[.Z58]/[.H63]/[.Y58]*[.Q63]" office:value-type="float" office:value="89023729.520455">
            <text:p>89023729.52</text:p>
          </table:table-cell>
          <table:table-cell table:formula="oooc:=[.AA58]/[.M63]" office:value-type="float" office:value="0.00000898636806511441">
            <text:p>0</text:p>
          </table:table-cell>
          <table:table-cell table:formula="oooc:=([.D63]/[.C63])/([.R63]/[.Q63])" office:value-type="float" office:value="1.00238060116013">
            <text:p>1</text:p>
          </table:table-cell>
          <table:table-cell/>
          <table:table-cell table:formula="oooc:=[.I63]^[$globals.$C$23]*[$globals.$C$32]/[.R63]*[.K63]*[.Y63]" office:value-type="float" office:value="962285377113.721">
            <text:p>962285377113.72</text:p>
          </table:table-cell>
          <table:table-cell table:formula="oooc:=[.R62]+0.1" office:value-type="float" office:value="2.9">
            <text:p>2.9</text:p>
          </table:table-cell>
          <table:table-cell table:formula="oooc:=[.I63]/[.J63]" office:value-type="float" office:value="25077.6066890219">
            <text:p>25077.61</text:p>
          </table:table-cell>
          <table:table-cell table:formula="oooc:=[.$D63]*[$globals.$C$34]/[.$K63]" office:value-type="float" office:value="58">
            <text:p>58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3800000000000">
            <text:p>3,800,000,000,000</text:p>
          </table:table-cell>
          <table:table-cell table:formula="oooc:=CEILING(([.R64]-[.V64]/2);[.V64])" office:value-type="float" office:value="3">
            <text:p>3</text:p>
          </table:table-cell>
          <table:table-cell table:formula="oooc:=CEILING(([.T64]-[.W64]/2);[.W64])" office:value-type="float" office:value="60">
            <text:p>60</text:p>
          </table:table-cell>
          <table:table-cell table:number-columns-repeated="2"/>
          <table:table-cell table:formula="oooc:=[.S64]/[.R64]" office:value-type="float" office:value="13204.6321999396">
            <text:p>13204.63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+0.02" office:value-type="float" office:value="0.6">
            <text:p>0.6</text:p>
          </table:table-cell>
          <table:table-cell table:formula="oooc:=[.K63]" office:value-type="float" office:value="3">
            <text:p>3</text:p>
          </table:table-cell>
          <table:table-cell/>
          <table:table-cell table:formula="oooc:=[.Z58]/[.H64]/[.Y58]*[.Q64]" office:value-type="float" office:value="228457699.206817">
            <text:p>228457699.21</text:p>
          </table:table-cell>
          <table:table-cell table:formula="oooc:=[.AA58]/[.M64]" office:value-type="float" office:value="0.0000035017423478286">
            <text:p>0</text:p>
          </table:table-cell>
          <table:table-cell table:formula="oooc:=([.D64]/[.C64])/([.R64]/[.Q64])" office:value-type="float" office:value="0.992335490549495">
            <text:p>0.99</text:p>
          </table:table-cell>
          <table:table-cell/>
          <table:table-cell table:formula="oooc:=[.I64]^[$globals.$C$23]*[$globals.$C$32]/[.R64]*[.K64]*[.Y64]" office:value-type="float" office:value="3770874864088.08">
            <text:p>3770874864088.08</text:p>
          </table:table-cell>
          <table:table-cell table:formula="oooc:=[.R63]+0.1" office:value-type="float" office:value="3">
            <text:p>3</text:p>
          </table:table-cell>
          <table:table-cell table:formula="oooc:=[.I64]/[.J64]" office:value-type="float" office:value="39613.8965998189">
            <text:p>39613.9</text:p>
          </table:table-cell>
          <table:table-cell table:formula="oooc:=[.$D64]*[$globals.$C$34]/[.$K64]" office:value-type="float" office:value="60">
            <text:p>60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38">
            <text:p>2.38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9] ^ [.$I4] * [$globals.$D$29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0.9996">
            <text:p>1</text:p>
          </table:table-cell>
          <table:table-cell/>
          <table:table-cell table:formula="oooc:=[.I5]^[$globals.$C$23]*[$globals.$C$32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34]/[.$K5]" office:value-type="float" office:value="35.7">
            <text:p>35.7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89">
            <text:p>3.8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162894556476">
            <text:p>1</text:p>
          </table:table-cell>
          <table:table-cell/>
          <table:table-cell table:formula="oooc:=[.I6]^[$globals.$C$23]*[$globals.$C$32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34]/[.$K6]" office:value-type="float" office:value="58.35">
            <text:p>58.35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36">
            <text:p>6.36</text:p>
          </table:table-cell>
          <table:table-cell table:formula="oooc:=CEILING(([.T7]-[.W7]/2);[.W7])" office:value-type="float" office:value="95">
            <text:p>95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0.994412090097534">
            <text:p>0.99</text:p>
          </table:table-cell>
          <table:table-cell/>
          <table:table-cell table:formula="oooc:=[.I7]^[$globals.$C$23]*[$globals.$C$32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34]/[.$K7]" office:value-type="float" office:value="95.4">
            <text:p>95.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.39">
            <text:p>10.39</text:p>
          </table:table-cell>
          <table:table-cell table:formula="oooc:=CEILING(([.T8]-[.W8]/2);[.W8])" office:value-type="float" office:value="160">
            <text:p>16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1.00186735428762">
            <text:p>1</text:p>
          </table:table-cell>
          <table:table-cell/>
          <table:table-cell table:formula="oooc:=[.I8]^[$globals.$C$23]*[$globals.$C$32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34]/[.$K8]" office:value-type="float" office:value="155.85">
            <text:p>155.85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6.98">
            <text:p>16.98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4224311840561">
            <text:p>0.99</text:p>
          </table:table-cell>
          <table:table-cell/>
          <table:table-cell table:formula="oooc:=[.I9]^[$globals.$C$23]*[$globals.$C$32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34]/[.$K9]" office:value-type="float" office:value="254.7">
            <text:p>254.7</text:p>
          </table:table-cell>
          <table:table-cell table:formula="oooc:=MAX(10^(FLOOR(LOG([.Q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7.74">
            <text:p>27.74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86291214480309">
            <text:p>0.99</text:p>
          </table:table-cell>
          <table:table-cell/>
          <table:table-cell table:formula="oooc:=[.I10]^[$globals.$C$23]*[$globals.$C$32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416.1">
            <text:p>416.1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4]^[$globals.$C$23]*[$globals.$C$32]*[$globals.$C$33]" office:value-type="float" office:value="868.97532839777">
            <text:p>869</text:p>
          </table:table-cell>
          <table:table-cell table:style-name="ce11" table:formula="oooc:=[.C13]*[$globals.$C$19]^[$globals.$C$23]^([$globals.$C$20] + [$globals.$C$39])" office:value-type="float" office:value="3190887927.36259">
            <text:p>3.19E+09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6">
            <text:p>6</text:p>
          </table:table-cell>
          <table:table-cell table:formula="oooc:=[.I4]+[$globals.$C$21]" office:value-type="float" office:value="0.85">
            <text:p>0.8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3800">
            <text:p>3,800</text:p>
          </table:table-cell>
          <table:table-cell table:formula="oooc:=CEILING(([.R14]-[.V14]/2);[.V14])" office:value-type="float" office:value="2.27">
            <text:p>2.27</text:p>
          </table:table-cell>
          <table:table-cell table:formula="oooc:=CEILING(([.T14]-[.W14]/2);[.W14])" office:value-type="float" office:value="140">
            <text:p>140</text:p>
          </table:table-cell>
          <table:table-cell table:formula="oooc:=[.F13]" office:value-type="float" office:value="0">
            <text:p>0</text:p>
          </table:table-cell>
          <table:table-cell/>
          <table:table-cell table:formula="oooc:=[.H13]" office:value-type="float" office:value="6">
            <text:p>6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1">
            <text:p>1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27.634058992938">
            <text:p>127.63</text:p>
          </table:table-cell>
          <table:table-cell table:formula="oooc:=[.AA13]/[.M14]" office:value-type="float" office:value="6.26791944338515">
            <text:p>6.27</text:p>
          </table:table-cell>
          <table:table-cell table:formula="oooc:=([.D14]/[.C14])/([.R14]/[.Q14])" office:value-type="float" office:value="1.00788384779321">
            <text:p>1.01</text:p>
          </table:table-cell>
          <table:table-cell/>
          <table:table-cell table:formula="oooc:=[.I14]^[$globals.$C$23]*[$globals.$C$32]/[.R14]*[.K14]*[.Y14]" office:value-type="float" office:value="3829.02176978813">
            <text:p>3829.02</text:p>
          </table:table-cell>
          <table:table-cell table:formula="oooc:=[.S14]/[.H14]" office:value-type="float" office:value="2.26944473195266">
            <text:p>2.27</text:p>
          </table:table-cell>
          <table:table-cell table:formula="oooc:=[.I14]/[.J14]" office:value-type="float" office:value="13.6166683917159">
            <text:p>13.62</text:p>
          </table:table-cell>
          <table:table-cell table:formula="oooc:=[.$D14]*[$globals.$C$34]/[.$K14]" office:value-type="float" office:value="136.2">
            <text:p>136.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9500">
            <text:p>9,500</text:p>
          </table:table-cell>
          <table:table-cell table:formula="oooc:=CEILING(([.R15]-[.V15]/2);[.V15])" office:value-type="float" office:value="3.71">
            <text:p>3.71</text:p>
          </table:table-cell>
          <table:table-cell table:formula="oooc:=CEILING(([.T15]-[.W15]/2);[.W15])" office:value-type="float" office:value="220">
            <text:p>220</text:p>
          </table:table-cell>
          <table:table-cell table:formula="oooc:=[.F14]" office:value-type="float" office:value="0">
            <text:p>0</text:p>
          </table:table-cell>
          <table:table-cell/>
          <table:table-cell table:formula="oooc:=[.H14]" office:value-type="float" office:value="6">
            <text:p>6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1">
            <text:p>1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316.623640623954">
            <text:p>316.62</text:p>
          </table:table-cell>
          <table:table-cell table:formula="oooc:=[.AA13]/[.M15]" office:value-type="float" office:value="2.52665909097464">
            <text:p>2.53</text:p>
          </table:table-cell>
          <table:table-cell table:formula="oooc:=([.D15]/[.C15])/([.R15]/[.Q15])" office:value-type="float" office:value="1.00025458950439">
            <text:p>1</text:p>
          </table:table-cell>
          <table:table-cell/>
          <table:table-cell table:formula="oooc:=[.I15]^[$globals.$C$23]*[$globals.$C$32]/[.R15]*[.K15]*[.Y15]" office:value-type="float" office:value="9498.70921871861">
            <text:p>9498.71</text:p>
          </table:table-cell>
          <table:table-cell table:formula="oooc:=[.S15]/[.H15]" office:value-type="float" office:value="3.70855175758771">
            <text:p>3.71</text:p>
          </table:table-cell>
          <table:table-cell table:formula="oooc:=[.I15]/[.J15]" office:value-type="float" office:value="22.2513105455262">
            <text:p>22.25</text:p>
          </table:table-cell>
          <table:table-cell table:formula="oooc:=[.$D15]*[$globals.$C$34]/[.$K15]" office:value-type="float" office:value="222.6">
            <text:p>222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4000">
            <text:p>24,000</text:p>
          </table:table-cell>
          <table:table-cell table:formula="oooc:=CEILING(([.R16]-[.V16]/2);[.V16])" office:value-type="float" office:value="6.06">
            <text:p>6.06</text:p>
          </table:table-cell>
          <table:table-cell table:formula="oooc:=CEILING(([.T16]-[.W16]/2);[.W16])" office:value-type="float" office:value="360">
            <text:p>360</text:p>
          </table:table-cell>
          <table:table-cell table:formula="oooc:=[.F15]" office:value-type="float" office:value="0">
            <text:p>0</text:p>
          </table:table-cell>
          <table:table-cell/>
          <table:table-cell table:formula="oooc:=[.H15]" office:value-type="float" office:value="6">
            <text:p>6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1">
            <text:p>1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785.45280619426">
            <text:p>785.45</text:p>
          </table:table-cell>
          <table:table-cell table:formula="oooc:=[.AA13]/[.M16]" office:value-type="float" office:value="1.01852077386575">
            <text:p>1.02</text:p>
          </table:table-cell>
          <table:table-cell table:formula="oooc:=([.D16]/[.C16])/([.R16]/[.Q16])" office:value-type="float" office:value="0.981778810417191">
            <text:p>0.98</text:p>
          </table:table-cell>
          <table:table-cell/>
          <table:table-cell table:formula="oooc:=[.I16]^[$globals.$C$23]*[$globals.$C$32]/[.R16]*[.K16]*[.Y16]" office:value-type="float" office:value="23563.5841858278">
            <text:p>23563.58</text:p>
          </table:table-cell>
          <table:table-cell table:formula="oooc:=[.S16]/[.H16]" office:value-type="float" office:value="6.06022959936694">
            <text:p>6.06</text:p>
          </table:table-cell>
          <table:table-cell table:formula="oooc:=[.I16]/[.J16]" office:value-type="float" office:value="36.3613775962016">
            <text:p>36.36</text:p>
          </table:table-cell>
          <table:table-cell table:formula="oooc:=[.$D16]*[$globals.$C$34]/[.$K16]" office:value-type="float" office:value="363.6">
            <text:p>363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58000">
            <text:p>58,000</text:p>
          </table:table-cell>
          <table:table-cell table:formula="oooc:=CEILING(([.R17]-[.V17]/2);[.V17])" office:value-type="float" office:value="9.9">
            <text:p>9.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0">
            <text:p>0</text:p>
          </table:table-cell>
          <table:table-cell/>
          <table:table-cell table:formula="oooc:=[.H16]" office:value-type="float" office:value="6">
            <text:p>6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1">
            <text:p>1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948.48404099793">
            <text:p>1948.48</text:p>
          </table:table-cell>
          <table:table-cell table:formula="oooc:=[.AA13]/[.M17]" office:value-type="float" office:value="0.410575597832597">
            <text:p>0.41</text:p>
          </table:table-cell>
          <table:table-cell table:formula="oooc:=([.D17]/[.C17])/([.R17]/[.Q17])" office:value-type="float" office:value="1.00751494461346">
            <text:p>1.01</text:p>
          </table:table-cell>
          <table:table-cell/>
          <table:table-cell table:formula="oooc:=[.I17]^[$globals.$C$23]*[$globals.$C$32]/[.R17]*[.K17]*[.Y17]" office:value-type="float" office:value="58454.5212299379">
            <text:p>58454.52</text:p>
          </table:table-cell>
          <table:table-cell table:formula="oooc:=[.S17]/[.H17]" office:value-type="float" office:value="9.9031603703254">
            <text:p>9.9</text:p>
          </table:table-cell>
          <table:table-cell table:formula="oooc:=[.I17]/[.J17]" office:value-type="float" office:value="59.4189622219524">
            <text:p>59.42</text:p>
          </table:table-cell>
          <table:table-cell table:formula="oooc:=[.$D17]*[$globals.$C$34]/[.$K17]" office:value-type="float" office:value="594">
            <text:p>59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6.18">
            <text:p>16.18</text:p>
          </table:table-cell>
          <table:table-cell table:formula="oooc:=CEILING(([.T18]-[.W18]/2);[.W18])" office:value-type="float" office:value="970">
            <text:p>970</text:p>
          </table:table-cell>
          <table:table-cell table:formula="oooc:=[.F17]" office:value-type="float" office:value="0">
            <text:p>0</text:p>
          </table:table-cell>
          <table:table-cell/>
          <table:table-cell table:formula="oooc:=[.H17]" office:value-type="float" office:value="6">
            <text:p>6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1">
            <text:p>1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4833.63230493653">
            <text:p>4833.63</text:p>
          </table:table-cell>
          <table:table-cell table:formula="oooc:=[.AA13]/[.M18]" office:value-type="float" office:value="0.165507003746017">
            <text:p>0.17</text:p>
          </table:table-cell>
          <table:table-cell table:formula="oooc:=([.D18]/[.C18])/([.R18]/[.Q18])" office:value-type="float" office:value="0.966548336424539">
            <text:p>0.97</text:p>
          </table:table-cell>
          <table:table-cell/>
          <table:table-cell table:formula="oooc:=[.I18]^[$globals.$C$23]*[$globals.$C$32]/[.R18]*[.K18]*[.Y18]" office:value-type="float" office:value="145008.969148096">
            <text:p>145008.97</text:p>
          </table:table-cell>
          <table:table-cell table:formula="oooc:=[.S18]/[.H18]" office:value-type="float" office:value="16.1829818016513">
            <text:p>16.18</text:p>
          </table:table-cell>
          <table:table-cell table:formula="oooc:=[.I18]/[.J18]" office:value-type="float" office:value="97.0978908099076">
            <text:p>97.1</text:p>
          </table:table-cell>
          <table:table-cell table:formula="oooc:=[.$D18]*[$globals.$C$34]/[.$K18]" office:value-type="float" office:value="970.8">
            <text:p>970.8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60000">
            <text:p>360,000</text:p>
          </table:table-cell>
          <table:table-cell table:formula="oooc:=CEILING(([.R19]-[.V19]/2);[.V19])" office:value-type="float" office:value="26.44">
            <text:p>26.44</text:p>
          </table:table-cell>
          <table:table-cell table:formula="oooc:=CEILING(([.T19]-[.W19]/2);[.W19])" office:value-type="float" office:value="1600">
            <text:p>1600</text:p>
          </table:table-cell>
          <table:table-cell table:formula="oooc:=[.F18]" office:value-type="float" office:value="0">
            <text:p>0</text:p>
          </table:table-cell>
          <table:table-cell/>
          <table:table-cell table:formula="oooc:=[.H18]" office:value-type="float" office:value="6">
            <text:p>6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1">
            <text:p>1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11990.8609810117">
            <text:p>11990.86</text:p>
          </table:table-cell>
          <table:table-cell table:formula="oooc:=[.AA13]/[.M19]" office:value-type="float" office:value="0.0667174776912895">
            <text:p>0.07</text:p>
          </table:table-cell>
          <table:table-cell table:formula="oooc:=([.D19]/[.C19])/([.R19]/[.Q19])" office:value-type="float" office:value="0.99905015882478">
            <text:p>1</text:p>
          </table:table-cell>
          <table:table-cell/>
          <table:table-cell table:formula="oooc:=[.I19]^[$globals.$C$23]*[$globals.$C$32]/[.R19]*[.K19]*[.Y19]" office:value-type="float" office:value="359725.82943035">
            <text:p>359725.83</text:p>
          </table:table-cell>
          <table:table-cell table:formula="oooc:=[.S19]/[.H19]" office:value-type="float" office:value="26.444982227827">
            <text:p>26.44</text:p>
          </table:table-cell>
          <table:table-cell table:formula="oooc:=[.I19]/[.J19]" office:value-type="float" office:value="158.669893366962">
            <text:p>158.67</text:p>
          </table:table-cell>
          <table:table-cell table:formula="oooc:=[.$D19]*[$globals.$C$34]/[.$K19]" office:value-type="float" office:value="1586.4">
            <text:p>1586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ombat Automat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15">
            <text:p>15</text:p>
          </table:table-cell>
          <table:table-cell table:formula="oooc:=[.I13]+[$globals.$C$21]" office:value-type="float" office:value="1.7">
            <text:p>1.7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61000">
            <text:p>61,000</text:p>
          </table:table-cell>
          <table:table-cell table:formula="oooc:=CEILING(([.R23]-[.V23]/2);[.V23])" office:value-type="float" office:value="2.47">
            <text:p>2.47</text:p>
          </table:table-cell>
          <table:table-cell table:formula="oooc:=CEILING(([.T23]-[.W23]/2);[.W23])" office:value-type="float" office:value="150">
            <text:p>150</text:p>
          </table:table-cell>
          <table:table-cell table:formula="oooc:=[.F22]" office:value-type="float" office:value="0">
            <text:p>0</text:p>
          </table:table-cell>
          <table:table-cell/>
          <table:table-cell table:formula="oooc:=[.H22]" office:value-type="float" office:value="15">
            <text:p>15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814.522650750633">
            <text:p>814.52</text:p>
          </table:table-cell>
          <table:table-cell table:formula="oooc:=[.AA22]/[.M23]" office:value-type="float" office:value="0.982170353719139">
            <text:p>0.98</text:p>
          </table:table-cell>
          <table:table-cell table:formula="oooc:=([.D23]/[.C23])/([.R23]/[.Q23])" office:value-type="float" office:value="1.00057832011916">
            <text:p>1</text:p>
          </table:table-cell>
          <table:table-cell/>
          <table:table-cell table:formula="oooc:=[.I23]^[$globals.$C$23]*[$globals.$C$32]/[.R23]*[.K23]*[.Y23]" office:value-type="float" office:value="61089.1988062975">
            <text:p>61089.2</text:p>
          </table:table-cell>
          <table:table-cell table:formula="oooc:=[.S23]/[.H23]" office:value-type="float" office:value="2.47218210786608">
            <text:p>2.47</text:p>
          </table:table-cell>
          <table:table-cell table:formula="oooc:=[.I23]/[.J23]" office:value-type="float" office:value="37.0827316179912">
            <text:p>37.08</text:p>
          </table:table-cell>
          <table:table-cell table:formula="oooc:=[.$D23]*[$globals.$C$34]/[.$K23]" office:value-type="float" office:value="148.2">
            <text:p>148.2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50000">
            <text:p>150,000</text:p>
          </table:table-cell>
          <table:table-cell table:formula="oooc:=CEILING(([.R24]-[.V24]/2);[.V24])" office:value-type="float" office:value="4.04">
            <text:p>4.04</text:p>
          </table:table-cell>
          <table:table-cell table:formula="oooc:=CEILING(([.T24]-[.W24]/2);[.W24])" office:value-type="float" office:value="240">
            <text:p>240</text:p>
          </table:table-cell>
          <table:table-cell table:formula="oooc:=[.F23]" office:value-type="float" office:value="0">
            <text:p>0</text:p>
          </table:table-cell>
          <table:table-cell/>
          <table:table-cell table:formula="oooc:=[.H23]" office:value-type="float" office:value="15">
            <text:p>15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2020.59802129782">
            <text:p>2020.6</text:p>
          </table:table-cell>
          <table:table-cell table:formula="oooc:=[.AA22]/[.M24]" office:value-type="float" office:value="0.395922391078145">
            <text:p>0.4</text:p>
          </table:table-cell>
          <table:table-cell table:formula="oooc:=([.D24]/[.C24])/([.R24]/[.Q24])" office:value-type="float" office:value="1.01033663325261">
            <text:p>1.01</text:p>
          </table:table-cell>
          <table:table-cell/>
          <table:table-cell table:formula="oooc:=[.I24]^[$globals.$C$23]*[$globals.$C$32]/[.R24]*[.K24]*[.Y24]" office:value-type="float" office:value="151544.851597336">
            <text:p>151544.85</text:p>
          </table:table-cell>
          <table:table-cell table:formula="oooc:=[.S24]/[.H24]" office:value-type="float" office:value="4.03984955972697">
            <text:p>4.04</text:p>
          </table:table-cell>
          <table:table-cell table:formula="oooc:=[.I24]/[.J24]" office:value-type="float" office:value="60.5977433959045">
            <text:p>60.6</text:p>
          </table:table-cell>
          <table:table-cell table:formula="oooc:=[.$D24]*[$globals.$C$34]/[.$K24]" office:value-type="float" office:value="242.4">
            <text:p>242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380000">
            <text:p>380,000</text:p>
          </table:table-cell>
          <table:table-cell table:formula="oooc:=CEILING(([.R25]-[.V25]/2);[.V25])" office:value-type="float" office:value="6.6">
            <text:p>6.6</text:p>
          </table:table-cell>
          <table:table-cell table:formula="oooc:=CEILING(([.T25]-[.W25]/2);[.W25])" office:value-type="float" office:value="400">
            <text:p>400</text:p>
          </table:table-cell>
          <table:table-cell table:formula="oooc:=[.F24]" office:value-type="float" office:value="0">
            <text:p>0</text:p>
          </table:table-cell>
          <table:table-cell/>
          <table:table-cell table:formula="oooc:=[.H24]" office:value-type="float" office:value="15">
            <text:p>15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5012.52649009833">
            <text:p>5012.53</text:p>
          </table:table-cell>
          <table:table-cell table:formula="oooc:=[.AA22]/[.M25]" office:value-type="float" office:value="0.15960015405012">
            <text:p>0.16</text:p>
          </table:table-cell>
          <table:table-cell table:formula="oooc:=([.D25]/[.C25])/([.R25]/[.Q25])" office:value-type="float" office:value="0.989073023107431">
            <text:p>0.99</text:p>
          </table:table-cell>
          <table:table-cell/>
          <table:table-cell table:formula="oooc:=[.I25]^[$globals.$C$23]*[$globals.$C$32]/[.R25]*[.K25]*[.Y25]" office:value-type="float" office:value="375939.486757374">
            <text:p>375939.49</text:p>
          </table:table-cell>
          <table:table-cell table:formula="oooc:=[.S25]/[.H25]" office:value-type="float" office:value="6.60161094657929">
            <text:p>6.6</text:p>
          </table:table-cell>
          <table:table-cell table:formula="oooc:=[.I25]/[.J25]" office:value-type="float" office:value="99.0241641986894">
            <text:p>99.02</text:p>
          </table:table-cell>
          <table:table-cell table:formula="oooc:=[.$D25]*[$globals.$C$34]/[.$K25]" office:value-type="float" office:value="396">
            <text:p>39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930000">
            <text:p>930,000</text:p>
          </table:table-cell>
          <table:table-cell table:formula="oooc:=CEILING(([.R26]-[.V26]/2);[.V26])" office:value-type="float" office:value="10.79">
            <text:p>10.79</text:p>
          </table:table-cell>
          <table:table-cell table:formula="oooc:=CEILING(([.T26]-[.W26]/2);[.W26])" office:value-type="float" office:value="650">
            <text:p>650</text:p>
          </table:table-cell>
          <table:table-cell table:formula="oooc:=[.F25]" office:value-type="float" office:value="0">
            <text:p>0</text:p>
          </table:table-cell>
          <table:table-cell/>
          <table:table-cell table:formula="oooc:=[.H25]" office:value-type="float" office:value="15">
            <text:p>15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12434.6463517764">
            <text:p>12434.65</text:p>
          </table:table-cell>
          <table:table-cell table:formula="oooc:=[.AA22]/[.M26]" office:value-type="float" office:value="0.0643363693158604">
            <text:p>0.06</text:p>
          </table:table-cell>
          <table:table-cell table:formula="oooc:=([.D26]/[.C26])/([.R26]/[.Q26])" office:value-type="float" office:value="1.00299446771389">
            <text:p>1</text:p>
          </table:table-cell>
          <table:table-cell/>
          <table:table-cell table:formula="oooc:=[.I26]^[$globals.$C$23]*[$globals.$C$32]/[.R26]*[.K26]*[.Y26]" office:value-type="float" office:value="932598.476383227">
            <text:p>932598.48</text:p>
          </table:table-cell>
          <table:table-cell table:formula="oooc:=[.S26]/[.H26]" office:value-type="float" office:value="10.7878440634163">
            <text:p>10.79</text:p>
          </table:table-cell>
          <table:table-cell table:formula="oooc:=[.I26]/[.J26]" office:value-type="float" office:value="161.817660951245">
            <text:p>161.82</text:p>
          </table:table-cell>
          <table:table-cell table:formula="oooc:=[.$D26]*[$globals.$C$34]/[.$K26]" office:value-type="float" office:value="647.4">
            <text:p>647.4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2300000">
            <text:p>2,300,000</text:p>
          </table:table-cell>
          <table:table-cell table:formula="oooc:=CEILING(([.R27]-[.V27]/2);[.V27])" office:value-type="float" office:value="17.63">
            <text:p>17.63</text:p>
          </table:table-cell>
          <table:table-cell table:formula="oooc:=CEILING(([.T27]-[.W27]/2);[.W27])" office:value-type="float" office:value="1100">
            <text:p>1100</text:p>
          </table:table-cell>
          <table:table-cell table:formula="oooc:=[.F26]" office:value-type="float" office:value="0">
            <text:p>0</text:p>
          </table:table-cell>
          <table:table-cell/>
          <table:table-cell table:formula="oooc:=[.H26]" office:value-type="float" office:value="15">
            <text:p>1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" office:value-type="float" office:value="1">
            <text:p>1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30846.8055379219">
            <text:p>30846.81</text:p>
          </table:table-cell>
          <table:table-cell table:formula="oooc:=[.AA22]/[.M27]" office:value-type="float" office:value="0.025934614169902">
            <text:p>0.03</text:p>
          </table:table-cell>
          <table:table-cell table:formula="oooc:=([.D27]/[.C27])/([.R27]/[.Q27])" office:value-type="float" office:value="1.00595033915279">
            <text:p>1.01</text:p>
          </table:table-cell>
          <table:table-cell/>
          <table:table-cell table:formula="oooc:=[.I27]^[$globals.$C$23]*[$globals.$C$32]/[.R27]*[.K27]*[.Y27]" office:value-type="float" office:value="2313510.41534414">
            <text:p>2313510.42</text:p>
          </table:table-cell>
          <table:table-cell table:formula="oooc:=[.S27]/[.H27]" office:value-type="float" office:value="17.6286637425807">
            <text:p>17.63</text:p>
          </table:table-cell>
          <table:table-cell table:formula="oooc:=[.I27]/[.J27]" office:value-type="float" office:value="264.429956138711">
            <text:p>264.43</text:p>
          </table:table-cell>
          <table:table-cell table:formula="oooc:=[.$D27]*[$globals.$C$34]/[.$K27]" office:value-type="float" office:value="1057.8">
            <text:p>1057.8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00">
            <text:p>10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5700000">
            <text:p>5,700,000</text:p>
          </table:table-cell>
          <table:table-cell table:formula="oooc:=CEILING(([.R28]-[.V28]/2);[.V28])" office:value-type="float" office:value="28.81">
            <text:p>28.81</text:p>
          </table:table-cell>
          <table:table-cell table:formula="oooc:=CEILING(([.T28]-[.W28]/2);[.W28])" office:value-type="float" office:value="1700">
            <text:p>1700</text:p>
          </table:table-cell>
          <table:table-cell table:formula="oooc:=[.F27]" office:value-type="float" office:value="0">
            <text:p>0</text:p>
          </table:table-cell>
          <table:table-cell/>
          <table:table-cell table:formula="oooc:=[.H27]" office:value-type="float" office:value="15">
            <text:p>15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" office:value-type="float" office:value="1">
            <text:p>1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1.00696063114692">
            <text:p>1.01</text:p>
          </table:table-cell>
          <table:table-cell/>
          <table:table-cell table:formula="oooc:=[.I28]^[$globals.$C$23]*[$globals.$C$32]/[.R28]*[.K28]*[.Y28]" office:value-type="float" office:value="5739158.46684959">
            <text:p>5739158.47</text:p>
          </table:table-cell>
          <table:table-cell table:formula="oooc:=[.S28]/[.H28]" office:value-type="float" office:value="28.8074042896913">
            <text:p>28.81</text:p>
          </table:table-cell>
          <table:table-cell table:formula="oooc:=[.I28]/[.J28]" office:value-type="float" office:value="432.11106434537">
            <text:p>432.11</text:p>
          </table:table-cell>
          <table:table-cell table:formula="oooc:=[.$D28]*[$globals.$C$34]/[.$K28]" office:value-type="float" office:value="1728.6">
            <text:p>1728.6</text:p>
          </table:table-cell>
          <table:table-cell table:formula="oooc:=MAX(10^(FLOOR(LOG([.Q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 table:number-columns-repeated="3"/>
          <table:table-cell table:style-name="ce12" office:value-type="float" office:value="55">
            <text:p>55</text:p>
          </table:table-cell>
          <table:table-cell table:formula="oooc:=[.I22]+[$globals.$C$21]" office:value-type="float" office:value="2.55">
            <text:p>2.5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640000">
            <text:p>640,000</text:p>
          </table:table-cell>
          <table:table-cell table:formula="oooc:=CEILING(([.R32]-[.V32]/2);[.V32])" office:value-type="float" office:value="4.08">
            <text:p>4.08</text:p>
          </table:table-cell>
          <table:table-cell table:formula="oooc:=CEILING(([.T32]-[.W32]/2);[.W32])" office:value-type="float" office:value="61">
            <text:p>61</text:p>
          </table:table-cell>
          <table:table-cell table:number-columns-repeated="2"/>
          <table:table-cell table:formula="oooc:=[.H31]" office:value-type="float" office:value="55">
            <text:p>55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0.45">
            <text:p>0.4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9356.47488512911">
            <text:p>9356.47</text:p>
          </table:table-cell>
          <table:table-cell table:formula="oooc:=[.AA31]/[.M32]" office:value-type="float" office:value="0.0855022868998981">
            <text:p>0.09</text:p>
          </table:table-cell>
          <table:table-cell table:formula="oooc:=([.D32]/[.C32])/([.R32]/[.Q32])" office:value-type="float" office:value="1.00500396746953">
            <text:p>1.01</text:p>
          </table:table-cell>
          <table:table-cell/>
          <table:table-cell table:formula="oooc:=[.I32]^[$globals.$C$23]*[$globals.$C$32]/[.R32]*[.K32]*[.Y32]" office:value-type="float" office:value="643257.648352626">
            <text:p>643257.65</text:p>
          </table:table-cell>
          <table:table-cell table:formula="oooc:=[.S32]/[.H32]" office:value-type="float" office:value="4.08034957172676">
            <text:p>4.08</text:p>
          </table:table-cell>
          <table:table-cell table:formula="oooc:=[.I32]/[.J32]" office:value-type="float" office:value="224.419226444972">
            <text:p>224.42</text:p>
          </table:table-cell>
          <table:table-cell table:formula="oooc:=[.$D32]*[$globals.$C$34]/[.$K32]" office:value-type="float" office:value="61.2">
            <text:p>61.2</text:p>
          </table:table-cell>
          <table:table-cell table:formula="oooc:=MAX(10^(FLOOR(LOG([.Q3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1600000">
            <text:p>1,600,000</text:p>
          </table:table-cell>
          <table:table-cell table:formula="oooc:=CEILING(([.R33]-[.V33]/2);[.V33])" office:value-type="float" office:value="6.67">
            <text:p>6.67</text:p>
          </table:table-cell>
          <table:table-cell table:formula="oooc:=CEILING(([.T33]-[.W33]/2);[.W33])" office:value-type="float" office:value="100">
            <text:p>100</text:p>
          </table:table-cell>
          <table:table-cell table:number-columns-repeated="2"/>
          <table:table-cell table:formula="oooc:=[.H32]" office:value-type="float" office:value="55">
            <text:p>55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0.45">
            <text:p>0.4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23210.7414346205">
            <text:p>23210.74</text:p>
          </table:table-cell>
          <table:table-cell table:formula="oooc:=[.AA31]/[.M33]" office:value-type="float" office:value="0.0344668007376423">
            <text:p>0.03</text:p>
          </table:table-cell>
          <table:table-cell table:formula="oooc:=([.D33]/[.C33])/([.R33]/[.Q33])" office:value-type="float" office:value="0.997666666540274">
            <text:p>1</text:p>
          </table:table-cell>
          <table:table-cell/>
          <table:table-cell table:formula="oooc:=[.I33]^[$globals.$C$23]*[$globals.$C$32]/[.R33]*[.K33]*[.Y33]" office:value-type="float" office:value="1595738.47363016">
            <text:p>1595738.47</text:p>
          </table:table-cell>
          <table:table-cell table:formula="oooc:=[.S33]/[.H33]" office:value-type="float" office:value="6.66779294632991">
            <text:p>6.67</text:p>
          </table:table-cell>
          <table:table-cell table:formula="oooc:=[.I33]/[.J33]" office:value-type="float" office:value="366.728612048145">
            <text:p>366.73</text:p>
          </table:table-cell>
          <table:table-cell table:formula="oooc:=[.$D33]*[$globals.$C$34]/[.$K33]" office:value-type="float" office:value="100.05">
            <text:p>100.05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4000000">
            <text:p>4,000,000</text:p>
          </table:table-cell>
          <table:table-cell table:formula="oooc:=CEILING(([.R34]-[.V34]/2);[.V34])" office:value-type="float" office:value="10.9">
            <text:p>10.9</text:p>
          </table:table-cell>
          <table:table-cell table:formula="oooc:=CEILING(([.T34]-[.W34]/2);[.W34])" office:value-type="float" office:value="160">
            <text:p>160</text:p>
          </table:table-cell>
          <table:table-cell table:number-columns-repeated="2"/>
          <table:table-cell table:formula="oooc:=[.H33]" office:value-type="float" office:value="55">
            <text:p>55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0.45">
            <text:p>0.4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57579.2191566784">
            <text:p>57579.22</text:p>
          </table:table-cell>
          <table:table-cell table:formula="oooc:=[.AA31]/[.M34]" office:value-type="float" office:value="0.0138939015102502">
            <text:p>0.01</text:p>
          </table:table-cell>
          <table:table-cell table:formula="oooc:=([.D34]/[.C34])/([.R34]/[.Q34])" office:value-type="float" office:value="0.990006716744124">
            <text:p>0.99</text:p>
          </table:table-cell>
          <table:table-cell/>
          <table:table-cell table:formula="oooc:=[.I34]^[$globals.$C$23]*[$globals.$C$32]/[.R34]*[.K34]*[.Y34]" office:value-type="float" office:value="3958571.31702164">
            <text:p>3958571.32</text:p>
          </table:table-cell>
          <table:table-cell table:formula="oooc:=[.S34]/[.H34]" office:value-type="float" office:value="10.8959935891748">
            <text:p>10.9</text:p>
          </table:table-cell>
          <table:table-cell table:formula="oooc:=[.I34]/[.J34]" office:value-type="float" office:value="599.279647404615">
            <text:p>599.28</text:p>
          </table:table-cell>
          <table:table-cell table:formula="oooc:=[.$D34]*[$globals.$C$34]/[.$K34]" office:value-type="float" office:value="163.5">
            <text:p>163.5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9800000">
            <text:p>9,800,000</text:p>
          </table:table-cell>
          <table:table-cell table:formula="oooc:=CEILING(([.R35]-[.V35]/2);[.V35])" office:value-type="float" office:value="17.81">
            <text:p>17.81</text:p>
          </table:table-cell>
          <table:table-cell table:formula="oooc:=CEILING(([.T35]-[.W35]/2);[.W35])" office:value-type="float" office:value="270">
            <text:p>270</text:p>
          </table:table-cell>
          <table:table-cell table:number-columns-repeated="2"/>
          <table:table-cell table:formula="oooc:=[.H34]" office:value-type="float" office:value="55">
            <text:p>55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0.45">
            <text:p>0.4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42837.594741705">
            <text:p>142837.59</text:p>
          </table:table-cell>
          <table:table-cell table:formula="oooc:=[.AA31]/[.M35]" office:value-type="float" office:value="0.00560076639099568">
            <text:p>0.01</text:p>
          </table:table-cell>
          <table:table-cell table:formula="oooc:=([.D35]/[.C35])/([.R35]/[.Q35])" office:value-type="float" office:value="1.00230870439086">
            <text:p>1</text:p>
          </table:table-cell>
          <table:table-cell/>
          <table:table-cell table:formula="oooc:=[.I35]^[$globals.$C$23]*[$globals.$C$32]/[.R35]*[.K35]*[.Y35]" office:value-type="float" office:value="9820084.63849219">
            <text:p>9820084.64</text:p>
          </table:table-cell>
          <table:table-cell table:formula="oooc:=[.S35]/[.H35]" office:value-type="float" office:value="17.8053933664341">
            <text:p>17.81</text:p>
          </table:table-cell>
          <table:table-cell table:formula="oooc:=[.I35]/[.J35]" office:value-type="float" office:value="979.296635153875">
            <text:p>979.3</text:p>
          </table:table-cell>
          <table:table-cell table:formula="oooc:=[.$D35]*[$globals.$C$34]/[.$K35]" office:value-type="float" office:value="267.15">
            <text:p>267.15</text:p>
          </table:table-cell>
          <table:table-cell table:formula="oooc:=MAX(10^(FLOOR(LOG([.Q35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24000000">
            <text:p>24,000,000</text:p>
          </table:table-cell>
          <table:table-cell table:formula="oooc:=CEILING(([.R36]-[.V36]/2);[.V36])" office:value-type="float" office:value="29.1">
            <text:p>29.1</text:p>
          </table:table-cell>
          <table:table-cell table:formula="oooc:=CEILING(([.T36]-[.W36]/2);[.W36])" office:value-type="float" office:value="440">
            <text:p>440</text:p>
          </table:table-cell>
          <table:table-cell table:number-columns-repeated="2"/>
          <table:table-cell table:formula="oooc:=[.H35]" office:value-type="float" office:value="55">
            <text:p>55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0.45">
            <text:p>0.4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354339.269799371">
            <text:p>354339.27</text:p>
          </table:table-cell>
          <table:table-cell table:formula="oooc:=[.AA31]/[.M36]" office:value-type="float" office:value="0.00225772322794751">
            <text:p>0</text:p>
          </table:table-cell>
          <table:table-cell table:formula="oooc:=([.D36]/[.C36])/([.R36]/[.Q36])" office:value-type="float" office:value="1.01516685367071">
            <text:p>1.02</text:p>
          </table:table-cell>
          <table:table-cell/>
          <table:table-cell table:formula="oooc:=[.I36]^[$globals.$C$23]*[$globals.$C$32]/[.R36]*[.K36]*[.Y36]" office:value-type="float" office:value="24360824.7987068">
            <text:p>24360824.8</text:p>
          </table:table-cell>
          <table:table-cell table:formula="oooc:=[.S36]/[.H36]" office:value-type="float" office:value="29.0962022268834">
            <text:p>29.1</text:p>
          </table:table-cell>
          <table:table-cell table:formula="oooc:=[.I36]/[.J36]" office:value-type="float" office:value="1600.29112247859">
            <text:p>1600.29</text:p>
          </table:table-cell>
          <table:table-cell table:formula="oooc:=[.$D36]*[$globals.$C$34]/[.$K36]" office:value-type="float" office:value="436.5">
            <text:p>436.5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60000000">
            <text:p>60,000,000</text:p>
          </table:table-cell>
          <table:table-cell table:formula="oooc:=CEILING(([.R37]-[.V37]/2);[.V37])" office:value-type="float" office:value="47.55">
            <text:p>47.55</text:p>
          </table:table-cell>
          <table:table-cell table:formula="oooc:=CEILING(([.T37]-[.W37]/2);[.W37])" office:value-type="float" office:value="710">
            <text:p>710</text:p>
          </table:table-cell>
          <table:table-cell table:number-columns-repeated="2"/>
          <table:table-cell table:formula="oooc:=[.H36]" office:value-type="float" office:value="55">
            <text:p>55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0.45">
            <text:p>0.4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879014.508393236">
            <text:p>879014.51</text:p>
          </table:table-cell>
          <table:table-cell table:formula="oooc:=[.AA31]/[.M37]" office:value-type="float" office:value="0.000910110120323648">
            <text:p>0</text:p>
          </table:table-cell>
          <table:table-cell table:formula="oooc:=([.D37]/[.C37])/([.R37]/[.Q37])" office:value-type="float" office:value="1.00727249807775">
            <text:p>1.01</text:p>
          </table:table-cell>
          <table:table-cell/>
          <table:table-cell table:formula="oooc:=[.I37]^[$globals.$C$23]*[$globals.$C$32]/[.R37]*[.K37]*[.Y37]" office:value-type="float" office:value="60432247.452035">
            <text:p>60432247.45</text:p>
          </table:table-cell>
          <table:table-cell table:formula="oooc:=[.S37]/[.H37]" office:value-type="float" office:value="47.5467722956148">
            <text:p>47.55</text:p>
          </table:table-cell>
          <table:table-cell table:formula="oooc:=[.I37]/[.J37]" office:value-type="float" office:value="2615.07247625882">
            <text:p>2615.07</text:p>
          </table:table-cell>
          <table:table-cell table:formula="oooc:=[.$D37]*[$globals.$C$34]/[.$K37]" office:value-type="float" office:value="713.25">
            <text:p>713.25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200">
            <text:p>200</text:p>
          </table:table-cell>
          <table:table-cell table:formula="oooc:=[.I31]+[$globals.$C$21]" office:value-type="float" office:value="3.4">
            <text:p>3.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33000000">
            <text:p>33,000,000</text:p>
          </table:table-cell>
          <table:table-cell table:formula="oooc:=CEILING(([.R41]-[.V41]/2);[.V41])" office:value-type="float" office:value="1.38">
            <text:p>1.38</text:p>
          </table:table-cell>
          <table:table-cell table:formula="oooc:=CEILING(([.T41]-[.W41]/2);[.W41])" office:value-type="float" office:value="83">
            <text:p>83</text:p>
          </table:table-cell>
          <table:table-cell table:formula="oooc:=[.F40]" office:value-type="float" office:value="0">
            <text:p>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33172.3574292919">
            <text:p>33172.36</text:p>
          </table:table-cell>
          <table:table-cell table:formula="oooc:=[.AA40]/[.M41]" office:value-type="float" office:value="0.0241164650931195">
            <text:p>0.02</text:p>
          </table:table-cell>
          <table:table-cell table:formula="oooc:=([.D41]/[.C41])/([.R41]/[.Q41])" office:value-type="float" office:value="1.00878367789655">
            <text:p>1.01</text:p>
          </table:table-cell>
          <table:table-cell/>
          <table:table-cell table:formula="oooc:=[.I41]^[$globals.$C$23]*[$globals.$C$32]/[.R41]*[.K41]*[.Y41]" office:value-type="float" office:value="33172357.4292919">
            <text:p>33172357.43</text:p>
          </table:table-cell>
          <table:table-cell table:formula="oooc:=[.S41]/[.H41]" office:value-type="float" office:value="1.37512898425197">
            <text:p>1.38</text:p>
          </table:table-cell>
          <table:table-cell table:formula="oooc:=[.I41]/[.J41]" office:value-type="float" office:value="275.025796850393">
            <text:p>275.03</text:p>
          </table:table-cell>
          <table:table-cell table:formula="oooc:=[.$D41]*[$globals.$C$34]/[.$K41]" office:value-type="float" office:value="82.8">
            <text:p>82.8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82000000">
            <text:p>82,000,000</text:p>
          </table:table-cell>
          <table:table-cell table:formula="oooc:=CEILING(([.R42]-[.V42]/2);[.V42])" office:value-type="float" office:value="2.25">
            <text:p>2.25</text:p>
          </table:table-cell>
          <table:table-cell table:formula="oooc:=CEILING(([.T42]-[.W42]/2);[.W42])" office:value-type="float" office:value="130">
            <text:p>130</text:p>
          </table:table-cell>
          <table:table-cell table:formula="oooc:=[.F41]" office:value-type="float" office:value="0">
            <text:p>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82291.1428204491">
            <text:p>82291.14</text:p>
          </table:table-cell>
          <table:table-cell table:formula="oooc:=[.AA40]/[.M42]" office:value-type="float" office:value="0.00972158087226372">
            <text:p>0.01</text:p>
          </table:table-cell>
          <table:table-cell table:formula="oooc:=([.D42]/[.C42])/([.R42]/[.Q42])" office:value-type="float" office:value="1.00483230638449">
            <text:p>1</text:p>
          </table:table-cell>
          <table:table-cell/>
          <table:table-cell table:formula="oooc:=[.I42]^[$globals.$C$23]*[$globals.$C$32]/[.R42]*[.K42]*[.Y42]" office:value-type="float" office:value="82291142.8204491">
            <text:p>82291142.82</text:p>
          </table:table-cell>
          <table:table-cell table:formula="oooc:=[.S42]/[.H42]" office:value-type="float" office:value="2.24712985500623">
            <text:p>2.25</text:p>
          </table:table-cell>
          <table:table-cell table:formula="oooc:=[.I42]/[.J42]" office:value-type="float" office:value="449.425971001246">
            <text:p>449.43</text:p>
          </table:table-cell>
          <table:table-cell table:formula="oooc:=[.$D42]*[$globals.$C$34]/[.$K42]" office:value-type="float" office:value="135">
            <text:p>135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00000000">
            <text:p>200,000,000</text:p>
          </table:table-cell>
          <table:table-cell table:formula="oooc:=CEILING(([.R43]-[.V43]/2);[.V43])" office:value-type="float" office:value="3.67">
            <text:p>3.67</text:p>
          </table:table-cell>
          <table:table-cell table:formula="oooc:=CEILING(([.T43]-[.W43]/2);[.W43])" office:value-type="float" office:value="220">
            <text:p>220</text:p>
          </table:table-cell>
          <table:table-cell table:formula="oooc:=[.F42]" office:value-type="float" office:value="0">
            <text:p>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" office:value-type="float" office:value="1">
            <text:p>1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204140.818183633">
            <text:p>204140.82</text:p>
          </table:table-cell>
          <table:table-cell table:formula="oooc:=[.AA40]/[.M43]" office:value-type="float" office:value="0.00391886349392589">
            <text:p>0</text:p>
          </table:table-cell>
          <table:table-cell table:formula="oooc:=([.D43]/[.C43])/([.R43]/[.Q43])" office:value-type="float" office:value="1.02012411987018">
            <text:p>1.02</text:p>
          </table:table-cell>
          <table:table-cell/>
          <table:table-cell table:formula="oooc:=[.I43]^[$globals.$C$23]*[$globals.$C$32]/[.R43]*[.K43]*[.Y43]" office:value-type="float" office:value="204140818.183633">
            <text:p>204140818.18</text:p>
          </table:table-cell>
          <table:table-cell table:formula="oooc:=[.S43]/[.H43]" office:value-type="float" office:value="3.67208650467589">
            <text:p>3.67</text:p>
          </table:table-cell>
          <table:table-cell table:formula="oooc:=[.I43]/[.J43]" office:value-type="float" office:value="734.417300935179">
            <text:p>734.42</text:p>
          </table:table-cell>
          <table:table-cell table:formula="oooc:=[.$D43]*[$globals.$C$34]/[.$K43]" office:value-type="float" office:value="220.2">
            <text:p>220.2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10000000">
            <text:p>510,000,000</text:p>
          </table:table-cell>
          <table:table-cell table:formula="oooc:=CEILING(([.R44]-[.V44]/2);[.V44])" office:value-type="float" office:value="6">
            <text:p>6</text:p>
          </table:table-cell>
          <table:table-cell table:formula="oooc:=CEILING(([.T44]-[.W44]/2);[.W44])" office:value-type="float" office:value="360">
            <text:p>360</text:p>
          </table:table-cell>
          <table:table-cell table:formula="oooc:=[.F43]" office:value-type="float" office:value="0">
            <text:p>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" office:value-type="float" office:value="1">
            <text:p>1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506415.055379779">
            <text:p>506415.06</text:p>
          </table:table-cell>
          <table:table-cell table:formula="oooc:=[.AA40]/[.M44]" office:value-type="float" office:value="0.00157973186519909">
            <text:p>0</text:p>
          </table:table-cell>
          <table:table-cell table:formula="oooc:=([.D44]/[.C44])/([.R44]/[.Q44])" office:value-type="float" office:value="0.992864643637673">
            <text:p>0.99</text:p>
          </table:table-cell>
          <table:table-cell/>
          <table:table-cell table:formula="oooc:=[.I44]^[$globals.$C$23]*[$globals.$C$32]/[.R44]*[.K44]*[.Y44]" office:value-type="float" office:value="506415055.379779">
            <text:p>506415055.38</text:p>
          </table:table-cell>
          <table:table-cell table:formula="oooc:=[.S44]/[.H44]" office:value-type="float" office:value="6.0006408921061">
            <text:p>6</text:p>
          </table:table-cell>
          <table:table-cell table:formula="oooc:=[.I44]/[.J44]" office:value-type="float" office:value="1200.12817842122">
            <text:p>1200.13</text:p>
          </table:table-cell>
          <table:table-cell table:formula="oooc:=[.$D44]*[$globals.$C$34]/[.$K44]" office:value-type="float" office:value="360">
            <text:p>360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1300000000">
            <text:p>1,300,000,000</text:p>
          </table:table-cell>
          <table:table-cell table:formula="oooc:=CEILING(([.R45]-[.V45]/2);[.V45])" office:value-type="float" office:value="9.81">
            <text:p>9.81</text:p>
          </table:table-cell>
          <table:table-cell table:formula="oooc:=CEILING(([.T45]-[.W45]/2);[.W45])" office:value-type="float" office:value="590">
            <text:p>590</text:p>
          </table:table-cell>
          <table:table-cell table:formula="oooc:=[.F44]" office:value-type="float" office:value="0">
            <text:p>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1256271.09069687">
            <text:p>1256271.09</text:p>
          </table:table-cell>
          <table:table-cell table:formula="oooc:=[.AA40]/[.M45]" office:value-type="float" office:value="0.000636805229320551">
            <text:p>0</text:p>
          </table:table-cell>
          <table:table-cell table:formula="oooc:=([.D45]/[.C45])/([.R45]/[.Q45])" office:value-type="float" office:value="0.966777757292198">
            <text:p>0.97</text:p>
          </table:table-cell>
          <table:table-cell/>
          <table:table-cell table:formula="oooc:=[.I45]^[$globals.$C$23]*[$globals.$C$32]/[.R45]*[.K45]*[.Y45]" office:value-type="float" office:value="1256271090.69687">
            <text:p>1256271090.7</text:p>
          </table:table-cell>
          <table:table-cell table:formula="oooc:=[.S45]/[.H45]" office:value-type="float" office:value="9.805785095249">
            <text:p>9.81</text:p>
          </table:table-cell>
          <table:table-cell table:formula="oooc:=[.I45]/[.J45]" office:value-type="float" office:value="1961.1570190498">
            <text:p>1961.16</text:p>
          </table:table-cell>
          <table:table-cell table:formula="oooc:=[.$D45]*[$globals.$C$34]/[.$K45]" office:value-type="float" office:value="588.6">
            <text:p>588.6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3100000000">
            <text:p>3,100,000,000</text:p>
          </table:table-cell>
          <table:table-cell table:formula="oooc:=CEILING(([.R46]-[.V46]/2);[.V46])" office:value-type="float" office:value="16.02">
            <text:p>16.02</text:p>
          </table:table-cell>
          <table:table-cell table:formula="oooc:=CEILING(([.T46]-[.W46]/2);[.W46])" office:value-type="float" office:value="960">
            <text:p>960</text:p>
          </table:table-cell>
          <table:table-cell table:formula="oooc:=[.F45]" office:value-type="float" office:value="0">
            <text:p>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3116449.71166418">
            <text:p>3116449.71</text:p>
          </table:table-cell>
          <table:table-cell table:formula="oooc:=[.AA40]/[.M46]" office:value-type="float" office:value="0.000256702361345918">
            <text:p>0</text:p>
          </table:table-cell>
          <table:table-cell table:formula="oooc:=([.D46]/[.C46])/([.R46]/[.Q46])" office:value-type="float" office:value="1.00506427561502">
            <text:p>1.01</text:p>
          </table:table-cell>
          <table:table-cell/>
          <table:table-cell table:formula="oooc:=[.I46]^[$globals.$C$23]*[$globals.$C$32]/[.R46]*[.K46]*[.Y46]" office:value-type="float" office:value="3116449711.66418">
            <text:p>3116449711.66</text:p>
          </table:table-cell>
          <table:table-cell table:formula="oooc:=[.S46]/[.H46]" office:value-type="float" office:value="16.0238586282839">
            <text:p>16.02</text:p>
          </table:table-cell>
          <table:table-cell table:formula="oooc:=[.I46]/[.J46]" office:value-type="float" office:value="3204.77172565678">
            <text:p>3204.77</text:p>
          </table:table-cell>
          <table:table-cell table:formula="oooc:=[.$D46]*[$globals.$C$34]/[.$K46]" office:value-type="float" office:value="961.2">
            <text:p>961.2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War Automat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400">
            <text:p>400</text:p>
          </table:table-cell>
          <table:table-cell table:formula="oooc:=[.I40]+[$globals.$C$21]" office:value-type="float" office:value="4.25">
            <text:p>4.2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420000000">
            <text:p>420,000,000</text:p>
          </table:table-cell>
          <table:table-cell table:formula="oooc:=CEILING(([.R50]-[.V50]/2);[.V50])" office:value-type="float" office:value="1.87">
            <text:p>1.87</text:p>
          </table:table-cell>
          <table:table-cell table:formula="oooc:=CEILING(([.T50]-[.W50]/2);[.W50])" office:value-type="float" office:value="110">
            <text:p>110</text:p>
          </table:table-cell>
          <table:table-cell table:formula="oooc:=[.F49]" office:value-type="float" office:value="0">
            <text:p>0</text:p>
          </table:table-cell>
          <table:table-cell/>
          <table:table-cell table:formula="oooc:=[.H49]" office:value-type="float" office:value="400">
            <text:p>40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211696.131253252">
            <text:p>211696.13</text:p>
          </table:table-cell>
          <table:table-cell table:formula="oooc:=[.AA49]/[.M50]" office:value-type="float" office:value="0.00377900151157207">
            <text:p>0</text:p>
          </table:table-cell>
          <table:table-cell table:formula="oooc:=([.D50]/[.C50])/([.R50]/[.Q50])" office:value-type="float" office:value="1.00674837201562">
            <text:p>1.01</text:p>
          </table:table-cell>
          <table:table-cell/>
          <table:table-cell table:formula="oooc:=[.I50]^[$globals.$C$23]*[$globals.$C$32]/[.R50]*[.K50]*[.Y50]" office:value-type="float" office:value="423392262.506505">
            <text:p>423392262.51</text:p>
          </table:table-cell>
          <table:table-cell table:formula="oooc:=[.S50]/[.H50]" office:value-type="float" office:value="1.87246753743962">
            <text:p>1.87</text:p>
          </table:table-cell>
          <table:table-cell table:formula="oooc:=[.I50]/[.J50]" office:value-type="float" office:value="748.987014975847">
            <text:p>748.99</text:p>
          </table:table-cell>
          <table:table-cell table:formula="oooc:=[.$D50]*[$globals.$C$34]/[.$K50]" office:value-type="float" office:value="112.2">
            <text:p>112.2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100000000">
            <text:p>1,100,000,000</text:p>
          </table:table-cell>
          <table:table-cell table:formula="oooc:=CEILING(([.R51]-[.V51]/2);[.V51])" office:value-type="float" office:value="3.06">
            <text:p>3.06</text:p>
          </table:table-cell>
          <table:table-cell table:formula="oooc:=CEILING(([.T51]-[.W51]/2);[.W51])" office:value-type="float" office:value="180">
            <text:p>180</text:p>
          </table:table-cell>
          <table:table-cell table:formula="oooc:=[.F50]" office:value-type="float" office:value="0">
            <text:p>0</text:p>
          </table:table-cell>
          <table:table-cell/>
          <table:table-cell table:formula="oooc:=[.H50]" office:value-type="float" office:value="400">
            <text:p>40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1">
            <text:p>1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525157.628867072">
            <text:p>525157.63</text:p>
          </table:table-cell>
          <table:table-cell table:formula="oooc:=[.AA49]/[.M51]" office:value-type="float" office:value="0.00152335214424257">
            <text:p>0</text:p>
          </table:table-cell>
          <table:table-cell table:formula="oooc:=([.D51]/[.C51])/([.R51]/[.Q51])" office:value-type="float" office:value="0.954881292258015">
            <text:p>0.95</text:p>
          </table:table-cell>
          <table:table-cell/>
          <table:table-cell table:formula="oooc:=[.I51]^[$globals.$C$23]*[$globals.$C$32]/[.R51]*[.K51]*[.Y51]" office:value-type="float" office:value="1050315257.73414">
            <text:p>1050315257.73</text:p>
          </table:table-cell>
          <table:table-cell table:formula="oooc:=[.S51]/[.H51]" office:value-type="float" office:value="3.05984220687445">
            <text:p>3.06</text:p>
          </table:table-cell>
          <table:table-cell table:formula="oooc:=[.I51]/[.J51]" office:value-type="float" office:value="1223.93688274978">
            <text:p>1223.94</text:p>
          </table:table-cell>
          <table:table-cell table:formula="oooc:=[.$D51]*[$globals.$C$34]/[.$K51]" office:value-type="float" office:value="183.6">
            <text:p>183.6</text:p>
          </table:table-cell>
          <table:table-cell table:formula="oooc:=MAX(10^(FLOOR(LOG([.Q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2600000000">
            <text:p>2,600,000,000</text:p>
          </table:table-cell>
          <table:table-cell table:formula="oooc:=CEILING(([.R52]-[.V52]/2);[.V52])" office:value-type="float" office:value="5">
            <text:p>5</text:p>
          </table:table-cell>
          <table:table-cell table:formula="oooc:=CEILING(([.T52]-[.W52]/2);[.W52])" office:value-type="float" office:value="300">
            <text:p>300</text:p>
          </table:table-cell>
          <table:table-cell table:formula="oooc:=[.F51]" office:value-type="float" office:value="0">
            <text:p>0</text:p>
          </table:table-cell>
          <table:table-cell/>
          <table:table-cell table:formula="oooc:=[.H51]" office:value-type="float" office:value="400">
            <text:p>40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1">
            <text:p>1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1302766.06154582">
            <text:p>1302766.06</text:p>
          </table:table-cell>
          <table:table-cell table:formula="oooc:=[.AA49]/[.M52]" office:value-type="float" office:value="0.000614078017238758">
            <text:p>0</text:p>
          </table:table-cell>
          <table:table-cell table:formula="oooc:=([.D52]/[.C52])/([.R52]/[.Q52])" office:value-type="float" office:value="1.00209598844232">
            <text:p>1</text:p>
          </table:table-cell>
          <table:table-cell/>
          <table:table-cell table:formula="oooc:=[.I52]^[$globals.$C$23]*[$globals.$C$32]/[.R52]*[.K52]*[.Y52]" office:value-type="float" office:value="2605532123.09163">
            <text:p>2605532123.09</text:p>
          </table:table-cell>
          <table:table-cell table:formula="oooc:=[.S52]/[.H52]" office:value-type="float" office:value="5.00015842398669">
            <text:p>5</text:p>
          </table:table-cell>
          <table:table-cell table:formula="oooc:=[.I52]/[.J52]" office:value-type="float" office:value="2000.06336959468">
            <text:p>2000.06</text:p>
          </table:table-cell>
          <table:table-cell table:formula="oooc:=[.$D52]*[$globals.$C$34]/[.$K52]" office:value-type="float" office:value="300">
            <text:p>300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6500000000">
            <text:p>6,500,000,000</text:p>
          </table:table-cell>
          <table:table-cell table:formula="oooc:=CEILING(([.R53]-[.V53]/2);[.V53])" office:value-type="float" office:value="8.17">
            <text:p>8.17</text:p>
          </table:table-cell>
          <table:table-cell table:formula="oooc:=CEILING(([.T53]-[.W53]/2);[.W53])" office:value-type="float" office:value="490">
            <text:p>490</text:p>
          </table:table-cell>
          <table:table-cell table:formula="oooc:=[.F52]" office:value-type="float" office:value="0">
            <text:p>0</text:p>
          </table:table-cell>
          <table:table-cell/>
          <table:table-cell table:formula="oooc:=[.H52]" office:value-type="float" office:value="400">
            <text:p>40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3231790.45266272">
            <text:p>3231790.45</text:p>
          </table:table-cell>
          <table:table-cell table:formula="oooc:=[.AA49]/[.M53]" office:value-type="float" office:value="0.000247540801830412">
            <text:p>0</text:p>
          </table:table-cell>
          <table:table-cell table:formula="oooc:=([.D53]/[.C53])/([.R53]/[.Q53])" office:value-type="float" office:value="0.994290730867557">
            <text:p>0.99</text:p>
          </table:table-cell>
          <table:table-cell/>
          <table:table-cell table:formula="oooc:=[.I53]^[$globals.$C$23]*[$globals.$C$32]/[.R53]*[.K53]*[.Y53]" office:value-type="float" office:value="6463580905.32544">
            <text:p>6463580905.33</text:p>
          </table:table-cell>
          <table:table-cell table:formula="oooc:=[.S53]/[.H53]" office:value-type="float" office:value="8.17087371655793">
            <text:p>8.17</text:p>
          </table:table-cell>
          <table:table-cell table:formula="oooc:=[.I53]/[.J53]" office:value-type="float" office:value="3268.34948662317">
            <text:p>3268.35</text:p>
          </table:table-cell>
          <table:table-cell table:formula="oooc:=[.$D53]*[$globals.$C$34]/[.$K53]" office:value-type="float" office:value="490.2">
            <text:p>490.2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16000000000">
            <text:p>16,000,000,000</text:p>
          </table:table-cell>
          <table:table-cell table:formula="oooc:=CEILING(([.R54]-[.V54]/2);[.V54])" office:value-type="float" office:value="13.35">
            <text:p>13.35</text:p>
          </table:table-cell>
          <table:table-cell table:formula="oooc:=CEILING(([.T54]-[.W54]/2);[.W54])" office:value-type="float" office:value="800">
            <text:p>800</text:p>
          </table:table-cell>
          <table:table-cell table:formula="oooc:=[.F53]" office:value-type="float" office:value="0">
            <text:p>0</text:p>
          </table:table-cell>
          <table:table-cell/>
          <table:table-cell table:formula="oooc:=[.H53]" office:value-type="float" office:value="400">
            <text:p>40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8017148.92505633">
            <text:p>8017148.93</text:p>
          </table:table-cell>
          <table:table-cell table:formula="oooc:=[.AA49]/[.M54]" office:value-type="float" office:value="0.0000997860969626904">
            <text:p>0</text:p>
          </table:table-cell>
          <table:table-cell table:formula="oooc:=([.D54]/[.C54])/([.R54]/[.Q54])" office:value-type="float" office:value="1.00197756533977">
            <text:p>1</text:p>
          </table:table-cell>
          <table:table-cell/>
          <table:table-cell table:formula="oooc:=[.I54]^[$globals.$C$23]*[$globals.$C$32]/[.R54]*[.K54]*[.Y54]" office:value-type="float" office:value="16034297850.1127">
            <text:p>16034297850.11</text:p>
          </table:table-cell>
          <table:table-cell table:formula="oooc:=[.S54]/[.H54]" office:value-type="float" office:value="13.3522123962436">
            <text:p>13.35</text:p>
          </table:table-cell>
          <table:table-cell table:formula="oooc:=[.I54]/[.J54]" office:value-type="float" office:value="5340.88495849746">
            <text:p>5340.88</text:p>
          </table:table-cell>
          <table:table-cell table:formula="oooc:=[.$D54]*[$globals.$C$34]/[.$K54]" office:value-type="float" office:value="801">
            <text:p>801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40000000000">
            <text:p>40,000,000,000</text:p>
          </table:table-cell>
          <table:table-cell table:formula="oooc:=CEILING(([.R55]-[.V55]/2);[.V55])" office:value-type="float" office:value="21.82">
            <text:p>21.82</text:p>
          </table:table-cell>
          <table:table-cell table:formula="oooc:=CEILING(([.T55]-[.W55]/2);[.W55])" office:value-type="float" office:value="1300">
            <text:p>1300</text:p>
          </table:table-cell>
          <table:table-cell table:formula="oooc:=[.F54]" office:value-type="float" office:value="0">
            <text:p>0</text:p>
          </table:table-cell>
          <table:table-cell/>
          <table:table-cell table:formula="oooc:=[.H54]" office:value-type="float" office:value="400">
            <text:p>40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9888256.3173534">
            <text:p>19888256.32</text:p>
          </table:table-cell>
          <table:table-cell table:formula="oooc:=[.AA49]/[.M55]" office:value-type="float" office:value="0.000040224743046074">
            <text:p>0</text:p>
          </table:table-cell>
          <table:table-cell table:formula="oooc:=([.D55]/[.C55])/([.R55]/[.Q55])" office:value-type="float" office:value="0.994451238979341">
            <text:p>0.99</text:p>
          </table:table-cell>
          <table:table-cell/>
          <table:table-cell table:formula="oooc:=[.I55]^[$globals.$C$23]*[$globals.$C$32]/[.R55]*[.K55]*[.Y55]" office:value-type="float" office:value="39776512634.7069">
            <text:p>39776512634.71</text:p>
          </table:table-cell>
          <table:table-cell table:formula="oooc:=[.S55]/[.H55]" office:value-type="float" office:value="21.8191569297078">
            <text:p>21.82</text:p>
          </table:table-cell>
          <table:table-cell table:formula="oooc:=[.I55]/[.J55]" office:value-type="float" office:value="8727.66277188313">
            <text:p>8727.66</text:p>
          </table:table-cell>
          <table:table-cell table:formula="oooc:=[.$D55]*[$globals.$C$34]/[.$K55]" office:value-type="float" office:value="1309.2">
            <text:p>1309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 office:value-type="float" office:value="5000">
            <text:p>5000</text:p>
          </table:table-cell>
          <table:table-cell table:formula="oooc:=[.I49]+[$globals.$C$21]" office:value-type="float" office:value="5.1">
            <text:p>5.1</text:p>
          </table:table-cell>
          <table:table-cell table:style-name="ce12" office:value-type="float" office:value="0.3">
            <text:p>0.3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10000000000">
            <text:p>10,000,000,000</text:p>
          </table:table-cell>
          <table:table-cell table:formula="oooc:=CEILING(([.R59]-[.V59]/2);[.V59])" office:value-type="float" office:value="1.36">
            <text:p>1.36</text:p>
          </table:table-cell>
          <table:table-cell table:formula="oooc:=CEILING(([.T59]-[.W59]/2);[.W59])" office:value-type="float" office:value="20">
            <text:p>20</text:p>
          </table:table-cell>
          <table:table-cell table:number-columns-repeated="2"/>
          <table:table-cell table:formula="oooc:=[.H58]" office:value-type="float" office:value="5000">
            <text:p>5000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table:formula="oooc:=[.J58]" office:value-type="float" office:value="0.3">
            <text:p>0.3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621178.19029726">
            <text:p>1621178.19</text:p>
          </table:table-cell>
          <table:table-cell table:formula="oooc:=[.AA58]/[.M59]" office:value-type="float" office:value="0.000493468271895092">
            <text:p>0</text:p>
          </table:table-cell>
          <table:table-cell table:formula="oooc:=([.D59]/[.C59])/([.R59]/[.Q59])" office:value-type="float" office:value="1.0133647470858">
            <text:p>1.01</text:p>
          </table:table-cell>
          <table:table-cell/>
          <table:table-cell table:formula="oooc:=[.I59]^[$globals.$C$23]*[$globals.$C$32]/[.R59]*[.K59]*[.Y59]" office:value-type="float" office:value="10132363689.3579">
            <text:p>10132363689.36</text:p>
          </table:table-cell>
          <table:table-cell table:formula="oooc:=[.S59]/[.H59]" office:value-type="float" office:value="1.35982770835031">
            <text:p>1.36</text:p>
          </table:table-cell>
          <table:table-cell table:formula="oooc:=[.I59]/[.J59]" office:value-type="float" office:value="6799.13854175153">
            <text:p>6799.14</text:p>
          </table:table-cell>
          <table:table-cell table:formula="oooc:=[.$D59]*[$globals.$C$34]/[.$K59]" office:value-type="float" office:value="20.4">
            <text:p>20.4</text:p>
          </table:table-cell>
          <table:table-cell table:formula="oooc:=MAX(10^(FLOOR(LOG([.Q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5000000000">
            <text:p>25,000,000,000</text:p>
          </table:table-cell>
          <table:table-cell table:formula="oooc:=CEILING(([.R60]-[.V60]/2);[.V60])" office:value-type="float" office:value="2.22">
            <text:p>2.22</text:p>
          </table:table-cell>
          <table:table-cell table:formula="oooc:=CEILING(([.T60]-[.W60]/2);[.W60])" office:value-type="float" office:value="33">
            <text:p>33</text:p>
          </table:table-cell>
          <table:table-cell table:number-columns-repeated="2"/>
          <table:table-cell table:formula="oooc:=[.H59]" office:value-type="float" office:value="5000">
            <text:p>5000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" office:value-type="float" office:value="0.3">
            <text:p>0.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021679.98700467">
            <text:p>4021679.99</text:p>
          </table:table-cell>
          <table:table-cell table:formula="oooc:=[.AA58]/[.M60]" office:value-type="float" office:value="0.000198921844250427">
            <text:p>0</text:p>
          </table:table-cell>
          <table:table-cell table:formula="oooc:=([.D60]/[.C60])/([.R60]/[.Q60])" office:value-type="float" office:value="1.00445821053192">
            <text:p>1</text:p>
          </table:table-cell>
          <table:table-cell/>
          <table:table-cell table:formula="oooc:=[.I60]^[$globals.$C$23]*[$globals.$C$32]/[.R60]*[.K60]*[.Y60]" office:value-type="float" office:value="25135499918.7792">
            <text:p>25135499918.78</text:p>
          </table:table-cell>
          <table:table-cell table:formula="oooc:=[.S60]/[.H60]" office:value-type="float" office:value="2.22212568863924">
            <text:p>2.22</text:p>
          </table:table-cell>
          <table:table-cell table:formula="oooc:=[.I60]/[.J60]" office:value-type="float" office:value="11110.6284431962">
            <text:p>11110.63</text:p>
          </table:table-cell>
          <table:table-cell table:formula="oooc:=[.$D60]*[$globals.$C$34]/[.$K60]" office:value-type="float" office:value="33.3">
            <text:p>33.3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62000000000">
            <text:p>62,000,000,000</text:p>
          </table:table-cell>
          <table:table-cell table:formula="oooc:=CEILING(([.R61]-[.V61]/2);[.V61])" office:value-type="float" office:value="3.63">
            <text:p>3.63</text:p>
          </table:table-cell>
          <table:table-cell table:formula="oooc:=CEILING(([.T61]-[.W61]/2);[.W61])" office:value-type="float" office:value="54">
            <text:p>54</text:p>
          </table:table-cell>
          <table:table-cell table:number-columns-repeated="2"/>
          <table:table-cell table:formula="oooc:=[.H60]" office:value-type="float" office:value="5000">
            <text:p>5000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" office:value-type="float" office:value="0.3">
            <text:p>0.3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9976639.22120013">
            <text:p>9976639.22</text:p>
          </table:table-cell>
          <table:table-cell table:formula="oooc:=[.AA58]/[.M61]" office:value-type="float" office:value="0.0000801873238334627">
            <text:p>0</text:p>
          </table:table-cell>
          <table:table-cell table:formula="oooc:=([.D61]/[.C61])/([.R61]/[.Q61])" office:value-type="float" office:value="1.00536987192442">
            <text:p>1.01</text:p>
          </table:table-cell>
          <table:table-cell/>
          <table:table-cell table:formula="oooc:=[.I61]^[$globals.$C$23]*[$globals.$C$32]/[.R61]*[.K61]*[.Y61]" office:value-type="float" office:value="62353995132.5008">
            <text:p>62353995132.5</text:p>
          </table:table-cell>
          <table:table-cell table:formula="oooc:=[.S61]/[.H61]" office:value-type="float" office:value="3.63122662215849">
            <text:p>3.63</text:p>
          </table:table-cell>
          <table:table-cell table:formula="oooc:=[.I61]/[.J61]" office:value-type="float" office:value="18156.1331107925">
            <text:p>18156.13</text:p>
          </table:table-cell>
          <table:table-cell table:formula="oooc:=[.$D61]*[$globals.$C$34]/[.$K61]" office:value-type="float" office:value="54.45">
            <text:p>54.4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50000000000">
            <text:p>150,000,000,000</text:p>
          </table:table-cell>
          <table:table-cell table:formula="oooc:=CEILING(([.R62]-[.V62]/2);[.V62])" office:value-type="float" office:value="5.93">
            <text:p>5.93</text:p>
          </table:table-cell>
          <table:table-cell table:formula="oooc:=CEILING(([.T62]-[.W62]/2);[.W62])" office:value-type="float" office:value="89">
            <text:p>89</text:p>
          </table:table-cell>
          <table:table-cell table:number-columns-repeated="2"/>
          <table:table-cell table:formula="oooc:=[.H61]" office:value-type="float" office:value="5000">
            <text:p>5000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" office:value-type="float" office:value="0.3">
            <text:p>0.3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4749191.9972779">
            <text:p>24749192</text:p>
          </table:table-cell>
          <table:table-cell table:formula="oooc:=[.AA58]/[.M62]" office:value-type="float" office:value="0.0000323242876004998">
            <text:p>0</text:p>
          </table:table-cell>
          <table:table-cell table:formula="oooc:=([.D62]/[.C62])/([.R62]/[.Q62])" office:value-type="float" office:value="1.03054364374016">
            <text:p>1.03</text:p>
          </table:table-cell>
          <table:table-cell/>
          <table:table-cell table:formula="oooc:=[.I62]^[$globals.$C$23]*[$globals.$C$32]/[.R62]*[.K62]*[.Y62]" office:value-type="float" office:value="154682449982.987">
            <text:p>154682449982.99</text:p>
          </table:table-cell>
          <table:table-cell table:formula="oooc:=[.S62]/[.H62]" office:value-type="float" office:value="5.9338708196777">
            <text:p>5.93</text:p>
          </table:table-cell>
          <table:table-cell table:formula="oooc:=[.I62]/[.J62]" office:value-type="float" office:value="29669.3540983885">
            <text:p>29669.35</text:p>
          </table:table-cell>
          <table:table-cell table:formula="oooc:=[.$D62]*[$globals.$C$34]/[.$K62]" office:value-type="float" office:value="88.95">
            <text:p>88.95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380000000000">
            <text:p>380,000,000,000</text:p>
          </table:table-cell>
          <table:table-cell table:formula="oooc:=CEILING(([.R63]-[.V63]/2);[.V63])" office:value-type="float" office:value="9.7">
            <text:p>9.7</text:p>
          </table:table-cell>
          <table:table-cell table:formula="oooc:=CEILING(([.T63]-[.W63]/2);[.W63])" office:value-type="float" office:value="150">
            <text:p>150</text:p>
          </table:table-cell>
          <table:table-cell table:number-columns-repeated="2"/>
          <table:table-cell table:formula="oooc:=[.H62]" office:value-type="float" office:value="5000">
            <text:p>5000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" office:value-type="float" office:value="0.3">
            <text:p>0.3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61395675.5313483">
            <text:p>61395675.53</text:p>
          </table:table-cell>
          <table:table-cell table:formula="oooc:=[.AA58]/[.M63]" office:value-type="float" office:value="0.0000130302336944159">
            <text:p>0</text:p>
          </table:table-cell>
          <table:table-cell table:formula="oooc:=([.D63]/[.C63])/([.R63]/[.Q63])" office:value-type="float" office:value="1.01014359855634">
            <text:p>1.01</text:p>
          </table:table-cell>
          <table:table-cell/>
          <table:table-cell table:formula="oooc:=[.I63]^[$globals.$C$23]*[$globals.$C$32]/[.R63]*[.K63]*[.Y63]" office:value-type="float" office:value="383722972070.927">
            <text:p>383722972070.93</text:p>
          </table:table-cell>
          <table:table-cell table:formula="oooc:=[.S63]/[.H63]" office:value-type="float" office:value="9.69667458642178">
            <text:p>9.7</text:p>
          </table:table-cell>
          <table:table-cell table:formula="oooc:=[.I63]/[.J63]" office:value-type="float" office:value="48483.3729321089">
            <text:p>48483.37</text:p>
          </table:table-cell>
          <table:table-cell table:formula="oooc:=[.$D63]*[$globals.$C$34]/[.$K63]" office:value-type="float" office:value="145.5">
            <text:p>145.5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950000000000">
            <text:p>950,000,000,000</text:p>
          </table:table-cell>
          <table:table-cell table:formula="oooc:=CEILING(([.R64]-[.V64]/2);[.V64])" office:value-type="float" office:value="15.85">
            <text:p>15.85</text:p>
          </table:table-cell>
          <table:table-cell table:formula="oooc:=CEILING(([.T64]-[.W64]/2);[.W64])" office:value-type="float" office:value="240">
            <text:p>240</text:p>
          </table:table-cell>
          <table:table-cell table:number-columns-repeated="2"/>
          <table:table-cell table:formula="oooc:=[.H63]" office:value-type="float" office:value="5000">
            <text:p>5000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" office:value-type="float" office:value="0.3">
            <text:p>0.3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0228830586418">
            <text:p>1</text:p>
          </table:table-cell>
          <table:table-cell/>
          <table:table-cell table:formula="oooc:=[.I64]^[$globals.$C$23]*[$globals.$C$32]/[.R64]*[.K64]*[.Y64]" office:value-type="float" office:value="951907080028.406">
            <text:p>951907080028.41</text:p>
          </table:table-cell>
          <table:table-cell table:formula="oooc:=[.S64]/[.H64]" office:value-type="float" office:value="15.8455586399276">
            <text:p>15.85</text:p>
          </table:table-cell>
          <table:table-cell table:formula="oooc:=[.I64]/[.J64]" office:value-type="float" office:value="79227.7931996379">
            <text:p>79227.79</text:p>
          </table:table-cell>
          <table:table-cell table:formula="oooc:=[.$D64]*[$globals.$C$34]/[.$K64]" office:value-type="float" office:value="237.75">
            <text:p>237.75</text:p>
          </table:table-cell>
          <table:table-cell table:formula="oooc:=MAX(10^(FLOOR(LOG([.Q6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4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1" office:value-type="float" office:value="-1">
            <text:p>-1.00E+00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0.8916860409281">
            <text:p>10.89</text:p>
          </table:table-cell>
          <table:table-cell table:formula="oooc:=[.AA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23]*[$globals.$C$32]/[.R5]*[.K5]*[.Y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[.$D5]*[$globals.$C$34]/[.$K5]" office:value-type="float" office:value="180">
            <text:p>180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2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88.3312238345154">
            <text:p>88.33</text:p>
          </table:table-cell>
          <table:table-cell table:formula="oooc:=[.AA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23]*[$globals.$C$32]/[.R6]*[.K6]*[.Y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[.$D6]*[$globals.$C$34]/[.$K6]" office:value-type="float" office:value="300">
            <text:p>300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2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16.363387154555">
            <text:p>716.36</text:p>
          </table:table-cell>
          <table:table-cell table:formula="oooc:=[.AA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23]*[$globals.$C$32]/[.R7]*[.K7]*[.Y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[.$D7]*[$globals.$C$34]/[.$K7]" office:value-type="float" office:value="480">
            <text:p>480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2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5809.68405257195">
            <text:p>5809.68</text:p>
          </table:table-cell>
          <table:table-cell table:formula="oooc:=[.AA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23]*[$globals.$C$32]/[.R8]*[.K8]*[.Y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[.$D8]*[$globals.$C$34]/[.$K8]" office:value-type="float" office:value="240">
            <text:p>240</text:p>
          </table:table-cell>
          <table:table-cell table:formula="oooc:=MAX(10^(FLOOR(LOG([.Q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2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47116.3509971884">
            <text:p>47116.35</text:p>
          </table:table-cell>
          <table:table-cell table:formula="oooc:=[.AA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23]*[$globals.$C$32]/[.R9]*[.K9]*[.Y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[.$D9]*[$globals.$C$34]/[.$K9]" office:value-type="float" office:value="390">
            <text:p>390</text:p>
          </table:table-cell>
          <table:table-cell table:formula="oooc:=MAX(10^(FLOOR(LOG([.Q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2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82112.092706227">
            <text:p>382112.09</text:p>
          </table:table-cell>
          <table:table-cell table:formula="oooc:=[.AA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23]*[$globals.$C$32]/[.R10]*[.K10]*[.Y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[.$D10]*[$globals.$C$34]/[.$K10]" office:value-type="float" office:value="600">
            <text:p>600</text:p>
          </table:table-cell>
          <table:table-cell table:formula="oooc:=MAX(10^(FLOOR(LOG([.Q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2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Z5]/[.H11]/[.Y5]*[.Q11]" office:value-type="float" office:value="0">
            <text:p>0</text:p>
          </table:table-cell>
          <table:table-cell table:formula="oooc:=[.AA5]/[.M11]" office:value-type="float" office:value="0">
            <text:p>#VALUE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23]*[$globals.$C$32]/[.R11]*[.K11]*[.Y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[.$D11]*[$globals.$C$34]/[.$K11]" office:value-type="float" office:value="300">
            <text:p>300</text:p>
          </table:table-cell>
          <table:table-cell table:formula="oooc:=MAX(10^(FLOOR(LOG([.Q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11];10);1)-1)" office:value-type="float" office:value="10">
            <text:p>10</text:p>
          </table:table-cell>
          <table:table-cell/>
          <table:table-cell table:formula="oooc:=[.Y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9">07/29/2007</text:date>, <text:time>21:2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7-29T21:21:54</dc:date>
    <dc:language>en-US</dc:language>
    <meta:editing-cycles>151</meta:editing-cycles>
    <meta:editing-duration>P8DT9H47M4S</meta:editing-duration>
    <meta:user-defined meta:name="Info 1"/>
    <meta:user-defined meta:name="Info 2"/>
    <meta:user-defined meta:name="Info 3"/>
    <meta:user-defined meta:name="Info 4"/>
    <meta:document-statistic meta:table-count="12" meta:cell-count="6655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